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33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3">
      <style:table-cell-properties style:glyph-orientation-vertical="0" fo:background-color="#1600e2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3">
      <style:table-cell-properties style:glyph-orientation-vertical="0" fo:background-color="#1600e2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fo:background-color="#1600e2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5.64mm" svg:y="848.58mm">
            <loext:p draw:notify-on-update-of-ranges="Sheet1.B2:Sheet1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7"/>
        <table:table-row table:style-name="ro1">
          <table:table-cell table:style-name="ce1" office:value-type="string" calcext:value-type="string">
            <text:p>Angle [°]</text:p>
          </table:table-cell>
          <table:table-cell table:style-name="ce4" office:value-type="string" calcext:value-type="string">
            <text:p>% Gait Cycle</text:p>
          </table:table-cell>
          <table:table-cell table:style-name="ce6" office:value-type="string" calcext:value-type="string" table:number-columns-spanned="3" table:number-rows-spanned="1">
            <text:p>Natural</text:p>
          </table:table-cell>
          <table:covered-table-cell table:number-columns-repeated="2" table:style-name="ce8"/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7.27671194076538" calcext:value-type="float">
            <text:p>-7,3</text:p>
          </table:table-cell>
          <table:table-cell office:value-type="float" office:value="-2.82075691223145" calcext:value-type="float">
            <text:p>-2,8</text:p>
          </table:table-cell>
          <table:table-cell office:value-type="float" office:value="1.63519811630249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7.21605539321899" calcext:value-type="float">
            <text:p>-7,2</text:p>
          </table:table-cell>
          <table:table-cell office:value-type="float" office:value="-2.79218149185181" calcext:value-type="float">
            <text:p>-2,8</text:p>
          </table:table-cell>
          <table:table-cell office:value-type="float" office:value="1.63169240951538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7.1850528717041" calcext:value-type="float">
            <text:p>-7,2</text:p>
          </table:table-cell>
          <table:table-cell office:value-type="float" office:value="-2.77312064170837" calcext:value-type="float">
            <text:p>-2,8</text:p>
          </table:table-cell>
          <table:table-cell office:value-type="float" office:value="1.63881182670593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7.1568398475647" calcext:value-type="float">
            <text:p>-7,2</text:p>
          </table:table-cell>
          <table:table-cell office:value-type="float" office:value="-2.74827766418457" calcext:value-type="float">
            <text:p>-2,7</text:p>
          </table:table-cell>
          <table:table-cell office:value-type="float" office:value="1.66028451919556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7.10963296890259" calcext:value-type="float">
            <text:p>-7,1</text:p>
          </table:table-cell>
          <table:table-cell office:value-type="float" office:value="-2.70469999313354" calcext:value-type="float">
            <text:p>-2,7</text:p>
          </table:table-cell>
          <table:table-cell office:value-type="float" office:value="1.7002329826355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7.02575206756592" calcext:value-type="float">
            <text:p>-7,0</text:p>
          </table:table-cell>
          <table:table-cell office:value-type="float" office:value="-2.63718199729919" calcext:value-type="float">
            <text:p>-2,6</text:p>
          </table:table-cell>
          <table:table-cell office:value-type="float" office:value="1.75138783454895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6.90627861022949" calcext:value-type="float">
            <text:p>-6,9</text:p>
          </table:table-cell>
          <table:table-cell office:value-type="float" office:value="-2.54405903816223" calcext:value-type="float">
            <text:p>-2,5</text:p>
          </table:table-cell>
          <table:table-cell office:value-type="float" office:value="1.81816029548645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6.77126693725586" calcext:value-type="float">
            <text:p>-6,8</text:p>
          </table:table-cell>
          <table:table-cell office:value-type="float" office:value="-2.43682599067688" calcext:value-type="float">
            <text:p>-2,4</text:p>
          </table:table-cell>
          <table:table-cell office:value-type="float" office:value="1.89761471748352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6.63743686676025" calcext:value-type="float">
            <text:p>-6,6</text:p>
          </table:table-cell>
          <table:table-cell office:value-type="float" office:value="-2.32678580284119" calcext:value-type="float">
            <text:p>-2,3</text:p>
          </table:table-cell>
          <table:table-cell office:value-type="float" office:value="1.9838650226593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6.51298189163208" calcext:value-type="float">
            <text:p>-6,5</text:p>
          </table:table-cell>
          <table:table-cell office:value-type="float" office:value="-2.21905183792114" calcext:value-type="float">
            <text:p>-2,2</text:p>
          </table:table-cell>
          <table:table-cell office:value-type="float" office:value="2.07487821578979" calcext:value-type="float">
            <text:p>2,1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6.39806222915649" calcext:value-type="float">
            <text:p>-6,4</text:p>
          </table:table-cell>
          <table:table-cell office:value-type="float" office:value="-2.1187572479248" calcext:value-type="float">
            <text:p>-2,1</text:p>
          </table:table-cell>
          <table:table-cell office:value-type="float" office:value="2.16054773330688" calcext:value-type="float">
            <text:p>2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6.29816246032715" calcext:value-type="float">
            <text:p>-6,3</text:p>
          </table:table-cell>
          <table:table-cell office:value-type="float" office:value="-2.03019404411316" calcext:value-type="float">
            <text:p>-2,0</text:p>
          </table:table-cell>
          <table:table-cell office:value-type="float" office:value="2.23777413368225" calcext:value-type="float">
            <text:p>2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6.21711492538452" calcext:value-type="float">
            <text:p>-6,2</text:p>
          </table:table-cell>
          <table:table-cell office:value-type="float" office:value="-1.96111762523651" calcext:value-type="float">
            <text:p>-2,0</text:p>
          </table:table-cell>
          <table:table-cell office:value-type="float" office:value="2.29487943649292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6.16415643692017" calcext:value-type="float">
            <text:p>-6,2</text:p>
          </table:table-cell>
          <table:table-cell office:value-type="float" office:value="-1.91607093811035" calcext:value-type="float">
            <text:p>-1,9</text:p>
          </table:table-cell>
          <table:table-cell office:value-type="float" office:value="2.33201456069946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6.13997840881348" calcext:value-type="float">
            <text:p>-6,1</text:p>
          </table:table-cell>
          <table:table-cell office:value-type="float" office:value="-1.89849865436554" calcext:value-type="float">
            <text:p>-1,9</text:p>
          </table:table-cell>
          <table:table-cell office:value-type="float" office:value="2.34298133850098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6.14209222793579" calcext:value-type="float">
            <text:p>-6,1</text:p>
          </table:table-cell>
          <table:table-cell office:value-type="float" office:value="-1.9091329574585" calcext:value-type="float">
            <text:p>-1,9</text:p>
          </table:table-cell>
          <table:table-cell office:value-type="float" office:value="2.3238263130188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6.16634082794189" calcext:value-type="float">
            <text:p>-6,2</text:p>
          </table:table-cell>
          <table:table-cell office:value-type="float" office:value="-1.94222164154053" calcext:value-type="float">
            <text:p>-1,9</text:p>
          </table:table-cell>
          <table:table-cell office:value-type="float" office:value="2.28189754486084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6.20580768585205" calcext:value-type="float">
            <text:p>-6,2</text:p>
          </table:table-cell>
          <table:table-cell office:value-type="float" office:value="-1.99624669551849" calcext:value-type="float">
            <text:p>-2,0</text:p>
          </table:table-cell>
          <table:table-cell office:value-type="float" office:value="2.21331405639648" calcext:value-type="float">
            <text:p>2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6.25595140457153" calcext:value-type="float">
            <text:p>-6,3</text:p>
          </table:table-cell>
          <table:table-cell office:value-type="float" office:value="-2.06464529037476" calcext:value-type="float">
            <text:p>-2,1</text:p>
          </table:table-cell>
          <table:table-cell office:value-type="float" office:value="2.12666082382202" calcext:value-type="float">
            <text:p>2,1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6.31170892715454" calcext:value-type="float">
            <text:p>-6,3</text:p>
          </table:table-cell>
          <table:table-cell office:value-type="float" office:value="-2.14369058609009" calcext:value-type="float">
            <text:p>-2,1</text:p>
          </table:table-cell>
          <table:table-cell office:value-type="float" office:value="2.02432775497437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6.3660831451416" calcext:value-type="float">
            <text:p>-6,4</text:p>
          </table:table-cell>
          <table:table-cell office:value-type="float" office:value="-2.22545075416565" calcext:value-type="float">
            <text:p>-2,2</text:p>
          </table:table-cell>
          <table:table-cell office:value-type="float" office:value="1.91518187522888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6.41635036468506" calcext:value-type="float">
            <text:p>-6,4</text:p>
          </table:table-cell>
          <table:table-cell office:value-type="float" office:value="-2.3059720993042" calcext:value-type="float">
            <text:p>-2,3</text:p>
          </table:table-cell>
          <table:table-cell office:value-type="float" office:value="1.80440616607666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6.4591817855835" calcext:value-type="float">
            <text:p>-6,5</text:p>
          </table:table-cell>
          <table:table-cell office:value-type="float" office:value="-2.38071370124817" calcext:value-type="float">
            <text:p>-2,4</text:p>
          </table:table-cell>
          <table:table-cell office:value-type="float" office:value="1.69775462150574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6.49764728546143" calcext:value-type="float">
            <text:p>-6,5</text:p>
          </table:table-cell>
          <table:table-cell office:value-type="float" office:value="-2.4480710029602" calcext:value-type="float">
            <text:p>-2,4</text:p>
          </table:table-cell>
          <table:table-cell office:value-type="float" office:value="1.60150527954102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6.53211402893066" calcext:value-type="float">
            <text:p>-6,5</text:p>
          </table:table-cell>
          <table:table-cell office:value-type="float" office:value="-2.5078432559967" calcext:value-type="float">
            <text:p>-2,5</text:p>
          </table:table-cell>
          <table:table-cell office:value-type="float" office:value="1.51642727851868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6.56585597991943" calcext:value-type="float">
            <text:p>-6,6</text:p>
          </table:table-cell>
          <table:table-cell office:value-type="float" office:value="-2.56041288375854" calcext:value-type="float">
            <text:p>-2,6</text:p>
          </table:table-cell>
          <table:table-cell office:value-type="float" office:value="1.44503021240234" calcext:value-type="float">
            <text:p>1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6.59750175476074" calcext:value-type="float">
            <text:p>-6,6</text:p>
          </table:table-cell>
          <table:table-cell office:value-type="float" office:value="-2.60543894767761" calcext:value-type="float">
            <text:p>-2,6</text:p>
          </table:table-cell>
          <table:table-cell office:value-type="float" office:value="1.38662385940552" calcext:value-type="float">
            <text:p>1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6.63008880615234" calcext:value-type="float">
            <text:p>-6,6</text:p>
          </table:table-cell>
          <table:table-cell office:value-type="float" office:value="-2.64472651481628" calcext:value-type="float">
            <text:p>-2,6</text:p>
          </table:table-cell>
          <table:table-cell office:value-type="float" office:value="1.34063577651978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6.66295099258423" calcext:value-type="float">
            <text:p>-6,7</text:p>
          </table:table-cell>
          <table:table-cell office:value-type="float" office:value="-2.68023180961609" calcext:value-type="float">
            <text:p>-2,7</text:p>
          </table:table-cell>
          <table:table-cell office:value-type="float" office:value="1.30248737335205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6.69638061523438" calcext:value-type="float">
            <text:p>-6,7</text:p>
          </table:table-cell>
          <table:table-cell office:value-type="float" office:value="-2.7113721370697" calcext:value-type="float">
            <text:p>-2,7</text:p>
          </table:table-cell>
          <table:table-cell office:value-type="float" office:value="1.27363634109497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6.73297214508057" calcext:value-type="float">
            <text:p>-6,7</text:p>
          </table:table-cell>
          <table:table-cell office:value-type="float" office:value="-2.74218487739563" calcext:value-type="float">
            <text:p>-2,7</text:p>
          </table:table-cell>
          <table:table-cell office:value-type="float" office:value="1.24860262870789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6.77467727661133" calcext:value-type="float">
            <text:p>-6,8</text:p>
          </table:table-cell>
          <table:table-cell office:value-type="float" office:value="-2.77235126495361" calcext:value-type="float">
            <text:p>-2,8</text:p>
          </table:table-cell>
          <table:table-cell office:value-type="float" office:value="1.2299747467041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6.82335042953491" calcext:value-type="float">
            <text:p>-6,8</text:p>
          </table:table-cell>
          <table:table-cell office:value-type="float" office:value="-2.80462026596069" calcext:value-type="float">
            <text:p>-2,8</text:p>
          </table:table-cell>
          <table:table-cell office:value-type="float" office:value="1.21410989761353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6.88044929504395" calcext:value-type="float">
            <text:p>-6,9</text:p>
          </table:table-cell>
          <table:table-cell office:value-type="float" office:value="-2.83811974525452" calcext:value-type="float">
            <text:p>-2,8</text:p>
          </table:table-cell>
          <table:table-cell office:value-type="float" office:value="1.20421004295349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6.94647693634033" calcext:value-type="float">
            <text:p>-6,9</text:p>
          </table:table-cell>
          <table:table-cell office:value-type="float" office:value="-2.87243342399597" calcext:value-type="float">
            <text:p>-2,9</text:p>
          </table:table-cell>
          <table:table-cell office:value-type="float" office:value="1.20160984992981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7.02075147628784" calcext:value-type="float">
            <text:p>-7,0</text:p>
          </table:table-cell>
          <table:table-cell office:value-type="float" office:value="-2.90681028366089" calcext:value-type="float">
            <text:p>-2,9</text:p>
          </table:table-cell>
          <table:table-cell office:value-type="float" office:value="1.20713090896606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7.10134124755859" calcext:value-type="float">
            <text:p>-7,1</text:p>
          </table:table-cell>
          <table:table-cell office:value-type="float" office:value="-2.93767809867859" calcext:value-type="float">
            <text:p>-2,9</text:p>
          </table:table-cell>
          <table:table-cell office:value-type="float" office:value="1.22598528862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7.18316268920898" calcext:value-type="float">
            <text:p>-7,2</text:p>
          </table:table-cell>
          <table:table-cell office:value-type="float" office:value="-2.96241617202759" calcext:value-type="float">
            <text:p>-3,0</text:p>
          </table:table-cell>
          <table:table-cell office:value-type="float" office:value="1.25833034515381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7.26231956481934" calcext:value-type="float">
            <text:p>-7,3</text:p>
          </table:table-cell>
          <table:table-cell office:value-type="float" office:value="-2.97848343849182" calcext:value-type="float">
            <text:p>-3,0</text:p>
          </table:table-cell>
          <table:table-cell office:value-type="float" office:value="1.30535244941711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7.33280515670776" calcext:value-type="float">
            <text:p>-7,3</text:p>
          </table:table-cell>
          <table:table-cell office:value-type="float" office:value="-2.98353815078735" calcext:value-type="float">
            <text:p>-3,0</text:p>
          </table:table-cell>
          <table:table-cell office:value-type="float" office:value="1.36572885513306" calcext:value-type="float">
            <text:p>1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7.39224529266357" calcext:value-type="float">
            <text:p>-7,4</text:p>
          </table:table-cell>
          <table:table-cell office:value-type="float" office:value="-2.97886943817139" calcext:value-type="float">
            <text:p>-3,0</text:p>
          </table:table-cell>
          <table:table-cell office:value-type="float" office:value="1.4345064163208" calcext:value-type="float">
            <text:p>1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7.43748331069946" calcext:value-type="float">
            <text:p>-7,4</text:p>
          </table:table-cell>
          <table:table-cell office:value-type="float" office:value="-2.96440172195435" calcext:value-type="float">
            <text:p>-3,0</text:p>
          </table:table-cell>
          <table:table-cell office:value-type="float" office:value="1.50867986679077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7.47041511535645" calcext:value-type="float">
            <text:p>-7,5</text:p>
          </table:table-cell>
          <table:table-cell office:value-type="float" office:value="-2.94399428367615" calcext:value-type="float">
            <text:p>-2,9</text:p>
          </table:table-cell>
          <table:table-cell office:value-type="float" office:value="1.58242678642273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7.4898738861084" calcext:value-type="float">
            <text:p>-7,5</text:p>
          </table:table-cell>
          <table:table-cell office:value-type="float" office:value="-2.91952967643738" calcext:value-type="float">
            <text:p>-2,9</text:p>
          </table:table-cell>
          <table:table-cell office:value-type="float" office:value="1.65081477165222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7.5004358291626" calcext:value-type="float">
            <text:p>-7,5</text:p>
          </table:table-cell>
          <table:table-cell office:value-type="float" office:value="-2.89550280570984" calcext:value-type="float">
            <text:p>-2,9</text:p>
          </table:table-cell>
          <table:table-cell office:value-type="float" office:value="1.7094304561615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7.50195646286011" calcext:value-type="float">
            <text:p>-7,5</text:p>
          </table:table-cell>
          <table:table-cell office:value-type="float" office:value="-2.871994972229" calcext:value-type="float">
            <text:p>-2,9</text:p>
          </table:table-cell>
          <table:table-cell office:value-type="float" office:value="1.7579665184021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7.49493980407715" calcext:value-type="float">
            <text:p>-7,5</text:p>
          </table:table-cell>
          <table:table-cell office:value-type="float" office:value="-2.85109424591064" calcext:value-type="float">
            <text:p>-2,9</text:p>
          </table:table-cell>
          <table:table-cell office:value-type="float" office:value="1.79275131225586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7.47690296173096" calcext:value-type="float">
            <text:p>-7,5</text:p>
          </table:table-cell>
          <table:table-cell office:value-type="float" office:value="-2.83057761192322" calcext:value-type="float">
            <text:p>-2,8</text:p>
          </table:table-cell>
          <table:table-cell office:value-type="float" office:value="1.81574749946594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7.44927978515625" calcext:value-type="float">
            <text:p>-7,4</text:p>
          </table:table-cell>
          <table:table-cell office:value-type="float" office:value="-2.8109917640686" calcext:value-type="float">
            <text:p>-2,8</text:p>
          </table:table-cell>
          <table:table-cell office:value-type="float" office:value="1.82729625701904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7.40991401672363" calcext:value-type="float">
            <text:p>-7,4</text:p>
          </table:table-cell>
          <table:table-cell office:value-type="float" office:value="-2.78875041007996" calcext:value-type="float">
            <text:p>-2,8</text:p>
          </table:table-cell>
          <table:table-cell office:value-type="float" office:value="1.8324134349823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7.37041568756104" calcext:value-type="float">
            <text:p>-7,4</text:p>
          </table:table-cell>
          <table:table-cell office:value-type="float" office:value="-2.76696181297302" calcext:value-type="float">
            <text:p>-2,8</text:p>
          </table:table-cell>
          <table:table-cell office:value-type="float" office:value="1.83649230003357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7.32598114013672" calcext:value-type="float">
            <text:p>-7,3</text:p>
          </table:table-cell>
          <table:table-cell office:value-type="float" office:value="-2.74098873138428" calcext:value-type="float">
            <text:p>-2,7</text:p>
          </table:table-cell>
          <table:table-cell office:value-type="float" office:value="1.84400367736816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7.2858829498291" calcext:value-type="float">
            <text:p>-7,3</text:p>
          </table:table-cell>
          <table:table-cell office:value-type="float" office:value="-2.71096777915955" calcext:value-type="float">
            <text:p>-2,7</text:p>
          </table:table-cell>
          <table:table-cell office:value-type="float" office:value="1.86394762992859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7.23804712295532" calcext:value-type="float">
            <text:p>-7,2</text:p>
          </table:table-cell>
          <table:table-cell office:value-type="float" office:value="-2.67053556442261" calcext:value-type="float">
            <text:p>-2,7</text:p>
          </table:table-cell>
          <table:table-cell office:value-type="float" office:value="1.89697599411011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7.17771625518799" calcext:value-type="float">
            <text:p>-7,2</text:p>
          </table:table-cell>
          <table:table-cell office:value-type="float" office:value="-2.61422371864319" calcext:value-type="float">
            <text:p>-2,6</text:p>
          </table:table-cell>
          <table:table-cell office:value-type="float" office:value="1.94926905632019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7.09402656555176" calcext:value-type="float">
            <text:p>-7,1</text:p>
          </table:table-cell>
          <table:table-cell office:value-type="float" office:value="-2.5377049446106" calcext:value-type="float">
            <text:p>-2,5</text:p>
          </table:table-cell>
          <table:table-cell office:value-type="float" office:value="2.01861667633057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6.98802757263184" calcext:value-type="float">
            <text:p>-7,0</text:p>
          </table:table-cell>
          <table:table-cell office:value-type="float" office:value="-2.44198632240295" calcext:value-type="float">
            <text:p>-2,4</text:p>
          </table:table-cell>
          <table:table-cell office:value-type="float" office:value="2.10405516624451" calcext:value-type="float">
            <text:p>2,1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6.86298370361328" calcext:value-type="float">
            <text:p>-6,9</text:p>
          </table:table-cell>
          <table:table-cell office:value-type="float" office:value="-2.33175110816956" calcext:value-type="float">
            <text:p>-2,3</text:p>
          </table:table-cell>
          <table:table-cell office:value-type="float" office:value="2.19948124885559" calcext:value-type="float">
            <text:p>2,2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6.72911930084229" calcext:value-type="float">
            <text:p>-6,7</text:p>
          </table:table-cell>
          <table:table-cell office:value-type="float" office:value="-2.21359992027283" calcext:value-type="float">
            <text:p>-2,2</text:p>
          </table:table-cell>
          <table:table-cell office:value-type="float" office:value="2.30191969871521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6.59481906890869" calcext:value-type="float">
            <text:p>-6,6</text:p>
          </table:table-cell>
          <table:table-cell office:value-type="float" office:value="-2.09333300590515" calcext:value-type="float">
            <text:p>-2,1</text:p>
          </table:table-cell>
          <table:table-cell office:value-type="float" office:value="2.40815281867981" calcext:value-type="float">
            <text:p>2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6.46688413619995" calcext:value-type="float">
            <text:p>-6,5</text:p>
          </table:table-cell>
          <table:table-cell office:value-type="float" office:value="-1.97711932659149" calcext:value-type="float">
            <text:p>-2,0</text:p>
          </table:table-cell>
          <table:table-cell office:value-type="float" office:value="2.51264524459839" calcext:value-type="float">
            <text:p>2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6.35316944122314" calcext:value-type="float">
            <text:p>-6,4</text:p>
          </table:table-cell>
          <table:table-cell office:value-type="float" office:value="-1.87060010433197" calcext:value-type="float">
            <text:p>-1,9</text:p>
          </table:table-cell>
          <table:table-cell office:value-type="float" office:value="2.61196899414062" calcext:value-type="float">
            <text:p>2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6.26143741607666" calcext:value-type="float">
            <text:p>-6,3</text:p>
          </table:table-cell>
          <table:table-cell office:value-type="float" office:value="-1.78282499313355" calcext:value-type="float">
            <text:p>-1,8</text:p>
          </table:table-cell>
          <table:table-cell office:value-type="float" office:value="2.69578742980957" calcext:value-type="float">
            <text:p>2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6.20158576965332" calcext:value-type="float">
            <text:p>-6,2</text:p>
          </table:table-cell>
          <table:table-cell office:value-type="float" office:value="-1.7229186296463" calcext:value-type="float">
            <text:p>-1,7</text:p>
          </table:table-cell>
          <table:table-cell office:value-type="float" office:value="2.7557487487793" calcext:value-type="float">
            <text:p>2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6.17876815795898" calcext:value-type="float">
            <text:p>-6,2</text:p>
          </table:table-cell>
          <table:table-cell office:value-type="float" office:value="-1.6977903842926" calcext:value-type="float">
            <text:p>-1,7</text:p>
          </table:table-cell>
          <table:table-cell office:value-type="float" office:value="2.7831871509552" calcext:value-type="float">
            <text:p>2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6.19328355789185" calcext:value-type="float">
            <text:p>-6,2</text:p>
          </table:table-cell>
          <table:table-cell office:value-type="float" office:value="-1.70811140537262" calcext:value-type="float">
            <text:p>-1,7</text:p>
          </table:table-cell>
          <table:table-cell office:value-type="float" office:value="2.77706098556519" calcext:value-type="float">
            <text:p>2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6.23894214630127" calcext:value-type="float">
            <text:p>-6,2</text:p>
          </table:table-cell>
          <table:table-cell office:value-type="float" office:value="-1.75012063980103" calcext:value-type="float">
            <text:p>-1,8</text:p>
          </table:table-cell>
          <table:table-cell office:value-type="float" office:value="2.73870086669922" calcext:value-type="float">
            <text:p>2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6.30602931976318" calcext:value-type="float">
            <text:p>-6,3</text:p>
          </table:table-cell>
          <table:table-cell office:value-type="float" office:value="-1.81521916389465" calcext:value-type="float">
            <text:p>-1,8</text:p>
          </table:table-cell>
          <table:table-cell office:value-type="float" office:value="2.6755907535553" calcext:value-type="float">
            <text:p>2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6.3846321105957" calcext:value-type="float">
            <text:p>-6,4</text:p>
          </table:table-cell>
          <table:table-cell office:value-type="float" office:value="-1.89778244495392" calcext:value-type="float">
            <text:p>-1,9</text:p>
          </table:table-cell>
          <table:table-cell office:value-type="float" office:value="2.58906745910645" calcext:value-type="float">
            <text:p>2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6.46464538574219" calcext:value-type="float">
            <text:p>-6,5</text:p>
          </table:table-cell>
          <table:table-cell office:value-type="float" office:value="-1.98917555809021" calcext:value-type="float">
            <text:p>-2,0</text:p>
          </table:table-cell>
          <table:table-cell office:value-type="float" office:value="2.48629450798035" calcext:value-type="float">
            <text:p>2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6.53900527954102" calcext:value-type="float">
            <text:p>-6,5</text:p>
          </table:table-cell>
          <table:table-cell office:value-type="float" office:value="-2.08308482170105" calcext:value-type="float">
            <text:p>-2,1</text:p>
          </table:table-cell>
          <table:table-cell office:value-type="float" office:value="2.3728358745575" calcext:value-type="float">
            <text:p>2,4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6.6013126373291" calcext:value-type="float">
            <text:p>-6,6</text:p>
          </table:table-cell>
          <table:table-cell office:value-type="float" office:value="-2.17436099052429" calcext:value-type="float">
            <text:p>-2,2</text:p>
          </table:table-cell>
          <table:table-cell office:value-type="float" office:value="2.25259041786194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6.65151786804199" calcext:value-type="float">
            <text:p>-6,7</text:p>
          </table:table-cell>
          <table:table-cell office:value-type="float" office:value="-2.25810647010803" calcext:value-type="float">
            <text:p>-2,3</text:p>
          </table:table-cell>
          <table:table-cell office:value-type="float" office:value="2.13530468940735" calcext:value-type="float">
            <text:p>2,1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6.69091892242432" calcext:value-type="float">
            <text:p>-6,7</text:p>
          </table:table-cell>
          <table:table-cell office:value-type="float" office:value="-2.33420419692993" calcext:value-type="float">
            <text:p>-2,3</text:p>
          </table:table-cell>
          <table:table-cell office:value-type="float" office:value="2.02251052856445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6.72301578521729" calcext:value-type="float">
            <text:p>-6,7</text:p>
          </table:table-cell>
          <table:table-cell office:value-type="float" office:value="-2.40132546424866" calcext:value-type="float">
            <text:p>-2,4</text:p>
          </table:table-cell>
          <table:table-cell office:value-type="float" office:value="1.92036509513855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6.75477457046509" calcext:value-type="float">
            <text:p>-6,8</text:p>
          </table:table-cell>
          <table:table-cell office:value-type="float" office:value="-2.46278095245361" calcext:value-type="float">
            <text:p>-2,5</text:p>
          </table:table-cell>
          <table:table-cell office:value-type="float" office:value="1.82921266555786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6.7849588394165" calcext:value-type="float">
            <text:p>-6,8</text:p>
          </table:table-cell>
          <table:table-cell office:value-type="float" office:value="-2.51586079597473" calcext:value-type="float">
            <text:p>-2,5</text:p>
          </table:table-cell>
          <table:table-cell office:value-type="float" office:value="1.75323748588562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6.81759834289551" calcext:value-type="float">
            <text:p>-6,8</text:p>
          </table:table-cell>
          <table:table-cell office:value-type="float" office:value="-2.56253457069397" calcext:value-type="float">
            <text:p>-2,6</text:p>
          </table:table-cell>
          <table:table-cell office:value-type="float" office:value="1.69252943992615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6.84803867340088" calcext:value-type="float">
            <text:p>-6,8</text:p>
          </table:table-cell>
          <table:table-cell office:value-type="float" office:value="-2.60168361663818" calcext:value-type="float">
            <text:p>-2,6</text:p>
          </table:table-cell>
          <table:table-cell office:value-type="float" office:value="1.64467144012451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6.87742853164673" calcext:value-type="float">
            <text:p>-6,9</text:p>
          </table:table-cell>
          <table:table-cell office:value-type="float" office:value="-2.63359355926514" calcext:value-type="float">
            <text:p>-2,6</text:p>
          </table:table-cell>
          <table:table-cell office:value-type="float" office:value="1.61024141311646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6.90112209320068" calcext:value-type="float">
            <text:p>-6,9</text:p>
          </table:table-cell>
          <table:table-cell office:value-type="float" office:value="-2.65862488746643" calcext:value-type="float">
            <text:p>-2,7</text:p>
          </table:table-cell>
          <table:table-cell office:value-type="float" office:value="1.58387207984924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6.92397546768189" calcext:value-type="float">
            <text:p>-6,9</text:p>
          </table:table-cell>
          <table:table-cell office:value-type="float" office:value="-2.68005657196045" calcext:value-type="float">
            <text:p>-2,7</text:p>
          </table:table-cell>
          <table:table-cell office:value-type="float" office:value="1.56386232376099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6.94567489624023" calcext:value-type="float">
            <text:p>-6,9</text:p>
          </table:table-cell>
          <table:table-cell office:value-type="float" office:value="-2.69838786125183" calcext:value-type="float">
            <text:p>-2,7</text:p>
          </table:table-cell>
          <table:table-cell office:value-type="float" office:value="1.54889941215515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6.97050666809082" calcext:value-type="float">
            <text:p>-7,0</text:p>
          </table:table-cell>
          <table:table-cell office:value-type="float" office:value="-2.71487879753113" calcext:value-type="float">
            <text:p>-2,7</text:p>
          </table:table-cell>
          <table:table-cell office:value-type="float" office:value="1.54074931144714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7.00185441970825" calcext:value-type="float">
            <text:p>-7,0</text:p>
          </table:table-cell>
          <table:table-cell office:value-type="float" office:value="-2.73219966888428" calcext:value-type="float">
            <text:p>-2,7</text:p>
          </table:table-cell>
          <table:table-cell office:value-type="float" office:value="1.5374550819397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7.07764625549316" calcext:value-type="float">
            <text:p>-7,1</text:p>
          </table:table-cell>
          <table:table-cell office:value-type="float" office:value="-2.77448296546936" calcext:value-type="float">
            <text:p>-2,8</text:p>
          </table:table-cell>
          <table:table-cell office:value-type="float" office:value="1.52868056297302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7.12241411209106" calcext:value-type="float">
            <text:p>-7,1</text:p>
          </table:table-cell>
          <table:table-cell office:value-type="float" office:value="-2.79223108291626" calcext:value-type="float">
            <text:p>-2,8</text:p>
          </table:table-cell>
          <table:table-cell office:value-type="float" office:value="1.53795194625855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7.17131757736206" calcext:value-type="float">
            <text:p>-7,2</text:p>
          </table:table-cell>
          <table:table-cell office:value-type="float" office:value="-2.80750465393066" calcext:value-type="float">
            <text:p>-2,8</text:p>
          </table:table-cell>
          <table:table-cell office:value-type="float" office:value="1.55630826950073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7.21916103363037" calcext:value-type="float">
            <text:p>-7,2</text:p>
          </table:table-cell>
          <table:table-cell office:value-type="float" office:value="-2.8184015750885" calcext:value-type="float">
            <text:p>-2,8</text:p>
          </table:table-cell>
          <table:table-cell office:value-type="float" office:value="1.58235812187195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7.26160335540772" calcext:value-type="float">
            <text:p>-7,3</text:p>
          </table:table-cell>
          <table:table-cell office:value-type="float" office:value="-2.82182860374451" calcext:value-type="float">
            <text:p>-2,8</text:p>
          </table:table-cell>
          <table:table-cell office:value-type="float" office:value="1.61794638633728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7.31225109100342" calcext:value-type="float">
            <text:p>-7,3</text:p>
          </table:table-cell>
          <table:table-cell office:value-type="float" office:value="-2.81316900253296" calcext:value-type="float">
            <text:p>-2,8</text:p>
          </table:table-cell>
          <table:table-cell office:value-type="float" office:value="1.6859130859375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7.33238697052002" calcext:value-type="float">
            <text:p>-7,3</text:p>
          </table:table-cell>
          <table:table-cell office:value-type="float" office:value="-2.79849672317505" calcext:value-type="float">
            <text:p>-2,8</text:p>
          </table:table-cell>
          <table:table-cell office:value-type="float" office:value="1.73539352416992" calcext:value-type="float">
            <text:p>1,7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7.34257984161377" calcext:value-type="float">
            <text:p>-7,3</text:p>
          </table:table-cell>
          <table:table-cell office:value-type="float" office:value="-2.7778856754303" calcext:value-type="float">
            <text:p>-2,8</text:p>
          </table:table-cell>
          <table:table-cell office:value-type="float" office:value="1.78680825233459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7.34387683868408" calcext:value-type="float">
            <text:p>-7,3</text:p>
          </table:table-cell>
          <table:table-cell office:value-type="float" office:value="-2.75465083122253" calcext:value-type="float">
            <text:p>-2,8</text:p>
          </table:table-cell>
          <table:table-cell office:value-type="float" office:value="1.83457541465759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7.37118434906006" calcext:value-type="float">
            <text:p>-7,4</text:p>
          </table:table-cell>
          <table:table-cell office:value-type="float" office:value="-2.74018216133118" calcext:value-type="float">
            <text:p>-2,7</text:p>
          </table:table-cell>
          <table:table-cell office:value-type="float" office:value="1.89082026481628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7.36465549468994" calcext:value-type="float">
            <text:p>-7,4</text:p>
          </table:table-cell>
          <table:table-cell office:value-type="float" office:value="-2.71885251998901" calcext:value-type="float">
            <text:p>-2,7</text:p>
          </table:table-cell>
          <table:table-cell office:value-type="float" office:value="1.92695045471191" calcext:value-type="float">
            <text:p>1,9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7.40141868591309" calcext:value-type="float">
            <text:p>-7,4</text:p>
          </table:table-cell>
          <table:table-cell office:value-type="float" office:value="-2.72553062438965" calcext:value-type="float">
            <text:p>-2,7</text:p>
          </table:table-cell>
          <table:table-cell office:value-type="float" office:value="1.95035743713379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7.36817455291748" calcext:value-type="float">
            <text:p>-7,4</text:p>
          </table:table-cell>
          <table:table-cell office:value-type="float" office:value="-2.69825077056885" calcext:value-type="float">
            <text:p>-2,7</text:p>
          </table:table-cell>
          <table:table-cell office:value-type="float" office:value="1.97167301177979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7.30740356445313" calcext:value-type="float">
            <text:p>-7,3</text:p>
          </table:table-cell>
          <table:table-cell office:value-type="float" office:value="-2.65792679786682" calcext:value-type="float">
            <text:p>-2,7</text:p>
          </table:table-cell>
          <table:table-cell office:value-type="float" office:value="1.9915497303009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7.22743034362793" calcext:value-type="float">
            <text:p>-7,2</text:p>
          </table:table-cell>
          <table:table-cell office:value-type="float" office:value="-2.60885548591614" calcext:value-type="float">
            <text:p>-2,6</text:p>
          </table:table-cell>
          <table:table-cell office:value-type="float" office:value="2.00971913337708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Ant/Posterior Tilt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7.14579677581787" calcext:value-type="float">
            <text:p>-7,1</text:p>
          </table:table-cell>
          <table:table-cell office:value-type="float" office:value="-2.55612397193909" calcext:value-type="float">
            <text:p>-2,6</text:p>
          </table:table-cell>
          <table:table-cell office:value-type="float" office:value="2.03354859352112" calcext:value-type="float">
            <text:p>2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1.44841527938843" calcext:value-type="float">
            <text:p>-1,4</text:p>
          </table:table-cell>
          <table:table-cell office:value-type="float" office:value="1.03986692428589" calcext:value-type="float">
            <text:p>1,0</text:p>
          </table:table-cell>
          <table:table-cell office:value-type="float" office:value="3.5281491279602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1.29315590858459" calcext:value-type="float">
            <text:p>-1,3</text:p>
          </table:table-cell>
          <table:table-cell office:value-type="float" office:value="1.198890209198" calcext:value-type="float">
            <text:p>1,2</text:p>
          </table:table-cell>
          <table:table-cell office:value-type="float" office:value="3.69093632698059" calcext:value-type="float">
            <text:p>3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1.12694311141968" calcext:value-type="float">
            <text:p>-1,1</text:p>
          </table:table-cell>
          <table:table-cell office:value-type="float" office:value="1.37468647956848" calcext:value-type="float">
            <text:p>1,4</text:p>
          </table:table-cell>
          <table:table-cell office:value-type="float" office:value="3.87631607055664" calcext:value-type="float">
            <text:p>3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0.932593464851379" calcext:value-type="float">
            <text:p>-0,9</text:p>
          </table:table-cell>
          <table:table-cell office:value-type="float" office:value="1.58951342105865" calcext:value-type="float">
            <text:p>1,6</text:p>
          </table:table-cell>
          <table:table-cell office:value-type="float" office:value="4.11162042617798" calcext:value-type="float">
            <text:p>4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0.714117884635925" calcext:value-type="float">
            <text:p>-0,7</text:p>
          </table:table-cell>
          <table:table-cell office:value-type="float" office:value="1.8317164182663" calcext:value-type="float">
            <text:p>1,8</text:p>
          </table:table-cell>
          <table:table-cell office:value-type="float" office:value="4.37755060195923" calcext:value-type="float">
            <text:p>4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0.474782228469849" calcext:value-type="float">
            <text:p>-0,5</text:p>
          </table:table-cell>
          <table:table-cell office:value-type="float" office:value="2.10031938552856" calcext:value-type="float">
            <text:p>2,1</text:p>
          </table:table-cell>
          <table:table-cell office:value-type="float" office:value="4.6754207611084" calcext:value-type="float">
            <text:p>4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0.214922189712524" calcext:value-type="float">
            <text:p>-0,2</text:p>
          </table:table-cell>
          <table:table-cell office:value-type="float" office:value="2.38812184333801" calcext:value-type="float">
            <text:p>2,4</text:p>
          </table:table-cell>
          <table:table-cell office:value-type="float" office:value="4.99116611480713" calcext:value-type="float">
            <text:p>5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0.0464699268341064" calcext:value-type="float">
            <text:p>0,0</text:p>
          </table:table-cell>
          <table:table-cell office:value-type="float" office:value="2.68215012550354" calcext:value-type="float">
            <text:p>2,7</text:p>
          </table:table-cell>
          <table:table-cell office:value-type="float" office:value="5.31783008575439" calcext:value-type="float">
            <text:p>5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0.302884578704834" calcext:value-type="float">
            <text:p>0,3</text:p>
          </table:table-cell>
          <table:table-cell office:value-type="float" office:value="2.96958780288696" calcext:value-type="float">
            <text:p>3,0</text:p>
          </table:table-cell>
          <table:table-cell office:value-type="float" office:value="5.63629102706909" calcext:value-type="float">
            <text:p>5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0.532330274581909" calcext:value-type="float">
            <text:p>0,5</text:p>
          </table:table-cell>
          <table:table-cell office:value-type="float" office:value="3.2322952747345" calcext:value-type="float">
            <text:p>3,2</text:p>
          </table:table-cell>
          <table:table-cell office:value-type="float" office:value="5.93226051330566" calcext:value-type="float">
            <text:p>5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.731417894363403" calcext:value-type="float">
            <text:p>0,7</text:p>
          </table:table-cell>
          <table:table-cell office:value-type="float" office:value="3.45712900161743" calcext:value-type="float">
            <text:p>3,5</text:p>
          </table:table-cell>
          <table:table-cell office:value-type="float" office:value="6.18284034729004" calcext:value-type="float">
            <text:p>6,2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0.889736413955689" calcext:value-type="float">
            <text:p>0,9</text:p>
          </table:table-cell>
          <table:table-cell office:value-type="float" office:value="3.63249731063843" calcext:value-type="float">
            <text:p>3,6</text:p>
          </table:table-cell>
          <table:table-cell office:value-type="float" office:value="6.37525844573975" calcext:value-type="float">
            <text:p>6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.00070405006409" calcext:value-type="float">
            <text:p>1,0</text:p>
          </table:table-cell>
          <table:table-cell office:value-type="float" office:value="3.74757671356201" calcext:value-type="float">
            <text:p>3,7</text:p>
          </table:table-cell>
          <table:table-cell office:value-type="float" office:value="6.49444961547852" calcext:value-type="float">
            <text:p>6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.05900049209595" calcext:value-type="float">
            <text:p>1,1</text:p>
          </table:table-cell>
          <table:table-cell office:value-type="float" office:value="3.80360651016235" calcext:value-type="float">
            <text:p>3,8</text:p>
          </table:table-cell>
          <table:table-cell office:value-type="float" office:value="6.54821252822876" calcext:value-type="float">
            <text:p>6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.06031084060669" calcext:value-type="float">
            <text:p>1,1</text:p>
          </table:table-cell>
          <table:table-cell office:value-type="float" office:value="3.80538249015808" calcext:value-type="float">
            <text:p>3,8</text:p>
          </table:table-cell>
          <table:table-cell office:value-type="float" office:value="6.55045413970947" calcext:value-type="float">
            <text:p>6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.00276827812195" calcext:value-type="float">
            <text:p>1,0</text:p>
          </table:table-cell>
          <table:table-cell office:value-type="float" office:value="3.75102281570435" calcext:value-type="float">
            <text:p>3,8</text:p>
          </table:table-cell>
          <table:table-cell office:value-type="float" office:value="6.49927711486816" calcext:value-type="float">
            <text:p>6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0.892014980316162" calcext:value-type="float">
            <text:p>0,9</text:p>
          </table:table-cell>
          <table:table-cell office:value-type="float" office:value="3.65225386619568" calcext:value-type="float">
            <text:p>3,7</text:p>
          </table:table-cell>
          <table:table-cell office:value-type="float" office:value="6.4124927520752" calcext:value-type="float">
            <text:p>6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0.727654933929443" calcext:value-type="float">
            <text:p>0,7</text:p>
          </table:table-cell>
          <table:table-cell office:value-type="float" office:value="3.50271487236023" calcext:value-type="float">
            <text:p>3,5</text:p>
          </table:table-cell>
          <table:table-cell office:value-type="float" office:value="6.27777481079102" calcext:value-type="float">
            <text:p>6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0.521159648895264" calcext:value-type="float">
            <text:p>0,5</text:p>
          </table:table-cell>
          <table:table-cell office:value-type="float" office:value="3.31153297424316" calcext:value-type="float">
            <text:p>3,3</text:p>
          </table:table-cell>
          <table:table-cell office:value-type="float" office:value="6.10190629959106" calcext:value-type="float">
            <text:p>6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0.274434804916382" calcext:value-type="float">
            <text:p>0,3</text:p>
          </table:table-cell>
          <table:table-cell office:value-type="float" office:value="3.07780170440674" calcext:value-type="float">
            <text:p>3,1</text:p>
          </table:table-cell>
          <table:table-cell office:value-type="float" office:value="5.88116836547852" calcext:value-type="float">
            <text:p>5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0.00145077705383301" calcext:value-type="float">
            <text:p>0,0</text:p>
          </table:table-cell>
          <table:table-cell office:value-type="float" office:value="2.81498241424561" calcext:value-type="float">
            <text:p>2,8</text:p>
          </table:table-cell>
          <table:table-cell office:value-type="float" office:value="5.62851428985596" calcext:value-type="float">
            <text:p>5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0.289594888687134" calcext:value-type="float">
            <text:p>-0,3</text:p>
          </table:table-cell>
          <table:table-cell office:value-type="float" office:value="2.52951002120972" calcext:value-type="float">
            <text:p>2,5</text:p>
          </table:table-cell>
          <table:table-cell office:value-type="float" office:value="5.34861469268799" calcext:value-type="float">
            <text:p>5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0.590102434158325" calcext:value-type="float">
            <text:p>-0,6</text:p>
          </table:table-cell>
          <table:table-cell office:value-type="float" office:value="2.23295569419861" calcext:value-type="float">
            <text:p>2,2</text:p>
          </table:table-cell>
          <table:table-cell office:value-type="float" office:value="5.05601406097412" calcext:value-type="float">
            <text:p>5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0.890077829360962" calcext:value-type="float">
            <text:p>-0,9</text:p>
          </table:table-cell>
          <table:table-cell office:value-type="float" office:value="1.9314501285553" calcext:value-type="float">
            <text:p>1,9</text:p>
          </table:table-cell>
          <table:table-cell office:value-type="float" office:value="4.75297832489014" calcext:value-type="float">
            <text:p>4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1.18609571456909" calcext:value-type="float">
            <text:p>-1,2</text:p>
          </table:table-cell>
          <table:table-cell office:value-type="float" office:value="1.6316967010498" calcext:value-type="float">
            <text:p>1,6</text:p>
          </table:table-cell>
          <table:table-cell office:value-type="float" office:value="4.4494891166687" calcext:value-type="float">
            <text:p>4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.46868002414703" calcext:value-type="float">
            <text:p>-1,5</text:p>
          </table:table-cell>
          <table:table-cell office:value-type="float" office:value="1.33762657642365" calcext:value-type="float">
            <text:p>1,3</text:p>
          </table:table-cell>
          <table:table-cell office:value-type="float" office:value="4.14393329620361" calcext:value-type="float">
            <text:p>4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1.73457741737366" calcext:value-type="float">
            <text:p>-1,7</text:p>
          </table:table-cell>
          <table:table-cell office:value-type="float" office:value="1.05748915672302" calcext:value-type="float">
            <text:p>1,1</text:p>
          </table:table-cell>
          <table:table-cell office:value-type="float" office:value="3.8495557308197" calcext:value-type="float">
            <text:p>3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1.97684788703918" calcext:value-type="float">
            <text:p>-2,0</text:p>
          </table:table-cell>
          <table:table-cell office:value-type="float" office:value="0.794299423694611" calcext:value-type="float">
            <text:p>0,8</text:p>
          </table:table-cell>
          <table:table-cell office:value-type="float" office:value="3.56544661521912" calcext:value-type="float">
            <text:p>3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2.19577550888062" calcext:value-type="float">
            <text:p>-2,2</text:p>
          </table:table-cell>
          <table:table-cell office:value-type="float" office:value="0.553413271903992" calcext:value-type="float">
            <text:p>0,6</text:p>
          </table:table-cell>
          <table:table-cell office:value-type="float" office:value="3.30260229110718" calcext:value-type="float">
            <text:p>3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2.38503766059875" calcext:value-type="float">
            <text:p>-2,4</text:p>
          </table:table-cell>
          <table:table-cell office:value-type="float" office:value="0.338731974363327" calcext:value-type="float">
            <text:p>0,3</text:p>
          </table:table-cell>
          <table:table-cell office:value-type="float" office:value="3.06250166893005" calcext:value-type="float">
            <text:p>3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2.54579877853394" calcext:value-type="float">
            <text:p>-2,5</text:p>
          </table:table-cell>
          <table:table-cell office:value-type="float" office:value="0.153414487838745" calcext:value-type="float">
            <text:p>0,2</text:p>
          </table:table-cell>
          <table:table-cell office:value-type="float" office:value="2.85262775421143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2.67747163772583" calcext:value-type="float">
            <text:p>-2,7</text:p>
          </table:table-cell>
          <table:table-cell office:value-type="float" office:value="-0.00209659500978887" calcext:value-type="float">
            <text:p>0,0</text:p>
          </table:table-cell>
          <table:table-cell office:value-type="float" office:value="2.67327833175659" calcext:value-type="float">
            <text:p>2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2.77913689613342" calcext:value-type="float">
            <text:p>-2,8</text:p>
          </table:table-cell>
          <table:table-cell office:value-type="float" office:value="-0.124119594693184" calcext:value-type="float">
            <text:p>-0,1</text:p>
          </table:table-cell>
          <table:table-cell office:value-type="float" office:value="2.53089785575867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2.8567910194397" calcext:value-type="float">
            <text:p>-2,9</text:p>
          </table:table-cell>
          <table:table-cell office:value-type="float" office:value="-0.217047333717346" calcext:value-type="float">
            <text:p>-0,2</text:p>
          </table:table-cell>
          <table:table-cell office:value-type="float" office:value="2.42269659042358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2.90844774246216" calcext:value-type="float">
            <text:p>-2,9</text:p>
          </table:table-cell>
          <table:table-cell office:value-type="float" office:value="-0.276560097932816" calcext:value-type="float">
            <text:p>-0,3</text:p>
          </table:table-cell>
          <table:table-cell office:value-type="float" office:value="2.35532760620117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2.93888187408447" calcext:value-type="float">
            <text:p>-2,9</text:p>
          </table:table-cell>
          <table:table-cell office:value-type="float" office:value="-0.307853370904922" calcext:value-type="float">
            <text:p>-0,3</text:p>
          </table:table-cell>
          <table:table-cell office:value-type="float" office:value="2.32317495346069" calcext:value-type="float">
            <text:p>2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2.94730114936829" calcext:value-type="float">
            <text:p>-2,9</text:p>
          </table:table-cell>
          <table:table-cell office:value-type="float" office:value="-0.308234542608261" calcext:value-type="float">
            <text:p>-0,3</text:p>
          </table:table-cell>
          <table:table-cell office:value-type="float" office:value="2.3308322429657" calcext:value-type="float">
            <text:p>2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2.93652057647705" calcext:value-type="float">
            <text:p>-2,9</text:p>
          </table:table-cell>
          <table:table-cell office:value-type="float" office:value="-0.284780234098434" calcext:value-type="float">
            <text:p>-0,3</text:p>
          </table:table-cell>
          <table:table-cell office:value-type="float" office:value="2.36696004867554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2.91022086143494" calcext:value-type="float">
            <text:p>-2,9</text:p>
          </table:table-cell>
          <table:table-cell office:value-type="float" office:value="-0.238548189401627" calcext:value-type="float">
            <text:p>-0,2</text:p>
          </table:table-cell>
          <table:table-cell office:value-type="float" office:value="2.43312430381775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2.87003207206726" calcext:value-type="float">
            <text:p>-2,9</text:p>
          </table:table-cell>
          <table:table-cell office:value-type="float" office:value="-0.175289645791054" calcext:value-type="float">
            <text:p>-0,2</text:p>
          </table:table-cell>
          <table:table-cell office:value-type="float" office:value="2.51945281028748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2.81895661354065" calcext:value-type="float">
            <text:p>-2,8</text:p>
          </table:table-cell>
          <table:table-cell office:value-type="float" office:value="-0.0990100726485252" calcext:value-type="float">
            <text:p>-0,1</text:p>
          </table:table-cell>
          <table:table-cell office:value-type="float" office:value="2.62093663215637" calcext:value-type="float">
            <text:p>2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2.75913000106812" calcext:value-type="float">
            <text:p>-2,8</text:p>
          </table:table-cell>
          <table:table-cell office:value-type="float" office:value="-0.0145629728212953" calcext:value-type="float">
            <text:p>0,0</text:p>
          </table:table-cell>
          <table:table-cell office:value-type="float" office:value="2.73000383377075" calcext:value-type="float">
            <text:p>2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2.69565224647522" calcext:value-type="float">
            <text:p>-2,7</text:p>
          </table:table-cell>
          <table:table-cell office:value-type="float" office:value="0.0699457675218582" calcext:value-type="float">
            <text:p>0,1</text:p>
          </table:table-cell>
          <table:table-cell office:value-type="float" office:value="2.8355438709259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2.63120484352112" calcext:value-type="float">
            <text:p>-2,6</text:p>
          </table:table-cell>
          <table:table-cell office:value-type="float" office:value="0.151288077235222" calcext:value-type="float">
            <text:p>0,2</text:p>
          </table:table-cell>
          <table:table-cell office:value-type="float" office:value="2.93378090858459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2.57412219047546" calcext:value-type="float">
            <text:p>-2,6</text:p>
          </table:table-cell>
          <table:table-cell office:value-type="float" office:value="0.217771962285042" calcext:value-type="float">
            <text:p>0,2</text:p>
          </table:table-cell>
          <table:table-cell office:value-type="float" office:value="3.00966620445251" calcext:value-type="float">
            <text:p>3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2.52830052375793" calcext:value-type="float">
            <text:p>-2,5</text:p>
          </table:table-cell>
          <table:table-cell office:value-type="float" office:value="0.268482893705368" calcext:value-type="float">
            <text:p>0,3</text:p>
          </table:table-cell>
          <table:table-cell office:value-type="float" office:value="3.06526637077332" calcext:value-type="float">
            <text:p>3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2.50165772438049" calcext:value-type="float">
            <text:p>-2,5</text:p>
          </table:table-cell>
          <table:table-cell office:value-type="float" office:value="0.291669100522995" calcext:value-type="float">
            <text:p>0,3</text:p>
          </table:table-cell>
          <table:table-cell office:value-type="float" office:value="3.08499598503113" calcext:value-type="float">
            <text:p>3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2.50338053703308" calcext:value-type="float">
            <text:p>-2,5</text:p>
          </table:table-cell>
          <table:table-cell office:value-type="float" office:value="0.284851789474487" calcext:value-type="float">
            <text:p>0,3</text:p>
          </table:table-cell>
          <table:table-cell office:value-type="float" office:value="3.07308411598206" calcext:value-type="float">
            <text:p>3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2.53796887397766" calcext:value-type="float">
            <text:p>-2,5</text:p>
          </table:table-cell>
          <table:table-cell office:value-type="float" office:value="0.240511387586594" calcext:value-type="float">
            <text:p>0,2</text:p>
          </table:table-cell>
          <table:table-cell office:value-type="float" office:value="3.01899170875549" calcext:value-type="float">
            <text:p>3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2.61302089691162" calcext:value-type="float">
            <text:p>-2,6</text:p>
          </table:table-cell>
          <table:table-cell office:value-type="float" office:value="0.158558189868927" calcext:value-type="float">
            <text:p>0,2</text:p>
          </table:table-cell>
          <table:table-cell office:value-type="float" office:value="2.93013715744019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2.72762846946716" calcext:value-type="float">
            <text:p>-2,7</text:p>
          </table:table-cell>
          <table:table-cell office:value-type="float" office:value="0.0376933105289936" calcext:value-type="float">
            <text:p>0,0</text:p>
          </table:table-cell>
          <table:table-cell office:value-type="float" office:value="2.8030149936676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2.89511632919312" calcext:value-type="float">
            <text:p>-2,9</text:p>
          </table:table-cell>
          <table:table-cell office:value-type="float" office:value="-0.129209101200104" calcext:value-type="float">
            <text:p>-0,1</text:p>
          </table:table-cell>
          <table:table-cell office:value-type="float" office:value="2.6366982460022" calcext:value-type="float">
            <text:p>2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3.10623264312744" calcext:value-type="float">
            <text:p>-3,1</text:p>
          </table:table-cell>
          <table:table-cell office:value-type="float" office:value="-0.333698630332947" calcext:value-type="float">
            <text:p>-0,3</text:p>
          </table:table-cell>
          <table:table-cell office:value-type="float" office:value="2.43883562088013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3.36388874053955" calcext:value-type="float">
            <text:p>-3,4</text:p>
          </table:table-cell>
          <table:table-cell office:value-type="float" office:value="-0.577641487121582" calcext:value-type="float">
            <text:p>-0,6</text:p>
          </table:table-cell>
          <table:table-cell office:value-type="float" office:value="2.20860576629639" calcext:value-type="float">
            <text:p>2,2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3.66298508644104" calcext:value-type="float">
            <text:p>-3,7</text:p>
          </table:table-cell>
          <table:table-cell office:value-type="float" office:value="-0.854861080646515" calcext:value-type="float">
            <text:p>-0,9</text:p>
          </table:table-cell>
          <table:table-cell office:value-type="float" office:value="1.9532630443573" calcext:value-type="float">
            <text:p>2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3.99789142608643" calcext:value-type="float">
            <text:p>-4,0</text:p>
          </table:table-cell>
          <table:table-cell office:value-type="float" office:value="-1.16145527362823" calcext:value-type="float">
            <text:p>-1,2</text:p>
          </table:table-cell>
          <table:table-cell office:value-type="float" office:value="1.6749807596206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4.35408020019531" calcext:value-type="float">
            <text:p>-4,4</text:p>
          </table:table-cell>
          <table:table-cell office:value-type="float" office:value="-1.48379111289978" calcext:value-type="float">
            <text:p>-1,5</text:p>
          </table:table-cell>
          <table:table-cell office:value-type="float" office:value="1.38649821281433" calcext:value-type="float">
            <text:p>1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4.71858787536621" calcext:value-type="float">
            <text:p>-4,7</text:p>
          </table:table-cell>
          <table:table-cell office:value-type="float" office:value="-1.81333994865417" calcext:value-type="float">
            <text:p>-1,8</text:p>
          </table:table-cell>
          <table:table-cell office:value-type="float" office:value="1.09190821647644" calcext:value-type="float">
            <text:p>1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5.06429481506348" calcext:value-type="float">
            <text:p>-5,1</text:p>
          </table:table-cell>
          <table:table-cell office:value-type="float" office:value="-2.12652230262756" calcext:value-type="float">
            <text:p>-2,1</text:p>
          </table:table-cell>
          <table:table-cell office:value-type="float" office:value="0.81125020980835" calcext:value-type="float">
            <text:p>0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5.37740707397461" calcext:value-type="float">
            <text:p>-5,4</text:p>
          </table:table-cell>
          <table:table-cell office:value-type="float" office:value="-2.41364002227783" calcext:value-type="float">
            <text:p>-2,4</text:p>
          </table:table-cell>
          <table:table-cell office:value-type="float" office:value="0.550127267837524" calcext:value-type="float">
            <text:p>0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5.63833427429199" calcext:value-type="float">
            <text:p>-5,6</text:p>
          </table:table-cell>
          <table:table-cell office:value-type="float" office:value="-2.65608239173889" calcext:value-type="float">
            <text:p>-2,7</text:p>
          </table:table-cell>
          <table:table-cell office:value-type="float" office:value="0.32616925239563" calcext:value-type="float">
            <text:p>0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5.84457588195801" calcext:value-type="float">
            <text:p>-5,8</text:p>
          </table:table-cell>
          <table:table-cell office:value-type="float" office:value="-2.84923052787781" calcext:value-type="float">
            <text:p>-2,8</text:p>
          </table:table-cell>
          <table:table-cell office:value-type="float" office:value="0.146115064620972" calcext:value-type="float">
            <text:p>0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5.98337936401367" calcext:value-type="float">
            <text:p>-6,0</text:p>
          </table:table-cell>
          <table:table-cell office:value-type="float" office:value="-2.98140096664429" calcext:value-type="float">
            <text:p>-3,0</text:p>
          </table:table-cell>
          <table:table-cell office:value-type="float" office:value="0.0205774307250977" calcext:value-type="float">
            <text:p>0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6.06614303588867" calcext:value-type="float">
            <text:p>-6,1</text:p>
          </table:table-cell>
          <table:table-cell office:value-type="float" office:value="-3.05913853645325" calcext:value-type="float">
            <text:p>-3,1</text:p>
          </table:table-cell>
          <table:table-cell office:value-type="float" office:value="-0.0521337985992432" calcext:value-type="float">
            <text:p>-0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6.08742809295654" calcext:value-type="float">
            <text:p>-6,1</text:p>
          </table:table-cell>
          <table:table-cell office:value-type="float" office:value="-3.07727670669556" calcext:value-type="float">
            <text:p>-3,1</text:p>
          </table:table-cell>
          <table:table-cell office:value-type="float" office:value="-0.0671255588531494" calcext:value-type="float">
            <text:p>-0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6.05429553985596" calcext:value-type="float">
            <text:p>-6,1</text:p>
          </table:table-cell>
          <table:table-cell office:value-type="float" office:value="-3.04383945465088" calcext:value-type="float">
            <text:p>-3,0</text:p>
          </table:table-cell>
          <table:table-cell office:value-type="float" office:value="-0.0333836078643799" calcext:value-type="float">
            <text:p>0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5.96388864517212" calcext:value-type="float">
            <text:p>-6,0</text:p>
          </table:table-cell>
          <table:table-cell office:value-type="float" office:value="-2.95463228225708" calcext:value-type="float">
            <text:p>-3,0</text:p>
          </table:table-cell>
          <table:table-cell office:value-type="float" office:value="0.054624080657959" calcext:value-type="float">
            <text:p>0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5.81919574737549" calcext:value-type="float">
            <text:p>-5,8</text:p>
          </table:table-cell>
          <table:table-cell office:value-type="float" office:value="-2.81517696380615" calcext:value-type="float">
            <text:p>-2,8</text:p>
          </table:table-cell>
          <table:table-cell office:value-type="float" office:value="0.188841581344605" calcext:value-type="float">
            <text:p>0,2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5.61416435241699" calcext:value-type="float">
            <text:p>-5,6</text:p>
          </table:table-cell>
          <table:table-cell office:value-type="float" office:value="-2.62174725532532" calcext:value-type="float">
            <text:p>-2,6</text:p>
          </table:table-cell>
          <table:table-cell office:value-type="float" office:value="0.370670080184937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5.35828685760498" calcext:value-type="float">
            <text:p>-5,4</text:p>
          </table:table-cell>
          <table:table-cell office:value-type="float" office:value="-2.38458228111267" calcext:value-type="float">
            <text:p>-2,4</text:p>
          </table:table-cell>
          <table:table-cell office:value-type="float" office:value="0.589122533798218" calcext:value-type="float">
            <text:p>0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5.05930042266846" calcext:value-type="float">
            <text:p>-5,1</text:p>
          </table:table-cell>
          <table:table-cell office:value-type="float" office:value="-2.10985350608826" calcext:value-type="float">
            <text:p>-2,1</text:p>
          </table:table-cell>
          <table:table-cell office:value-type="float" office:value="0.839593172073364" calcext:value-type="float">
            <text:p>0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4.73219299316406" calcext:value-type="float">
            <text:p>-4,7</text:p>
          </table:table-cell>
          <table:table-cell office:value-type="float" office:value="-1.81068825721741" calcext:value-type="float">
            <text:p>-1,8</text:p>
          </table:table-cell>
          <table:table-cell office:value-type="float" office:value="1.11081624031067" calcext:value-type="float">
            <text:p>1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4.38973903656006" calcext:value-type="float">
            <text:p>-4,4</text:p>
          </table:table-cell>
          <table:table-cell office:value-type="float" office:value="-1.49770545959473" calcext:value-type="float">
            <text:p>-1,5</text:p>
          </table:table-cell>
          <table:table-cell office:value-type="float" office:value="1.39432811737061" calcext:value-type="float">
            <text:p>1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4.04017734527588" calcext:value-type="float">
            <text:p>-4,0</text:p>
          </table:table-cell>
          <table:table-cell office:value-type="float" office:value="-1.17927515506744" calcext:value-type="float">
            <text:p>-1,2</text:p>
          </table:table-cell>
          <table:table-cell office:value-type="float" office:value="1.681626915931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3.69025301933289" calcext:value-type="float">
            <text:p>-3,7</text:p>
          </table:table-cell>
          <table:table-cell office:value-type="float" office:value="-0.863047301769257" calcext:value-type="float">
            <text:p>-0,9</text:p>
          </table:table-cell>
          <table:table-cell office:value-type="float" office:value="1.96415829658508" calcext:value-type="float">
            <text:p>2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3.34506273269653" calcext:value-type="float">
            <text:p>-3,3</text:p>
          </table:table-cell>
          <table:table-cell office:value-type="float" office:value="-0.552931249141693" calcext:value-type="float">
            <text:p>-0,6</text:p>
          </table:table-cell>
          <table:table-cell office:value-type="float" office:value="2.23920011520386" calcext:value-type="float">
            <text:p>2,2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3.00896692276001" calcext:value-type="float">
            <text:p>-3,0</text:p>
          </table:table-cell>
          <table:table-cell office:value-type="float" office:value="-0.257259607315063" calcext:value-type="float">
            <text:p>-0,3</text:p>
          </table:table-cell>
          <table:table-cell office:value-type="float" office:value="2.49444770812988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2.69076180458069" calcext:value-type="float">
            <text:p>-2,7</text:p>
          </table:table-cell>
          <table:table-cell office:value-type="float" office:value="0.0213977657258511" calcext:value-type="float">
            <text:p>0,0</text:p>
          </table:table-cell>
          <table:table-cell office:value-type="float" office:value="2.73355746269226" calcext:value-type="float">
            <text:p>2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2.39326810836792" calcext:value-type="float">
            <text:p>-2,4</text:p>
          </table:table-cell>
          <table:table-cell office:value-type="float" office:value="0.275060564279556" calcext:value-type="float">
            <text:p>0,3</text:p>
          </table:table-cell>
          <table:table-cell office:value-type="float" office:value="2.94338941574097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2.12907958030701" calcext:value-type="float">
            <text:p>-2,1</text:p>
          </table:table-cell>
          <table:table-cell office:value-type="float" office:value="0.499268054962158" calcext:value-type="float">
            <text:p>0,5</text:p>
          </table:table-cell>
          <table:table-cell office:value-type="float" office:value="3.12761569023132" calcext:value-type="float">
            <text:p>3,1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1.89085006713867" calcext:value-type="float">
            <text:p>-1,9</text:p>
          </table:table-cell>
          <table:table-cell office:value-type="float" office:value="0.695112884044647" calcext:value-type="float">
            <text:p>0,7</text:p>
          </table:table-cell>
          <table:table-cell office:value-type="float" office:value="3.28107595443726" calcext:value-type="float">
            <text:p>3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1.68994903564453" calcext:value-type="float">
            <text:p>-1,7</text:p>
          </table:table-cell>
          <table:table-cell office:value-type="float" office:value="0.85621041059494" calcext:value-type="float">
            <text:p>0,9</text:p>
          </table:table-cell>
          <table:table-cell office:value-type="float" office:value="3.4023699760437" calcext:value-type="float">
            <text:p>3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1.52505087852478" calcext:value-type="float">
            <text:p>-1,5</text:p>
          </table:table-cell>
          <table:table-cell office:value-type="float" office:value="0.983672440052033" calcext:value-type="float">
            <text:p>1,0</text:p>
          </table:table-cell>
          <table:table-cell office:value-type="float" office:value="3.49239563941956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1.40467524528503" calcext:value-type="float">
            <text:p>-1,4</text:p>
          </table:table-cell>
          <table:table-cell office:value-type="float" office:value="1.07139706611633" calcext:value-type="float">
            <text:p>1,1</text:p>
          </table:table-cell>
          <table:table-cell office:value-type="float" office:value="3.5474693775177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1.32494151592255" calcext:value-type="float">
            <text:p>-1,3</text:p>
          </table:table-cell>
          <table:table-cell office:value-type="float" office:value="1.1237233877182" calcext:value-type="float">
            <text:p>1,1</text:p>
          </table:table-cell>
          <table:table-cell office:value-type="float" office:value="3.57238817214966" calcext:value-type="float">
            <text:p>3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1.29191970825195" calcext:value-type="float">
            <text:p>-1,3</text:p>
          </table:table-cell>
          <table:table-cell office:value-type="float" office:value="1.14186310768127" calcext:value-type="float">
            <text:p>1,1</text:p>
          </table:table-cell>
          <table:table-cell office:value-type="float" office:value="3.5756459236145" calcext:value-type="float">
            <text:p>3,6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1.27847480773926" calcext:value-type="float">
            <text:p>-1,3</text:p>
          </table:table-cell>
          <table:table-cell office:value-type="float" office:value="1.12896752357483" calcext:value-type="float">
            <text:p>1,1</text:p>
          </table:table-cell>
          <table:table-cell office:value-type="float" office:value="3.53640985488892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1.29439604282379" calcext:value-type="float">
            <text:p>-1,3</text:p>
          </table:table-cell>
          <table:table-cell office:value-type="float" office:value="1.08779680728912" calcext:value-type="float">
            <text:p>1,1</text:p>
          </table:table-cell>
          <table:table-cell office:value-type="float" office:value="3.46998977661133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1.33279538154602" calcext:value-type="float">
            <text:p>-1,3</text:p>
          </table:table-cell>
          <table:table-cell office:value-type="float" office:value="1.02394461631775" calcext:value-type="float">
            <text:p>1,0</text:p>
          </table:table-cell>
          <table:table-cell office:value-type="float" office:value="3.38068461418152" calcext:value-type="float">
            <text:p>3,4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1.39684867858887" calcext:value-type="float">
            <text:p>-1,4</text:p>
          </table:table-cell>
          <table:table-cell office:value-type="float" office:value="0.941378355026245" calcext:value-type="float">
            <text:p>0,9</text:p>
          </table:table-cell>
          <table:table-cell office:value-type="float" office:value="3.27960538864136" calcext:value-type="float">
            <text:p>3,3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1.4605929851532" calcext:value-type="float">
            <text:p>-1,5</text:p>
          </table:table-cell>
          <table:table-cell office:value-type="float" office:value="0.783835113048553" calcext:value-type="float">
            <text:p>0,8</text:p>
          </table:table-cell>
          <table:table-cell office:value-type="float" office:value="3.02826333045959" calcext:value-type="float">
            <text:p>3,0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1.55868494510651" calcext:value-type="float">
            <text:p>-1,6</text:p>
          </table:table-cell>
          <table:table-cell office:value-type="float" office:value="0.685353636741638" calcext:value-type="float">
            <text:p>0,7</text:p>
          </table:table-cell>
          <table:table-cell office:value-type="float" office:value="2.92939233779907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1.66262030601501" calcext:value-type="float">
            <text:p>-1,7</text:p>
          </table:table-cell>
          <table:table-cell office:value-type="float" office:value="0.593080103397369" calcext:value-type="float">
            <text:p>0,6</text:p>
          </table:table-cell>
          <table:table-cell office:value-type="float" office:value="2.84878039360046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1.75975632667542" calcext:value-type="float">
            <text:p>-1,8</text:p>
          </table:table-cell>
          <table:table-cell office:value-type="float" office:value="0.513855874538422" calcext:value-type="float">
            <text:p>0,5</text:p>
          </table:table-cell>
          <table:table-cell office:value-type="float" office:value="2.78746819496155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1.87991523742676" calcext:value-type="float">
            <text:p>-1,9</text:p>
          </table:table-cell>
          <table:table-cell office:value-type="float" office:value="0.429363489151001" calcext:value-type="float">
            <text:p>0,4</text:p>
          </table:table-cell>
          <table:table-cell office:value-type="float" office:value="2.73864221572876" calcext:value-type="float">
            <text:p>2,7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1.9665994644165" calcext:value-type="float">
            <text:p>-2,0</text:p>
          </table:table-cell>
          <table:table-cell office:value-type="float" office:value="0.391773492097855" calcext:value-type="float">
            <text:p>0,4</text:p>
          </table:table-cell>
          <table:table-cell office:value-type="float" office:value="2.75014638900757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2.06799411773682" calcext:value-type="float">
            <text:p>-2,1</text:p>
          </table:table-cell>
          <table:table-cell office:value-type="float" office:value="0.379295229911804" calcext:value-type="float">
            <text:p>0,4</text:p>
          </table:table-cell>
          <table:table-cell office:value-type="float" office:value="2.82658433914185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2.05207824707031" calcext:value-type="float">
            <text:p>-2,1</text:p>
          </table:table-cell>
          <table:table-cell office:value-type="float" office:value="0.385768443346024" calcext:value-type="float">
            <text:p>0,4</text:p>
          </table:table-cell>
          <table:table-cell office:value-type="float" office:value="2.82361507415771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1.9482159614563" calcext:value-type="float">
            <text:p>-1,9</text:p>
          </table:table-cell>
          <table:table-cell office:value-type="float" office:value="0.404426753520966" calcext:value-type="float">
            <text:p>0,4</text:p>
          </table:table-cell>
          <table:table-cell office:value-type="float" office:value="2.75706958770752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1.79856443405151" calcext:value-type="float">
            <text:p>-1,8</text:p>
          </table:table-cell>
          <table:table-cell office:value-type="float" office:value="0.475868970155716" calcext:value-type="float">
            <text:p>0,5</text:p>
          </table:table-cell>
          <table:table-cell office:value-type="float" office:value="2.7503023147583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Pelvic Up/Down Obliquity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1.64201068878174" calcext:value-type="float">
            <text:p>-1,6</text:p>
          </table:table-cell>
          <table:table-cell office:value-type="float" office:value="0.567118704319" calcext:value-type="float">
            <text:p>0,6</text:p>
          </table:table-cell>
          <table:table-cell office:value-type="float" office:value="2.77624797821045" calcext:value-type="float">
            <text:p>2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1.42504715919495" calcext:value-type="float">
            <text:p>1,4</text:p>
          </table:table-cell>
          <table:table-cell office:value-type="float" office:value="4.91043090820313" calcext:value-type="float">
            <text:p>4,9</text:p>
          </table:table-cell>
          <table:table-cell office:value-type="float" office:value="8.39581489562988" calcext:value-type="float">
            <text:p>8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1.35386228561401" calcext:value-type="float">
            <text:p>1,4</text:p>
          </table:table-cell>
          <table:table-cell office:value-type="float" office:value="4.87917566299439" calcext:value-type="float">
            <text:p>4,9</text:p>
          </table:table-cell>
          <table:table-cell office:value-type="float" office:value="8.40448951721191" calcext:value-type="float">
            <text:p>8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1.23748254776001" calcext:value-type="float">
            <text:p>1,2</text:p>
          </table:table-cell>
          <table:table-cell office:value-type="float" office:value="4.81676340103149" calcext:value-type="float">
            <text:p>4,8</text:p>
          </table:table-cell>
          <table:table-cell office:value-type="float" office:value="8.39604377746582" calcext:value-type="float">
            <text:p>8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1.07526874542236" calcext:value-type="float">
            <text:p>1,1</text:p>
          </table:table-cell>
          <table:table-cell office:value-type="float" office:value="4.70362949371338" calcext:value-type="float">
            <text:p>4,7</text:p>
          </table:table-cell>
          <table:table-cell office:value-type="float" office:value="8.33199024200439" calcext:value-type="float">
            <text:p>8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0.87319016456604" calcext:value-type="float">
            <text:p>0,9</text:p>
          </table:table-cell>
          <table:table-cell office:value-type="float" office:value="4.55931949615479" calcext:value-type="float">
            <text:p>4,6</text:p>
          </table:table-cell>
          <table:table-cell office:value-type="float" office:value="8.24544906616211" calcext:value-type="float">
            <text:p>8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0.658541917800903" calcext:value-type="float">
            <text:p>0,7</text:p>
          </table:table-cell>
          <table:table-cell office:value-type="float" office:value="4.39891386032105" calcext:value-type="float">
            <text:p>4,4</text:p>
          </table:table-cell>
          <table:table-cell office:value-type="float" office:value="8.13928604125977" calcext:value-type="float">
            <text:p>8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0.435978651046753" calcext:value-type="float">
            <text:p>0,4</text:p>
          </table:table-cell>
          <table:table-cell office:value-type="float" office:value="4.23773193359375" calcext:value-type="float">
            <text:p>4,2</text:p>
          </table:table-cell>
          <table:table-cell office:value-type="float" office:value="8.03948497772217" calcext:value-type="float">
            <text:p>8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0.232582807540894" calcext:value-type="float">
            <text:p>0,2</text:p>
          </table:table-cell>
          <table:table-cell office:value-type="float" office:value="4.09671640396118" calcext:value-type="float">
            <text:p>4,1</text:p>
          </table:table-cell>
          <table:table-cell office:value-type="float" office:value="7.96084976196289" calcext:value-type="float">
            <text:p>8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0.0672087669372559" calcext:value-type="float">
            <text:p>0,1</text:p>
          </table:table-cell>
          <table:table-cell office:value-type="float" office:value="3.99493861198425" calcext:value-type="float">
            <text:p>4,0</text:p>
          </table:table-cell>
          <table:table-cell office:value-type="float" office:value="7.92266845703125" calcext:value-type="float">
            <text:p>7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0.0255358219146729" calcext:value-type="float">
            <text:p>0,0</text:p>
          </table:table-cell>
          <table:table-cell office:value-type="float" office:value="3.94844770431519" calcext:value-type="float">
            <text:p>3,9</text:p>
          </table:table-cell>
          <table:table-cell office:value-type="float" office:value="7.92243099212647" calcext:value-type="float">
            <text:p>7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0.0415534973144531" calcext:value-type="float">
            <text:p>0,0</text:p>
          </table:table-cell>
          <table:table-cell office:value-type="float" office:value="3.95957279205322" calcext:value-type="float">
            <text:p>4,0</text:p>
          </table:table-cell>
          <table:table-cell office:value-type="float" office:value="7.9606990814209" calcext:value-type="float">
            <text:p>8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0.014340877532959" calcext:value-type="float">
            <text:p>0,0</text:p>
          </table:table-cell>
          <table:table-cell office:value-type="float" office:value="4.01905679702759" calcext:value-type="float">
            <text:p>4,0</text:p>
          </table:table-cell>
          <table:table-cell office:value-type="float" office:value="8.02377319335938" calcext:value-type="float">
            <text:p>8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0.125588893890381" calcext:value-type="float">
            <text:p>0,1</text:p>
          </table:table-cell>
          <table:table-cell office:value-type="float" office:value="4.11618900299072" calcext:value-type="float">
            <text:p>4,1</text:p>
          </table:table-cell>
          <table:table-cell office:value-type="float" office:value="8.10678863525391" calcext:value-type="float">
            <text:p>8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0.269333839416504" calcext:value-type="float">
            <text:p>0,3</text:p>
          </table:table-cell>
          <table:table-cell office:value-type="float" office:value="4.23269844055176" calcext:value-type="float">
            <text:p>4,2</text:p>
          </table:table-cell>
          <table:table-cell office:value-type="float" office:value="8.19606304168701" calcext:value-type="float">
            <text:p>8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0.433969020843506" calcext:value-type="float">
            <text:p>0,4</text:p>
          </table:table-cell>
          <table:table-cell office:value-type="float" office:value="4.35701179504395" calcext:value-type="float">
            <text:p>4,4</text:p>
          </table:table-cell>
          <table:table-cell office:value-type="float" office:value="8.28005409240723" calcext:value-type="float">
            <text:p>8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0.606736183166504" calcext:value-type="float">
            <text:p>0,6</text:p>
          </table:table-cell>
          <table:table-cell office:value-type="float" office:value="4.4744930267334" calcext:value-type="float">
            <text:p>4,5</text:p>
          </table:table-cell>
          <table:table-cell office:value-type="float" office:value="8.34224987030029" calcext:value-type="float">
            <text:p>8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0.768530130386353" calcext:value-type="float">
            <text:p>0,8</text:p>
          </table:table-cell>
          <table:table-cell office:value-type="float" office:value="4.57326173782349" calcext:value-type="float">
            <text:p>4,6</text:p>
          </table:table-cell>
          <table:table-cell office:value-type="float" office:value="8.3779935836792" calcext:value-type="float">
            <text:p>8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0.903560161590576" calcext:value-type="float">
            <text:p>0,9</text:p>
          </table:table-cell>
          <table:table-cell office:value-type="float" office:value="4.63778209686279" calcext:value-type="float">
            <text:p>4,6</text:p>
          </table:table-cell>
          <table:table-cell office:value-type="float" office:value="8.37200355529785" calcext:value-type="float">
            <text:p>8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0.993771076202393" calcext:value-type="float">
            <text:p>1,0</text:p>
          </table:table-cell>
          <table:table-cell office:value-type="float" office:value="4.66245031356812" calcext:value-type="float">
            <text:p>4,7</text:p>
          </table:table-cell>
          <table:table-cell office:value-type="float" office:value="8.33112907409668" calcext:value-type="float">
            <text:p>8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1.03027987480164" calcext:value-type="float">
            <text:p>1,0</text:p>
          </table:table-cell>
          <table:table-cell office:value-type="float" office:value="4.63662004470825" calcext:value-type="float">
            <text:p>4,6</text:p>
          </table:table-cell>
          <table:table-cell office:value-type="float" office:value="8.24295997619629" calcext:value-type="float">
            <text:p>8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.01045274734497" calcext:value-type="float">
            <text:p>1,0</text:p>
          </table:table-cell>
          <table:table-cell office:value-type="float" office:value="4.56472158432007" calcext:value-type="float">
            <text:p>4,6</text:p>
          </table:table-cell>
          <table:table-cell office:value-type="float" office:value="8.11898994445801" calcext:value-type="float">
            <text:p>8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0.933894872665405" calcext:value-type="float">
            <text:p>0,9</text:p>
          </table:table-cell>
          <table:table-cell office:value-type="float" office:value="4.44480276107788" calcext:value-type="float">
            <text:p>4,4</text:p>
          </table:table-cell>
          <table:table-cell office:value-type="float" office:value="7.95571041107178" calcext:value-type="float">
            <text:p>8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0.806408166885376" calcext:value-type="float">
            <text:p>0,8</text:p>
          </table:table-cell>
          <table:table-cell office:value-type="float" office:value="4.28404998779297" calcext:value-type="float">
            <text:p>4,3</text:p>
          </table:table-cell>
          <table:table-cell office:value-type="float" office:value="7.76169204711914" calcext:value-type="float">
            <text:p>7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0.627092123031616" calcext:value-type="float">
            <text:p>0,6</text:p>
          </table:table-cell>
          <table:table-cell office:value-type="float" office:value="4.08599948883057" calcext:value-type="float">
            <text:p>4,1</text:p>
          </table:table-cell>
          <table:table-cell office:value-type="float" office:value="7.54490661621094" calcext:value-type="float">
            <text:p>7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0.403471231460571" calcext:value-type="float">
            <text:p>0,4</text:p>
          </table:table-cell>
          <table:table-cell office:value-type="float" office:value="3.85677528381348" calcext:value-type="float">
            <text:p>3,9</text:p>
          </table:table-cell>
          <table:table-cell office:value-type="float" office:value="7.31007957458496" calcext:value-type="float">
            <text:p>7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0.143498420715332" calcext:value-type="float">
            <text:p>0,1</text:p>
          </table:table-cell>
          <table:table-cell office:value-type="float" office:value="3.60654926300049" calcext:value-type="float">
            <text:p>3,6</text:p>
          </table:table-cell>
          <table:table-cell office:value-type="float" office:value="7.06960010528564" calcext:value-type="float">
            <text:p>7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0.142975807189941" calcext:value-type="float">
            <text:p>-0,1</text:p>
          </table:table-cell>
          <table:table-cell office:value-type="float" office:value="3.34186124801636" calcext:value-type="float">
            <text:p>3,3</text:p>
          </table:table-cell>
          <table:table-cell office:value-type="float" office:value="6.82669830322266" calcext:value-type="float">
            <text:p>6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0.450785875320435" calcext:value-type="float">
            <text:p>-0,5</text:p>
          </table:table-cell>
          <table:table-cell office:value-type="float" office:value="3.0690336227417" calcext:value-type="float">
            <text:p>3,1</text:p>
          </table:table-cell>
          <table:table-cell office:value-type="float" office:value="6.58885288238525" calcext:value-type="float">
            <text:p>6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0.774846315383911" calcext:value-type="float">
            <text:p>-0,8</text:p>
          </table:table-cell>
          <table:table-cell office:value-type="float" office:value="2.79229879379272" calcext:value-type="float">
            <text:p>2,8</text:p>
          </table:table-cell>
          <table:table-cell office:value-type="float" office:value="6.35944366455078" calcext:value-type="float">
            <text:p>6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1.10798406600952" calcext:value-type="float">
            <text:p>-1,1</text:p>
          </table:table-cell>
          <table:table-cell office:value-type="float" office:value="2.51455545425415" calcext:value-type="float">
            <text:p>2,5</text:p>
          </table:table-cell>
          <table:table-cell office:value-type="float" office:value="6.13709497451782" calcext:value-type="float">
            <text:p>6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.44403076171875" calcext:value-type="float">
            <text:p>-1,4</text:p>
          </table:table-cell>
          <table:table-cell office:value-type="float" office:value="2.23746418952942" calcext:value-type="float">
            <text:p>2,2</text:p>
          </table:table-cell>
          <table:table-cell office:value-type="float" office:value="5.91895914077759" calcext:value-type="float">
            <text:p>5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1.78184688091278" calcext:value-type="float">
            <text:p>-1,8</text:p>
          </table:table-cell>
          <table:table-cell office:value-type="float" office:value="1.95975363254547" calcext:value-type="float">
            <text:p>2,0</text:p>
          </table:table-cell>
          <table:table-cell office:value-type="float" office:value="5.70135402679443" calcext:value-type="float">
            <text:p>5,7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2.12978315353394" calcext:value-type="float">
            <text:p>-2,1</text:p>
          </table:table-cell>
          <table:table-cell office:value-type="float" office:value="1.67549586296082" calcext:value-type="float">
            <text:p>1,7</text:p>
          </table:table-cell>
          <table:table-cell office:value-type="float" office:value="5.48077487945557" calcext:value-type="float">
            <text:p>5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2.49264097213745" calcext:value-type="float">
            <text:p>-2,5</text:p>
          </table:table-cell>
          <table:table-cell office:value-type="float" office:value="1.38173532485962" calcext:value-type="float">
            <text:p>1,4</text:p>
          </table:table-cell>
          <table:table-cell office:value-type="float" office:value="5.25611162185669" calcext:value-type="float">
            <text:p>5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2.87477397918701" calcext:value-type="float">
            <text:p>-2,9</text:p>
          </table:table-cell>
          <table:table-cell office:value-type="float" office:value="1.07242596149445" calcext:value-type="float">
            <text:p>1,1</text:p>
          </table:table-cell>
          <table:table-cell office:value-type="float" office:value="5.01962566375732" calcext:value-type="float">
            <text:p>5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3.27085757255554" calcext:value-type="float">
            <text:p>-3,3</text:p>
          </table:table-cell>
          <table:table-cell office:value-type="float" office:value="0.750652074813843" calcext:value-type="float">
            <text:p>0,8</text:p>
          </table:table-cell>
          <table:table-cell office:value-type="float" office:value="4.77216148376465" calcext:value-type="float">
            <text:p>4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3.68039655685425" calcext:value-type="float">
            <text:p>-3,7</text:p>
          </table:table-cell>
          <table:table-cell office:value-type="float" office:value="0.410126715898514" calcext:value-type="float">
            <text:p>0,4</text:p>
          </table:table-cell>
          <table:table-cell office:value-type="float" office:value="4.50064992904663" calcext:value-type="float">
            <text:p>4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4.10467767715454" calcext:value-type="float">
            <text:p>-4,1</text:p>
          </table:table-cell>
          <table:table-cell office:value-type="float" office:value="0.0543720349669457" calcext:value-type="float">
            <text:p>0,1</text:p>
          </table:table-cell>
          <table:table-cell office:value-type="float" office:value="4.21342134475708" calcext:value-type="float">
            <text:p>4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4.53153467178345" calcext:value-type="float">
            <text:p>-4,5</text:p>
          </table:table-cell>
          <table:table-cell office:value-type="float" office:value="-0.31686344742775" calcext:value-type="float">
            <text:p>-0,3</text:p>
          </table:table-cell>
          <table:table-cell office:value-type="float" office:value="3.89780759811401" calcext:value-type="float">
            <text:p>3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4.96844291687012" calcext:value-type="float">
            <text:p>-5,0</text:p>
          </table:table-cell>
          <table:table-cell office:value-type="float" office:value="-0.699667751789093" calcext:value-type="float">
            <text:p>-0,7</text:p>
          </table:table-cell>
          <table:table-cell office:value-type="float" office:value="3.56910729408264" calcext:value-type="float">
            <text:p>3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5.38760948181152" calcext:value-type="float">
            <text:p>-5,4</text:p>
          </table:table-cell>
          <table:table-cell office:value-type="float" office:value="-1.08542895317078" calcext:value-type="float">
            <text:p>-1,1</text:p>
          </table:table-cell>
          <table:table-cell office:value-type="float" office:value="3.21675133705139" calcext:value-type="float">
            <text:p>3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5.80258369445801" calcext:value-type="float">
            <text:p>-5,8</text:p>
          </table:table-cell>
          <table:table-cell office:value-type="float" office:value="-1.47296833992004" calcext:value-type="float">
            <text:p>-1,5</text:p>
          </table:table-cell>
          <table:table-cell office:value-type="float" office:value="2.85664677619934" calcext:value-type="float">
            <text:p>2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6.18551158905029" calcext:value-type="float">
            <text:p>-6,2</text:p>
          </table:table-cell>
          <table:table-cell office:value-type="float" office:value="-1.84951734542847" calcext:value-type="float">
            <text:p>-1,8</text:p>
          </table:table-cell>
          <table:table-cell office:value-type="float" office:value="2.48647689819336" calcext:value-type="float">
            <text:p>2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6.54845571517944" calcext:value-type="float">
            <text:p>-6,5</text:p>
          </table:table-cell>
          <table:table-cell office:value-type="float" office:value="-2.21209812164307" calcext:value-type="float">
            <text:p>-2,2</text:p>
          </table:table-cell>
          <table:table-cell office:value-type="float" office:value="2.12425947189331" calcext:value-type="float">
            <text:p>2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6.86061382293701" calcext:value-type="float">
            <text:p>-6,9</text:p>
          </table:table-cell>
          <table:table-cell office:value-type="float" office:value="-2.54278159141541" calcext:value-type="float">
            <text:p>-2,5</text:p>
          </table:table-cell>
          <table:table-cell office:value-type="float" office:value="1.77505087852478" calcext:value-type="float">
            <text:p>1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7.13264179229736" calcext:value-type="float">
            <text:p>-7,1</text:p>
          </table:table-cell>
          <table:table-cell office:value-type="float" office:value="-2.83821296691895" calcext:value-type="float">
            <text:p>-2,8</text:p>
          </table:table-cell>
          <table:table-cell office:value-type="float" office:value="1.45621585845947" calcext:value-type="float">
            <text:p>1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7.34295177459717" calcext:value-type="float">
            <text:p>-7,3</text:p>
          </table:table-cell>
          <table:table-cell office:value-type="float" office:value="-3.08659338951111" calcext:value-type="float">
            <text:p>-3,1</text:p>
          </table:table-cell>
          <table:table-cell office:value-type="float" office:value="1.16976475715637" calcext:value-type="float">
            <text:p>1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7.50814914703369" calcext:value-type="float">
            <text:p>-7,5</text:p>
          </table:table-cell>
          <table:table-cell office:value-type="float" office:value="-3.28682732582092" calcext:value-type="float">
            <text:p>-3,3</text:p>
          </table:table-cell>
          <table:table-cell office:value-type="float" office:value="0.934494733810425" calcext:value-type="float">
            <text:p>0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7.62703514099121" calcext:value-type="float">
            <text:p>-7,6</text:p>
          </table:table-cell>
          <table:table-cell office:value-type="float" office:value="-3.43878936767578" calcext:value-type="float">
            <text:p>-3,4</text:p>
          </table:table-cell>
          <table:table-cell office:value-type="float" office:value="0.749456405639648" calcext:value-type="float">
            <text:p>0,7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7.7149600982666" calcext:value-type="float">
            <text:p>-7,7</text:p>
          </table:table-cell>
          <table:table-cell office:value-type="float" office:value="-3.54574227333069" calcext:value-type="float">
            <text:p>-3,5</text:p>
          </table:table-cell>
          <table:table-cell office:value-type="float" office:value="0.623475790023804" calcext:value-type="float">
            <text:p>0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7.7710542678833" calcext:value-type="float">
            <text:p>-7,8</text:p>
          </table:table-cell>
          <table:table-cell office:value-type="float" office:value="-3.61070466041565" calcext:value-type="float">
            <text:p>-3,6</text:p>
          </table:table-cell>
          <table:table-cell office:value-type="float" office:value="0.549644708633423" calcext:value-type="float">
            <text:p>0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7.7858247756958" calcext:value-type="float">
            <text:p>-7,8</text:p>
          </table:table-cell>
          <table:table-cell office:value-type="float" office:value="-3.62474083900452" calcext:value-type="float">
            <text:p>-3,6</text:p>
          </table:table-cell>
          <table:table-cell office:value-type="float" office:value="0.536343336105347" calcext:value-type="float">
            <text:p>0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7.75793123245239" calcext:value-type="float">
            <text:p>-7,8</text:p>
          </table:table-cell>
          <table:table-cell office:value-type="float" office:value="-3.59812021255493" calcext:value-type="float">
            <text:p>-3,6</text:p>
          </table:table-cell>
          <table:table-cell office:value-type="float" office:value="0.561690807342529" calcext:value-type="float">
            <text:p>0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7.6859884262085" calcext:value-type="float">
            <text:p>-7,7</text:p>
          </table:table-cell>
          <table:table-cell office:value-type="float" office:value="-3.53199028968811" calcext:value-type="float">
            <text:p>-3,5</text:p>
          </table:table-cell>
          <table:table-cell office:value-type="float" office:value="0.622007608413696" calcext:value-type="float">
            <text:p>0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7.58046531677246" calcext:value-type="float">
            <text:p>-7,6</text:p>
          </table:table-cell>
          <table:table-cell office:value-type="float" office:value="-3.44114756584167" calcext:value-type="float">
            <text:p>-3,4</text:p>
          </table:table-cell>
          <table:table-cell office:value-type="float" office:value="0.698169946670532" calcext:value-type="float">
            <text:p>0,7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7.46022176742554" calcext:value-type="float">
            <text:p>-7,5</text:p>
          </table:table-cell>
          <table:table-cell office:value-type="float" office:value="-3.34147453308105" calcext:value-type="float">
            <text:p>-3,3</text:p>
          </table:table-cell>
          <table:table-cell office:value-type="float" office:value="0.777272701263428" calcext:value-type="float">
            <text:p>0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7.3429102897644" calcext:value-type="float">
            <text:p>-7,3</text:p>
          </table:table-cell>
          <table:table-cell office:value-type="float" office:value="-3.2539234161377" calcext:value-type="float">
            <text:p>-3,3</text:p>
          </table:table-cell>
          <table:table-cell office:value-type="float" office:value="0.835063457489014" calcext:value-type="float">
            <text:p>0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7.23287439346314" calcext:value-type="float">
            <text:p>-7,2</text:p>
          </table:table-cell>
          <table:table-cell office:value-type="float" office:value="-3.18542385101318" calcext:value-type="float">
            <text:p>-3,2</text:p>
          </table:table-cell>
          <table:table-cell office:value-type="float" office:value="0.862026691436768" calcext:value-type="float">
            <text:p>0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7.14504289627075" calcext:value-type="float">
            <text:p>-7,1</text:p>
          </table:table-cell>
          <table:table-cell office:value-type="float" office:value="-3.15286803245544" calcext:value-type="float">
            <text:p>-3,2</text:p>
          </table:table-cell>
          <table:table-cell office:value-type="float" office:value="0.839306831359863" calcext:value-type="float">
            <text:p>0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7.08449745178223" calcext:value-type="float">
            <text:p>-7,1</text:p>
          </table:table-cell>
          <table:table-cell office:value-type="float" office:value="-3.15481328964233" calcext:value-type="float">
            <text:p>-3,2</text:p>
          </table:table-cell>
          <table:table-cell office:value-type="float" office:value="0.774871110916138" calcext:value-type="float">
            <text:p>0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7.0702395439148" calcext:value-type="float">
            <text:p>-7,1</text:p>
          </table:table-cell>
          <table:table-cell office:value-type="float" office:value="-3.19791626930237" calcext:value-type="float">
            <text:p>-3,2</text:p>
          </table:table-cell>
          <table:table-cell office:value-type="float" office:value="0.674407005310059" calcext:value-type="float">
            <text:p>0,7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7.10954189300537" calcext:value-type="float">
            <text:p>-7,1</text:p>
          </table:table-cell>
          <table:table-cell office:value-type="float" office:value="-3.27934122085571" calcext:value-type="float">
            <text:p>-3,3</text:p>
          </table:table-cell>
          <table:table-cell office:value-type="float" office:value="0.550859451293945" calcext:value-type="float">
            <text:p>0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7.19398021697998" calcext:value-type="float">
            <text:p>-7,2</text:p>
          </table:table-cell>
          <table:table-cell office:value-type="float" office:value="-3.39228224754333" calcext:value-type="float">
            <text:p>-3,4</text:p>
          </table:table-cell>
          <table:table-cell office:value-type="float" office:value="0.409415483474731" calcext:value-type="float">
            <text:p>0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7.30398750305176" calcext:value-type="float">
            <text:p>-7,3</text:p>
          </table:table-cell>
          <table:table-cell office:value-type="float" office:value="-3.52014374732971" calcext:value-type="float">
            <text:p>-3,5</text:p>
          </table:table-cell>
          <table:table-cell office:value-type="float" office:value="0.263700008392334" calcext:value-type="float">
            <text:p>0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7.41475582122803" calcext:value-type="float">
            <text:p>-7,4</text:p>
          </table:table-cell>
          <table:table-cell office:value-type="float" office:value="-3.64712285995483" calcext:value-type="float">
            <text:p>-3,6</text:p>
          </table:table-cell>
          <table:table-cell office:value-type="float" office:value="0.12050986289978" calcext:value-type="float">
            <text:p>0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7.50960302352905" calcext:value-type="float">
            <text:p>-7,5</text:p>
          </table:table-cell>
          <table:table-cell office:value-type="float" office:value="-3.75621652603149" calcext:value-type="float">
            <text:p>-3,8</text:p>
          </table:table-cell>
          <table:table-cell office:value-type="float" office:value="-0.00283002853393555" calcext:value-type="float">
            <text:p>0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7.57599449157715" calcext:value-type="float">
            <text:p>-7,6</text:p>
          </table:table-cell>
          <table:table-cell office:value-type="float" office:value="-3.83746695518494" calcext:value-type="float">
            <text:p>-3,8</text:p>
          </table:table-cell>
          <table:table-cell office:value-type="float" office:value="-0.0989394187927246" calcext:value-type="float">
            <text:p>-0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7.60782337188721" calcext:value-type="float">
            <text:p>-7,6</text:p>
          </table:table-cell>
          <table:table-cell office:value-type="float" office:value="-3.88126659393311" calcext:value-type="float">
            <text:p>-3,9</text:p>
          </table:table-cell>
          <table:table-cell office:value-type="float" office:value="-0.154709815979004" calcext:value-type="float">
            <text:p>-0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7.59651041030884" calcext:value-type="float">
            <text:p>-7,6</text:p>
          </table:table-cell>
          <table:table-cell office:value-type="float" office:value="-3.88141751289368" calcext:value-type="float">
            <text:p>-3,9</text:p>
          </table:table-cell>
          <table:table-cell office:value-type="float" office:value="-0.166324615478516" calcext:value-type="float">
            <text:p>-0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7.53964424133301" calcext:value-type="float">
            <text:p>-7,5</text:p>
          </table:table-cell>
          <table:table-cell office:value-type="float" office:value="-3.83693838119507" calcext:value-type="float">
            <text:p>-3,8</text:p>
          </table:table-cell>
          <table:table-cell office:value-type="float" office:value="-0.134232759475708" calcext:value-type="float">
            <text:p>-0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7.42722415924072" calcext:value-type="float">
            <text:p>-7,4</text:p>
          </table:table-cell>
          <table:table-cell office:value-type="float" office:value="-3.74091124534607" calcext:value-type="float">
            <text:p>-3,7</text:p>
          </table:table-cell>
          <table:table-cell office:value-type="float" office:value="-0.0545980930328369" calcext:value-type="float">
            <text:p>-0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7.2622184753418" calcext:value-type="float">
            <text:p>-7,3</text:p>
          </table:table-cell>
          <table:table-cell office:value-type="float" office:value="-3.59638381004333" calcext:value-type="float">
            <text:p>-3,6</text:p>
          </table:table-cell>
          <table:table-cell office:value-type="float" office:value="0.0694506168365479" calcext:value-type="float">
            <text:p>0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7.04829120635986" calcext:value-type="float">
            <text:p>-7,0</text:p>
          </table:table-cell>
          <table:table-cell office:value-type="float" office:value="-3.40487408638" calcext:value-type="float">
            <text:p>-3,4</text:p>
          </table:table-cell>
          <table:table-cell office:value-type="float" office:value="0.238542795181274" calcext:value-type="float">
            <text:p>0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6.80230331420898" calcext:value-type="float">
            <text:p>-6,8</text:p>
          </table:table-cell>
          <table:table-cell office:value-type="float" office:value="-3.17296886444092" calcext:value-type="float">
            <text:p>-3,2</text:p>
          </table:table-cell>
          <table:table-cell office:value-type="float" office:value="0.456365346908569" calcext:value-type="float">
            <text:p>0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6.53393268585205" calcext:value-type="float">
            <text:p>-6,5</text:p>
          </table:table-cell>
          <table:table-cell office:value-type="float" office:value="-2.90971946716309" calcext:value-type="float">
            <text:p>-2,9</text:p>
          </table:table-cell>
          <table:table-cell office:value-type="float" office:value="0.714493751525879" calcext:value-type="float">
            <text:p>0,7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6.24916934967041" calcext:value-type="float">
            <text:p>-6,2</text:p>
          </table:table-cell>
          <table:table-cell office:value-type="float" office:value="-2.62125396728516" calcext:value-type="float">
            <text:p>-2,6</text:p>
          </table:table-cell>
          <table:table-cell office:value-type="float" office:value="1.00666117668152" calcext:value-type="float">
            <text:p>1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5.94955921173096" calcext:value-type="float">
            <text:p>-5,9</text:p>
          </table:table-cell>
          <table:table-cell office:value-type="float" office:value="-2.31599926948547" calcext:value-type="float">
            <text:p>-2,3</text:p>
          </table:table-cell>
          <table:table-cell office:value-type="float" office:value="1.31756043434143" calcext:value-type="float">
            <text:p>1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5.6412525177002" calcext:value-type="float">
            <text:p>-5,6</text:p>
          </table:table-cell>
          <table:table-cell office:value-type="float" office:value="-1.99962866306305" calcext:value-type="float">
            <text:p>-2,0</text:p>
          </table:table-cell>
          <table:table-cell office:value-type="float" office:value="1.64199531078339" calcext:value-type="float">
            <text:p>1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5.33319425582886" calcext:value-type="float">
            <text:p>-5,3</text:p>
          </table:table-cell>
          <table:table-cell office:value-type="float" office:value="-1.68144035339355" calcext:value-type="float">
            <text:p>-1,7</text:p>
          </table:table-cell>
          <table:table-cell office:value-type="float" office:value="1.97031354904175" calcext:value-type="float">
            <text:p>2,0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5.0332818031311" calcext:value-type="float">
            <text:p>-5,0</text:p>
          </table:table-cell>
          <table:table-cell office:value-type="float" office:value="-1.36635982990265" calcext:value-type="float">
            <text:p>-1,4</text:p>
          </table:table-cell>
          <table:table-cell office:value-type="float" office:value="2.30056238174438" calcext:value-type="float">
            <text:p>2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4.7428765296936" calcext:value-type="float">
            <text:p>-4,7</text:p>
          </table:table-cell>
          <table:table-cell office:value-type="float" office:value="-1.06926345825195" calcext:value-type="float">
            <text:p>-1,1</text:p>
          </table:table-cell>
          <table:table-cell office:value-type="float" office:value="2.6043496131897" calcext:value-type="float">
            <text:p>2,6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4.46390867233276" calcext:value-type="float">
            <text:p>-4,5</text:p>
          </table:table-cell>
          <table:table-cell office:value-type="float" office:value="-0.786330938339233" calcext:value-type="float">
            <text:p>-0,8</text:p>
          </table:table-cell>
          <table:table-cell office:value-type="float" office:value="2.8912467956543" calcext:value-type="float">
            <text:p>2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4.18977308273315" calcext:value-type="float">
            <text:p>-4,2</text:p>
          </table:table-cell>
          <table:table-cell office:value-type="float" office:value="-0.505288422107697" calcext:value-type="float">
            <text:p>-0,5</text:p>
          </table:table-cell>
          <table:table-cell office:value-type="float" office:value="3.17919635772705" calcext:value-type="float">
            <text:p>3,2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3.8984842300415" calcext:value-type="float">
            <text:p>-3,9</text:p>
          </table:table-cell>
          <table:table-cell office:value-type="float" office:value="-0.213459044694901" calcext:value-type="float">
            <text:p>-0,2</text:p>
          </table:table-cell>
          <table:table-cell office:value-type="float" office:value="3.47156620025635" calcext:value-type="float">
            <text:p>3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3.57940006256104" calcext:value-type="float">
            <text:p>-3,6</text:p>
          </table:table-cell>
          <table:table-cell office:value-type="float" office:value="0.0972272455692291" calcext:value-type="float">
            <text:p>0,1</text:p>
          </table:table-cell>
          <table:table-cell office:value-type="float" office:value="3.77385473251343" calcext:value-type="float">
            <text:p>3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3.20921230316162" calcext:value-type="float">
            <text:p>-3,2</text:p>
          </table:table-cell>
          <table:table-cell office:value-type="float" office:value="0.452316641807556" calcext:value-type="float">
            <text:p>0,5</text:p>
          </table:table-cell>
          <table:table-cell office:value-type="float" office:value="4.11384534835815" calcext:value-type="float">
            <text:p>4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2.84544992446899" calcext:value-type="float">
            <text:p>-2,8</text:p>
          </table:table-cell>
          <table:table-cell office:value-type="float" office:value="0.7941734790802" calcext:value-type="float">
            <text:p>0,8</text:p>
          </table:table-cell>
          <table:table-cell office:value-type="float" office:value="4.43379688262939" calcext:value-type="float">
            <text:p>4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2.46666526794434" calcext:value-type="float">
            <text:p>-2,5</text:p>
          </table:table-cell>
          <table:table-cell office:value-type="float" office:value="1.15264642238617" calcext:value-type="float">
            <text:p>1,2</text:p>
          </table:table-cell>
          <table:table-cell office:value-type="float" office:value="4.77195835113525" calcext:value-type="float">
            <text:p>4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2.07845735549927" calcext:value-type="float">
            <text:p>-2,1</text:p>
          </table:table-cell>
          <table:table-cell office:value-type="float" office:value="1.52708899974823" calcext:value-type="float">
            <text:p>1,5</text:p>
          </table:table-cell>
          <table:table-cell office:value-type="float" office:value="5.13263559341431" calcext:value-type="float">
            <text:p>5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1.68359172344208" calcext:value-type="float">
            <text:p>-1,7</text:p>
          </table:table-cell>
          <table:table-cell office:value-type="float" office:value="1.91558873653412" calcext:value-type="float">
            <text:p>1,9</text:p>
          </table:table-cell>
          <table:table-cell office:value-type="float" office:value="5.51476907730103" calcext:value-type="float">
            <text:p>5,5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1.305992603302" calcext:value-type="float">
            <text:p>-1,3</text:p>
          </table:table-cell>
          <table:table-cell office:value-type="float" office:value="2.31326770782471" calcext:value-type="float">
            <text:p>2,3</text:p>
          </table:table-cell>
          <table:table-cell office:value-type="float" office:value="5.93252801895142" calcext:value-type="float">
            <text:p>5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0.895348072052002" calcext:value-type="float">
            <text:p>-0,9</text:p>
          </table:table-cell>
          <table:table-cell office:value-type="float" office:value="2.73579907417297" calcext:value-type="float">
            <text:p>2,7</text:p>
          </table:table-cell>
          <table:table-cell office:value-type="float" office:value="6.36694622039795" calcext:value-type="float">
            <text:p>6,4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0.487995624542236" calcext:value-type="float">
            <text:p>-0,5</text:p>
          </table:table-cell>
          <table:table-cell office:value-type="float" office:value="3.17599868774414" calcext:value-type="float">
            <text:p>3,2</text:p>
          </table:table-cell>
          <table:table-cell office:value-type="float" office:value="6.83999300003052" calcext:value-type="float">
            <text:p>6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0.0986731052398682" calcext:value-type="float">
            <text:p>-0,1</text:p>
          </table:table-cell>
          <table:table-cell office:value-type="float" office:value="3.61166596412659" calcext:value-type="float">
            <text:p>3,6</text:p>
          </table:table-cell>
          <table:table-cell office:value-type="float" office:value="7.32200527191162" calcext:value-type="float">
            <text:p>7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0.229479789733887" calcext:value-type="float">
            <text:p>0,2</text:p>
          </table:table-cell>
          <table:table-cell office:value-type="float" office:value="4.04080247879028" calcext:value-type="float">
            <text:p>4,0</text:p>
          </table:table-cell>
          <table:table-cell office:value-type="float" office:value="7.85212516784668" calcext:value-type="float">
            <text:p>7,9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0.511931896209717" calcext:value-type="float">
            <text:p>0,5</text:p>
          </table:table-cell>
          <table:table-cell office:value-type="float" office:value="4.42588663101196" calcext:value-type="float">
            <text:p>4,4</text:p>
          </table:table-cell>
          <table:table-cell office:value-type="float" office:value="8.33984184265137" calcext:value-type="float">
            <text:p>8,3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0.688501834869385" calcext:value-type="float">
            <text:p>0,7</text:p>
          </table:table-cell>
          <table:table-cell office:value-type="float" office:value="4.74699926376343" calcext:value-type="float">
            <text:p>4,7</text:p>
          </table:table-cell>
          <table:table-cell office:value-type="float" office:value="8.80549621582031" calcext:value-type="float">
            <text:p>8,8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0.935913562774658" calcext:value-type="float">
            <text:p>0,9</text:p>
          </table:table-cell>
          <table:table-cell office:value-type="float" office:value="4.99414825439453" calcext:value-type="float">
            <text:p>5,0</text:p>
          </table:table-cell>
          <table:table-cell office:value-type="float" office:value="9.05238342285156" calcext:value-type="float">
            <text:p>9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1.21280241012573" calcext:value-type="float">
            <text:p>1,2</text:p>
          </table:table-cell>
          <table:table-cell office:value-type="float" office:value="5.16321563720703" calcext:value-type="float">
            <text:p>5,2</text:p>
          </table:table-cell>
          <table:table-cell office:value-type="float" office:value="9.11362838745117" calcext:value-type="float">
            <text:p>9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1.42168521881104" calcext:value-type="float">
            <text:p>1,4</text:p>
          </table:table-cell>
          <table:table-cell office:value-type="float" office:value="5.24156856536865" calcext:value-type="float">
            <text:p>5,2</text:p>
          </table:table-cell>
          <table:table-cell office:value-type="float" office:value="9.06145191192627" calcext:value-type="float">
            <text:p>9,1</text:p>
          </table:table-cell>
        </table:table-row>
        <table:table-row table:style-name="ro1">
          <table:table-cell office:value-type="string" calcext:value-type="string">
            <text:p>Pelvic Int/External Rota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.55232524871826" calcext:value-type="float">
            <text:p>1,6</text:p>
          </table:table-cell>
          <table:table-cell office:value-type="float" office:value="5.28258609771729" calcext:value-type="float">
            <text:p>5,3</text:p>
          </table:table-cell>
          <table:table-cell office:value-type="float" office:value="9.01284694671631" calcext:value-type="float">
            <text:p>9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3.5332412719727" calcext:value-type="float">
            <text:p>23,5</text:p>
          </table:table-cell>
          <table:table-cell office:value-type="float" office:value="27.9246501922607" calcext:value-type="float">
            <text:p>27,9</text:p>
          </table:table-cell>
          <table:table-cell office:value-type="float" office:value="32.3160591125488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23.393970489502" calcext:value-type="float">
            <text:p>23,4</text:p>
          </table:table-cell>
          <table:table-cell office:value-type="float" office:value="27.8394660949707" calcext:value-type="float">
            <text:p>27,8</text:p>
          </table:table-cell>
          <table:table-cell office:value-type="float" office:value="32.2849617004395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23.2187595367432" calcext:value-type="float">
            <text:p>23,2</text:p>
          </table:table-cell>
          <table:table-cell office:value-type="float" office:value="27.7470703125" calcext:value-type="float">
            <text:p>27,7</text:p>
          </table:table-cell>
          <table:table-cell office:value-type="float" office:value="32.2753829956055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22.9896125793457" calcext:value-type="float">
            <text:p>23,0</text:p>
          </table:table-cell>
          <table:table-cell office:value-type="float" office:value="27.6335735321045" calcext:value-type="float">
            <text:p>27,6</text:p>
          </table:table-cell>
          <table:table-cell office:value-type="float" office:value="32.2775344848633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22.6837882995605" calcext:value-type="float">
            <text:p>22,7</text:p>
          </table:table-cell>
          <table:table-cell office:value-type="float" office:value="27.4877414703369" calcext:value-type="float">
            <text:p>27,5</text:p>
          </table:table-cell>
          <table:table-cell office:value-type="float" office:value="32.2916946411133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2.2953510284424" calcext:value-type="float">
            <text:p>22,3</text:p>
          </table:table-cell>
          <table:table-cell office:value-type="float" office:value="27.2909679412842" calcext:value-type="float">
            <text:p>27,3</text:p>
          </table:table-cell>
          <table:table-cell office:value-type="float" office:value="32.2865867614746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21.8240795135498" calcext:value-type="float">
            <text:p>21,8</text:p>
          </table:table-cell>
          <table:table-cell office:value-type="float" office:value="27.0216331481934" calcext:value-type="float">
            <text:p>27,0</text:p>
          </table:table-cell>
          <table:table-cell office:value-type="float" office:value="32.2191886901855" calcext:value-type="float">
            <text:p>32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21.2754497528076" calcext:value-type="float">
            <text:p>21,3</text:p>
          </table:table-cell>
          <table:table-cell office:value-type="float" office:value="26.6494331359863" calcext:value-type="float">
            <text:p>26,6</text:p>
          </table:table-cell>
          <table:table-cell office:value-type="float" office:value="32.0234184265137" calcext:value-type="float">
            <text:p>32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20.6613597869873" calcext:value-type="float">
            <text:p>20,7</text:p>
          </table:table-cell>
          <table:table-cell office:value-type="float" office:value="26.1580467224121" calcext:value-type="float">
            <text:p>26,2</text:p>
          </table:table-cell>
          <table:table-cell office:value-type="float" office:value="31.6547336578369" calcext:value-type="float">
            <text:p>31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19.9633502960205" calcext:value-type="float">
            <text:p>20,0</text:p>
          </table:table-cell>
          <table:table-cell office:value-type="float" office:value="25.5350589752197" calcext:value-type="float">
            <text:p>25,5</text:p>
          </table:table-cell>
          <table:table-cell office:value-type="float" office:value="31.1067676544189" calcext:value-type="float">
            <text:p>31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9.1885261535645" calcext:value-type="float">
            <text:p>19,2</text:p>
          </table:table-cell>
          <table:table-cell office:value-type="float" office:value="24.7912425994873" calcext:value-type="float">
            <text:p>24,8</text:p>
          </table:table-cell>
          <table:table-cell office:value-type="float" office:value="30.3939590454102" calcext:value-type="float">
            <text:p>30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8.3331279754639" calcext:value-type="float">
            <text:p>18,3</text:p>
          </table:table-cell>
          <table:table-cell office:value-type="float" office:value="23.9367542266846" calcext:value-type="float">
            <text:p>23,9</text:p>
          </table:table-cell>
          <table:table-cell office:value-type="float" office:value="29.5403804779053" calcext:value-type="float">
            <text:p>29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7.3928127288818" calcext:value-type="float">
            <text:p>17,4</text:p>
          </table:table-cell>
          <table:table-cell office:value-type="float" office:value="22.9877605438232" calcext:value-type="float">
            <text:p>23,0</text:p>
          </table:table-cell>
          <table:table-cell office:value-type="float" office:value="28.5827083587646" calcext:value-type="float">
            <text:p>28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6.383731842041" calcext:value-type="float">
            <text:p>16,4</text:p>
          </table:table-cell>
          <table:table-cell office:value-type="float" office:value="21.968563079834" calcext:value-type="float">
            <text:p>22,0</text:p>
          </table:table-cell>
          <table:table-cell office:value-type="float" office:value="27.553394317627" calcext:value-type="float">
            <text:p>27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5.3099060058594" calcext:value-type="float">
            <text:p>15,3</text:p>
          </table:table-cell>
          <table:table-cell office:value-type="float" office:value="20.9000396728516" calcext:value-type="float">
            <text:p>20,9</text:p>
          </table:table-cell>
          <table:table-cell office:value-type="float" office:value="26.4901733398437" calcext:value-type="float">
            <text:p>26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4.1861991882324" calcext:value-type="float">
            <text:p>14,2</text:p>
          </table:table-cell>
          <table:table-cell office:value-type="float" office:value="19.7899265289307" calcext:value-type="float">
            <text:p>19,8</text:p>
          </table:table-cell>
          <table:table-cell office:value-type="float" office:value="25.3936538696289" calcext:value-type="float">
            <text:p>25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13.0315790176392" calcext:value-type="float">
            <text:p>13,0</text:p>
          </table:table-cell>
          <table:table-cell office:value-type="float" office:value="18.6521091461182" calcext:value-type="float">
            <text:p>18,7</text:p>
          </table:table-cell>
          <table:table-cell office:value-type="float" office:value="24.2726402282715" calcext:value-type="float">
            <text:p>24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11.8562602996826" calcext:value-type="float">
            <text:p>11,9</text:p>
          </table:table-cell>
          <table:table-cell office:value-type="float" office:value="17.4850425720215" calcext:value-type="float">
            <text:p>17,5</text:p>
          </table:table-cell>
          <table:table-cell office:value-type="float" office:value="23.1138248443604" calcext:value-type="float">
            <text:p>23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10.6752223968506" calcext:value-type="float">
            <text:p>10,7</text:p>
          </table:table-cell>
          <table:table-cell office:value-type="float" office:value="16.3010387420654" calcext:value-type="float">
            <text:p>16,3</text:p>
          </table:table-cell>
          <table:table-cell office:value-type="float" office:value="21.9268550872803" calcext:value-type="float">
            <text:p>21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9.48954772949219" calcext:value-type="float">
            <text:p>9,5</text:p>
          </table:table-cell>
          <table:table-cell office:value-type="float" office:value="15.1040744781494" calcext:value-type="float">
            <text:p>15,1</text:p>
          </table:table-cell>
          <table:table-cell office:value-type="float" office:value="20.7186012268066" calcext:value-type="float">
            <text:p>20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8.3057975769043" calcext:value-type="float">
            <text:p>8,3</text:p>
          </table:table-cell>
          <table:table-cell office:value-type="float" office:value="13.9012069702148" calcext:value-type="float">
            <text:p>13,9</text:p>
          </table:table-cell>
          <table:table-cell office:value-type="float" office:value="19.4966163635254" calcext:value-type="float">
            <text:p>19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7.12557792663574" calcext:value-type="float">
            <text:p>7,1</text:p>
          </table:table-cell>
          <table:table-cell office:value-type="float" office:value="12.6988859176636" calcext:value-type="float">
            <text:p>12,7</text:p>
          </table:table-cell>
          <table:table-cell office:value-type="float" office:value="18.2721939086914" calcext:value-type="float">
            <text:p>18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5.94858741760254" calcext:value-type="float">
            <text:p>5,9</text:p>
          </table:table-cell>
          <table:table-cell office:value-type="float" office:value="11.4970483779907" calcext:value-type="float">
            <text:p>11,5</text:p>
          </table:table-cell>
          <table:table-cell office:value-type="float" office:value="17.0455093383789" calcext:value-type="float">
            <text:p>17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4.77047538757324" calcext:value-type="float">
            <text:p>4,8</text:p>
          </table:table-cell>
          <table:table-cell office:value-type="float" office:value="10.2975444793701" calcext:value-type="float">
            <text:p>10,3</text:p>
          </table:table-cell>
          <table:table-cell office:value-type="float" office:value="15.824613571167" calcext:value-type="float">
            <text:p>15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9489154815674" calcext:value-type="float">
            <text:p>3,6</text:p>
          </table:table-cell>
          <table:table-cell office:value-type="float" office:value="9.10153198242188" calcext:value-type="float">
            <text:p>9,1</text:p>
          </table:table-cell>
          <table:table-cell office:value-type="float" office:value="14.608172416687" calcext:value-type="float">
            <text:p>14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41662693023682" calcext:value-type="float">
            <text:p>2,4</text:p>
          </table:table-cell>
          <table:table-cell office:value-type="float" office:value="7.90712785720825" calcext:value-type="float">
            <text:p>7,9</text:p>
          </table:table-cell>
          <table:table-cell office:value-type="float" office:value="13.3976287841797" calcext:value-type="float">
            <text:p>13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1.24051141738892" calcext:value-type="float">
            <text:p>1,2</text:p>
          </table:table-cell>
          <table:table-cell office:value-type="float" office:value="6.71845102310181" calcext:value-type="float">
            <text:p>6,7</text:p>
          </table:table-cell>
          <table:table-cell office:value-type="float" office:value="12.1963901519775" calcext:value-type="float">
            <text:p>12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0.0619654655456543" calcext:value-type="float">
            <text:p>0,1</text:p>
          </table:table-cell>
          <table:table-cell office:value-type="float" office:value="5.53480195999146" calcext:value-type="float">
            <text:p>5,5</text:p>
          </table:table-cell>
          <table:table-cell office:value-type="float" office:value="11.0076389312744" calcext:value-type="float">
            <text:p>11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1.10970592498779" calcext:value-type="float">
            <text:p>-1,1</text:p>
          </table:table-cell>
          <table:table-cell office:value-type="float" office:value="4.36237239837647" calcext:value-type="float">
            <text:p>4,4</text:p>
          </table:table-cell>
          <table:table-cell office:value-type="float" office:value="9.83445072174072" calcext:value-type="float">
            <text:p>9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2.27879905700684" calcext:value-type="float">
            <text:p>-2,3</text:p>
          </table:table-cell>
          <table:table-cell office:value-type="float" office:value="3.19870662689209" calcext:value-type="float">
            <text:p>3,2</text:p>
          </table:table-cell>
          <table:table-cell office:value-type="float" office:value="8.67621231079102" calcext:value-type="float">
            <text:p>8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3.43314790725708" calcext:value-type="float">
            <text:p>-3,4</text:p>
          </table:table-cell>
          <table:table-cell office:value-type="float" office:value="2.05221223831177" calcext:value-type="float">
            <text:p>2,1</text:p>
          </table:table-cell>
          <table:table-cell office:value-type="float" office:value="7.53757238388062" calcext:value-type="float">
            <text:p>7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4.57517576217651" calcext:value-type="float">
            <text:p>-4,6</text:p>
          </table:table-cell>
          <table:table-cell office:value-type="float" office:value="0.922442495822907" calcext:value-type="float">
            <text:p>0,9</text:p>
          </table:table-cell>
          <table:table-cell office:value-type="float" office:value="6.42006063461304" calcext:value-type="float">
            <text:p>6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5.69350385665894" calcext:value-type="float">
            <text:p>-5,7</text:p>
          </table:table-cell>
          <table:table-cell office:value-type="float" office:value="-0.180644631385803" calcext:value-type="float">
            <text:p>-0,2</text:p>
          </table:table-cell>
          <table:table-cell office:value-type="float" office:value="5.33221483230591" calcext:value-type="float">
            <text:p>5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6.78595590591431" calcext:value-type="float">
            <text:p>-6,8</text:p>
          </table:table-cell>
          <table:table-cell office:value-type="float" office:value="-1.25639092922211" calcext:value-type="float">
            <text:p>-1,3</text:p>
          </table:table-cell>
          <table:table-cell office:value-type="float" office:value="4.27317380905151" calcext:value-type="float">
            <text:p>4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7.84163761138916" calcext:value-type="float">
            <text:p>-7,8</text:p>
          </table:table-cell>
          <table:table-cell office:value-type="float" office:value="-2.29677796363831" calcext:value-type="float">
            <text:p>-2,3</text:p>
          </table:table-cell>
          <table:table-cell office:value-type="float" office:value="3.24808144569397" calcext:value-type="float">
            <text:p>3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8.85955238342285" calcext:value-type="float">
            <text:p>-8,9</text:p>
          </table:table-cell>
          <table:table-cell office:value-type="float" office:value="-3.30257248878479" calcext:value-type="float">
            <text:p>-3,3</text:p>
          </table:table-cell>
          <table:table-cell office:value-type="float" office:value="2.25440716743469" calcext:value-type="float">
            <text:p>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9.83541584014893" calcext:value-type="float">
            <text:p>-9,8</text:p>
          </table:table-cell>
          <table:table-cell office:value-type="float" office:value="-4.27173042297363" calcext:value-type="float">
            <text:p>-4,3</text:p>
          </table:table-cell>
          <table:table-cell office:value-type="float" office:value="1.29195499420166" calcext:value-type="float">
            <text:p>1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10.7778453826904" calcext:value-type="float">
            <text:p>-10,8</text:p>
          </table:table-cell>
          <table:table-cell office:value-type="float" office:value="-5.21386432647705" calcext:value-type="float">
            <text:p>-5,2</text:p>
          </table:table-cell>
          <table:table-cell office:value-type="float" office:value="0.350117206573486" calcext:value-type="float">
            <text:p>0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11.6819887161255" calcext:value-type="float">
            <text:p>-11,7</text:p>
          </table:table-cell>
          <table:table-cell office:value-type="float" office:value="-6.12522745132446" calcext:value-type="float">
            <text:p>-6,1</text:p>
          </table:table-cell>
          <table:table-cell office:value-type="float" office:value="-0.568466186523438" calcext:value-type="float">
            <text:p>-0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12.5567464828491" calcext:value-type="float">
            <text:p>-12,6</text:p>
          </table:table-cell>
          <table:table-cell office:value-type="float" office:value="-7.01068687438965" calcext:value-type="float">
            <text:p>-7,0</text:p>
          </table:table-cell>
          <table:table-cell office:value-type="float" office:value="-1.46462726593018" calcext:value-type="float">
            <text:p>-1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13.3954620361328" calcext:value-type="float">
            <text:p>-13,4</text:p>
          </table:table-cell>
          <table:table-cell office:value-type="float" office:value="-7.86368894577026" calcext:value-type="float">
            <text:p>-7,9</text:p>
          </table:table-cell>
          <table:table-cell office:value-type="float" office:value="-2.33191633224487" calcext:value-type="float">
            <text:p>-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14.2048921585083" calcext:value-type="float">
            <text:p>-14,2</text:p>
          </table:table-cell>
          <table:table-cell office:value-type="float" office:value="-8.68713474273682" calcext:value-type="float">
            <text:p>-8,7</text:p>
          </table:table-cell>
          <table:table-cell office:value-type="float" office:value="-3.16937732696533" calcext:value-type="float">
            <text:p>-3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14.9739284515381" calcext:value-type="float">
            <text:p>-15,0</text:p>
          </table:table-cell>
          <table:table-cell office:value-type="float" office:value="-9.47068214416504" calcext:value-type="float">
            <text:p>-9,5</text:p>
          </table:table-cell>
          <table:table-cell office:value-type="float" office:value="-3.96743583679199" calcext:value-type="float">
            <text:p>-4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15.7032089233398" calcext:value-type="float">
            <text:p>-15,7</text:p>
          </table:table-cell>
          <table:table-cell office:value-type="float" office:value="-10.2094945907593" calcext:value-type="float">
            <text:p>-10,2</text:p>
          </table:table-cell>
          <table:table-cell office:value-type="float" office:value="-4.71578073501587" calcext:value-type="float">
            <text:p>-4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16.3767566680908" calcext:value-type="float">
            <text:p>-16,4</text:p>
          </table:table-cell>
          <table:table-cell office:value-type="float" office:value="-10.8927717208862" calcext:value-type="float">
            <text:p>-10,9</text:p>
          </table:table-cell>
          <table:table-cell office:value-type="float" office:value="-5.40878677368164" calcext:value-type="float">
            <text:p>-5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16.9950199127197" calcext:value-type="float">
            <text:p>-17,0</text:p>
          </table:table-cell>
          <table:table-cell office:value-type="float" office:value="-11.5175752639771" calcext:value-type="float">
            <text:p>-11,5</text:p>
          </table:table-cell>
          <table:table-cell office:value-type="float" office:value="-6.04013061523438" calcext:value-type="float">
            <text:p>-6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17.5370788574219" calcext:value-type="float">
            <text:p>-17,5</text:p>
          </table:table-cell>
          <table:table-cell office:value-type="float" office:value="-12.0722637176514" calcext:value-type="float">
            <text:p>-12,1</text:p>
          </table:table-cell>
          <table:table-cell office:value-type="float" office:value="-6.60744953155518" calcext:value-type="float">
            <text:p>-6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17.9945983886719" calcext:value-type="float">
            <text:p>-18,0</text:p>
          </table:table-cell>
          <table:table-cell office:value-type="float" office:value="-12.5496206283569" calcext:value-type="float">
            <text:p>-12,5</text:p>
          </table:table-cell>
          <table:table-cell office:value-type="float" office:value="-7.10464334487915" calcext:value-type="float">
            <text:p>-7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18.3458671569824" calcext:value-type="float">
            <text:p>-18,3</text:p>
          </table:table-cell>
          <table:table-cell office:value-type="float" office:value="-12.9366903305054" calcext:value-type="float">
            <text:p>-12,9</text:p>
          </table:table-cell>
          <table:table-cell office:value-type="float" office:value="-7.52751302719116" calcext:value-type="float">
            <text:p>-7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18.5880088806152" calcext:value-type="float">
            <text:p>-18,6</text:p>
          </table:table-cell>
          <table:table-cell office:value-type="float" office:value="-13.2241106033325" calcext:value-type="float">
            <text:p>-13,2</text:p>
          </table:table-cell>
          <table:table-cell office:value-type="float" office:value="-7.86021232604981" calcext:value-type="float">
            <text:p>-7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18.7006587982178" calcext:value-type="float">
            <text:p>-18,7</text:p>
          </table:table-cell>
          <table:table-cell office:value-type="float" office:value="-13.3942642211914" calcext:value-type="float">
            <text:p>-13,4</text:p>
          </table:table-cell>
          <table:table-cell office:value-type="float" office:value="-8.08786964416504" calcext:value-type="float">
            <text:p>-8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18.6544609069824" calcext:value-type="float">
            <text:p>-18,7</text:p>
          </table:table-cell>
          <table:table-cell office:value-type="float" office:value="-13.4141283035278" calcext:value-type="float">
            <text:p>-13,4</text:p>
          </table:table-cell>
          <table:table-cell office:value-type="float" office:value="-8.17379474639893" calcext:value-type="float">
            <text:p>-8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18.4504737854004" calcext:value-type="float">
            <text:p>-18,5</text:p>
          </table:table-cell>
          <table:table-cell office:value-type="float" office:value="-13.2779502868652" calcext:value-type="float">
            <text:p>-13,3</text:p>
          </table:table-cell>
          <table:table-cell office:value-type="float" office:value="-8.10542678833008" calcext:value-type="float">
            <text:p>-8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18.0826244354248" calcext:value-type="float">
            <text:p>-18,1</text:p>
          </table:table-cell>
          <table:table-cell office:value-type="float" office:value="-12.9714279174805" calcext:value-type="float">
            <text:p>-13,0</text:p>
          </table:table-cell>
          <table:table-cell office:value-type="float" office:value="-7.86023092269897" calcext:value-type="float">
            <text:p>-7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17.5297355651855" calcext:value-type="float">
            <text:p>-17,5</text:p>
          </table:table-cell>
          <table:table-cell office:value-type="float" office:value="-12.4779205322266" calcext:value-type="float">
            <text:p>-12,5</text:p>
          </table:table-cell>
          <table:table-cell office:value-type="float" office:value="-7.42610502243042" calcext:value-type="float">
            <text:p>-7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16.8007392883301" calcext:value-type="float">
            <text:p>-16,8</text:p>
          </table:table-cell>
          <table:table-cell office:value-type="float" office:value="-11.7940454483032" calcext:value-type="float">
            <text:p>-11,8</text:p>
          </table:table-cell>
          <table:table-cell office:value-type="float" office:value="-6.78735065460205" calcext:value-type="float">
            <text:p>-6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15.8821039199829" calcext:value-type="float">
            <text:p>-15,9</text:p>
          </table:table-cell>
          <table:table-cell office:value-type="float" office:value="-10.9087820053101" calcext:value-type="float">
            <text:p>-10,9</text:p>
          </table:table-cell>
          <table:table-cell office:value-type="float" office:value="-5.93546009063721" calcext:value-type="float">
            <text:p>-5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14.7998819351196" calcext:value-type="float">
            <text:p>-14,8</text:p>
          </table:table-cell>
          <table:table-cell office:value-type="float" office:value="-9.83440208435059" calcext:value-type="float">
            <text:p>-9,8</text:p>
          </table:table-cell>
          <table:table-cell office:value-type="float" office:value="-4.86892223358154" calcext:value-type="float">
            <text:p>-4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13.5317726135254" calcext:value-type="float">
            <text:p>-13,5</text:p>
          </table:table-cell>
          <table:table-cell office:value-type="float" office:value="-8.56260871887207" calcext:value-type="float">
            <text:p>-8,6</text:p>
          </table:table-cell>
          <table:table-cell office:value-type="float" office:value="-3.59344482421875" calcext:value-type="float">
            <text:p>-3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12.1123180389404" calcext:value-type="float">
            <text:p>-12,1</text:p>
          </table:table-cell>
          <table:table-cell office:value-type="float" office:value="-7.1174259185791" calcext:value-type="float">
            <text:p>-7,1</text:p>
          </table:table-cell>
          <table:table-cell office:value-type="float" office:value="-2.12253427505493" calcext:value-type="float">
            <text:p>-2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10.537917137146" calcext:value-type="float">
            <text:p>-10,5</text:p>
          </table:table-cell>
          <table:table-cell office:value-type="float" office:value="-5.5092339515686" calcext:value-type="float">
            <text:p>-5,5</text:p>
          </table:table-cell>
          <table:table-cell office:value-type="float" office:value="-0.480550765991211" calcext:value-type="float">
            <text:p>-0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8.83706569671631" calcext:value-type="float">
            <text:p>-8,8</text:p>
          </table:table-cell>
          <table:table-cell office:value-type="float" office:value="-3.76067233085632" calcext:value-type="float">
            <text:p>-3,8</text:p>
          </table:table-cell>
          <table:table-cell office:value-type="float" office:value="1.31572079658508" calcext:value-type="float">
            <text:p>1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7.01965999603272" calcext:value-type="float">
            <text:p>-7,0</text:p>
          </table:table-cell>
          <table:table-cell office:value-type="float" office:value="-1.88974034786224" calcext:value-type="float">
            <text:p>-1,9</text:p>
          </table:table-cell>
          <table:table-cell office:value-type="float" office:value="3.24017906188965" calcext:value-type="float">
            <text:p>3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5.11617374420166" calcext:value-type="float">
            <text:p>-5,1</text:p>
          </table:table-cell>
          <table:table-cell office:value-type="float" office:value="0.0699850991368294" calcext:value-type="float">
            <text:p>0,1</text:p>
          </table:table-cell>
          <table:table-cell office:value-type="float" office:value="5.25614356994629" calcext:value-type="float">
            <text:p>5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3.13929724693298" calcext:value-type="float">
            <text:p>-3,1</text:p>
          </table:table-cell>
          <table:table-cell office:value-type="float" office:value="2.09509015083313" calcext:value-type="float">
            <text:p>2,1</text:p>
          </table:table-cell>
          <table:table-cell office:value-type="float" office:value="7.32947731018066" calcext:value-type="float">
            <text:p>7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1.12490224838257" calcext:value-type="float">
            <text:p>-1,1</text:p>
          </table:table-cell>
          <table:table-cell office:value-type="float" office:value="4.14790201187134" calcext:value-type="float">
            <text:p>4,1</text:p>
          </table:table-cell>
          <table:table-cell office:value-type="float" office:value="9.42070579528809" calcext:value-type="float">
            <text:p>9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0.910024166107178" calcext:value-type="float">
            <text:p>0,9</text:p>
          </table:table-cell>
          <table:table-cell office:value-type="float" office:value="6.20498037338257" calcext:value-type="float">
            <text:p>6,2</text:p>
          </table:table-cell>
          <table:table-cell office:value-type="float" office:value="11.4999370574951" calcext:value-type="float">
            <text:p>11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2.92977857589722" calcext:value-type="float">
            <text:p>2,9</text:p>
          </table:table-cell>
          <table:table-cell office:value-type="float" office:value="8.23822498321533" calcext:value-type="float">
            <text:p>8,2</text:p>
          </table:table-cell>
          <table:table-cell office:value-type="float" office:value="13.5466709136963" calcext:value-type="float">
            <text:p>13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4.92120313644409" calcext:value-type="float">
            <text:p>4,9</text:p>
          </table:table-cell>
          <table:table-cell office:value-type="float" office:value="10.2321805953979" calcext:value-type="float">
            <text:p>10,2</text:p>
          </table:table-cell>
          <table:table-cell office:value-type="float" office:value="15.5431575775146" calcext:value-type="float">
            <text:p>15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6.8652777671814" calcext:value-type="float">
            <text:p>6,9</text:p>
          </table:table-cell>
          <table:table-cell office:value-type="float" office:value="12.1725759506226" calcext:value-type="float">
            <text:p>12,2</text:p>
          </table:table-cell>
          <table:table-cell office:value-type="float" office:value="17.4798736572266" calcext:value-type="float">
            <text:p>17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8.74886894226074" calcext:value-type="float">
            <text:p>8,7</text:p>
          </table:table-cell>
          <table:table-cell office:value-type="float" office:value="14.0440015792847" calcext:value-type="float">
            <text:p>14,0</text:p>
          </table:table-cell>
          <table:table-cell office:value-type="float" office:value="19.3391342163086" calcext:value-type="float">
            <text:p>19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10.5657653808594" calcext:value-type="float">
            <text:p>10,6</text:p>
          </table:table-cell>
          <table:table-cell office:value-type="float" office:value="15.837061882019" calcext:value-type="float">
            <text:p>15,8</text:p>
          </table:table-cell>
          <table:table-cell office:value-type="float" office:value="21.1083583831787" calcext:value-type="float">
            <text:p>21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12.3073301315308" calcext:value-type="float">
            <text:p>12,3</text:p>
          </table:table-cell>
          <table:table-cell office:value-type="float" office:value="17.5428447723389" calcext:value-type="float">
            <text:p>17,5</text:p>
          </table:table-cell>
          <table:table-cell office:value-type="float" office:value="22.7783584594727" calcext:value-type="float">
            <text:p>22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13.9594898223877" calcext:value-type="float">
            <text:p>14,0</text:p>
          </table:table-cell>
          <table:table-cell office:value-type="float" office:value="19.158109664917" calcext:value-type="float">
            <text:p>19,2</text:p>
          </table:table-cell>
          <table:table-cell office:value-type="float" office:value="24.3567295074463" calcext:value-type="float">
            <text:p>24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15.5170001983643" calcext:value-type="float">
            <text:p>15,5</text:p>
          </table:table-cell>
          <table:table-cell office:value-type="float" office:value="20.6797580718994" calcext:value-type="float">
            <text:p>20,7</text:p>
          </table:table-cell>
          <table:table-cell office:value-type="float" office:value="25.8425159454346" calcext:value-type="float">
            <text:p>25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16.974178314209" calcext:value-type="float">
            <text:p>17,0</text:p>
          </table:table-cell>
          <table:table-cell office:value-type="float" office:value="22.1106262207031" calcext:value-type="float">
            <text:p>22,1</text:p>
          </table:table-cell>
          <table:table-cell office:value-type="float" office:value="27.2470741271973" calcext:value-type="float">
            <text:p>27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18.310661315918" calcext:value-type="float">
            <text:p>18,3</text:p>
          </table:table-cell>
          <table:table-cell office:value-type="float" office:value="23.4353351593018" calcext:value-type="float">
            <text:p>23,4</text:p>
          </table:table-cell>
          <table:table-cell office:value-type="float" office:value="28.5600090026855" calcext:value-type="float">
            <text:p>28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19.5317859649658" calcext:value-type="float">
            <text:p>19,5</text:p>
          </table:table-cell>
          <table:table-cell office:value-type="float" office:value="24.6567878723145" calcext:value-type="float">
            <text:p>24,7</text:p>
          </table:table-cell>
          <table:table-cell office:value-type="float" office:value="29.7817897796631" calcext:value-type="float">
            <text:p>29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20.625997543335" calcext:value-type="float">
            <text:p>20,6</text:p>
          </table:table-cell>
          <table:table-cell office:value-type="float" office:value="25.7638816833496" calcext:value-type="float">
            <text:p>25,8</text:p>
          </table:table-cell>
          <table:table-cell office:value-type="float" office:value="30.9017658233643" calcext:value-type="float">
            <text:p>30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1.5789470672607" calcext:value-type="float">
            <text:p>21,6</text:p>
          </table:table-cell>
          <table:table-cell office:value-type="float" office:value="26.7432956695557" calcext:value-type="float">
            <text:p>26,7</text:p>
          </table:table-cell>
          <table:table-cell office:value-type="float" office:value="31.9076442718506" calcext:value-type="float">
            <text:p>31,9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2.4031925201416" calcext:value-type="float">
            <text:p>22,4</text:p>
          </table:table-cell>
          <table:table-cell office:value-type="float" office:value="27.6003093719482" calcext:value-type="float">
            <text:p>27,6</text:p>
          </table:table-cell>
          <table:table-cell office:value-type="float" office:value="32.7974281311035" calcext:value-type="float">
            <text:p>32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3.0754680633545" calcext:value-type="float">
            <text:p>23,1</text:p>
          </table:table-cell>
          <table:table-cell office:value-type="float" office:value="28.317024230957" calcext:value-type="float">
            <text:p>28,3</text:p>
          </table:table-cell>
          <table:table-cell office:value-type="float" office:value="33.5585784912109" calcext:value-type="float">
            <text:p>33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23.6175994873047" calcext:value-type="float">
            <text:p>23,6</text:p>
          </table:table-cell>
          <table:table-cell office:value-type="float" office:value="28.9068470001221" calcext:value-type="float">
            <text:p>28,9</text:p>
          </table:table-cell>
          <table:table-cell office:value-type="float" office:value="34.1960945129395" calcext:value-type="float">
            <text:p>34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24.0028858184814" calcext:value-type="float">
            <text:p>24,0</text:p>
          </table:table-cell>
          <table:table-cell office:value-type="float" office:value="29.351863861084" calcext:value-type="float">
            <text:p>29,4</text:p>
          </table:table-cell>
          <table:table-cell office:value-type="float" office:value="34.7008438110352" calcext:value-type="float">
            <text:p>34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24.2738437652588" calcext:value-type="float">
            <text:p>24,3</text:p>
          </table:table-cell>
          <table:table-cell office:value-type="float" office:value="29.681941986084" calcext:value-type="float">
            <text:p>29,7</text:p>
          </table:table-cell>
          <table:table-cell office:value-type="float" office:value="35.0900421142578" calcext:value-type="float">
            <text:p>35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24.5060577392578" calcext:value-type="float">
            <text:p>24,5</text:p>
          </table:table-cell>
          <table:table-cell office:value-type="float" office:value="29.9514999389648" calcext:value-type="float">
            <text:p>30,0</text:p>
          </table:table-cell>
          <table:table-cell office:value-type="float" office:value="35.3969421386719" calcext:value-type="float">
            <text:p>35,4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24.5414276123047" calcext:value-type="float">
            <text:p>24,5</text:p>
          </table:table-cell>
          <table:table-cell office:value-type="float" office:value="30.0394840240479" calcext:value-type="float">
            <text:p>30,0</text:p>
          </table:table-cell>
          <table:table-cell office:value-type="float" office:value="35.537540435791" calcext:value-type="float">
            <text:p>35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24.4748115539551" calcext:value-type="float">
            <text:p>24,5</text:p>
          </table:table-cell>
          <table:table-cell office:value-type="float" office:value="30.0182800292969" calcext:value-type="float">
            <text:p>30,0</text:p>
          </table:table-cell>
          <table:table-cell office:value-type="float" office:value="35.5617485046387" calcext:value-type="float">
            <text:p>35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24.3407878875732" calcext:value-type="float">
            <text:p>24,3</text:p>
          </table:table-cell>
          <table:table-cell office:value-type="float" office:value="29.9046611785889" calcext:value-type="float">
            <text:p>29,9</text:p>
          </table:table-cell>
          <table:table-cell office:value-type="float" office:value="35.4685363769531" calcext:value-type="float">
            <text:p>35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24.1556434631348" calcext:value-type="float">
            <text:p>24,2</text:p>
          </table:table-cell>
          <table:table-cell office:value-type="float" office:value="29.7097949981689" calcext:value-type="float">
            <text:p>29,7</text:p>
          </table:table-cell>
          <table:table-cell office:value-type="float" office:value="35.2639465332031" calcext:value-type="float">
            <text:p>35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23.9307518005371" calcext:value-type="float">
            <text:p>23,9</text:p>
          </table:table-cell>
          <table:table-cell office:value-type="float" office:value="29.4643135070801" calcext:value-type="float">
            <text:p>29,5</text:p>
          </table:table-cell>
          <table:table-cell office:value-type="float" office:value="34.997875213623" calcext:value-type="float">
            <text:p>35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23.6976051330566" calcext:value-type="float">
            <text:p>23,7</text:p>
          </table:table-cell>
          <table:table-cell office:value-type="float" office:value="29.1472930908203" calcext:value-type="float">
            <text:p>29,1</text:p>
          </table:table-cell>
          <table:table-cell office:value-type="float" office:value="34.596981048584" calcext:value-type="float">
            <text:p>34,6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23.4659957885742" calcext:value-type="float">
            <text:p>23,5</text:p>
          </table:table-cell>
          <table:table-cell office:value-type="float" office:value="28.7999439239502" calcext:value-type="float">
            <text:p>28,8</text:p>
          </table:table-cell>
          <table:table-cell office:value-type="float" office:value="34.1338920593262" calcext:value-type="float">
            <text:p>34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23.259220123291" calcext:value-type="float">
            <text:p>23,3</text:p>
          </table:table-cell>
          <table:table-cell office:value-type="float" office:value="28.4561710357666" calcext:value-type="float">
            <text:p>28,5</text:p>
          </table:table-cell>
          <table:table-cell office:value-type="float" office:value="33.6531219482422" calcext:value-type="float">
            <text:p>33,7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23.0642967224121" calcext:value-type="float">
            <text:p>23,1</text:p>
          </table:table-cell>
          <table:table-cell office:value-type="float" office:value="28.1413516998291" calcext:value-type="float">
            <text:p>28,1</text:p>
          </table:table-cell>
          <table:table-cell office:value-type="float" office:value="33.2184066772461" calcext:value-type="float">
            <text:p>33,2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22.9183673858643" calcext:value-type="float">
            <text:p>22,9</text:p>
          </table:table-cell>
          <table:table-cell office:value-type="float" office:value="27.8642311096191" calcext:value-type="float">
            <text:p>27,9</text:p>
          </table:table-cell>
          <table:table-cell office:value-type="float" office:value="32.8100929260254" calcext:value-type="float">
            <text:p>32,8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22.8183364868164" calcext:value-type="float">
            <text:p>22,8</text:p>
          </table:table-cell>
          <table:table-cell office:value-type="float" office:value="27.6833934783936" calcext:value-type="float">
            <text:p>27,7</text:p>
          </table:table-cell>
          <table:table-cell office:value-type="float" office:value="32.5484504699707" calcext:value-type="float">
            <text:p>32,5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22.7349185943604" calcext:value-type="float">
            <text:p>22,7</text:p>
          </table:table-cell>
          <table:table-cell office:value-type="float" office:value="27.5175228118896" calcext:value-type="float">
            <text:p>27,5</text:p>
          </table:table-cell>
          <table:table-cell office:value-type="float" office:value="32.3001289367676" calcext:value-type="float">
            <text:p>32,3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22.6693878173828" calcext:value-type="float">
            <text:p>22,7</text:p>
          </table:table-cell>
          <table:table-cell office:value-type="float" office:value="27.384147644043" calcext:value-type="float">
            <text:p>27,4</text:p>
          </table:table-cell>
          <table:table-cell office:value-type="float" office:value="32.0989074707031" calcext:value-type="float">
            <text:p>32,1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22.651725769043" calcext:value-type="float">
            <text:p>22,7</text:p>
          </table:table-cell>
          <table:table-cell office:value-type="float" office:value="27.3323860168457" calcext:value-type="float">
            <text:p>27,3</text:p>
          </table:table-cell>
          <table:table-cell office:value-type="float" office:value="32.0130462646484" calcext:value-type="float">
            <text:p>32,0</text:p>
          </table:table-cell>
        </table:table-row>
        <table:table-row table:style-name="ro1">
          <table:table-cell office:value-type="string" calcext:value-type="string">
            <text:p>Hip Flex/Extens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22.620964050293" calcext:value-type="float">
            <text:p>22,6</text:p>
          </table:table-cell>
          <table:table-cell office:value-type="float" office:value="27.3038463592529" calcext:value-type="float">
            <text:p>27,3</text:p>
          </table:table-cell>
          <table:table-cell office:value-type="float" office:value="31.9867286682129" calcext:value-type="float">
            <text:p>32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3.65081167221069" calcext:value-type="float">
            <text:p>-3,7</text:p>
          </table:table-cell>
          <table:table-cell office:value-type="float" office:value="0.507613778114319" calcext:value-type="float">
            <text:p>0,5</text:p>
          </table:table-cell>
          <table:table-cell office:value-type="float" office:value="4.66603899002075" calcext:value-type="float">
            <text:p>4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3.25523662567139" calcext:value-type="float">
            <text:p>-3,3</text:p>
          </table:table-cell>
          <table:table-cell office:value-type="float" office:value="0.926592707633972" calcext:value-type="float">
            <text:p>0,9</text:p>
          </table:table-cell>
          <table:table-cell office:value-type="float" office:value="5.10842227935791" calcext:value-type="float">
            <text:p>5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2.82989025115967" calcext:value-type="float">
            <text:p>-2,8</text:p>
          </table:table-cell>
          <table:table-cell office:value-type="float" office:value="1.37831974029541" calcext:value-type="float">
            <text:p>1,4</text:p>
          </table:table-cell>
          <table:table-cell office:value-type="float" office:value="5.58652973175049" calcext:value-type="float">
            <text:p>5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2.34437799453735" calcext:value-type="float">
            <text:p>-2,3</text:p>
          </table:table-cell>
          <table:table-cell office:value-type="float" office:value="1.90254318714142" calcext:value-type="float">
            <text:p>1,9</text:p>
          </table:table-cell>
          <table:table-cell office:value-type="float" office:value="6.14946413040161" calcext:value-type="float">
            <text:p>6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1.82455492019653" calcext:value-type="float">
            <text:p>-1,8</text:p>
          </table:table-cell>
          <table:table-cell office:value-type="float" office:value="2.4751615524292" calcext:value-type="float">
            <text:p>2,5</text:p>
          </table:table-cell>
          <table:table-cell office:value-type="float" office:value="6.77487802505493" calcext:value-type="float">
            <text:p>6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1.28353261947632" calcext:value-type="float">
            <text:p>-1,3</text:p>
          </table:table-cell>
          <table:table-cell office:value-type="float" office:value="3.09614610671997" calcext:value-type="float">
            <text:p>3,1</text:p>
          </table:table-cell>
          <table:table-cell office:value-type="float" office:value="7.47582483291626" calcext:value-type="float">
            <text:p>7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0.72930908203125" calcext:value-type="float">
            <text:p>-0,7</text:p>
          </table:table-cell>
          <table:table-cell office:value-type="float" office:value="3.75345325469971" calcext:value-type="float">
            <text:p>3,8</text:p>
          </table:table-cell>
          <table:table-cell office:value-type="float" office:value="8.23621559143066" calcext:value-type="float">
            <text:p>8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0.19586181640625" calcext:value-type="float">
            <text:p>-0,2</text:p>
          </table:table-cell>
          <table:table-cell office:value-type="float" office:value="4.41398572921753" calcext:value-type="float">
            <text:p>4,4</text:p>
          </table:table-cell>
          <table:table-cell office:value-type="float" office:value="9.02383327484131" calcext:value-type="float">
            <text:p>9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0.298465728759766" calcext:value-type="float">
            <text:p>0,3</text:p>
          </table:table-cell>
          <table:table-cell office:value-type="float" office:value="5.04091930389404" calcext:value-type="float">
            <text:p>5,0</text:p>
          </table:table-cell>
          <table:table-cell office:value-type="float" office:value="9.78337287902832" calcext:value-type="float">
            <text:p>9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0.726570129394531" calcext:value-type="float">
            <text:p>0,7</text:p>
          </table:table-cell>
          <table:table-cell office:value-type="float" office:value="5.58953237533569" calcext:value-type="float">
            <text:p>5,6</text:p>
          </table:table-cell>
          <table:table-cell office:value-type="float" office:value="10.4524946212769" calcext:value-type="float">
            <text:p>10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.09137392044067" calcext:value-type="float">
            <text:p>1,1</text:p>
          </table:table-cell>
          <table:table-cell office:value-type="float" office:value="6.04294013977051" calcext:value-type="float">
            <text:p>6,0</text:p>
          </table:table-cell>
          <table:table-cell office:value-type="float" office:value="10.9945068359375" calcext:value-type="float">
            <text:p>11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.39113140106201" calcext:value-type="float">
            <text:p>1,4</text:p>
          </table:table-cell>
          <table:table-cell office:value-type="float" office:value="6.39547252655029" calcext:value-type="float">
            <text:p>6,4</text:p>
          </table:table-cell>
          <table:table-cell office:value-type="float" office:value="11.3998136520386" calcext:value-type="float">
            <text:p>11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.61729764938355" calcext:value-type="float">
            <text:p>1,6</text:p>
          </table:table-cell>
          <table:table-cell office:value-type="float" office:value="6.64521455764771" calcext:value-type="float">
            <text:p>6,6</text:p>
          </table:table-cell>
          <table:table-cell office:value-type="float" office:value="11.673131942749" calcext:value-type="float">
            <text:p>11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.77683877944946" calcext:value-type="float">
            <text:p>1,8</text:p>
          </table:table-cell>
          <table:table-cell office:value-type="float" office:value="6.808913230896" calcext:value-type="float">
            <text:p>6,8</text:p>
          </table:table-cell>
          <table:table-cell office:value-type="float" office:value="11.8409881591797" calcext:value-type="float">
            <text:p>11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.86833000183105" calcext:value-type="float">
            <text:p>1,9</text:p>
          </table:table-cell>
          <table:table-cell office:value-type="float" office:value="6.89952945709229" calcext:value-type="float">
            <text:p>6,9</text:p>
          </table:table-cell>
          <table:table-cell office:value-type="float" office:value="11.9307289123535" calcext:value-type="float">
            <text:p>11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.89177989959717" calcext:value-type="float">
            <text:p>1,9</text:p>
          </table:table-cell>
          <table:table-cell office:value-type="float" office:value="6.92163228988647" calcext:value-type="float">
            <text:p>6,9</text:p>
          </table:table-cell>
          <table:table-cell office:value-type="float" office:value="11.9514846801758" calcext:value-type="float">
            <text:p>12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1.86292600631714" calcext:value-type="float">
            <text:p>1,9</text:p>
          </table:table-cell>
          <table:table-cell office:value-type="float" office:value="6.89838981628418" calcext:value-type="float">
            <text:p>6,9</text:p>
          </table:table-cell>
          <table:table-cell office:value-type="float" office:value="11.9338531494141" calcext:value-type="float">
            <text:p>11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1.7801194190979" calcext:value-type="float">
            <text:p>1,8</text:p>
          </table:table-cell>
          <table:table-cell office:value-type="float" office:value="6.82288837432861" calcext:value-type="float">
            <text:p>6,8</text:p>
          </table:table-cell>
          <table:table-cell office:value-type="float" office:value="11.8656578063965" calcext:value-type="float">
            <text:p>11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1.65969610214233" calcext:value-type="float">
            <text:p>1,7</text:p>
          </table:table-cell>
          <table:table-cell office:value-type="float" office:value="6.71095943450928" calcext:value-type="float">
            <text:p>6,7</text:p>
          </table:table-cell>
          <table:table-cell office:value-type="float" office:value="11.7622222900391" calcext:value-type="float">
            <text:p>11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1.50238466262817" calcext:value-type="float">
            <text:p>1,5</text:p>
          </table:table-cell>
          <table:table-cell office:value-type="float" office:value="6.55843019485474" calcext:value-type="float">
            <text:p>6,6</text:p>
          </table:table-cell>
          <table:table-cell office:value-type="float" office:value="11.6144752502441" calcext:value-type="float">
            <text:p>11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.32414865493774" calcext:value-type="float">
            <text:p>1,3</text:p>
          </table:table-cell>
          <table:table-cell office:value-type="float" office:value="6.38299083709717" calcext:value-type="float">
            <text:p>6,4</text:p>
          </table:table-cell>
          <table:table-cell office:value-type="float" office:value="11.4418334960938" calcext:value-type="float">
            <text:p>11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1.13034152984619" calcext:value-type="float">
            <text:p>1,1</text:p>
          </table:table-cell>
          <table:table-cell office:value-type="float" office:value="6.1911416053772" calcext:value-type="float">
            <text:p>6,2</text:p>
          </table:table-cell>
          <table:table-cell office:value-type="float" office:value="11.2519416809082" calcext:value-type="float">
            <text:p>11,3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0.931785106658936" calcext:value-type="float">
            <text:p>0,9</text:p>
          </table:table-cell>
          <table:table-cell office:value-type="float" office:value="5.99592018127441" calcext:value-type="float">
            <text:p>6,0</text:p>
          </table:table-cell>
          <table:table-cell office:value-type="float" office:value="11.0600547790527" calcext:value-type="float">
            <text:p>11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0.73426628112793" calcext:value-type="float">
            <text:p>0,7</text:p>
          </table:table-cell>
          <table:table-cell office:value-type="float" office:value="5.79986333847046" calcext:value-type="float">
            <text:p>5,8</text:p>
          </table:table-cell>
          <table:table-cell office:value-type="float" office:value="10.865460395813" calcext:value-type="float">
            <text:p>10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0.54027271270752" calcext:value-type="float">
            <text:p>0,5</text:p>
          </table:table-cell>
          <table:table-cell office:value-type="float" office:value="5.60369920730591" calcext:value-type="float">
            <text:p>5,6</text:p>
          </table:table-cell>
          <table:table-cell office:value-type="float" office:value="10.6671257019043" calcext:value-type="float">
            <text:p>10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0.356914520263672" calcext:value-type="float">
            <text:p>0,4</text:p>
          </table:table-cell>
          <table:table-cell office:value-type="float" office:value="5.40815687179565" calcext:value-type="float">
            <text:p>5,4</text:p>
          </table:table-cell>
          <table:table-cell office:value-type="float" office:value="10.4593992233276" calcext:value-type="float">
            <text:p>10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0.185954570770264" calcext:value-type="float">
            <text:p>0,2</text:p>
          </table:table-cell>
          <table:table-cell office:value-type="float" office:value="5.21601819992065" calcext:value-type="float">
            <text:p>5,2</text:p>
          </table:table-cell>
          <table:table-cell office:value-type="float" office:value="10.2460823059082" calcext:value-type="float">
            <text:p>10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0.0330400466918945" calcext:value-type="float">
            <text:p>0,0</text:p>
          </table:table-cell>
          <table:table-cell office:value-type="float" office:value="5.03178119659424" calcext:value-type="float">
            <text:p>5,0</text:p>
          </table:table-cell>
          <table:table-cell office:value-type="float" office:value="10.0305223464966" calcext:value-type="float">
            <text:p>10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0.103862285614014" calcext:value-type="float">
            <text:p>-0,1</text:p>
          </table:table-cell>
          <table:table-cell office:value-type="float" office:value="4.85765600204468" calcext:value-type="float">
            <text:p>4,9</text:p>
          </table:table-cell>
          <table:table-cell office:value-type="float" office:value="9.81917381286621" calcext:value-type="float">
            <text:p>9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0.218093395233154" calcext:value-type="float">
            <text:p>-0,2</text:p>
          </table:table-cell>
          <table:table-cell office:value-type="float" office:value="4.69981288909912" calcext:value-type="float">
            <text:p>4,7</text:p>
          </table:table-cell>
          <table:table-cell office:value-type="float" office:value="9.61771965026856" calcext:value-type="float">
            <text:p>9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0.313658714294434" calcext:value-type="float">
            <text:p>-0,3</text:p>
          </table:table-cell>
          <table:table-cell office:value-type="float" office:value="4.55888319015503" calcext:value-type="float">
            <text:p>4,6</text:p>
          </table:table-cell>
          <table:table-cell office:value-type="float" office:value="9.43142509460449" calcext:value-type="float">
            <text:p>9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0.389191150665283" calcext:value-type="float">
            <text:p>-0,4</text:p>
          </table:table-cell>
          <table:table-cell office:value-type="float" office:value="4.43823194503784" calcext:value-type="float">
            <text:p>4,4</text:p>
          </table:table-cell>
          <table:table-cell office:value-type="float" office:value="9.26565551757813" calcext:value-type="float">
            <text:p>9,3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0.447206497192383" calcext:value-type="float">
            <text:p>-0,4</text:p>
          </table:table-cell>
          <table:table-cell office:value-type="float" office:value="4.33959007263184" calcext:value-type="float">
            <text:p>4,3</text:p>
          </table:table-cell>
          <table:table-cell office:value-type="float" office:value="9.12638664245606" calcext:value-type="float">
            <text:p>9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0.492252826690674" calcext:value-type="float">
            <text:p>-0,5</text:p>
          </table:table-cell>
          <table:table-cell office:value-type="float" office:value="4.26055288314819" calcext:value-type="float">
            <text:p>4,3</text:p>
          </table:table-cell>
          <table:table-cell office:value-type="float" office:value="9.01335906982422" calcext:value-type="float">
            <text:p>9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0.524156093597412" calcext:value-type="float">
            <text:p>-0,5</text:p>
          </table:table-cell>
          <table:table-cell office:value-type="float" office:value="4.2036657333374" calcext:value-type="float">
            <text:p>4,2</text:p>
          </table:table-cell>
          <table:table-cell office:value-type="float" office:value="8.93148803710938" calcext:value-type="float">
            <text:p>8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0.545053482055664" calcext:value-type="float">
            <text:p>-0,5</text:p>
          </table:table-cell>
          <table:table-cell office:value-type="float" office:value="4.1653094291687" calcext:value-type="float">
            <text:p>4,2</text:p>
          </table:table-cell>
          <table:table-cell office:value-type="float" office:value="8.87567234039307" calcext:value-type="float">
            <text:p>8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0.554400444030762" calcext:value-type="float">
            <text:p>-0,6</text:p>
          </table:table-cell>
          <table:table-cell office:value-type="float" office:value="4.14447402954102" calcext:value-type="float">
            <text:p>4,1</text:p>
          </table:table-cell>
          <table:table-cell office:value-type="float" office:value="8.84334850311279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0.554969787597656" calcext:value-type="float">
            <text:p>-0,6</text:p>
          </table:table-cell>
          <table:table-cell office:value-type="float" office:value="4.13465118408203" calcext:value-type="float">
            <text:p>4,1</text:p>
          </table:table-cell>
          <table:table-cell office:value-type="float" office:value="8.82427215576172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0.551261425018311" calcext:value-type="float">
            <text:p>-0,6</text:p>
          </table:table-cell>
          <table:table-cell office:value-type="float" office:value="4.1310338973999" calcext:value-type="float">
            <text:p>4,1</text:p>
          </table:table-cell>
          <table:table-cell office:value-type="float" office:value="8.81332969665527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0.54680871963501" calcext:value-type="float">
            <text:p>-0,5</text:p>
          </table:table-cell>
          <table:table-cell office:value-type="float" office:value="4.1302809715271" calcext:value-type="float">
            <text:p>4,1</text:p>
          </table:table-cell>
          <table:table-cell office:value-type="float" office:value="8.80737113952637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0.547136783599854" calcext:value-type="float">
            <text:p>-0,5</text:p>
          </table:table-cell>
          <table:table-cell office:value-type="float" office:value="4.12650775909424" calcext:value-type="float">
            <text:p>4,1</text:p>
          </table:table-cell>
          <table:table-cell office:value-type="float" office:value="8.80015182495117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0.554145336151123" calcext:value-type="float">
            <text:p>-0,6</text:p>
          </table:table-cell>
          <table:table-cell office:value-type="float" office:value="4.11396026611328" calcext:value-type="float">
            <text:p>4,1</text:p>
          </table:table-cell>
          <table:table-cell office:value-type="float" office:value="8.78206634521484" calcext:value-type="float">
            <text:p>8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0.579224586486816" calcext:value-type="float">
            <text:p>-0,6</text:p>
          </table:table-cell>
          <table:table-cell office:value-type="float" office:value="4.0823392868042" calcext:value-type="float">
            <text:p>4,1</text:p>
          </table:table-cell>
          <table:table-cell office:value-type="float" office:value="8.74390316009522" calcext:value-type="float">
            <text:p>8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0.62518835067749" calcext:value-type="float">
            <text:p>-0,6</text:p>
          </table:table-cell>
          <table:table-cell office:value-type="float" office:value="4.02772521972656" calcext:value-type="float">
            <text:p>4,0</text:p>
          </table:table-cell>
          <table:table-cell office:value-type="float" office:value="8.68063926696777" calcext:value-type="float">
            <text:p>8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0.707623243331909" calcext:value-type="float">
            <text:p>-0,7</text:p>
          </table:table-cell>
          <table:table-cell office:value-type="float" office:value="3.93724226951599" calcext:value-type="float">
            <text:p>3,9</text:p>
          </table:table-cell>
          <table:table-cell office:value-type="float" office:value="8.58210754394531" calcext:value-type="float">
            <text:p>8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0.829280376434326" calcext:value-type="float">
            <text:p>-0,8</text:p>
          </table:table-cell>
          <table:table-cell office:value-type="float" office:value="3.81037521362305" calcext:value-type="float">
            <text:p>3,8</text:p>
          </table:table-cell>
          <table:table-cell office:value-type="float" office:value="8.45003128051758" calcext:value-type="float">
            <text:p>8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1.00282549858093" calcext:value-type="float">
            <text:p>-1,0</text:p>
          </table:table-cell>
          <table:table-cell office:value-type="float" office:value="3.63436627388" calcext:value-type="float">
            <text:p>3,6</text:p>
          </table:table-cell>
          <table:table-cell office:value-type="float" office:value="8.27155780792236" calcext:value-type="float">
            <text:p>8,3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1.24015641212463" calcext:value-type="float">
            <text:p>-1,2</text:p>
          </table:table-cell>
          <table:table-cell office:value-type="float" office:value="3.40232729911804" calcext:value-type="float">
            <text:p>3,4</text:p>
          </table:table-cell>
          <table:table-cell office:value-type="float" office:value="8.0448112487793" calcext:value-type="float">
            <text:p>8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1.54765129089355" calcext:value-type="float">
            <text:p>-1,5</text:p>
          </table:table-cell>
          <table:table-cell office:value-type="float" office:value="3.10586357116699" calcext:value-type="float">
            <text:p>3,1</text:p>
          </table:table-cell>
          <table:table-cell office:value-type="float" office:value="7.75937843322754" calcext:value-type="float">
            <text:p>7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1.93310141563416" calcext:value-type="float">
            <text:p>-1,9</text:p>
          </table:table-cell>
          <table:table-cell office:value-type="float" office:value="2.74072098731995" calcext:value-type="float">
            <text:p>2,7</text:p>
          </table:table-cell>
          <table:table-cell office:value-type="float" office:value="7.41454315185547" calcext:value-type="float">
            <text:p>7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2.38937187194824" calcext:value-type="float">
            <text:p>-2,4</text:p>
          </table:table-cell>
          <table:table-cell office:value-type="float" office:value="2.30939054489136" calcext:value-type="float">
            <text:p>2,3</text:p>
          </table:table-cell>
          <table:table-cell office:value-type="float" office:value="7.00815296173096" calcext:value-type="float">
            <text:p>7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2.93456888198853" calcext:value-type="float">
            <text:p>-2,9</text:p>
          </table:table-cell>
          <table:table-cell office:value-type="float" office:value="1.80257952213287" calcext:value-type="float">
            <text:p>1,8</text:p>
          </table:table-cell>
          <table:table-cell office:value-type="float" office:value="6.53972768783569" calcext:value-type="float">
            <text:p>6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3.5402455329895" calcext:value-type="float">
            <text:p>-3,5</text:p>
          </table:table-cell>
          <table:table-cell office:value-type="float" office:value="1.23920297622681" calcext:value-type="float">
            <text:p>1,2</text:p>
          </table:table-cell>
          <table:table-cell office:value-type="float" office:value="6.01865148544312" calcext:value-type="float">
            <text:p>6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4.20955657958984" calcext:value-type="float">
            <text:p>-4,2</text:p>
          </table:table-cell>
          <table:table-cell office:value-type="float" office:value="0.617480397224426" calcext:value-type="float">
            <text:p>0,6</text:p>
          </table:table-cell>
          <table:table-cell office:value-type="float" office:value="5.44451713562012" calcext:value-type="float">
            <text:p>5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4.93212270736694" calcext:value-type="float">
            <text:p>-4,9</text:p>
          </table:table-cell>
          <table:table-cell office:value-type="float" office:value="-0.0581952631473541" calcext:value-type="float">
            <text:p>-0,1</text:p>
          </table:table-cell>
          <table:table-cell office:value-type="float" office:value="4.81573247909546" calcext:value-type="float">
            <text:p>4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5.69909238815308" calcext:value-type="float">
            <text:p>-5,7</text:p>
          </table:table-cell>
          <table:table-cell office:value-type="float" office:value="-0.786221981048584" calcext:value-type="float">
            <text:p>-0,8</text:p>
          </table:table-cell>
          <table:table-cell office:value-type="float" office:value="4.12664842605591" calcext:value-type="float">
            <text:p>4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6.48107433319092" calcext:value-type="float">
            <text:p>-6,5</text:p>
          </table:table-cell>
          <table:table-cell office:value-type="float" office:value="-1.5478343963623" calcext:value-type="float">
            <text:p>-1,5</text:p>
          </table:table-cell>
          <table:table-cell office:value-type="float" office:value="3.38540554046631" calcext:value-type="float">
            <text:p>3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7.25763273239136" calcext:value-type="float">
            <text:p>-7,3</text:p>
          </table:table-cell>
          <table:table-cell office:value-type="float" office:value="-2.3208966255188" calcext:value-type="float">
            <text:p>-2,3</text:p>
          </table:table-cell>
          <table:table-cell office:value-type="float" office:value="2.61583948135376" calcext:value-type="float">
            <text:p>2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7.97245693206787" calcext:value-type="float">
            <text:p>-8,0</text:p>
          </table:table-cell>
          <table:table-cell office:value-type="float" office:value="-3.0577917098999" calcext:value-type="float">
            <text:p>-3,1</text:p>
          </table:table-cell>
          <table:table-cell office:value-type="float" office:value="1.85687351226807" calcext:value-type="float">
            <text:p>1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8.6038875579834" calcext:value-type="float">
            <text:p>-8,6</text:p>
          </table:table-cell>
          <table:table-cell office:value-type="float" office:value="-3.72832608222961" calcext:value-type="float">
            <text:p>-3,7</text:p>
          </table:table-cell>
          <table:table-cell office:value-type="float" office:value="1.14723515510559" calcext:value-type="float">
            <text:p>1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9.11180019378662" calcext:value-type="float">
            <text:p>-9,1</text:p>
          </table:table-cell>
          <table:table-cell office:value-type="float" office:value="-4.29700565338135" calcext:value-type="float">
            <text:p>-4,3</text:p>
          </table:table-cell>
          <table:table-cell office:value-type="float" office:value="0.517788887023926" calcext:value-type="float">
            <text:p>0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9.49277019500732" calcext:value-type="float">
            <text:p>-9,5</text:p>
          </table:table-cell>
          <table:table-cell office:value-type="float" office:value="-4.75007629394531" calcext:value-type="float">
            <text:p>-4,8</text:p>
          </table:table-cell>
          <table:table-cell office:value-type="float" office:value="-0.00738239288330078" calcext:value-type="float">
            <text:p>0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9.71618270874023" calcext:value-type="float">
            <text:p>-9,7</text:p>
          </table:table-cell>
          <table:table-cell office:value-type="float" office:value="-5.06785821914673" calcext:value-type="float">
            <text:p>-5,1</text:p>
          </table:table-cell>
          <table:table-cell office:value-type="float" office:value="-0.419534206390381" calcext:value-type="float">
            <text:p>-0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9.80559921264648" calcext:value-type="float">
            <text:p>-9,8</text:p>
          </table:table-cell>
          <table:table-cell office:value-type="float" office:value="-5.26125049591064" calcext:value-type="float">
            <text:p>-5,3</text:p>
          </table:table-cell>
          <table:table-cell office:value-type="float" office:value="-0.716902256011963" calcext:value-type="float">
            <text:p>-0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9.75547790527344" calcext:value-type="float">
            <text:p>-9,8</text:p>
          </table:table-cell>
          <table:table-cell office:value-type="float" office:value="-5.32259130477905" calcext:value-type="float">
            <text:p>-5,3</text:p>
          </table:table-cell>
          <table:table-cell office:value-type="float" office:value="-0.889705181121826" calcext:value-type="float">
            <text:p>-0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9.58307456970215" calcext:value-type="float">
            <text:p>-9,6</text:p>
          </table:table-cell>
          <table:table-cell office:value-type="float" office:value="-5.27096748352051" calcext:value-type="float">
            <text:p>-5,3</text:p>
          </table:table-cell>
          <table:table-cell office:value-type="float" office:value="-0.958860397338867" calcext:value-type="float">
            <text:p>-1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9.30518245697022" calcext:value-type="float">
            <text:p>-9,3</text:p>
          </table:table-cell>
          <table:table-cell office:value-type="float" office:value="-5.10784387588501" calcext:value-type="float">
            <text:p>-5,1</text:p>
          </table:table-cell>
          <table:table-cell office:value-type="float" office:value="-0.910505294799805" calcext:value-type="float">
            <text:p>-0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8.94282722473145" calcext:value-type="float">
            <text:p>-8,9</text:p>
          </table:table-cell>
          <table:table-cell office:value-type="float" office:value="-4.85616397857666" calcext:value-type="float">
            <text:p>-4,9</text:p>
          </table:table-cell>
          <table:table-cell office:value-type="float" office:value="-0.769501209259033" calcext:value-type="float">
            <text:p>-0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8.51221752166748" calcext:value-type="float">
            <text:p>-8,5</text:p>
          </table:table-cell>
          <table:table-cell office:value-type="float" office:value="-4.52338981628418" calcext:value-type="float">
            <text:p>-4,5</text:p>
          </table:table-cell>
          <table:table-cell office:value-type="float" office:value="-0.534562349319458" calcext:value-type="float">
            <text:p>-0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8.04246330261231" calcext:value-type="float">
            <text:p>-8,0</text:p>
          </table:table-cell>
          <table:table-cell office:value-type="float" office:value="-4.13757848739624" calcext:value-type="float">
            <text:p>-4,1</text:p>
          </table:table-cell>
          <table:table-cell office:value-type="float" office:value="-0.232693195343018" calcext:value-type="float">
            <text:p>-0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7.56080913543701" calcext:value-type="float">
            <text:p>-7,6</text:p>
          </table:table-cell>
          <table:table-cell office:value-type="float" office:value="-3.72037935256958" calcext:value-type="float">
            <text:p>-3,7</text:p>
          </table:table-cell>
          <table:table-cell office:value-type="float" office:value="0.120050191879272" calcext:value-type="float">
            <text:p>0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7.08737564086914" calcext:value-type="float">
            <text:p>-7,1</text:p>
          </table:table-cell>
          <table:table-cell office:value-type="float" office:value="-3.29429721832275" calcext:value-type="float">
            <text:p>-3,3</text:p>
          </table:table-cell>
          <table:table-cell office:value-type="float" office:value="0.498781442642212" calcext:value-type="float">
            <text:p>0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6.64120483398438" calcext:value-type="float">
            <text:p>-6,6</text:p>
          </table:table-cell>
          <table:table-cell office:value-type="float" office:value="-2.88035726547241" calcext:value-type="float">
            <text:p>-2,9</text:p>
          </table:table-cell>
          <table:table-cell office:value-type="float" office:value="0.880490064620972" calcext:value-type="float">
            <text:p>0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6.22349786758423" calcext:value-type="float">
            <text:p>-6,2</text:p>
          </table:table-cell>
          <table:table-cell office:value-type="float" office:value="-2.48478269577026" calcext:value-type="float">
            <text:p>-2,5</text:p>
          </table:table-cell>
          <table:table-cell office:value-type="float" office:value="1.2539324760437" calcext:value-type="float">
            <text:p>1,3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5.83584594726563" calcext:value-type="float">
            <text:p>-5,8</text:p>
          </table:table-cell>
          <table:table-cell office:value-type="float" office:value="-2.11402773857117" calcext:value-type="float">
            <text:p>-2,1</text:p>
          </table:table-cell>
          <table:table-cell office:value-type="float" office:value="1.60779047012329" calcext:value-type="float">
            <text:p>1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5.47097253799439" calcext:value-type="float">
            <text:p>-5,5</text:p>
          </table:table-cell>
          <table:table-cell office:value-type="float" office:value="-1.76637446880341" calcext:value-type="float">
            <text:p>-1,8</text:p>
          </table:table-cell>
          <table:table-cell office:value-type="float" office:value="1.93822348117828" calcext:value-type="float">
            <text:p>1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5.13481903076172" calcext:value-type="float">
            <text:p>-5,1</text:p>
          </table:table-cell>
          <table:table-cell office:value-type="float" office:value="-1.44588100910187" calcext:value-type="float">
            <text:p>-1,4</text:p>
          </table:table-cell>
          <table:table-cell office:value-type="float" office:value="2.24305725097656" calcext:value-type="float">
            <text:p>2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4.82717609405518" calcext:value-type="float">
            <text:p>-4,8</text:p>
          </table:table-cell>
          <table:table-cell office:value-type="float" office:value="-1.15231013298035" calcext:value-type="float">
            <text:p>-1,2</text:p>
          </table:table-cell>
          <table:table-cell office:value-type="float" office:value="2.5225555896759" calcext:value-type="float">
            <text:p>2,5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4.55123043060303" calcext:value-type="float">
            <text:p>-4,6</text:p>
          </table:table-cell>
          <table:table-cell office:value-type="float" office:value="-0.887585520744324" calcext:value-type="float">
            <text:p>-0,9</text:p>
          </table:table-cell>
          <table:table-cell office:value-type="float" office:value="2.7760591506958" calcext:value-type="float">
            <text:p>2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4.31272029876709" calcext:value-type="float">
            <text:p>-4,3</text:p>
          </table:table-cell>
          <table:table-cell office:value-type="float" office:value="-0.653729856014252" calcext:value-type="float">
            <text:p>-0,7</text:p>
          </table:table-cell>
          <table:table-cell office:value-type="float" office:value="3.00526070594788" calcext:value-type="float">
            <text:p>3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4.09612321853638" calcext:value-type="float">
            <text:p>-4,1</text:p>
          </table:table-cell>
          <table:table-cell office:value-type="float" office:value="-0.441271722316742" calcext:value-type="float">
            <text:p>-0,4</text:p>
          </table:table-cell>
          <table:table-cell office:value-type="float" office:value="3.2135796546936" calcext:value-type="float">
            <text:p>3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3.90831398963928" calcext:value-type="float">
            <text:p>-3,9</text:p>
          </table:table-cell>
          <table:table-cell office:value-type="float" office:value="-0.254777938127518" calcext:value-type="float">
            <text:p>-0,3</text:p>
          </table:table-cell>
          <table:table-cell office:value-type="float" office:value="3.39875817298889" calcext:value-type="float">
            <text:p>3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3.75366711616516" calcext:value-type="float">
            <text:p>-3,8</text:p>
          </table:table-cell>
          <table:table-cell office:value-type="float" office:value="-0.0968639701604843" calcext:value-type="float">
            <text:p>-0,1</text:p>
          </table:table-cell>
          <table:table-cell office:value-type="float" office:value="3.55993914604187" calcext:value-type="float">
            <text:p>3,6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3.64103007316589" calcext:value-type="float">
            <text:p>-3,6</text:p>
          </table:table-cell>
          <table:table-cell office:value-type="float" office:value="0.0239051207900047" calcext:value-type="float">
            <text:p>0,0</text:p>
          </table:table-cell>
          <table:table-cell office:value-type="float" office:value="3.68884015083313" calcext:value-type="float">
            <text:p>3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3.57168292999268" calcext:value-type="float">
            <text:p>-3,6</text:p>
          </table:table-cell>
          <table:table-cell office:value-type="float" office:value="0.105109848082066" calcext:value-type="float">
            <text:p>0,1</text:p>
          </table:table-cell>
          <table:table-cell office:value-type="float" office:value="3.78190279006958" calcext:value-type="float">
            <text:p>3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3.54283428192139" calcext:value-type="float">
            <text:p>-3,5</text:p>
          </table:table-cell>
          <table:table-cell office:value-type="float" office:value="0.157634899020195" calcext:value-type="float">
            <text:p>0,2</text:p>
          </table:table-cell>
          <table:table-cell office:value-type="float" office:value="3.85810422897339" calcext:value-type="float">
            <text:p>3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3.54745483398437" calcext:value-type="float">
            <text:p>-3,5</text:p>
          </table:table-cell>
          <table:table-cell office:value-type="float" office:value="0.1601223051548" calcext:value-type="float">
            <text:p>0,2</text:p>
          </table:table-cell>
          <table:table-cell office:value-type="float" office:value="3.86769962310791" calcext:value-type="float">
            <text:p>3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3.58651304244995" calcext:value-type="float">
            <text:p>-3,6</text:p>
          </table:table-cell>
          <table:table-cell office:value-type="float" office:value="0.122700117528439" calcext:value-type="float">
            <text:p>0,1</text:p>
          </table:table-cell>
          <table:table-cell office:value-type="float" office:value="3.83191347122192" calcext:value-type="float">
            <text:p>3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3.65797328948975" calcext:value-type="float">
            <text:p>-3,7</text:p>
          </table:table-cell>
          <table:table-cell office:value-type="float" office:value="0.0513237714767456" calcext:value-type="float">
            <text:p>0,1</text:p>
          </table:table-cell>
          <table:table-cell office:value-type="float" office:value="3.76062107086182" calcext:value-type="float">
            <text:p>3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3.76029753684998" calcext:value-type="float">
            <text:p>-3,8</text:p>
          </table:table-cell>
          <table:table-cell office:value-type="float" office:value="-0.0504987351596355" calcext:value-type="float">
            <text:p>-0,1</text:p>
          </table:table-cell>
          <table:table-cell office:value-type="float" office:value="3.65930008888245" calcext:value-type="float">
            <text:p>3,7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3.90102672576904" calcext:value-type="float">
            <text:p>-3,9</text:p>
          </table:table-cell>
          <table:table-cell office:value-type="float" office:value="-0.253658354282379" calcext:value-type="float">
            <text:p>-0,3</text:p>
          </table:table-cell>
          <table:table-cell office:value-type="float" office:value="3.39371013641357" calcext:value-type="float">
            <text:p>3,4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4.05013608932495" calcext:value-type="float">
            <text:p>-4,1</text:p>
          </table:table-cell>
          <table:table-cell office:value-type="float" office:value="-0.396656364202499" calcext:value-type="float">
            <text:p>-0,4</text:p>
          </table:table-cell>
          <table:table-cell office:value-type="float" office:value="3.25682330131531" calcext:value-type="float">
            <text:p>3,3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4.21052169799805" calcext:value-type="float">
            <text:p>-4,2</text:p>
          </table:table-cell>
          <table:table-cell office:value-type="float" office:value="-0.546112477779388" calcext:value-type="float">
            <text:p>-0,5</text:p>
          </table:table-cell>
          <table:table-cell office:value-type="float" office:value="3.11829662322998" calcext:value-type="float">
            <text:p>3,1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4.36172008514404" calcext:value-type="float">
            <text:p>-4,4</text:p>
          </table:table-cell>
          <table:table-cell office:value-type="float" office:value="-0.682273328304291" calcext:value-type="float">
            <text:p>-0,7</text:p>
          </table:table-cell>
          <table:table-cell office:value-type="float" office:value="2.99717330932617" calcext:value-type="float">
            <text:p>3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4.53142499923706" calcext:value-type="float">
            <text:p>-4,5</text:p>
          </table:table-cell>
          <table:table-cell office:value-type="float" office:value="-0.822144389152527" calcext:value-type="float">
            <text:p>-0,8</text:p>
          </table:table-cell>
          <table:table-cell office:value-type="float" office:value="2.88713598251343" calcext:value-type="float">
            <text:p>2,9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4.6312837600708" calcext:value-type="float">
            <text:p>-4,6</text:p>
          </table:table-cell>
          <table:table-cell office:value-type="float" office:value="-0.907882750034332" calcext:value-type="float">
            <text:p>-0,9</text:p>
          </table:table-cell>
          <table:table-cell office:value-type="float" office:value="2.81551814079285" calcext:value-type="float">
            <text:p>2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4.68578433990479" calcext:value-type="float">
            <text:p>-4,7</text:p>
          </table:table-cell>
          <table:table-cell office:value-type="float" office:value="-0.935227513313293" calcext:value-type="float">
            <text:p>-0,9</text:p>
          </table:table-cell>
          <table:table-cell office:value-type="float" office:value="2.81532955169678" calcext:value-type="float">
            <text:p>2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4.65305471420288" calcext:value-type="float">
            <text:p>-4,7</text:p>
          </table:table-cell>
          <table:table-cell office:value-type="float" office:value="-0.903841614723206" calcext:value-type="float">
            <text:p>-0,9</text:p>
          </table:table-cell>
          <table:table-cell office:value-type="float" office:value="2.84537124633789" calcext:value-type="float">
            <text:p>2,8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4.54655122756958" calcext:value-type="float">
            <text:p>-4,5</text:p>
          </table:table-cell>
          <table:table-cell office:value-type="float" office:value="-0.797389090061188" calcext:value-type="float">
            <text:p>-0,8</text:p>
          </table:table-cell>
          <table:table-cell office:value-type="float" office:value="2.95177292823792" calcext:value-type="float">
            <text:p>3,0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4.31201028823853" calcext:value-type="float">
            <text:p>-4,3</text:p>
          </table:table-cell>
          <table:table-cell office:value-type="float" office:value="-0.570696413516998" calcext:value-type="float">
            <text:p>-0,6</text:p>
          </table:table-cell>
          <table:table-cell office:value-type="float" office:value="3.17061758041382" calcext:value-type="float">
            <text:p>3,2</text:p>
          </table:table-cell>
        </table:table-row>
        <table:table-row table:style-name="ro1">
          <table:table-cell office:value-type="string" calcext:value-type="string">
            <text:p>Hip Ad/Abduc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4.0314564704895" calcext:value-type="float">
            <text:p>-4,0</text:p>
          </table:table-cell>
          <table:table-cell office:value-type="float" office:value="-0.289575457572937" calcext:value-type="float">
            <text:p>-0,3</text:p>
          </table:table-cell>
          <table:table-cell office:value-type="float" office:value="3.45230579376221" calcext:value-type="float">
            <text:p>3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5.94977283477783" calcext:value-type="float">
            <text:p>-5,9</text:p>
          </table:table-cell>
          <table:table-cell office:value-type="float" office:value="0.254454404115677" calcext:value-type="float">
            <text:p>0,3</text:p>
          </table:table-cell>
          <table:table-cell office:value-type="float" office:value="6.4586820602417" calcext:value-type="float">
            <text:p>6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5.56852245330811" calcext:value-type="float">
            <text:p>-5,6</text:p>
          </table:table-cell>
          <table:table-cell office:value-type="float" office:value="0.637235760688782" calcext:value-type="float">
            <text:p>0,6</text:p>
          </table:table-cell>
          <table:table-cell office:value-type="float" office:value="6.84299373626709" calcext:value-type="float">
            <text:p>6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5.25023460388184" calcext:value-type="float">
            <text:p>-5,3</text:p>
          </table:table-cell>
          <table:table-cell office:value-type="float" office:value="1.0049774646759" calcext:value-type="float">
            <text:p>1,0</text:p>
          </table:table-cell>
          <table:table-cell office:value-type="float" office:value="7.26018905639648" calcext:value-type="float">
            <text:p>7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4.93191289901733" calcext:value-type="float">
            <text:p>-4,9</text:p>
          </table:table-cell>
          <table:table-cell office:value-type="float" office:value="1.40734159946442" calcext:value-type="float">
            <text:p>1,4</text:p>
          </table:table-cell>
          <table:table-cell office:value-type="float" office:value="7.74659585952759" calcext:value-type="float">
            <text:p>7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4.63853931427002" calcext:value-type="float">
            <text:p>-4,6</text:p>
          </table:table-cell>
          <table:table-cell office:value-type="float" office:value="1.81995797157288" calcext:value-type="float">
            <text:p>1,8</text:p>
          </table:table-cell>
          <table:table-cell office:value-type="float" office:value="8.27845478057861" calcext:value-type="float">
            <text:p>8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4.45156669616699" calcext:value-type="float">
            <text:p>-4,5</text:p>
          </table:table-cell>
          <table:table-cell office:value-type="float" office:value="2.21378922462463" calcext:value-type="float">
            <text:p>2,2</text:p>
          </table:table-cell>
          <table:table-cell office:value-type="float" office:value="8.87914562225342" calcext:value-type="float">
            <text:p>8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4.40837955474854" calcext:value-type="float">
            <text:p>-4,4</text:p>
          </table:table-cell>
          <table:table-cell office:value-type="float" office:value="2.54991292953491" calcext:value-type="float">
            <text:p>2,5</text:p>
          </table:table-cell>
          <table:table-cell office:value-type="float" office:value="9.50820541381836" calcext:value-type="float">
            <text:p>9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4.48531341552734" calcext:value-type="float">
            <text:p>-4,5</text:p>
          </table:table-cell>
          <table:table-cell office:value-type="float" office:value="2.79138851165771" calcext:value-type="float">
            <text:p>2,8</text:p>
          </table:table-cell>
          <table:table-cell office:value-type="float" office:value="10.0680904388428" calcext:value-type="float">
            <text:p>10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4.61978721618652" calcext:value-type="float">
            <text:p>-4,6</text:p>
          </table:table-cell>
          <table:table-cell office:value-type="float" office:value="2.93728923797607" calcext:value-type="float">
            <text:p>2,9</text:p>
          </table:table-cell>
          <table:table-cell office:value-type="float" office:value="10.4943656921387" calcext:value-type="float">
            <text:p>10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4.77446746826172" calcext:value-type="float">
            <text:p>-4,8</text:p>
          </table:table-cell>
          <table:table-cell office:value-type="float" office:value="2.97789168357849" calcext:value-type="float">
            <text:p>3,0</text:p>
          </table:table-cell>
          <table:table-cell office:value-type="float" office:value="10.7302503585815" calcext:value-type="float">
            <text:p>10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4.93843078613281" calcext:value-type="float">
            <text:p>-4,9</text:p>
          </table:table-cell>
          <table:table-cell office:value-type="float" office:value="2.93794894218445" calcext:value-type="float">
            <text:p>2,9</text:p>
          </table:table-cell>
          <table:table-cell office:value-type="float" office:value="10.8143281936646" calcext:value-type="float">
            <text:p>10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5.09283256530762" calcext:value-type="float">
            <text:p>-5,1</text:p>
          </table:table-cell>
          <table:table-cell office:value-type="float" office:value="2.83540225028992" calcext:value-type="float">
            <text:p>2,8</text:p>
          </table:table-cell>
          <table:table-cell office:value-type="float" office:value="10.7636365890503" calcext:value-type="float">
            <text:p>10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5.25117015838623" calcext:value-type="float">
            <text:p>-5,3</text:p>
          </table:table-cell>
          <table:table-cell office:value-type="float" office:value="2.66972422599792" calcext:value-type="float">
            <text:p>2,7</text:p>
          </table:table-cell>
          <table:table-cell office:value-type="float" office:value="10.5906181335449" calcext:value-type="float">
            <text:p>10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5.4201021194458" calcext:value-type="float">
            <text:p>-5,4</text:p>
          </table:table-cell>
          <table:table-cell office:value-type="float" office:value="2.4524142742157" calcext:value-type="float">
            <text:p>2,5</text:p>
          </table:table-cell>
          <table:table-cell office:value-type="float" office:value="10.3249311447144" calcext:value-type="float">
            <text:p>10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5.6041407585144" calcext:value-type="float">
            <text:p>-5,6</text:p>
          </table:table-cell>
          <table:table-cell office:value-type="float" office:value="2.19946670532227" calcext:value-type="float">
            <text:p>2,2</text:p>
          </table:table-cell>
          <table:table-cell office:value-type="float" office:value="10.0030746459961" calcext:value-type="float">
            <text:p>10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5.7975606918335" calcext:value-type="float">
            <text:p>-5,8</text:p>
          </table:table-cell>
          <table:table-cell office:value-type="float" office:value="1.92027354240417" calcext:value-type="float">
            <text:p>1,9</text:p>
          </table:table-cell>
          <table:table-cell office:value-type="float" office:value="9.63810729980469" calcext:value-type="float">
            <text:p>9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5.99307155609131" calcext:value-type="float">
            <text:p>-6,0</text:p>
          </table:table-cell>
          <table:table-cell office:value-type="float" office:value="1.64848959445953" calcext:value-type="float">
            <text:p>1,6</text:p>
          </table:table-cell>
          <table:table-cell office:value-type="float" office:value="9.2900505065918" calcext:value-type="float">
            <text:p>9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6.16942453384399" calcext:value-type="float">
            <text:p>-6,2</text:p>
          </table:table-cell>
          <table:table-cell office:value-type="float" office:value="1.39142847061157" calcext:value-type="float">
            <text:p>1,4</text:p>
          </table:table-cell>
          <table:table-cell office:value-type="float" office:value="8.9522819519043" calcext:value-type="float">
            <text:p>9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6.35096406936646" calcext:value-type="float">
            <text:p>-6,4</text:p>
          </table:table-cell>
          <table:table-cell office:value-type="float" office:value="1.16078889369965" calcext:value-type="float">
            <text:p>1,2</text:p>
          </table:table-cell>
          <table:table-cell office:value-type="float" office:value="8.67254161834717" calcext:value-type="float">
            <text:p>8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6.54060220718384" calcext:value-type="float">
            <text:p>-6,5</text:p>
          </table:table-cell>
          <table:table-cell office:value-type="float" office:value="0.945197939872742" calcext:value-type="float">
            <text:p>0,9</text:p>
          </table:table-cell>
          <table:table-cell office:value-type="float" office:value="8.43099784851074" calcext:value-type="float">
            <text:p>8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6.75198364257813" calcext:value-type="float">
            <text:p>-6,8</text:p>
          </table:table-cell>
          <table:table-cell office:value-type="float" office:value="0.737464487552643" calcext:value-type="float">
            <text:p>0,7</text:p>
          </table:table-cell>
          <table:table-cell office:value-type="float" office:value="8.22691249847412" calcext:value-type="float">
            <text:p>8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6.95162057876587" calcext:value-type="float">
            <text:p>-7,0</text:p>
          </table:table-cell>
          <table:table-cell office:value-type="float" office:value="0.525368869304657" calcext:value-type="float">
            <text:p>0,5</text:p>
          </table:table-cell>
          <table:table-cell office:value-type="float" office:value="8.00235843658447" calcext:value-type="float">
            <text:p>8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7.1356406211853" calcext:value-type="float">
            <text:p>-7,1</text:p>
          </table:table-cell>
          <table:table-cell office:value-type="float" office:value="0.309771716594696" calcext:value-type="float">
            <text:p>0,3</text:p>
          </table:table-cell>
          <table:table-cell office:value-type="float" office:value="7.75518369674683" calcext:value-type="float">
            <text:p>7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7.29634666442871" calcext:value-type="float">
            <text:p>-7,3</text:p>
          </table:table-cell>
          <table:table-cell office:value-type="float" office:value="0.0973987653851509" calcext:value-type="float">
            <text:p>0,1</text:p>
          </table:table-cell>
          <table:table-cell office:value-type="float" office:value="7.49114418029785" calcext:value-type="float">
            <text:p>7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7.45743370056152" calcext:value-type="float">
            <text:p>-7,5</text:p>
          </table:table-cell>
          <table:table-cell office:value-type="float" office:value="-0.106033302843571" calcext:value-type="float">
            <text:p>-0,1</text:p>
          </table:table-cell>
          <table:table-cell office:value-type="float" office:value="7.2453670501709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7.61939573287964" calcext:value-type="float">
            <text:p>-7,6</text:p>
          </table:table-cell>
          <table:table-cell office:value-type="float" office:value="-0.277266055345535" calcext:value-type="float">
            <text:p>-0,3</text:p>
          </table:table-cell>
          <table:table-cell office:value-type="float" office:value="7.06486368179321" calcext:value-type="float">
            <text:p>7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7.78725004196167" calcext:value-type="float">
            <text:p>-7,8</text:p>
          </table:table-cell>
          <table:table-cell office:value-type="float" office:value="-0.414511173963547" calcext:value-type="float">
            <text:p>-0,4</text:p>
          </table:table-cell>
          <table:table-cell office:value-type="float" office:value="6.95822763442993" calcext:value-type="float">
            <text:p>7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7.94611549377441" calcext:value-type="float">
            <text:p>-7,9</text:p>
          </table:table-cell>
          <table:table-cell office:value-type="float" office:value="-0.508307814598084" calcext:value-type="float">
            <text:p>-0,5</text:p>
          </table:table-cell>
          <table:table-cell office:value-type="float" office:value="6.92949962615967" calcext:value-type="float">
            <text:p>6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8.08408069610596" calcext:value-type="float">
            <text:p>-8,1</text:p>
          </table:table-cell>
          <table:table-cell office:value-type="float" office:value="-0.556180417537689" calcext:value-type="float">
            <text:p>-0,6</text:p>
          </table:table-cell>
          <table:table-cell office:value-type="float" office:value="6.97172021865845" calcext:value-type="float">
            <text:p>7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8.16494083404541" calcext:value-type="float">
            <text:p>-8,2</text:p>
          </table:table-cell>
          <table:table-cell office:value-type="float" office:value="-0.558757960796356" calcext:value-type="float">
            <text:p>-0,6</text:p>
          </table:table-cell>
          <table:table-cell office:value-type="float" office:value="7.04742479324341" calcext:value-type="float">
            <text:p>7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8.18063831329346" calcext:value-type="float">
            <text:p>-8,2</text:p>
          </table:table-cell>
          <table:table-cell office:value-type="float" office:value="-0.526033937931061" calcext:value-type="float">
            <text:p>-0,5</text:p>
          </table:table-cell>
          <table:table-cell office:value-type="float" office:value="7.12857007980347" calcext:value-type="float">
            <text:p>7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8.128098487854" calcext:value-type="float">
            <text:p>-8,1</text:p>
          </table:table-cell>
          <table:table-cell office:value-type="float" office:value="-0.468294024467468" calcext:value-type="float">
            <text:p>-0,5</text:p>
          </table:table-cell>
          <table:table-cell office:value-type="float" office:value="7.19151020050049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8.02577495574951" calcext:value-type="float">
            <text:p>-8,0</text:p>
          </table:table-cell>
          <table:table-cell office:value-type="float" office:value="-0.398853242397308" calcext:value-type="float">
            <text:p>-0,4</text:p>
          </table:table-cell>
          <table:table-cell office:value-type="float" office:value="7.22806882858276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7.9091362953186" calcext:value-type="float">
            <text:p>-7,9</text:p>
          </table:table-cell>
          <table:table-cell office:value-type="float" office:value="-0.333107441663742" calcext:value-type="float">
            <text:p>-0,3</text:p>
          </table:table-cell>
          <table:table-cell office:value-type="float" office:value="7.24292135238647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7.80421829223633" calcext:value-type="float">
            <text:p>-7,8</text:p>
          </table:table-cell>
          <table:table-cell office:value-type="float" office:value="-0.286645948886871" calcext:value-type="float">
            <text:p>-0,3</text:p>
          </table:table-cell>
          <table:table-cell office:value-type="float" office:value="7.23092651367188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7.72587060928345" calcext:value-type="float">
            <text:p>-7,7</text:p>
          </table:table-cell>
          <table:table-cell office:value-type="float" office:value="-0.268338203430176" calcext:value-type="float">
            <text:p>-0,3</text:p>
          </table:table-cell>
          <table:table-cell office:value-type="float" office:value="7.1891942024231" calcext:value-type="float">
            <text:p>7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7.670823097229" calcext:value-type="float">
            <text:p>-7,7</text:p>
          </table:table-cell>
          <table:table-cell office:value-type="float" office:value="-0.283584922552109" calcext:value-type="float">
            <text:p>-0,3</text:p>
          </table:table-cell>
          <table:table-cell office:value-type="float" office:value="7.10365295410156" calcext:value-type="float">
            <text:p>7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7.62713146209717" calcext:value-type="float">
            <text:p>-7,6</text:p>
          </table:table-cell>
          <table:table-cell office:value-type="float" office:value="-0.315426111221313" calcext:value-type="float">
            <text:p>-0,3</text:p>
          </table:table-cell>
          <table:table-cell office:value-type="float" office:value="6.9962797164917" calcext:value-type="float">
            <text:p>7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7.63646364212036" calcext:value-type="float">
            <text:p>-7,6</text:p>
          </table:table-cell>
          <table:table-cell office:value-type="float" office:value="-0.389462172985077" calcext:value-type="float">
            <text:p>-0,4</text:p>
          </table:table-cell>
          <table:table-cell office:value-type="float" office:value="6.85753965377808" calcext:value-type="float">
            <text:p>6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7.75310134887695" calcext:value-type="float">
            <text:p>-7,8</text:p>
          </table:table-cell>
          <table:table-cell office:value-type="float" office:value="-0.532893896102905" calcext:value-type="float">
            <text:p>-0,5</text:p>
          </table:table-cell>
          <table:table-cell office:value-type="float" office:value="6.6873140335083" calcext:value-type="float">
            <text:p>6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7.97663450241089" calcext:value-type="float">
            <text:p>-8,0</text:p>
          </table:table-cell>
          <table:table-cell office:value-type="float" office:value="-0.756735980510712" calcext:value-type="float">
            <text:p>-0,8</text:p>
          </table:table-cell>
          <table:table-cell office:value-type="float" office:value="6.46316289901733" calcext:value-type="float">
            <text:p>6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8.28165626525879" calcext:value-type="float">
            <text:p>-8,3</text:p>
          </table:table-cell>
          <table:table-cell office:value-type="float" office:value="-1.04161775112152" calcext:value-type="float">
            <text:p>-1,0</text:p>
          </table:table-cell>
          <table:table-cell office:value-type="float" office:value="6.19842052459717" calcext:value-type="float">
            <text:p>6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8.64232158660889" calcext:value-type="float">
            <text:p>-8,6</text:p>
          </table:table-cell>
          <table:table-cell office:value-type="float" office:value="-1.39042675495148" calcext:value-type="float">
            <text:p>-1,4</text:p>
          </table:table-cell>
          <table:table-cell office:value-type="float" office:value="5.86146783828735" calcext:value-type="float">
            <text:p>5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9.04552745819092" calcext:value-type="float">
            <text:p>-9,0</text:p>
          </table:table-cell>
          <table:table-cell office:value-type="float" office:value="-1.77697110176086" calcext:value-type="float">
            <text:p>-1,8</text:p>
          </table:table-cell>
          <table:table-cell office:value-type="float" office:value="5.49158477783203" calcext:value-type="float">
            <text:p>5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9.4576416015625" calcext:value-type="float">
            <text:p>-9,5</text:p>
          </table:table-cell>
          <table:table-cell office:value-type="float" office:value="-2.19350481033325" calcext:value-type="float">
            <text:p>-2,2</text:p>
          </table:table-cell>
          <table:table-cell office:value-type="float" office:value="5.07063150405884" calcext:value-type="float">
            <text:p>5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9.86527633666992" calcext:value-type="float">
            <text:p>-9,9</text:p>
          </table:table-cell>
          <table:table-cell office:value-type="float" office:value="-2.61132335662842" calcext:value-type="float">
            <text:p>-2,6</text:p>
          </table:table-cell>
          <table:table-cell office:value-type="float" office:value="4.64262962341309" calcext:value-type="float">
            <text:p>4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10.2542266845703" calcext:value-type="float">
            <text:p>-10,3</text:p>
          </table:table-cell>
          <table:table-cell office:value-type="float" office:value="-3.02939653396606" calcext:value-type="float">
            <text:p>-3,0</text:p>
          </table:table-cell>
          <table:table-cell office:value-type="float" office:value="4.19543409347534" calcext:value-type="float">
            <text:p>4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10.6283903121948" calcext:value-type="float">
            <text:p>-10,6</text:p>
          </table:table-cell>
          <table:table-cell office:value-type="float" office:value="-3.42779397964478" calcext:value-type="float">
            <text:p>-3,4</text:p>
          </table:table-cell>
          <table:table-cell office:value-type="float" office:value="3.77280235290527" calcext:value-type="float">
            <text:p>3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10.9788684844971" calcext:value-type="float">
            <text:p>-11,0</text:p>
          </table:table-cell>
          <table:table-cell office:value-type="float" office:value="-3.80291056632996" calcext:value-type="float">
            <text:p>-3,8</text:p>
          </table:table-cell>
          <table:table-cell office:value-type="float" office:value="3.37304711341858" calcext:value-type="float">
            <text:p>3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11.3069229125977" calcext:value-type="float">
            <text:p>-11,3</text:p>
          </table:table-cell>
          <table:table-cell office:value-type="float" office:value="-4.14064311981201" calcext:value-type="float">
            <text:p>-4,1</text:p>
          </table:table-cell>
          <table:table-cell office:value-type="float" office:value="3.02563619613647" calcext:value-type="float">
            <text:p>3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11.6109142303467" calcext:value-type="float">
            <text:p>-11,6</text:p>
          </table:table-cell>
          <table:table-cell office:value-type="float" office:value="-4.44165563583374" calcext:value-type="float">
            <text:p>-4,4</text:p>
          </table:table-cell>
          <table:table-cell office:value-type="float" office:value="2.7276029586792" calcext:value-type="float">
            <text:p>2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11.9079818725586" calcext:value-type="float">
            <text:p>-11,9</text:p>
          </table:table-cell>
          <table:table-cell office:value-type="float" office:value="-4.72034883499146" calcext:value-type="float">
            <text:p>-4,7</text:p>
          </table:table-cell>
          <table:table-cell office:value-type="float" office:value="2.46728467941284" calcext:value-type="float">
            <text:p>2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12.2151918411255" calcext:value-type="float">
            <text:p>-12,2</text:p>
          </table:table-cell>
          <table:table-cell office:value-type="float" office:value="-4.99041604995728" calcext:value-type="float">
            <text:p>-5,0</text:p>
          </table:table-cell>
          <table:table-cell office:value-type="float" office:value="2.23435974121094" calcext:value-type="float">
            <text:p>2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12.5238304138184" calcext:value-type="float">
            <text:p>-12,5</text:p>
          </table:table-cell>
          <table:table-cell office:value-type="float" office:value="-5.25953722000122" calcext:value-type="float">
            <text:p>-5,3</text:p>
          </table:table-cell>
          <table:table-cell office:value-type="float" office:value="2.00475645065308" calcext:value-type="float">
            <text:p>2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12.8160438537598" calcext:value-type="float">
            <text:p>-12,8</text:p>
          </table:table-cell>
          <table:table-cell office:value-type="float" office:value="-5.50745677947998" calcext:value-type="float">
            <text:p>-5,5</text:p>
          </table:table-cell>
          <table:table-cell office:value-type="float" office:value="1.80113077163696" calcext:value-type="float">
            <text:p>1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13.0564613342285" calcext:value-type="float">
            <text:p>-13,1</text:p>
          </table:table-cell>
          <table:table-cell office:value-type="float" office:value="-5.71808910369873" calcext:value-type="float">
            <text:p>-5,7</text:p>
          </table:table-cell>
          <table:table-cell office:value-type="float" office:value="1.62028360366821" calcext:value-type="float">
            <text:p>1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13.2275810241699" calcext:value-type="float">
            <text:p>-13,2</text:p>
          </table:table-cell>
          <table:table-cell office:value-type="float" office:value="-5.86318922042847" calcext:value-type="float">
            <text:p>-5,9</text:p>
          </table:table-cell>
          <table:table-cell office:value-type="float" office:value="1.50120210647583" calcext:value-type="float">
            <text:p>1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13.3241291046143" calcext:value-type="float">
            <text:p>-13,3</text:p>
          </table:table-cell>
          <table:table-cell office:value-type="float" office:value="-5.95380544662476" calcext:value-type="float">
            <text:p>-6,0</text:p>
          </table:table-cell>
          <table:table-cell office:value-type="float" office:value="1.41651773452759" calcext:value-type="float">
            <text:p>1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13.3388471603394" calcext:value-type="float">
            <text:p>-13,3</text:p>
          </table:table-cell>
          <table:table-cell office:value-type="float" office:value="-5.97817516326904" calcext:value-type="float">
            <text:p>-6,0</text:p>
          </table:table-cell>
          <table:table-cell office:value-type="float" office:value="1.38249683380127" calcext:value-type="float">
            <text:p>1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13.2632322311401" calcext:value-type="float">
            <text:p>-13,3</text:p>
          </table:table-cell>
          <table:table-cell office:value-type="float" office:value="-5.94277191162109" calcext:value-type="float">
            <text:p>-5,9</text:p>
          </table:table-cell>
          <table:table-cell office:value-type="float" office:value="1.37768840789795" calcext:value-type="float">
            <text:p>1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13.108211517334" calcext:value-type="float">
            <text:p>-13,1</text:p>
          </table:table-cell>
          <table:table-cell office:value-type="float" office:value="-5.83910846710205" calcext:value-type="float">
            <text:p>-5,8</text:p>
          </table:table-cell>
          <table:table-cell office:value-type="float" office:value="1.42999458312988" calcext:value-type="float">
            <text:p>1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12.8693008422852" calcext:value-type="float">
            <text:p>-12,9</text:p>
          </table:table-cell>
          <table:table-cell office:value-type="float" office:value="-5.65735101699829" calcext:value-type="float">
            <text:p>-5,7</text:p>
          </table:table-cell>
          <table:table-cell office:value-type="float" office:value="1.55459833145142" calcext:value-type="float">
            <text:p>1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12.5524501800537" calcext:value-type="float">
            <text:p>-12,6</text:p>
          </table:table-cell>
          <table:table-cell office:value-type="float" office:value="-5.38982629776001" calcext:value-type="float">
            <text:p>-5,4</text:p>
          </table:table-cell>
          <table:table-cell office:value-type="float" office:value="1.77279710769653" calcext:value-type="float">
            <text:p>1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12.1718597412109" calcext:value-type="float">
            <text:p>-12,2</text:p>
          </table:table-cell>
          <table:table-cell office:value-type="float" office:value="-5.0348048210144" calcext:value-type="float">
            <text:p>-5,0</text:p>
          </table:table-cell>
          <table:table-cell office:value-type="float" office:value="2.10224962234497" calcext:value-type="float">
            <text:p>2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11.7188625335693" calcext:value-type="float">
            <text:p>-11,7</text:p>
          </table:table-cell>
          <table:table-cell office:value-type="float" office:value="-4.58651542663574" calcext:value-type="float">
            <text:p>-4,6</text:p>
          </table:table-cell>
          <table:table-cell office:value-type="float" office:value="2.54583168029785" calcext:value-type="float">
            <text:p>2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11.211009979248" calcext:value-type="float">
            <text:p>-11,2</text:p>
          </table:table-cell>
          <table:table-cell office:value-type="float" office:value="-4.05281734466553" calcext:value-type="float">
            <text:p>-4,1</text:p>
          </table:table-cell>
          <table:table-cell office:value-type="float" office:value="3.10537576675415" calcext:value-type="float">
            <text:p>3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10.6798629760742" calcext:value-type="float">
            <text:p>-10,7</text:p>
          </table:table-cell>
          <table:table-cell office:value-type="float" office:value="-3.4499979019165" calcext:value-type="float">
            <text:p>-3,4</text:p>
          </table:table-cell>
          <table:table-cell office:value-type="float" office:value="3.77986717224121" calcext:value-type="float">
            <text:p>3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10.2114763259888" calcext:value-type="float">
            <text:p>-10,2</text:p>
          </table:table-cell>
          <table:table-cell office:value-type="float" office:value="-2.83213996887207" calcext:value-type="float">
            <text:p>-2,8</text:p>
          </table:table-cell>
          <table:table-cell office:value-type="float" office:value="4.54719638824463" calcext:value-type="float">
            <text:p>4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9.84274196624756" calcext:value-type="float">
            <text:p>-9,8</text:p>
          </table:table-cell>
          <table:table-cell office:value-type="float" office:value="-2.25650000572205" calcext:value-type="float">
            <text:p>-2,3</text:p>
          </table:table-cell>
          <table:table-cell office:value-type="float" office:value="5.32974243164063" calcext:value-type="float">
            <text:p>5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9.57193470001221" calcext:value-type="float">
            <text:p>-9,6</text:p>
          </table:table-cell>
          <table:table-cell office:value-type="float" office:value="-1.76381039619446" calcext:value-type="float">
            <text:p>-1,8</text:p>
          </table:table-cell>
          <table:table-cell office:value-type="float" office:value="6.04431343078613" calcext:value-type="float">
            <text:p>6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9.39319801330566" calcext:value-type="float">
            <text:p>-9,4</text:p>
          </table:table-cell>
          <table:table-cell office:value-type="float" office:value="-1.37960362434387" calcext:value-type="float">
            <text:p>-1,4</text:p>
          </table:table-cell>
          <table:table-cell office:value-type="float" office:value="6.63399124145508" calcext:value-type="float">
            <text:p>6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9.27714824676514" calcext:value-type="float">
            <text:p>-9,3</text:p>
          </table:table-cell>
          <table:table-cell office:value-type="float" office:value="-1.07925915718079" calcext:value-type="float">
            <text:p>-1,1</text:p>
          </table:table-cell>
          <table:table-cell office:value-type="float" office:value="7.11863040924072" calcext:value-type="float">
            <text:p>7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9.20248413085938" calcext:value-type="float">
            <text:p>-9,2</text:p>
          </table:table-cell>
          <table:table-cell office:value-type="float" office:value="-0.842352151870728" calcext:value-type="float">
            <text:p>-0,8</text:p>
          </table:table-cell>
          <table:table-cell office:value-type="float" office:value="7.51778030395508" calcext:value-type="float">
            <text:p>7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9.15139865875244" calcext:value-type="float">
            <text:p>-9,2</text:p>
          </table:table-cell>
          <table:table-cell office:value-type="float" office:value="-0.645674705505371" calcext:value-type="float">
            <text:p>-0,6</text:p>
          </table:table-cell>
          <table:table-cell office:value-type="float" office:value="7.8600492477417" calcext:value-type="float">
            <text:p>7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9.07645511627197" calcext:value-type="float">
            <text:p>-9,1</text:p>
          </table:table-cell>
          <table:table-cell office:value-type="float" office:value="-0.471453368663788" calcext:value-type="float">
            <text:p>-0,5</text:p>
          </table:table-cell>
          <table:table-cell office:value-type="float" office:value="8.13354778289795" calcext:value-type="float">
            <text:p>8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8.99689292907715" calcext:value-type="float">
            <text:p>-9,0</text:p>
          </table:table-cell>
          <table:table-cell office:value-type="float" office:value="-0.320140480995178" calcext:value-type="float">
            <text:p>-0,3</text:p>
          </table:table-cell>
          <table:table-cell office:value-type="float" office:value="8.35661125183106" calcext:value-type="float">
            <text:p>8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8.85533332824707" calcext:value-type="float">
            <text:p>-8,9</text:p>
          </table:table-cell>
          <table:table-cell office:value-type="float" office:value="-0.165198743343353" calcext:value-type="float">
            <text:p>-0,2</text:p>
          </table:table-cell>
          <table:table-cell office:value-type="float" office:value="8.52493667602539" calcext:value-type="float">
            <text:p>8,5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8.68218421936035" calcext:value-type="float">
            <text:p>-8,7</text:p>
          </table:table-cell>
          <table:table-cell office:value-type="float" office:value="-0.002213170286268" calcext:value-type="float">
            <text:p>0,0</text:p>
          </table:table-cell>
          <table:table-cell office:value-type="float" office:value="8.67775726318359" calcext:value-type="float">
            <text:p>8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8.44439697265625" calcext:value-type="float">
            <text:p>-8,4</text:p>
          </table:table-cell>
          <table:table-cell office:value-type="float" office:value="0.189955487847328" calcext:value-type="float">
            <text:p>0,2</text:p>
          </table:table-cell>
          <table:table-cell office:value-type="float" office:value="8.82430839538574" calcext:value-type="float">
            <text:p>8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8.15499496459961" calcext:value-type="float">
            <text:p>-8,2</text:p>
          </table:table-cell>
          <table:table-cell office:value-type="float" office:value="0.40209636092186" calcext:value-type="float">
            <text:p>0,4</text:p>
          </table:table-cell>
          <table:table-cell office:value-type="float" office:value="8.95918846130371" calcext:value-type="float">
            <text:p>9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7.81922006607056" calcext:value-type="float">
            <text:p>-7,8</text:p>
          </table:table-cell>
          <table:table-cell office:value-type="float" office:value="0.627950310707092" calcext:value-type="float">
            <text:p>0,6</text:p>
          </table:table-cell>
          <table:table-cell office:value-type="float" office:value="9.07512092590332" calcext:value-type="float">
            <text:p>9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7.46110153198242" calcext:value-type="float">
            <text:p>-7,5</text:p>
          </table:table-cell>
          <table:table-cell office:value-type="float" office:value="0.848710834980011" calcext:value-type="float">
            <text:p>0,8</text:p>
          </table:table-cell>
          <table:table-cell office:value-type="float" office:value="9.15852355957031" calcext:value-type="float">
            <text:p>9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7.11583662033081" calcext:value-type="float">
            <text:p>-7,1</text:p>
          </table:table-cell>
          <table:table-cell office:value-type="float" office:value="1.03431761264801" calcext:value-type="float">
            <text:p>1,0</text:p>
          </table:table-cell>
          <table:table-cell office:value-type="float" office:value="9.18447208404541" calcext:value-type="float">
            <text:p>9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6.81988382339478" calcext:value-type="float">
            <text:p>-6,8</text:p>
          </table:table-cell>
          <table:table-cell office:value-type="float" office:value="1.15792977809906" calcext:value-type="float">
            <text:p>1,2</text:p>
          </table:table-cell>
          <table:table-cell office:value-type="float" office:value="9.13574314117432" calcext:value-type="float">
            <text:p>9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6.60311889648438" calcext:value-type="float">
            <text:p>-6,6</text:p>
          </table:table-cell>
          <table:table-cell office:value-type="float" office:value="1.19725108146667" calcext:value-type="float">
            <text:p>1,2</text:p>
          </table:table-cell>
          <table:table-cell office:value-type="float" office:value="8.99762058258057" calcext:value-type="float">
            <text:p>9,0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6.53850269317627" calcext:value-type="float">
            <text:p>-6,5</text:p>
          </table:table-cell>
          <table:table-cell office:value-type="float" office:value="1.08880269527435" calcext:value-type="float">
            <text:p>1,1</text:p>
          </table:table-cell>
          <table:table-cell office:value-type="float" office:value="8.71610832214356" calcext:value-type="float">
            <text:p>8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6.51366710662842" calcext:value-type="float">
            <text:p>-6,5</text:p>
          </table:table-cell>
          <table:table-cell office:value-type="float" office:value="0.914526045322418" calcext:value-type="float">
            <text:p>0,9</text:p>
          </table:table-cell>
          <table:table-cell office:value-type="float" office:value="8.34271907806397" calcext:value-type="float">
            <text:p>8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6.56737661361694" calcext:value-type="float">
            <text:p>-6,6</text:p>
          </table:table-cell>
          <table:table-cell office:value-type="float" office:value="0.638832092285156" calcext:value-type="float">
            <text:p>0,6</text:p>
          </table:table-cell>
          <table:table-cell office:value-type="float" office:value="7.84504079818726" calcext:value-type="float">
            <text:p>7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6.70357513427734" calcext:value-type="float">
            <text:p>-6,7</text:p>
          </table:table-cell>
          <table:table-cell office:value-type="float" office:value="0.292171567678452" calcext:value-type="float">
            <text:p>0,3</text:p>
          </table:table-cell>
          <table:table-cell office:value-type="float" office:value="7.28791809082031" calcext:value-type="float">
            <text:p>7,3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6.87624788284302" calcext:value-type="float">
            <text:p>-6,9</text:p>
          </table:table-cell>
          <table:table-cell office:value-type="float" office:value="-0.0965074896812439" calcext:value-type="float">
            <text:p>-0,1</text:p>
          </table:table-cell>
          <table:table-cell office:value-type="float" office:value="6.68323278427124" calcext:value-type="float">
            <text:p>6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6.97073554992676" calcext:value-type="float">
            <text:p>-7,0</text:p>
          </table:table-cell>
          <table:table-cell office:value-type="float" office:value="-0.412074506282806" calcext:value-type="float">
            <text:p>-0,4</text:p>
          </table:table-cell>
          <table:table-cell office:value-type="float" office:value="6.14658641815186" calcext:value-type="float">
            <text:p>6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7.15634918212891" calcext:value-type="float">
            <text:p>-7,2</text:p>
          </table:table-cell>
          <table:table-cell office:value-type="float" office:value="-0.778259932994843" calcext:value-type="float">
            <text:p>-0,8</text:p>
          </table:table-cell>
          <table:table-cell office:value-type="float" office:value="5.59982967376709" calcext:value-type="float">
            <text:p>5,6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7.31112432479858" calcext:value-type="float">
            <text:p>-7,3</text:p>
          </table:table-cell>
          <table:table-cell office:value-type="float" office:value="-1.08147609233856" calcext:value-type="float">
            <text:p>-1,1</text:p>
          </table:table-cell>
          <table:table-cell office:value-type="float" office:value="5.14817190170288" calcext:value-type="float">
            <text:p>5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7.41710186004639" calcext:value-type="float">
            <text:p>-7,4</text:p>
          </table:table-cell>
          <table:table-cell office:value-type="float" office:value="-1.282506108284" calcext:value-type="float">
            <text:p>-1,3</text:p>
          </table:table-cell>
          <table:table-cell office:value-type="float" office:value="4.85208988189697" calcext:value-type="float">
            <text:p>4,9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7.4863600730896" calcext:value-type="float">
            <text:p>-7,5</text:p>
          </table:table-cell>
          <table:table-cell office:value-type="float" office:value="-1.37585365772247" calcext:value-type="float">
            <text:p>-1,4</text:p>
          </table:table-cell>
          <table:table-cell office:value-type="float" office:value="4.73465299606323" calcext:value-type="float">
            <text:p>4,7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7.39310932159424" calcext:value-type="float">
            <text:p>-7,4</text:p>
          </table:table-cell>
          <table:table-cell office:value-type="float" office:value="-1.29465591907501" calcext:value-type="float">
            <text:p>-1,3</text:p>
          </table:table-cell>
          <table:table-cell office:value-type="float" office:value="4.80379772186279" calcext:value-type="float">
            <text:p>4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6.99092531204224" calcext:value-type="float">
            <text:p>-7,0</text:p>
          </table:table-cell>
          <table:table-cell office:value-type="float" office:value="-0.961939215660095" calcext:value-type="float">
            <text:p>-1,0</text:p>
          </table:table-cell>
          <table:table-cell office:value-type="float" office:value="5.06704664230347" calcext:value-type="float">
            <text:p>5,1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6.56730890274048" calcext:value-type="float">
            <text:p>-6,6</text:p>
          </table:table-cell>
          <table:table-cell office:value-type="float" office:value="-0.580618739128113" calcext:value-type="float">
            <text:p>-0,6</text:p>
          </table:table-cell>
          <table:table-cell office:value-type="float" office:value="5.40607118606567" calcext:value-type="float">
            <text:p>5,4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6.04733228683472" calcext:value-type="float">
            <text:p>-6,0</text:p>
          </table:table-cell>
          <table:table-cell office:value-type="float" office:value="-0.113457925617695" calcext:value-type="float">
            <text:p>-0,1</text:p>
          </table:table-cell>
          <table:table-cell office:value-type="float" office:value="5.82041597366333" calcext:value-type="float">
            <text:p>5,8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5.57359409332275" calcext:value-type="float">
            <text:p>-5,6</text:p>
          </table:table-cell>
          <table:table-cell office:value-type="float" office:value="0.323720276355743" calcext:value-type="float">
            <text:p>0,3</text:p>
          </table:table-cell>
          <table:table-cell office:value-type="float" office:value="6.22103500366211" calcext:value-type="float">
            <text:p>6,2</text:p>
          </table:table-cell>
        </table:table-row>
        <table:table-row table:style-name="ro1">
          <table:table-cell office:value-type="string" calcext:value-type="string">
            <text:p>Hip Int/External Rota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5.2066707611084" calcext:value-type="float">
            <text:p>-5,2</text:p>
          </table:table-cell>
          <table:table-cell office:value-type="float" office:value="0.694182574748993" calcext:value-type="float">
            <text:p>0,7</text:p>
          </table:table-cell>
          <table:table-cell office:value-type="float" office:value="6.59503555297852" calcext:value-type="float">
            <text:p>6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4.33851194381714" calcext:value-type="float">
            <text:p>4,3</text:p>
          </table:table-cell>
          <table:table-cell office:value-type="float" office:value="8.83937168121338" calcext:value-type="float">
            <text:p>8,8</text:p>
          </table:table-cell>
          <table:table-cell office:value-type="float" office:value="13.3402309417725" calcext:value-type="float">
            <text:p>13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5.7491397857666" calcext:value-type="float">
            <text:p>5,7</text:p>
          </table:table-cell>
          <table:table-cell office:value-type="float" office:value="10.154541015625" calcext:value-type="float">
            <text:p>10,2</text:p>
          </table:table-cell>
          <table:table-cell office:value-type="float" office:value="14.5599422454834" calcext:value-type="float">
            <text:p>14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7.10927677154541" calcext:value-type="float">
            <text:p>7,1</text:p>
          </table:table-cell>
          <table:table-cell office:value-type="float" office:value="11.4712657928467" calcext:value-type="float">
            <text:p>11,5</text:p>
          </table:table-cell>
          <table:table-cell office:value-type="float" office:value="15.833254814148" calcext:value-type="float">
            <text:p>15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8.55576705932617" calcext:value-type="float">
            <text:p>8,6</text:p>
          </table:table-cell>
          <table:table-cell office:value-type="float" office:value="12.9290075302124" calcext:value-type="float">
            <text:p>12,9</text:p>
          </table:table-cell>
          <table:table-cell office:value-type="float" office:value="17.3022480010986" calcext:value-type="float">
            <text:p>17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10.0315465927124" calcext:value-type="float">
            <text:p>10,0</text:p>
          </table:table-cell>
          <table:table-cell office:value-type="float" office:value="14.461480140686" calcext:value-type="float">
            <text:p>14,5</text:p>
          </table:table-cell>
          <table:table-cell office:value-type="float" office:value="18.891414642334" calcext:value-type="float">
            <text:p>18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1.5277805328369" calcext:value-type="float">
            <text:p>11,5</text:p>
          </table:table-cell>
          <table:table-cell office:value-type="float" office:value="16.0636310577393" calcext:value-type="float">
            <text:p>16,1</text:p>
          </table:table-cell>
          <table:table-cell office:value-type="float" office:value="20.5994815826416" calcext:value-type="float">
            <text:p>20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12.9255180358887" calcext:value-type="float">
            <text:p>12,9</text:p>
          </table:table-cell>
          <table:table-cell office:value-type="float" office:value="17.6320037841797" calcext:value-type="float">
            <text:p>17,6</text:p>
          </table:table-cell>
          <table:table-cell office:value-type="float" office:value="22.3384895324707" calcext:value-type="float">
            <text:p>22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14.1314859390259" calcext:value-type="float">
            <text:p>14,1</text:p>
          </table:table-cell>
          <table:table-cell office:value-type="float" office:value="19.0442161560059" calcext:value-type="float">
            <text:p>19,0</text:p>
          </table:table-cell>
          <table:table-cell office:value-type="float" office:value="23.9569473266602" calcext:value-type="float">
            <text:p>24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15.0982151031494" calcext:value-type="float">
            <text:p>15,1</text:p>
          </table:table-cell>
          <table:table-cell office:value-type="float" office:value="20.2101001739502" calcext:value-type="float">
            <text:p>20,2</text:p>
          </table:table-cell>
          <table:table-cell office:value-type="float" office:value="25.321985244751" calcext:value-type="float">
            <text:p>25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15.818657875061" calcext:value-type="float">
            <text:p>15,8</text:p>
          </table:table-cell>
          <table:table-cell office:value-type="float" office:value="21.0927619934082" calcext:value-type="float">
            <text:p>21,1</text:p>
          </table:table-cell>
          <table:table-cell office:value-type="float" office:value="26.3668670654297" calcext:value-type="float">
            <text:p>26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6.3273868560791" calcext:value-type="float">
            <text:p>16,3</text:p>
          </table:table-cell>
          <table:table-cell office:value-type="float" office:value="21.7102069854736" calcext:value-type="float">
            <text:p>21,7</text:p>
          </table:table-cell>
          <table:table-cell office:value-type="float" office:value="27.0930271148682" calcext:value-type="float">
            <text:p>27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6.6176109313965" calcext:value-type="float">
            <text:p>16,6</text:p>
          </table:table-cell>
          <table:table-cell office:value-type="float" office:value="22.0838108062744" calcext:value-type="float">
            <text:p>22,1</text:p>
          </table:table-cell>
          <table:table-cell office:value-type="float" office:value="27.5500106811523" calcext:value-type="float">
            <text:p>27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6.714771270752" calcext:value-type="float">
            <text:p>16,7</text:p>
          </table:table-cell>
          <table:table-cell office:value-type="float" office:value="22.229923248291" calcext:value-type="float">
            <text:p>22,2</text:p>
          </table:table-cell>
          <table:table-cell office:value-type="float" office:value="27.7450752258301" calcext:value-type="float">
            <text:p>27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6.6427040100098" calcext:value-type="float">
            <text:p>16,6</text:p>
          </table:table-cell>
          <table:table-cell office:value-type="float" office:value="22.1844730377197" calcext:value-type="float">
            <text:p>22,2</text:p>
          </table:table-cell>
          <table:table-cell office:value-type="float" office:value="27.7262420654297" calcext:value-type="float">
            <text:p>27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6.4152793884277" calcext:value-type="float">
            <text:p>16,4</text:p>
          </table:table-cell>
          <table:table-cell office:value-type="float" office:value="21.974645614624" calcext:value-type="float">
            <text:p>22,0</text:p>
          </table:table-cell>
          <table:table-cell office:value-type="float" office:value="27.5340118408203" calcext:value-type="float">
            <text:p>27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6.0487899780273" calcext:value-type="float">
            <text:p>16,0</text:p>
          </table:table-cell>
          <table:table-cell office:value-type="float" office:value="21.6090965270996" calcext:value-type="float">
            <text:p>21,6</text:p>
          </table:table-cell>
          <table:table-cell office:value-type="float" office:value="27.1694030761719" calcext:value-type="float">
            <text:p>27,2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15.5898513793945" calcext:value-type="float">
            <text:p>15,6</text:p>
          </table:table-cell>
          <table:table-cell office:value-type="float" office:value="21.1394519805908" calcext:value-type="float">
            <text:p>21,1</text:p>
          </table:table-cell>
          <table:table-cell office:value-type="float" office:value="26.6890525817871" calcext:value-type="float">
            <text:p>26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15.0560703277588" calcext:value-type="float">
            <text:p>15,1</text:p>
          </table:table-cell>
          <table:table-cell office:value-type="float" office:value="20.5680656433105" calcext:value-type="float">
            <text:p>20,6</text:p>
          </table:table-cell>
          <table:table-cell office:value-type="float" office:value="26.0800609588623" calcext:value-type="float">
            <text:p>26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14.4824123382568" calcext:value-type="float">
            <text:p>14,5</text:p>
          </table:table-cell>
          <table:table-cell office:value-type="float" office:value="19.9353218078613" calcext:value-type="float">
            <text:p>19,9</text:p>
          </table:table-cell>
          <table:table-cell office:value-type="float" office:value="25.3882312774658" calcext:value-type="float">
            <text:p>25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13.8833599090576" calcext:value-type="float">
            <text:p>13,9</text:p>
          </table:table-cell>
          <table:table-cell office:value-type="float" office:value="19.2581901550293" calcext:value-type="float">
            <text:p>19,3</text:p>
          </table:table-cell>
          <table:table-cell office:value-type="float" office:value="24.633020401001" calcext:value-type="float">
            <text:p>24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3.2781028747559" calcext:value-type="float">
            <text:p>13,3</text:p>
          </table:table-cell>
          <table:table-cell office:value-type="float" office:value="18.5643482208252" calcext:value-type="float">
            <text:p>18,6</text:p>
          </table:table-cell>
          <table:table-cell office:value-type="float" office:value="23.8505935668945" calcext:value-type="float">
            <text:p>23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12.6828346252441" calcext:value-type="float">
            <text:p>12,7</text:p>
          </table:table-cell>
          <table:table-cell office:value-type="float" office:value="17.872314453125" calcext:value-type="float">
            <text:p>17,9</text:p>
          </table:table-cell>
          <table:table-cell office:value-type="float" office:value="23.0617942810059" calcext:value-type="float">
            <text:p>23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12.0971765518188" calcext:value-type="float">
            <text:p>12,1</text:p>
          </table:table-cell>
          <table:table-cell office:value-type="float" office:value="17.1899147033691" calcext:value-type="float">
            <text:p>17,2</text:p>
          </table:table-cell>
          <table:table-cell office:value-type="float" office:value="22.2826538085937" calcext:value-type="float">
            <text:p>22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11.5237560272217" calcext:value-type="float">
            <text:p>11,5</text:p>
          </table:table-cell>
          <table:table-cell office:value-type="float" office:value="16.5203628540039" calcext:value-type="float">
            <text:p>16,5</text:p>
          </table:table-cell>
          <table:table-cell office:value-type="float" office:value="21.5169696807861" calcext:value-type="float">
            <text:p>21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10.962553024292" calcext:value-type="float">
            <text:p>11,0</text:p>
          </table:table-cell>
          <table:table-cell office:value-type="float" office:value="15.8614492416382" calcext:value-type="float">
            <text:p>15,9</text:p>
          </table:table-cell>
          <table:table-cell office:value-type="float" office:value="20.7603454589844" calcext:value-type="float">
            <text:p>20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0.4166927337646" calcext:value-type="float">
            <text:p>10,4</text:p>
          </table:table-cell>
          <table:table-cell office:value-type="float" office:value="15.2100458145142" calcext:value-type="float">
            <text:p>15,2</text:p>
          </table:table-cell>
          <table:table-cell office:value-type="float" office:value="20.0033988952637" calcext:value-type="float">
            <text:p>20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9.89184379577637" calcext:value-type="float">
            <text:p>9,9</text:p>
          </table:table-cell>
          <table:table-cell office:value-type="float" office:value="14.5690650939941" calcext:value-type="float">
            <text:p>14,6</text:p>
          </table:table-cell>
          <table:table-cell office:value-type="float" office:value="19.2462863922119" calcext:value-type="float">
            <text:p>19,2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9.37314319610596" calcext:value-type="float">
            <text:p>9,4</text:p>
          </table:table-cell>
          <table:table-cell office:value-type="float" office:value="13.9378881454468" calcext:value-type="float">
            <text:p>13,9</text:p>
          </table:table-cell>
          <table:table-cell office:value-type="float" office:value="18.5026321411133" calcext:value-type="float">
            <text:p>18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8.8638801574707" calcext:value-type="float">
            <text:p>8,9</text:p>
          </table:table-cell>
          <table:table-cell office:value-type="float" office:value="13.3219509124756" calcext:value-type="float">
            <text:p>13,3</text:p>
          </table:table-cell>
          <table:table-cell office:value-type="float" office:value="17.7800216674805" calcext:value-type="float">
            <text:p>17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8.35812950134277" calcext:value-type="float">
            <text:p>8,4</text:p>
          </table:table-cell>
          <table:table-cell office:value-type="float" office:value="12.7224035263062" calcext:value-type="float">
            <text:p>12,7</text:p>
          </table:table-cell>
          <table:table-cell office:value-type="float" office:value="17.0866775512695" calcext:value-type="float">
            <text:p>17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7.87021017074585" calcext:value-type="float">
            <text:p>7,9</text:p>
          </table:table-cell>
          <table:table-cell office:value-type="float" office:value="12.1519451141357" calcext:value-type="float">
            <text:p>12,2</text:p>
          </table:table-cell>
          <table:table-cell office:value-type="float" office:value="16.4336795806885" calcext:value-type="float">
            <text:p>16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7.40120220184326" calcext:value-type="float">
            <text:p>7,4</text:p>
          </table:table-cell>
          <table:table-cell office:value-type="float" office:value="11.6160936355591" calcext:value-type="float">
            <text:p>11,6</text:p>
          </table:table-cell>
          <table:table-cell office:value-type="float" office:value="15.8309850692749" calcext:value-type="float">
            <text:p>15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6.96417331695557" calcext:value-type="float">
            <text:p>7,0</text:p>
          </table:table-cell>
          <table:table-cell office:value-type="float" office:value="11.1276683807373" calcext:value-type="float">
            <text:p>11,1</text:p>
          </table:table-cell>
          <table:table-cell office:value-type="float" office:value="15.291163444519" calcext:value-type="float">
            <text:p>15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6.56954097747803" calcext:value-type="float">
            <text:p>6,6</text:p>
          </table:table-cell>
          <table:table-cell office:value-type="float" office:value="10.6886396408081" calcext:value-type="float">
            <text:p>10,7</text:p>
          </table:table-cell>
          <table:table-cell office:value-type="float" office:value="14.8077383041382" calcext:value-type="float">
            <text:p>14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6.2432017326355" calcext:value-type="float">
            <text:p>6,2</text:p>
          </table:table-cell>
          <table:table-cell office:value-type="float" office:value="10.3139362335205" calcext:value-type="float">
            <text:p>10,3</text:p>
          </table:table-cell>
          <table:table-cell office:value-type="float" office:value="14.3846702575684" calcext:value-type="float">
            <text:p>14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5.9934778213501" calcext:value-type="float">
            <text:p>6,0</text:p>
          </table:table-cell>
          <table:table-cell office:value-type="float" office:value="10.0095119476318" calcext:value-type="float">
            <text:p>10,0</text:p>
          </table:table-cell>
          <table:table-cell office:value-type="float" office:value="14.0255460739136" calcext:value-type="float">
            <text:p>14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5.84712314605713" calcext:value-type="float">
            <text:p>5,8</text:p>
          </table:table-cell>
          <table:table-cell office:value-type="float" office:value="9.79800510406494" calcext:value-type="float">
            <text:p>9,8</text:p>
          </table:table-cell>
          <table:table-cell office:value-type="float" office:value="13.7488870620728" calcext:value-type="float">
            <text:p>13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5.79644012451172" calcext:value-type="float">
            <text:p>5,8</text:p>
          </table:table-cell>
          <table:table-cell office:value-type="float" office:value="9.67506694793701" calcext:value-type="float">
            <text:p>9,7</text:p>
          </table:table-cell>
          <table:table-cell office:value-type="float" office:value="13.5536937713623" calcext:value-type="float">
            <text:p>13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5.85703182220459" calcext:value-type="float">
            <text:p>5,9</text:p>
          </table:table-cell>
          <table:table-cell office:value-type="float" office:value="9.65816497802734" calcext:value-type="float">
            <text:p>9,7</text:p>
          </table:table-cell>
          <table:table-cell office:value-type="float" office:value="13.4592981338501" calcext:value-type="float">
            <text:p>13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6.02288150787354" calcext:value-type="float">
            <text:p>6,0</text:p>
          </table:table-cell>
          <table:table-cell office:value-type="float" office:value="9.73685550689697" calcext:value-type="float">
            <text:p>9,7</text:p>
          </table:table-cell>
          <table:table-cell office:value-type="float" office:value="13.4508295059204" calcext:value-type="float">
            <text:p>13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6.3032431602478" calcext:value-type="float">
            <text:p>6,3</text:p>
          </table:table-cell>
          <table:table-cell office:value-type="float" office:value="9.92246818542481" calcext:value-type="float">
            <text:p>9,9</text:p>
          </table:table-cell>
          <table:table-cell office:value-type="float" office:value="13.5416927337646" calcext:value-type="float">
            <text:p>13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6.67910957336426" calcext:value-type="float">
            <text:p>6,7</text:p>
          </table:table-cell>
          <table:table-cell office:value-type="float" office:value="10.2089872360229" calcext:value-type="float">
            <text:p>10,2</text:p>
          </table:table-cell>
          <table:table-cell office:value-type="float" office:value="13.7388648986816" calcext:value-type="float">
            <text:p>13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7.15978622436523" calcext:value-type="float">
            <text:p>7,2</text:p>
          </table:table-cell>
          <table:table-cell office:value-type="float" office:value="10.6098718643188" calcext:value-type="float">
            <text:p>10,6</text:p>
          </table:table-cell>
          <table:table-cell office:value-type="float" office:value="14.0599575042725" calcext:value-type="float">
            <text:p>14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7.7462854385376" calcext:value-type="float">
            <text:p>7,7</text:p>
          </table:table-cell>
          <table:table-cell office:value-type="float" office:value="11.128002166748" calcext:value-type="float">
            <text:p>11,1</text:p>
          </table:table-cell>
          <table:table-cell office:value-type="float" office:value="14.5097188949585" calcext:value-type="float">
            <text:p>14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8.43881225585938" calcext:value-type="float">
            <text:p>8,4</text:p>
          </table:table-cell>
          <table:table-cell office:value-type="float" office:value="11.7711515426636" calcext:value-type="float">
            <text:p>11,8</text:p>
          </table:table-cell>
          <table:table-cell office:value-type="float" office:value="15.1034908294678" calcext:value-type="float">
            <text:p>15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9.22889423370361" calcext:value-type="float">
            <text:p>9,2</text:p>
          </table:table-cell>
          <table:table-cell office:value-type="float" office:value="12.5350389480591" calcext:value-type="float">
            <text:p>12,5</text:p>
          </table:table-cell>
          <table:table-cell office:value-type="float" office:value="15.8411836624146" calcext:value-type="float">
            <text:p>15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10.1060066223145" calcext:value-type="float">
            <text:p>10,1</text:p>
          </table:table-cell>
          <table:table-cell office:value-type="float" office:value="13.4245319366455" calcext:value-type="float">
            <text:p>13,4</text:p>
          </table:table-cell>
          <table:table-cell office:value-type="float" office:value="16.7430572509766" calcext:value-type="float">
            <text:p>16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11.0805149078369" calcext:value-type="float">
            <text:p>11,1</text:p>
          </table:table-cell>
          <table:table-cell office:value-type="float" office:value="14.4457321166992" calcext:value-type="float">
            <text:p>14,4</text:p>
          </table:table-cell>
          <table:table-cell office:value-type="float" office:value="17.8109493255615" calcext:value-type="float">
            <text:p>17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12.1462154388428" calcext:value-type="float">
            <text:p>12,1</text:p>
          </table:table-cell>
          <table:table-cell office:value-type="float" office:value="15.608190536499" calcext:value-type="float">
            <text:p>15,6</text:p>
          </table:table-cell>
          <table:table-cell office:value-type="float" office:value="19.0701656341553" calcext:value-type="float">
            <text:p>19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13.341570854187" calcext:value-type="float">
            <text:p>13,3</text:p>
          </table:table-cell>
          <table:table-cell office:value-type="float" office:value="16.9268493652344" calcext:value-type="float">
            <text:p>16,9</text:p>
          </table:table-cell>
          <table:table-cell office:value-type="float" office:value="20.5121288299561" calcext:value-type="float">
            <text:p>20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14.6468477249146" calcext:value-type="float">
            <text:p>14,6</text:p>
          </table:table-cell>
          <table:table-cell office:value-type="float" office:value="18.4095878601074" calcext:value-type="float">
            <text:p>18,4</text:p>
          </table:table-cell>
          <table:table-cell office:value-type="float" office:value="22.172327041626" calcext:value-type="float">
            <text:p>22,2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16.1571216583252" calcext:value-type="float">
            <text:p>16,2</text:p>
          </table:table-cell>
          <table:table-cell office:value-type="float" office:value="20.101749420166" calcext:value-type="float">
            <text:p>20,1</text:p>
          </table:table-cell>
          <table:table-cell office:value-type="float" office:value="24.0463771820068" calcext:value-type="float">
            <text:p>24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17.8321723937988" calcext:value-type="float">
            <text:p>17,8</text:p>
          </table:table-cell>
          <table:table-cell office:value-type="float" office:value="21.9956150054932" calcext:value-type="float">
            <text:p>22,0</text:p>
          </table:table-cell>
          <table:table-cell office:value-type="float" office:value="26.1590576171875" calcext:value-type="float">
            <text:p>26,2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19.7315483093262" calcext:value-type="float">
            <text:p>19,7</text:p>
          </table:table-cell>
          <table:table-cell office:value-type="float" office:value="24.1078605651855" calcext:value-type="float">
            <text:p>24,1</text:p>
          </table:table-cell>
          <table:table-cell office:value-type="float" office:value="28.4841728210449" calcext:value-type="float">
            <text:p>28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21.8626003265381" calcext:value-type="float">
            <text:p>21,9</text:p>
          </table:table-cell>
          <table:table-cell office:value-type="float" office:value="26.4520149230957" calcext:value-type="float">
            <text:p>26,5</text:p>
          </table:table-cell>
          <table:table-cell office:value-type="float" office:value="31.0414295196533" calcext:value-type="float">
            <text:p>31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24.2404823303223" calcext:value-type="float">
            <text:p>24,2</text:p>
          </table:table-cell>
          <table:table-cell office:value-type="float" office:value="29.0220317840576" calcext:value-type="float">
            <text:p>29,0</text:p>
          </table:table-cell>
          <table:table-cell office:value-type="float" office:value="33.803581237793" calcext:value-type="float">
            <text:p>33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26.8622283935547" calcext:value-type="float">
            <text:p>26,9</text:p>
          </table:table-cell>
          <table:table-cell office:value-type="float" office:value="31.807674407959" calcext:value-type="float">
            <text:p>31,8</text:p>
          </table:table-cell>
          <table:table-cell office:value-type="float" office:value="36.7531204223633" calcext:value-type="float">
            <text:p>36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29.6991539001465" calcext:value-type="float">
            <text:p>29,7</text:p>
          </table:table-cell>
          <table:table-cell office:value-type="float" office:value="34.7725868225098" calcext:value-type="float">
            <text:p>34,8</text:p>
          </table:table-cell>
          <table:table-cell office:value-type="float" office:value="39.846019744873" calcext:value-type="float">
            <text:p>39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2.7329292297363" calcext:value-type="float">
            <text:p>32,7</text:p>
          </table:table-cell>
          <table:table-cell office:value-type="float" office:value="37.8850860595703" calcext:value-type="float">
            <text:p>37,9</text:p>
          </table:table-cell>
          <table:table-cell office:value-type="float" office:value="43.0372428894043" calcext:value-type="float">
            <text:p>43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35.9168434143066" calcext:value-type="float">
            <text:p>35,9</text:p>
          </table:table-cell>
          <table:table-cell office:value-type="float" office:value="41.0990562438965" calcext:value-type="float">
            <text:p>41,1</text:p>
          </table:table-cell>
          <table:table-cell office:value-type="float" office:value="46.2812690734863" calcext:value-type="float">
            <text:p>46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39.1987686157227" calcext:value-type="float">
            <text:p>39,2</text:p>
          </table:table-cell>
          <table:table-cell office:value-type="float" office:value="44.3640937805176" calcext:value-type="float">
            <text:p>44,4</text:p>
          </table:table-cell>
          <table:table-cell office:value-type="float" office:value="49.5294189453125" calcext:value-type="float">
            <text:p>49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42.5083274841309" calcext:value-type="float">
            <text:p>42,5</text:p>
          </table:table-cell>
          <table:table-cell office:value-type="float" office:value="47.6307106018066" calcext:value-type="float">
            <text:p>47,6</text:p>
          </table:table-cell>
          <table:table-cell office:value-type="float" office:value="52.7530937194824" calcext:value-type="float">
            <text:p>52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45.7592620849609" calcext:value-type="float">
            <text:p>45,8</text:p>
          </table:table-cell>
          <table:table-cell office:value-type="float" office:value="50.8176498413086" calcext:value-type="float">
            <text:p>50,8</text:p>
          </table:table-cell>
          <table:table-cell office:value-type="float" office:value="55.8760375976563" calcext:value-type="float">
            <text:p>55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48.8424530029297" calcext:value-type="float">
            <text:p>48,8</text:p>
          </table:table-cell>
          <table:table-cell office:value-type="float" office:value="53.854061126709" calcext:value-type="float">
            <text:p>53,9</text:p>
          </table:table-cell>
          <table:table-cell office:value-type="float" office:value="58.8656692504883" calcext:value-type="float">
            <text:p>58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51.6918029785156" calcext:value-type="float">
            <text:p>51,7</text:p>
          </table:table-cell>
          <table:table-cell office:value-type="float" office:value="56.6387138366699" calcext:value-type="float">
            <text:p>56,6</text:p>
          </table:table-cell>
          <table:table-cell office:value-type="float" office:value="61.5856246948242" calcext:value-type="float">
            <text:p>61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54.2194671630859" calcext:value-type="float">
            <text:p>54,2</text:p>
          </table:table-cell>
          <table:table-cell office:value-type="float" office:value="59.1227378845215" calcext:value-type="float">
            <text:p>59,1</text:p>
          </table:table-cell>
          <table:table-cell office:value-type="float" office:value="64.026008605957" calcext:value-type="float">
            <text:p>64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56.3782234191895" calcext:value-type="float">
            <text:p>56,4</text:p>
          </table:table-cell>
          <table:table-cell office:value-type="float" office:value="61.2333984375" calcext:value-type="float">
            <text:p>61,2</text:p>
          </table:table-cell>
          <table:table-cell office:value-type="float" office:value="66.0885696411133" calcext:value-type="float">
            <text:p>66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58.1564178466797" calcext:value-type="float">
            <text:p>58,2</text:p>
          </table:table-cell>
          <table:table-cell office:value-type="float" office:value="62.9732246398926" calcext:value-type="float">
            <text:p>63,0</text:p>
          </table:table-cell>
          <table:table-cell office:value-type="float" office:value="67.7900314331055" calcext:value-type="float">
            <text:p>67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59.4939422607422" calcext:value-type="float">
            <text:p>59,5</text:p>
          </table:table-cell>
          <table:table-cell office:value-type="float" office:value="64.307373046875" calcext:value-type="float">
            <text:p>64,3</text:p>
          </table:table-cell>
          <table:table-cell office:value-type="float" office:value="69.1208038330078" calcext:value-type="float">
            <text:p>69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60.4079971313477" calcext:value-type="float">
            <text:p>60,4</text:p>
          </table:table-cell>
          <table:table-cell office:value-type="float" office:value="65.2641525268555" calcext:value-type="float">
            <text:p>65,3</text:p>
          </table:table-cell>
          <table:table-cell office:value-type="float" office:value="70.1203079223633" calcext:value-type="float">
            <text:p>70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60.8880233764648" calcext:value-type="float">
            <text:p>60,9</text:p>
          </table:table-cell>
          <table:table-cell office:value-type="float" office:value="65.8264236450195" calcext:value-type="float">
            <text:p>65,8</text:p>
          </table:table-cell>
          <table:table-cell office:value-type="float" office:value="70.7648239135742" calcext:value-type="float">
            <text:p>70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60.9401473999023" calcext:value-type="float">
            <text:p>60,9</text:p>
          </table:table-cell>
          <table:table-cell office:value-type="float" office:value="66.0181732177734" calcext:value-type="float">
            <text:p>66,0</text:p>
          </table:table-cell>
          <table:table-cell office:value-type="float" office:value="71.0961990356445" calcext:value-type="float">
            <text:p>71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60.6012802124023" calcext:value-type="float">
            <text:p>60,6</text:p>
          </table:table-cell>
          <table:table-cell office:value-type="float" office:value="65.8455429077148" calcext:value-type="float">
            <text:p>65,8</text:p>
          </table:table-cell>
          <table:table-cell office:value-type="float" office:value="71.0898056030274" calcext:value-type="float">
            <text:p>71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59.8752899169922" calcext:value-type="float">
            <text:p>59,9</text:p>
          </table:table-cell>
          <table:table-cell office:value-type="float" office:value="65.3227005004883" calcext:value-type="float">
            <text:p>65,3</text:p>
          </table:table-cell>
          <table:table-cell office:value-type="float" office:value="70.7701110839844" calcext:value-type="float">
            <text:p>70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58.7982444763184" calcext:value-type="float">
            <text:p>58,8</text:p>
          </table:table-cell>
          <table:table-cell office:value-type="float" office:value="64.4715805053711" calcext:value-type="float">
            <text:p>64,5</text:p>
          </table:table-cell>
          <table:table-cell office:value-type="float" office:value="70.1449127197266" calcext:value-type="float">
            <text:p>70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57.4024887084961" calcext:value-type="float">
            <text:p>57,4</text:p>
          </table:table-cell>
          <table:table-cell office:value-type="float" office:value="63.3202133178711" calcext:value-type="float">
            <text:p>63,3</text:p>
          </table:table-cell>
          <table:table-cell office:value-type="float" office:value="69.2379379272461" calcext:value-type="float">
            <text:p>69,2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55.6622314453125" calcext:value-type="float">
            <text:p>55,7</text:p>
          </table:table-cell>
          <table:table-cell office:value-type="float" office:value="61.8600769042969" calcext:value-type="float">
            <text:p>61,9</text:p>
          </table:table-cell>
          <table:table-cell office:value-type="float" office:value="68.0579223632813" calcext:value-type="float">
            <text:p>68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53.6542167663574" calcext:value-type="float">
            <text:p>53,7</text:p>
          </table:table-cell>
          <table:table-cell office:value-type="float" office:value="60.1305122375488" calcext:value-type="float">
            <text:p>60,1</text:p>
          </table:table-cell>
          <table:table-cell office:value-type="float" office:value="66.6068115234375" calcext:value-type="float">
            <text:p>66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51.3446731567383" calcext:value-type="float">
            <text:p>51,3</text:p>
          </table:table-cell>
          <table:table-cell office:value-type="float" office:value="58.12939453125" calcext:value-type="float">
            <text:p>58,1</text:p>
          </table:table-cell>
          <table:table-cell office:value-type="float" office:value="64.9141159057617" calcext:value-type="float">
            <text:p>64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48.7657775878906" calcext:value-type="float">
            <text:p>48,8</text:p>
          </table:table-cell>
          <table:table-cell office:value-type="float" office:value="55.8510704040527" calcext:value-type="float">
            <text:p>55,9</text:p>
          </table:table-cell>
          <table:table-cell office:value-type="float" office:value="62.9363632202148" calcext:value-type="float">
            <text:p>62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45.9360694885254" calcext:value-type="float">
            <text:p>45,9</text:p>
          </table:table-cell>
          <table:table-cell office:value-type="float" office:value="53.3377189636231" calcext:value-type="float">
            <text:p>53,3</text:p>
          </table:table-cell>
          <table:table-cell office:value-type="float" office:value="60.7393684387207" calcext:value-type="float">
            <text:p>60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42.866283416748" calcext:value-type="float">
            <text:p>42,9</text:p>
          </table:table-cell>
          <table:table-cell office:value-type="float" office:value="50.5589370727539" calcext:value-type="float">
            <text:p>50,6</text:p>
          </table:table-cell>
          <table:table-cell office:value-type="float" office:value="58.2515907287598" calcext:value-type="float">
            <text:p>58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39.5921363830566" calcext:value-type="float">
            <text:p>39,6</text:p>
          </table:table-cell>
          <table:table-cell office:value-type="float" office:value="47.5700263977051" calcext:value-type="float">
            <text:p>47,6</text:p>
          </table:table-cell>
          <table:table-cell office:value-type="float" office:value="55.5479164123535" calcext:value-type="float">
            <text:p>55,5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36.1253547668457" calcext:value-type="float">
            <text:p>36,1</text:p>
          </table:table-cell>
          <table:table-cell office:value-type="float" office:value="44.3526420593262" calcext:value-type="float">
            <text:p>44,4</text:p>
          </table:table-cell>
          <table:table-cell office:value-type="float" office:value="52.5799293518066" calcext:value-type="float">
            <text:p>52,6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32.5382652282715" calcext:value-type="float">
            <text:p>32,5</text:p>
          </table:table-cell>
          <table:table-cell office:value-type="float" office:value="40.9689598083496" calcext:value-type="float">
            <text:p>41,0</text:p>
          </table:table-cell>
          <table:table-cell office:value-type="float" office:value="49.3996543884277" calcext:value-type="float">
            <text:p>49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29.0260887145996" calcext:value-type="float">
            <text:p>29,0</text:p>
          </table:table-cell>
          <table:table-cell office:value-type="float" office:value="37.5384941101074" calcext:value-type="float">
            <text:p>37,5</text:p>
          </table:table-cell>
          <table:table-cell office:value-type="float" office:value="46.0508995056152" calcext:value-type="float">
            <text:p>46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25.3101692199707" calcext:value-type="float">
            <text:p>25,3</text:p>
          </table:table-cell>
          <table:table-cell office:value-type="float" office:value="33.8740272521973" calcext:value-type="float">
            <text:p>33,9</text:p>
          </table:table-cell>
          <table:table-cell office:value-type="float" office:value="42.4378852844238" calcext:value-type="float">
            <text:p>42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21.6284141540527" calcext:value-type="float">
            <text:p>21,6</text:p>
          </table:table-cell>
          <table:table-cell office:value-type="float" office:value="30.1534881591797" calcext:value-type="float">
            <text:p>30,2</text:p>
          </table:table-cell>
          <table:table-cell office:value-type="float" office:value="38.6785621643066" calcext:value-type="float">
            <text:p>38,7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18.0507221221924" calcext:value-type="float">
            <text:p>18,1</text:p>
          </table:table-cell>
          <table:table-cell office:value-type="float" office:value="26.4354190826416" calcext:value-type="float">
            <text:p>26,4</text:p>
          </table:table-cell>
          <table:table-cell office:value-type="float" office:value="34.8201141357422" calcext:value-type="float">
            <text:p>34,8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14.6261367797852" calcext:value-type="float">
            <text:p>14,6</text:p>
          </table:table-cell>
          <table:table-cell office:value-type="float" office:value="22.7830333709717" calcext:value-type="float">
            <text:p>22,8</text:p>
          </table:table-cell>
          <table:table-cell office:value-type="float" office:value="30.9399299621582" calcext:value-type="float">
            <text:p>30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1.3906230926514" calcext:value-type="float">
            <text:p>11,4</text:p>
          </table:table-cell>
          <table:table-cell office:value-type="float" office:value="19.2215232849121" calcext:value-type="float">
            <text:p>19,2</text:p>
          </table:table-cell>
          <table:table-cell office:value-type="float" office:value="27.0524234771729" calcext:value-type="float">
            <text:p>27,1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8.4858570098877" calcext:value-type="float">
            <text:p>8,5</text:p>
          </table:table-cell>
          <table:table-cell office:value-type="float" office:value="15.9361801147461" calcext:value-type="float">
            <text:p>15,9</text:p>
          </table:table-cell>
          <table:table-cell office:value-type="float" office:value="23.3865032196045" calcext:value-type="float">
            <text:p>23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5.95834255218506" calcext:value-type="float">
            <text:p>6,0</text:p>
          </table:table-cell>
          <table:table-cell office:value-type="float" office:value="12.9630546569824" calcext:value-type="float">
            <text:p>13,0</text:p>
          </table:table-cell>
          <table:table-cell office:value-type="float" office:value="19.9677658081055" calcext:value-type="float">
            <text:p>20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3.91133165359497" calcext:value-type="float">
            <text:p>3,9</text:p>
          </table:table-cell>
          <table:table-cell office:value-type="float" office:value="10.4226188659668" calcext:value-type="float">
            <text:p>10,4</text:p>
          </table:table-cell>
          <table:table-cell office:value-type="float" office:value="16.9339065551758" calcext:value-type="float">
            <text:p>16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2.36964321136475" calcext:value-type="float">
            <text:p>2,4</text:p>
          </table:table-cell>
          <table:table-cell office:value-type="float" office:value="8.34352111816406" calcext:value-type="float">
            <text:p>8,3</text:p>
          </table:table-cell>
          <table:table-cell office:value-type="float" office:value="14.3173990249634" calcext:value-type="float">
            <text:p>14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1.37945032119751" calcext:value-type="float">
            <text:p>1,4</text:p>
          </table:table-cell>
          <table:table-cell office:value-type="float" office:value="6.8453426361084" calcext:value-type="float">
            <text:p>6,8</text:p>
          </table:table-cell>
          <table:table-cell office:value-type="float" office:value="12.3112354278564" calcext:value-type="float">
            <text:p>12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0.801279067993164" calcext:value-type="float">
            <text:p>0,8</text:p>
          </table:table-cell>
          <table:table-cell office:value-type="float" office:value="5.89012622833252" calcext:value-type="float">
            <text:p>5,9</text:p>
          </table:table-cell>
          <table:table-cell office:value-type="float" office:value="10.9789733886719" calcext:value-type="float">
            <text:p>11,0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0.707253932952881" calcext:value-type="float">
            <text:p>0,7</text:p>
          </table:table-cell>
          <table:table-cell office:value-type="float" office:value="5.53372287750244" calcext:value-type="float">
            <text:p>5,5</text:p>
          </table:table-cell>
          <table:table-cell office:value-type="float" office:value="10.3601913452148" calcext:value-type="float">
            <text:p>10,4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1.04640531539917" calcext:value-type="float">
            <text:p>1,0</text:p>
          </table:table-cell>
          <table:table-cell office:value-type="float" office:value="5.6675181388855" calcext:value-type="float">
            <text:p>5,7</text:p>
          </table:table-cell>
          <table:table-cell office:value-type="float" office:value="10.288631439209" calcext:value-type="float">
            <text:p>10,3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1.99941682815552" calcext:value-type="float">
            <text:p>2,0</text:p>
          </table:table-cell>
          <table:table-cell office:value-type="float" office:value="6.45256900787354" calcext:value-type="float">
            <text:p>6,5</text:p>
          </table:table-cell>
          <table:table-cell office:value-type="float" office:value="10.9057216644287" calcext:value-type="float">
            <text:p>10,9</text:p>
          </table:table-cell>
        </table:table-row>
        <table:table-row table:style-name="ro1">
          <table:table-cell table:style-name="ce3" office:value-type="string" calcext:value-type="string">
            <text:p>Knee Flex/Extens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.18258714675903" calcext:value-type="float">
            <text:p>3,2</text:p>
          </table:table-cell>
          <table:table-cell office:value-type="float" office:value="7.48620891571045" calcext:value-type="float">
            <text:p>7,5</text:p>
          </table:table-cell>
          <table:table-cell office:value-type="float" office:value="11.789831161499" calcext:value-type="float">
            <text:p>11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26.2171401977539" calcext:value-type="float">
            <text:p>-26,2</text:p>
          </table:table-cell>
          <table:table-cell office:value-type="float" office:value="-21.8687019348145" calcext:value-type="float">
            <text:p>-21,9</text:p>
          </table:table-cell>
          <table:table-cell office:value-type="float" office:value="-17.520263671875" calcext:value-type="float">
            <text:p>-17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26.8028526306152" calcext:value-type="float">
            <text:p>-26,8</text:p>
          </table:table-cell>
          <table:table-cell office:value-type="float" office:value="-22.4753837585449" calcext:value-type="float">
            <text:p>-22,5</text:p>
          </table:table-cell>
          <table:table-cell office:value-type="float" office:value="-18.1479148864746" calcext:value-type="float">
            <text:p>-18,1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27.6539402008057" calcext:value-type="float">
            <text:p>-27,7</text:p>
          </table:table-cell>
          <table:table-cell office:value-type="float" office:value="-23.0811462402344" calcext:value-type="float">
            <text:p>-23,1</text:p>
          </table:table-cell>
          <table:table-cell office:value-type="float" office:value="-18.5083522796631" calcext:value-type="float">
            <text:p>-18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28.5380630493164" calcext:value-type="float">
            <text:p>-28,5</text:p>
          </table:table-cell>
          <table:table-cell office:value-type="float" office:value="-23.6733055114746" calcext:value-type="float">
            <text:p>-23,7</text:p>
          </table:table-cell>
          <table:table-cell office:value-type="float" office:value="-18.8085479736328" calcext:value-type="float">
            <text:p>-18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29.1146011352539" calcext:value-type="float">
            <text:p>-29,1</text:p>
          </table:table-cell>
          <table:table-cell office:value-type="float" office:value="-24.0636730194092" calcext:value-type="float">
            <text:p>-24,1</text:p>
          </table:table-cell>
          <table:table-cell office:value-type="float" office:value="-19.0127449035645" calcext:value-type="float">
            <text:p>-19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29.1665344238281" calcext:value-type="float">
            <text:p>-29,2</text:p>
          </table:table-cell>
          <table:table-cell office:value-type="float" office:value="-24.1771793365479" calcext:value-type="float">
            <text:p>-24,2</text:p>
          </table:table-cell>
          <table:table-cell office:value-type="float" office:value="-19.1878242492676" calcext:value-type="float">
            <text:p>-19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28.8405609130859" calcext:value-type="float">
            <text:p>-28,8</text:p>
          </table:table-cell>
          <table:table-cell office:value-type="float" office:value="-24.0249328613281" calcext:value-type="float">
            <text:p>-24,0</text:p>
          </table:table-cell>
          <table:table-cell office:value-type="float" office:value="-19.2093048095703" calcext:value-type="float">
            <text:p>-19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28.3303337097168" calcext:value-type="float">
            <text:p>-28,3</text:p>
          </table:table-cell>
          <table:table-cell office:value-type="float" office:value="-23.6760940551758" calcext:value-type="float">
            <text:p>-23,7</text:p>
          </table:table-cell>
          <table:table-cell office:value-type="float" office:value="-19.0218544006348" calcext:value-type="float">
            <text:p>-19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27.7761650085449" calcext:value-type="float">
            <text:p>-27,8</text:p>
          </table:table-cell>
          <table:table-cell office:value-type="float" office:value="-23.1758823394775" calcext:value-type="float">
            <text:p>-23,2</text:p>
          </table:table-cell>
          <table:table-cell office:value-type="float" office:value="-18.5755996704102" calcext:value-type="float">
            <text:p>-18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27.1077136993408" calcext:value-type="float">
            <text:p>-27,1</text:p>
          </table:table-cell>
          <table:table-cell office:value-type="float" office:value="-22.5244808197021" calcext:value-type="float">
            <text:p>-22,5</text:p>
          </table:table-cell>
          <table:table-cell office:value-type="float" office:value="-17.9412479400635" calcext:value-type="float">
            <text:p>-17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26.3524398803711" calcext:value-type="float">
            <text:p>-26,4</text:p>
          </table:table-cell>
          <table:table-cell office:value-type="float" office:value="-21.7540340423584" calcext:value-type="float">
            <text:p>-21,8</text:p>
          </table:table-cell>
          <table:table-cell office:value-type="float" office:value="-17.1556282043457" calcext:value-type="float">
            <text:p>-17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25.4827404022217" calcext:value-type="float">
            <text:p>-25,5</text:p>
          </table:table-cell>
          <table:table-cell office:value-type="float" office:value="-20.8916244506836" calcext:value-type="float">
            <text:p>-20,9</text:p>
          </table:table-cell>
          <table:table-cell office:value-type="float" office:value="-16.3005084991455" calcext:value-type="float">
            <text:p>-16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24.5725059509277" calcext:value-type="float">
            <text:p>-24,6</text:p>
          </table:table-cell>
          <table:table-cell office:value-type="float" office:value="-19.990104675293" calcext:value-type="float">
            <text:p>-20,0</text:p>
          </table:table-cell>
          <table:table-cell office:value-type="float" office:value="-15.4077043533325" calcext:value-type="float">
            <text:p>-15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23.6610565185547" calcext:value-type="float">
            <text:p>-23,7</text:p>
          </table:table-cell>
          <table:table-cell office:value-type="float" office:value="-19.0764751434326" calcext:value-type="float">
            <text:p>-19,1</text:p>
          </table:table-cell>
          <table:table-cell office:value-type="float" office:value="-14.4918937683105" calcext:value-type="float">
            <text:p>-14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22.7853736877441" calcext:value-type="float">
            <text:p>-22,8</text:p>
          </table:table-cell>
          <table:table-cell office:value-type="float" office:value="-18.1893367767334" calcext:value-type="float">
            <text:p>-18,2</text:p>
          </table:table-cell>
          <table:table-cell office:value-type="float" office:value="-13.593300819397" calcext:value-type="float">
            <text:p>-13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21.9660911560059" calcext:value-type="float">
            <text:p>-22,0</text:p>
          </table:table-cell>
          <table:table-cell office:value-type="float" office:value="-17.3413486480713" calcext:value-type="float">
            <text:p>-17,3</text:p>
          </table:table-cell>
          <table:table-cell office:value-type="float" office:value="-12.7166061401367" calcext:value-type="float">
            <text:p>-12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21.2190971374512" calcext:value-type="float">
            <text:p>-21,2</text:p>
          </table:table-cell>
          <table:table-cell office:value-type="float" office:value="-16.5653762817383" calcext:value-type="float">
            <text:p>-16,6</text:p>
          </table:table-cell>
          <table:table-cell office:value-type="float" office:value="-11.9116554260254" calcext:value-type="float">
            <text:p>-11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20.5550537109375" calcext:value-type="float">
            <text:p>-20,6</text:p>
          </table:table-cell>
          <table:table-cell office:value-type="float" office:value="-15.87220287323" calcext:value-type="float">
            <text:p>-15,9</text:p>
          </table:table-cell>
          <table:table-cell office:value-type="float" office:value="-11.1893510818481" calcext:value-type="float">
            <text:p>-11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19.9592361450195" calcext:value-type="float">
            <text:p>-20,0</text:p>
          </table:table-cell>
          <table:table-cell office:value-type="float" office:value="-15.2487878799438" calcext:value-type="float">
            <text:p>-15,2</text:p>
          </table:table-cell>
          <table:table-cell office:value-type="float" office:value="-10.5383396148682" calcext:value-type="float">
            <text:p>-10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19.4366073608398" calcext:value-type="float">
            <text:p>-19,4</text:p>
          </table:table-cell>
          <table:table-cell office:value-type="float" office:value="-14.7012538909912" calcext:value-type="float">
            <text:p>-14,7</text:p>
          </table:table-cell>
          <table:table-cell office:value-type="float" office:value="-9.96590042114258" calcext:value-type="float">
            <text:p>-10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18.9675979614258" calcext:value-type="float">
            <text:p>-19,0</text:p>
          </table:table-cell>
          <table:table-cell office:value-type="float" office:value="-14.2118787765503" calcext:value-type="float">
            <text:p>-14,2</text:p>
          </table:table-cell>
          <table:table-cell office:value-type="float" office:value="-9.45616054534912" calcext:value-type="float">
            <text:p>-9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18.5511093139648" calcext:value-type="float">
            <text:p>-18,6</text:p>
          </table:table-cell>
          <table:table-cell office:value-type="float" office:value="-13.7797021865845" calcext:value-type="float">
            <text:p>-13,8</text:p>
          </table:table-cell>
          <table:table-cell office:value-type="float" office:value="-9.00829601287842" calcext:value-type="float">
            <text:p>-9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18.1629467010498" calcext:value-type="float">
            <text:p>-18,2</text:p>
          </table:table-cell>
          <table:table-cell office:value-type="float" office:value="-13.3850345611572" calcext:value-type="float">
            <text:p>-13,4</text:p>
          </table:table-cell>
          <table:table-cell office:value-type="float" office:value="-8.60712242126465" calcext:value-type="float">
            <text:p>-8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17.7965908050537" calcext:value-type="float">
            <text:p>-17,8</text:p>
          </table:table-cell>
          <table:table-cell office:value-type="float" office:value="-13.0161695480347" calcext:value-type="float">
            <text:p>-13,0</text:p>
          </table:table-cell>
          <table:table-cell office:value-type="float" office:value="-8.23574829101563" calcext:value-type="float">
            <text:p>-8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17.438045501709" calcext:value-type="float">
            <text:p>-17,4</text:p>
          </table:table-cell>
          <table:table-cell office:value-type="float" office:value="-12.6614265441895" calcext:value-type="float">
            <text:p>-12,7</text:p>
          </table:table-cell>
          <table:table-cell office:value-type="float" office:value="-7.88480710983276" calcext:value-type="float">
            <text:p>-7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7.088659286499" calcext:value-type="float">
            <text:p>-17,1</text:p>
          </table:table-cell>
          <table:table-cell office:value-type="float" office:value="-12.3101921081543" calcext:value-type="float">
            <text:p>-12,3</text:p>
          </table:table-cell>
          <table:table-cell office:value-type="float" office:value="-7.53172540664673" calcext:value-type="float">
            <text:p>-7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16.7370796203613" calcext:value-type="float">
            <text:p>-16,7</text:p>
          </table:table-cell>
          <table:table-cell office:value-type="float" office:value="-11.9571590423584" calcext:value-type="float">
            <text:p>-12,0</text:p>
          </table:table-cell>
          <table:table-cell office:value-type="float" office:value="-7.17723894119263" calcext:value-type="float">
            <text:p>-7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16.3900108337402" calcext:value-type="float">
            <text:p>-16,4</text:p>
          </table:table-cell>
          <table:table-cell office:value-type="float" office:value="-11.5988111495972" calcext:value-type="float">
            <text:p>-11,6</text:p>
          </table:table-cell>
          <table:table-cell office:value-type="float" office:value="-6.8076114654541" calcext:value-type="float">
            <text:p>-6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16.046558380127" calcext:value-type="float">
            <text:p>-16,0</text:p>
          </table:table-cell>
          <table:table-cell office:value-type="float" office:value="-11.2412014007568" calcext:value-type="float">
            <text:p>-11,2</text:p>
          </table:table-cell>
          <table:table-cell office:value-type="float" office:value="-6.43584442138672" calcext:value-type="float">
            <text:p>-6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15.7081184387207" calcext:value-type="float">
            <text:p>-15,7</text:p>
          </table:table-cell>
          <table:table-cell office:value-type="float" office:value="-10.8841886520386" calcext:value-type="float">
            <text:p>-10,9</text:p>
          </table:table-cell>
          <table:table-cell office:value-type="float" office:value="-6.0602593421936" calcext:value-type="float">
            <text:p>-6,1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5.3530082702637" calcext:value-type="float">
            <text:p>-15,4</text:p>
          </table:table-cell>
          <table:table-cell office:value-type="float" office:value="-10.5310850143433" calcext:value-type="float">
            <text:p>-10,5</text:p>
          </table:table-cell>
          <table:table-cell office:value-type="float" office:value="-5.70916223526001" calcext:value-type="float">
            <text:p>-5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14.9700012207031" calcext:value-type="float">
            <text:p>-15,0</text:p>
          </table:table-cell>
          <table:table-cell office:value-type="float" office:value="-10.1567935943604" calcext:value-type="float">
            <text:p>-10,2</text:p>
          </table:table-cell>
          <table:table-cell office:value-type="float" office:value="-5.34358596801758" calcext:value-type="float">
            <text:p>-5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14.5546073913574" calcext:value-type="float">
            <text:p>-14,6</text:p>
          </table:table-cell>
          <table:table-cell office:value-type="float" office:value="-9.75995254516602" calcext:value-type="float">
            <text:p>-9,8</text:p>
          </table:table-cell>
          <table:table-cell office:value-type="float" office:value="-4.96529817581177" calcext:value-type="float">
            <text:p>-5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14.1255598068237" calcext:value-type="float">
            <text:p>-14,1</text:p>
          </table:table-cell>
          <table:table-cell office:value-type="float" office:value="-9.35164070129395" calcext:value-type="float">
            <text:p>-9,4</text:p>
          </table:table-cell>
          <table:table-cell office:value-type="float" office:value="-4.57772159576416" calcext:value-type="float">
            <text:p>-4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13.6959800720215" calcext:value-type="float">
            <text:p>-13,7</text:p>
          </table:table-cell>
          <table:table-cell office:value-type="float" office:value="-8.93883228302002" calcext:value-type="float">
            <text:p>-8,9</text:p>
          </table:table-cell>
          <table:table-cell office:value-type="float" office:value="-4.18168449401856" calcext:value-type="float">
            <text:p>-4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13.2777404785156" calcext:value-type="float">
            <text:p>-13,3</text:p>
          </table:table-cell>
          <table:table-cell office:value-type="float" office:value="-8.53610610961914" calcext:value-type="float">
            <text:p>-8,5</text:p>
          </table:table-cell>
          <table:table-cell office:value-type="float" office:value="-3.79447221755981" calcext:value-type="float">
            <text:p>-3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12.8827209472656" calcext:value-type="float">
            <text:p>-12,9</text:p>
          </table:table-cell>
          <table:table-cell office:value-type="float" office:value="-8.14726638793945" calcext:value-type="float">
            <text:p>-8,1</text:p>
          </table:table-cell>
          <table:table-cell office:value-type="float" office:value="-3.41181230545044" calcext:value-type="float">
            <text:p>-3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12.5101490020752" calcext:value-type="float">
            <text:p>-12,5</text:p>
          </table:table-cell>
          <table:table-cell office:value-type="float" office:value="-7.76787519454956" calcext:value-type="float">
            <text:p>-7,8</text:p>
          </table:table-cell>
          <table:table-cell office:value-type="float" office:value="-3.02560091018677" calcext:value-type="float">
            <text:p>-3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12.1644830703735" calcext:value-type="float">
            <text:p>-12,2</text:p>
          </table:table-cell>
          <table:table-cell office:value-type="float" office:value="-7.4045901298523" calcext:value-type="float">
            <text:p>-7,4</text:p>
          </table:table-cell>
          <table:table-cell office:value-type="float" office:value="-2.64469718933105" calcext:value-type="float">
            <text:p>-2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11.8586053848267" calcext:value-type="float">
            <text:p>-11,9</text:p>
          </table:table-cell>
          <table:table-cell office:value-type="float" office:value="-7.06933736801147" calcext:value-type="float">
            <text:p>-7,1</text:p>
          </table:table-cell>
          <table:table-cell office:value-type="float" office:value="-2.28006935119629" calcext:value-type="float">
            <text:p>-2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11.6147441864014" calcext:value-type="float">
            <text:p>-11,6</text:p>
          </table:table-cell>
          <table:table-cell office:value-type="float" office:value="-6.78898620605469" calcext:value-type="float">
            <text:p>-6,8</text:p>
          </table:table-cell>
          <table:table-cell office:value-type="float" office:value="-1.96322870254517" calcext:value-type="float">
            <text:p>-2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11.4607162475586" calcext:value-type="float">
            <text:p>-11,5</text:p>
          </table:table-cell>
          <table:table-cell office:value-type="float" office:value="-6.58344125747681" calcext:value-type="float">
            <text:p>-6,6</text:p>
          </table:table-cell>
          <table:table-cell office:value-type="float" office:value="-1.70616674423218" calcext:value-type="float">
            <text:p>-1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11.4110488891602" calcext:value-type="float">
            <text:p>-11,4</text:p>
          </table:table-cell>
          <table:table-cell office:value-type="float" office:value="-6.47605323791504" calcext:value-type="float">
            <text:p>-6,5</text:p>
          </table:table-cell>
          <table:table-cell office:value-type="float" office:value="-1.54105806350708" calcext:value-type="float">
            <text:p>-1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11.4945974349976" calcext:value-type="float">
            <text:p>-11,5</text:p>
          </table:table-cell>
          <table:table-cell office:value-type="float" office:value="-6.48071765899658" calcext:value-type="float">
            <text:p>-6,5</text:p>
          </table:table-cell>
          <table:table-cell office:value-type="float" office:value="-1.46683788299561" calcext:value-type="float">
            <text:p>-1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11.7439231872559" calcext:value-type="float">
            <text:p>-11,7</text:p>
          </table:table-cell>
          <table:table-cell office:value-type="float" office:value="-6.6453709602356" calcext:value-type="float">
            <text:p>-6,6</text:p>
          </table:table-cell>
          <table:table-cell office:value-type="float" office:value="-1.54681873321533" calcext:value-type="float">
            <text:p>-1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12.1999664306641" calcext:value-type="float">
            <text:p>-12,2</text:p>
          </table:table-cell>
          <table:table-cell office:value-type="float" office:value="-6.987220287323" calcext:value-type="float">
            <text:p>-7,0</text:p>
          </table:table-cell>
          <table:table-cell office:value-type="float" office:value="-1.77447366714478" calcext:value-type="float">
            <text:p>-1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12.8852291107178" calcext:value-type="float">
            <text:p>-12,9</text:p>
          </table:table-cell>
          <table:table-cell office:value-type="float" office:value="-7.55216360092163" calcext:value-type="float">
            <text:p>-7,6</text:p>
          </table:table-cell>
          <table:table-cell office:value-type="float" office:value="-2.21909809112549" calcext:value-type="float">
            <text:p>-2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13.8621673583984" calcext:value-type="float">
            <text:p>-13,9</text:p>
          </table:table-cell>
          <table:table-cell office:value-type="float" office:value="-8.36516952514648" calcext:value-type="float">
            <text:p>-8,4</text:p>
          </table:table-cell>
          <table:table-cell office:value-type="float" office:value="-2.86817216873169" calcext:value-type="float">
            <text:p>-2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15.14013671875" calcext:value-type="float">
            <text:p>-15,1</text:p>
          </table:table-cell>
          <table:table-cell office:value-type="float" office:value="-9.4564847946167" calcext:value-type="float">
            <text:p>-9,5</text:p>
          </table:table-cell>
          <table:table-cell office:value-type="float" office:value="-3.77283334732056" calcext:value-type="float">
            <text:p>-3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16.7457504272461" calcext:value-type="float">
            <text:p>-16,7</text:p>
          </table:table-cell>
          <table:table-cell office:value-type="float" office:value="-10.8357782363892" calcext:value-type="float">
            <text:p>-10,8</text:p>
          </table:table-cell>
          <table:table-cell office:value-type="float" office:value="-4.92580556869507" calcext:value-type="float">
            <text:p>-4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18.6765079498291" calcext:value-type="float">
            <text:p>-18,7</text:p>
          </table:table-cell>
          <table:table-cell office:value-type="float" office:value="-12.4998455047607" calcext:value-type="float">
            <text:p>-12,5</text:p>
          </table:table-cell>
          <table:table-cell office:value-type="float" office:value="-6.32318353652954" calcext:value-type="float">
            <text:p>-6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20.9231071472168" calcext:value-type="float">
            <text:p>-20,9</text:p>
          </table:table-cell>
          <table:table-cell office:value-type="float" office:value="-14.4782218933105" calcext:value-type="float">
            <text:p>-14,5</text:p>
          </table:table-cell>
          <table:table-cell office:value-type="float" office:value="-8.03333759307861" calcext:value-type="float">
            <text:p>-8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23.4258651733398" calcext:value-type="float">
            <text:p>-23,4</text:p>
          </table:table-cell>
          <table:table-cell office:value-type="float" office:value="-16.703275680542" calcext:value-type="float">
            <text:p>-16,7</text:p>
          </table:table-cell>
          <table:table-cell office:value-type="float" office:value="-9.98068618774414" calcext:value-type="float">
            <text:p>-10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26.1150531768799" calcext:value-type="float">
            <text:p>-26,1</text:p>
          </table:table-cell>
          <table:table-cell office:value-type="float" office:value="-19.1516914367676" calcext:value-type="float">
            <text:p>-19,2</text:p>
          </table:table-cell>
          <table:table-cell office:value-type="float" office:value="-12.1883296966553" calcext:value-type="float">
            <text:p>-12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28.9292297363281" calcext:value-type="float">
            <text:p>-28,9</text:p>
          </table:table-cell>
          <table:table-cell office:value-type="float" office:value="-21.7731170654297" calcext:value-type="float">
            <text:p>-21,8</text:p>
          </table:table-cell>
          <table:table-cell office:value-type="float" office:value="-14.6170043945313" calcext:value-type="float">
            <text:p>-14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31.7555828094482" calcext:value-type="float">
            <text:p>-31,8</text:p>
          </table:table-cell>
          <table:table-cell office:value-type="float" office:value="-24.4983863830566" calcext:value-type="float">
            <text:p>-24,5</text:p>
          </table:table-cell>
          <table:table-cell office:value-type="float" office:value="-17.241189956665" calcext:value-type="float">
            <text:p>-17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34.5136566162109" calcext:value-type="float">
            <text:p>-34,5</text:p>
          </table:table-cell>
          <table:table-cell office:value-type="float" office:value="-27.2391662597656" calcext:value-type="float">
            <text:p>-27,2</text:p>
          </table:table-cell>
          <table:table-cell office:value-type="float" office:value="-19.9646759033203" calcext:value-type="float">
            <text:p>-20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37.087158203125" calcext:value-type="float">
            <text:p>-37,1</text:p>
          </table:table-cell>
          <table:table-cell office:value-type="float" office:value="-29.8994941711426" calcext:value-type="float">
            <text:p>-29,9</text:p>
          </table:table-cell>
          <table:table-cell office:value-type="float" office:value="-22.7118320465088" calcext:value-type="float">
            <text:p>-22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39.3800048828125" calcext:value-type="float">
            <text:p>-39,4</text:p>
          </table:table-cell>
          <table:table-cell office:value-type="float" office:value="-32.3269882202148" calcext:value-type="float">
            <text:p>-32,3</text:p>
          </table:table-cell>
          <table:table-cell office:value-type="float" office:value="-25.2739715576172" calcext:value-type="float">
            <text:p>-25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41.3156852722168" calcext:value-type="float">
            <text:p>-41,3</text:p>
          </table:table-cell>
          <table:table-cell office:value-type="float" office:value="-34.3890075683594" calcext:value-type="float">
            <text:p>-34,4</text:p>
          </table:table-cell>
          <table:table-cell office:value-type="float" office:value="-27.462329864502" calcext:value-type="float">
            <text:p>-27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42.7966537475586" calcext:value-type="float">
            <text:p>-42,8</text:p>
          </table:table-cell>
          <table:table-cell office:value-type="float" office:value="-35.9229393005371" calcext:value-type="float">
            <text:p>-35,9</text:p>
          </table:table-cell>
          <table:table-cell office:value-type="float" office:value="-29.0492248535156" calcext:value-type="float">
            <text:p>-29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43.66064453125" calcext:value-type="float">
            <text:p>-43,7</text:p>
          </table:table-cell>
          <table:table-cell office:value-type="float" office:value="-36.8564338684082" calcext:value-type="float">
            <text:p>-36,9</text:p>
          </table:table-cell>
          <table:table-cell office:value-type="float" office:value="-30.0522212982178" calcext:value-type="float">
            <text:p>-30,1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43.9462356567383" calcext:value-type="float">
            <text:p>-43,9</text:p>
          </table:table-cell>
          <table:table-cell office:value-type="float" office:value="-37.1885833740234" calcext:value-type="float">
            <text:p>-37,2</text:p>
          </table:table-cell>
          <table:table-cell office:value-type="float" office:value="-30.4309310913086" calcext:value-type="float">
            <text:p>-30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43.7194976806641" calcext:value-type="float">
            <text:p>-43,7</text:p>
          </table:table-cell>
          <table:table-cell office:value-type="float" office:value="-37.0222396850586" calcext:value-type="float">
            <text:p>-37,0</text:p>
          </table:table-cell>
          <table:table-cell office:value-type="float" office:value="-30.3249816894531" calcext:value-type="float">
            <text:p>-30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43.1164932250977" calcext:value-type="float">
            <text:p>-43,1</text:p>
          </table:table-cell>
          <table:table-cell office:value-type="float" office:value="-36.4220657348633" calcext:value-type="float">
            <text:p>-36,4</text:p>
          </table:table-cell>
          <table:table-cell office:value-type="float" office:value="-29.7276363372803" calcext:value-type="float">
            <text:p>-29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42.1593017578125" calcext:value-type="float">
            <text:p>-42,2</text:p>
          </table:table-cell>
          <table:table-cell office:value-type="float" office:value="-35.471492767334" calcext:value-type="float">
            <text:p>-35,5</text:p>
          </table:table-cell>
          <table:table-cell office:value-type="float" office:value="-28.7836837768555" calcext:value-type="float">
            <text:p>-28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40.8465118408203" calcext:value-type="float">
            <text:p>-40,8</text:p>
          </table:table-cell>
          <table:table-cell office:value-type="float" office:value="-34.205249786377" calcext:value-type="float">
            <text:p>-34,2</text:p>
          </table:table-cell>
          <table:table-cell office:value-type="float" office:value="-27.5639896392822" calcext:value-type="float">
            <text:p>-27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39.230583190918" calcext:value-type="float">
            <text:p>-39,2</text:p>
          </table:table-cell>
          <table:table-cell office:value-type="float" office:value="-32.7051277160645" calcext:value-type="float">
            <text:p>-32,7</text:p>
          </table:table-cell>
          <table:table-cell office:value-type="float" office:value="-26.1796722412109" calcext:value-type="float">
            <text:p>-26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37.3606033325195" calcext:value-type="float">
            <text:p>-37,4</text:p>
          </table:table-cell>
          <table:table-cell office:value-type="float" office:value="-31.0236930847168" calcext:value-type="float">
            <text:p>-31,0</text:p>
          </table:table-cell>
          <table:table-cell office:value-type="float" office:value="-24.6867847442627" calcext:value-type="float">
            <text:p>-24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35.3527793884277" calcext:value-type="float">
            <text:p>-35,4</text:p>
          </table:table-cell>
          <table:table-cell office:value-type="float" office:value="-29.2681427001953" calcext:value-type="float">
            <text:p>-29,3</text:p>
          </table:table-cell>
          <table:table-cell office:value-type="float" office:value="-23.1835041046143" calcext:value-type="float">
            <text:p>-23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33.3282356262207" calcext:value-type="float">
            <text:p>-33,3</text:p>
          </table:table-cell>
          <table:table-cell office:value-type="float" office:value="-27.5369758605957" calcext:value-type="float">
            <text:p>-27,5</text:p>
          </table:table-cell>
          <table:table-cell office:value-type="float" office:value="-21.7457141876221" calcext:value-type="float">
            <text:p>-21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31.3220100402832" calcext:value-type="float">
            <text:p>-31,3</text:p>
          </table:table-cell>
          <table:table-cell office:value-type="float" office:value="-25.8710079193115" calcext:value-type="float">
            <text:p>-25,9</text:p>
          </table:table-cell>
          <table:table-cell office:value-type="float" office:value="-20.4200057983398" calcext:value-type="float">
            <text:p>-20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29.4317417144775" calcext:value-type="float">
            <text:p>-29,4</text:p>
          </table:table-cell>
          <table:table-cell office:value-type="float" office:value="-24.3435153961182" calcext:value-type="float">
            <text:p>-24,3</text:p>
          </table:table-cell>
          <table:table-cell office:value-type="float" office:value="-19.2552890777588" calcext:value-type="float">
            <text:p>-19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27.7266807556152" calcext:value-type="float">
            <text:p>-27,7</text:p>
          </table:table-cell>
          <table:table-cell office:value-type="float" office:value="-23.0011768341064" calcext:value-type="float">
            <text:p>-23,0</text:p>
          </table:table-cell>
          <table:table-cell office:value-type="float" office:value="-18.2756729125977" calcext:value-type="float">
            <text:p>-18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26.2473983764648" calcext:value-type="float">
            <text:p>-26,2</text:p>
          </table:table-cell>
          <table:table-cell office:value-type="float" office:value="-21.8556308746338" calcext:value-type="float">
            <text:p>-21,9</text:p>
          </table:table-cell>
          <table:table-cell office:value-type="float" office:value="-17.4638633728027" calcext:value-type="float">
            <text:p>-17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24.9973258972168" calcext:value-type="float">
            <text:p>-25,0</text:p>
          </table:table-cell>
          <table:table-cell office:value-type="float" office:value="-20.8916835784912" calcext:value-type="float">
            <text:p>-20,9</text:p>
          </table:table-cell>
          <table:table-cell office:value-type="float" office:value="-16.7860412597656" calcext:value-type="float">
            <text:p>-16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23.9906044006348" calcext:value-type="float">
            <text:p>-24,0</text:p>
          </table:table-cell>
          <table:table-cell office:value-type="float" office:value="-20.1224517822266" calcext:value-type="float">
            <text:p>-20,1</text:p>
          </table:table-cell>
          <table:table-cell office:value-type="float" office:value="-16.2542991638184" calcext:value-type="float">
            <text:p>-16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23.1949691772461" calcext:value-type="float">
            <text:p>-23,2</text:p>
          </table:table-cell>
          <table:table-cell office:value-type="float" office:value="-19.4928169250488" calcext:value-type="float">
            <text:p>-19,5</text:p>
          </table:table-cell>
          <table:table-cell office:value-type="float" office:value="-15.7906656265259" calcext:value-type="float">
            <text:p>-15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22.5802402496338" calcext:value-type="float">
            <text:p>-22,6</text:p>
          </table:table-cell>
          <table:table-cell office:value-type="float" office:value="-18.9912128448486" calcext:value-type="float">
            <text:p>-19,0</text:p>
          </table:table-cell>
          <table:table-cell office:value-type="float" office:value="-15.4021863937378" calcext:value-type="float">
            <text:p>-15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22.1177062988281" calcext:value-type="float">
            <text:p>-22,1</text:p>
          </table:table-cell>
          <table:table-cell office:value-type="float" office:value="-18.5767383575439" calcext:value-type="float">
            <text:p>-18,6</text:p>
          </table:table-cell>
          <table:table-cell office:value-type="float" office:value="-15.0357704162598" calcext:value-type="float">
            <text:p>-15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21.7486038208008" calcext:value-type="float">
            <text:p>-21,7</text:p>
          </table:table-cell>
          <table:table-cell office:value-type="float" office:value="-18.2114124298096" calcext:value-type="float">
            <text:p>-18,2</text:p>
          </table:table-cell>
          <table:table-cell office:value-type="float" office:value="-14.6742219924927" calcext:value-type="float">
            <text:p>-14,7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21.4537887573242" calcext:value-type="float">
            <text:p>-21,5</text:p>
          </table:table-cell>
          <table:table-cell office:value-type="float" office:value="-17.8871536254883" calcext:value-type="float">
            <text:p>-17,9</text:p>
          </table:table-cell>
          <table:table-cell office:value-type="float" office:value="-14.3205184936523" calcext:value-type="float">
            <text:p>-14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21.2352542877197" calcext:value-type="float">
            <text:p>-21,2</text:p>
          </table:table-cell>
          <table:table-cell office:value-type="float" office:value="-17.5997409820557" calcext:value-type="float">
            <text:p>-17,6</text:p>
          </table:table-cell>
          <table:table-cell office:value-type="float" office:value="-13.9642276763916" calcext:value-type="float">
            <text:p>-14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21.0828132629395" calcext:value-type="float">
            <text:p>-21,1</text:p>
          </table:table-cell>
          <table:table-cell office:value-type="float" office:value="-17.3660945892334" calcext:value-type="float">
            <text:p>-17,4</text:p>
          </table:table-cell>
          <table:table-cell office:value-type="float" office:value="-13.649374961853" calcext:value-type="float">
            <text:p>-13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21.0350074768066" calcext:value-type="float">
            <text:p>-21,0</text:p>
          </table:table-cell>
          <table:table-cell office:value-type="float" office:value="-17.2006301879883" calcext:value-type="float">
            <text:p>-17,2</text:p>
          </table:table-cell>
          <table:table-cell office:value-type="float" office:value="-13.3662519454956" calcext:value-type="float">
            <text:p>-13,4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21.0527496337891" calcext:value-type="float">
            <text:p>-21,1</text:p>
          </table:table-cell>
          <table:table-cell office:value-type="float" office:value="-17.0862426757812" calcext:value-type="float">
            <text:p>-17,1</text:p>
          </table:table-cell>
          <table:table-cell office:value-type="float" office:value="-13.1197357177734" calcext:value-type="float">
            <text:p>-13,1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21.2109146118164" calcext:value-type="float">
            <text:p>-21,2</text:p>
          </table:table-cell>
          <table:table-cell office:value-type="float" office:value="-17.0906181335449" calcext:value-type="float">
            <text:p>-17,1</text:p>
          </table:table-cell>
          <table:table-cell office:value-type="float" office:value="-12.9703216552734" calcext:value-type="float">
            <text:p>-13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21.4686298370361" calcext:value-type="float">
            <text:p>-21,5</text:p>
          </table:table-cell>
          <table:table-cell office:value-type="float" office:value="-17.1711368560791" calcext:value-type="float">
            <text:p>-17,2</text:p>
          </table:table-cell>
          <table:table-cell office:value-type="float" office:value="-12.8736438751221" calcext:value-type="float">
            <text:p>-12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21.8070850372314" calcext:value-type="float">
            <text:p>-21,8</text:p>
          </table:table-cell>
          <table:table-cell office:value-type="float" office:value="-17.332332611084" calcext:value-type="float">
            <text:p>-17,3</text:p>
          </table:table-cell>
          <table:table-cell office:value-type="float" office:value="-12.8575801849365" calcext:value-type="float">
            <text:p>-12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22.2212677001953" calcext:value-type="float">
            <text:p>-22,2</text:p>
          </table:table-cell>
          <table:table-cell office:value-type="float" office:value="-17.6041889190674" calcext:value-type="float">
            <text:p>-17,6</text:p>
          </table:table-cell>
          <table:table-cell office:value-type="float" office:value="-12.9871101379395" calcext:value-type="float">
            <text:p>-13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22.7235717773438" calcext:value-type="float">
            <text:p>-22,7</text:p>
          </table:table-cell>
          <table:table-cell office:value-type="float" office:value="-18.0058479309082" calcext:value-type="float">
            <text:p>-18,0</text:p>
          </table:table-cell>
          <table:table-cell office:value-type="float" office:value="-13.2881240844727" calcext:value-type="float">
            <text:p>-13,3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23.2137184143066" calcext:value-type="float">
            <text:p>-23,2</text:p>
          </table:table-cell>
          <table:table-cell office:value-type="float" office:value="-18.408597946167" calcext:value-type="float">
            <text:p>-18,4</text:p>
          </table:table-cell>
          <table:table-cell office:value-type="float" office:value="-13.603476524353" calcext:value-type="float">
            <text:p>-13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23.6704788208008" calcext:value-type="float">
            <text:p>-23,7</text:p>
          </table:table-cell>
          <table:table-cell office:value-type="float" office:value="-18.7934055328369" calcext:value-type="float">
            <text:p>-18,8</text:p>
          </table:table-cell>
          <table:table-cell office:value-type="float" office:value="-13.916332244873" calcext:value-type="float">
            <text:p>-13,9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24.0547962188721" calcext:value-type="float">
            <text:p>-24,1</text:p>
          </table:table-cell>
          <table:table-cell office:value-type="float" office:value="-19.1514263153076" calcext:value-type="float">
            <text:p>-19,2</text:p>
          </table:table-cell>
          <table:table-cell office:value-type="float" office:value="-14.2480564117432" calcext:value-type="float">
            <text:p>-14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24.331714630127" calcext:value-type="float">
            <text:p>-24,3</text:p>
          </table:table-cell>
          <table:table-cell office:value-type="float" office:value="-19.4501113891602" calcext:value-type="float">
            <text:p>-19,5</text:p>
          </table:table-cell>
          <table:table-cell office:value-type="float" office:value="-14.5685081481934" calcext:value-type="float">
            <text:p>-14,6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24.5901794433594" calcext:value-type="float">
            <text:p>-24,6</text:p>
          </table:table-cell>
          <table:table-cell office:value-type="float" office:value="-19.8016414642334" calcext:value-type="float">
            <text:p>-19,8</text:p>
          </table:table-cell>
          <table:table-cell office:value-type="float" office:value="-15.0131034851074" calcext:value-type="float">
            <text:p>-15,0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24.8306274414062" calcext:value-type="float">
            <text:p>-24,8</text:p>
          </table:table-cell>
          <table:table-cell office:value-type="float" office:value="-20.1834163665771" calcext:value-type="float">
            <text:p>-20,2</text:p>
          </table:table-cell>
          <table:table-cell office:value-type="float" office:value="-15.536205291748" calcext:value-type="float">
            <text:p>-15,5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25.1431655883789" calcext:value-type="float">
            <text:p>-25,1</text:p>
          </table:table-cell>
          <table:table-cell office:value-type="float" office:value="-20.6443214416504" calcext:value-type="float">
            <text:p>-20,6</text:p>
          </table:table-cell>
          <table:table-cell office:value-type="float" office:value="-16.1454772949219" calcext:value-type="float">
            <text:p>-16,1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25.397388458252" calcext:value-type="float">
            <text:p>-25,4</text:p>
          </table:table-cell>
          <table:table-cell office:value-type="float" office:value="-21.0750732421875" calcext:value-type="float">
            <text:p>-21,1</text:p>
          </table:table-cell>
          <table:table-cell office:value-type="float" office:value="-16.752758026123" calcext:value-type="float">
            <text:p>-16,8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25.6228542327881" calcext:value-type="float">
            <text:p>-25,6</text:p>
          </table:table-cell>
          <table:table-cell office:value-type="float" office:value="-21.3967094421387" calcext:value-type="float">
            <text:p>-21,4</text:p>
          </table:table-cell>
          <table:table-cell office:value-type="float" office:value="-17.1705646514893" calcext:value-type="float">
            <text:p>-17,2</text:p>
          </table:table-cell>
        </table:table-row>
        <table:table-row table:style-name="ro1">
          <table:table-cell office:value-type="string" calcext:value-type="string">
            <text:p>Ankle Dorsi/Plantarflex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25.9494552612305" calcext:value-type="float">
            <text:p>-25,9</text:p>
          </table:table-cell>
          <table:table-cell office:value-type="float" office:value="-21.7355289459228" calcext:value-type="float">
            <text:p>-21,7</text:p>
          </table:table-cell>
          <table:table-cell office:value-type="float" office:value="-17.5216026306152" calcext:value-type="float">
            <text:p>-17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1.7210063934326" calcext:value-type="float">
            <text:p>21,7</text:p>
          </table:table-cell>
          <table:table-cell office:value-type="float" office:value="24.863073348999" calcext:value-type="float">
            <text:p>24,9</text:p>
          </table:table-cell>
          <table:table-cell office:value-type="float" office:value="28.0051403045654" calcext:value-type="float">
            <text:p>28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21.5806159973145" calcext:value-type="float">
            <text:p>21,6</text:p>
          </table:table-cell>
          <table:table-cell office:value-type="float" office:value="24.7695579528809" calcext:value-type="float">
            <text:p>24,8</text:p>
          </table:table-cell>
          <table:table-cell office:value-type="float" office:value="27.9584999084473" calcext:value-type="float">
            <text:p>28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21.4056224822998" calcext:value-type="float">
            <text:p>21,4</text:p>
          </table:table-cell>
          <table:table-cell office:value-type="float" office:value="24.6580772399902" calcext:value-type="float">
            <text:p>24,7</text:p>
          </table:table-cell>
          <table:table-cell office:value-type="float" office:value="27.9105319976807" calcext:value-type="float">
            <text:p>27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21.1972751617432" calcext:value-type="float">
            <text:p>21,2</text:p>
          </table:table-cell>
          <table:table-cell office:value-type="float" office:value="24.5276756286621" calcext:value-type="float">
            <text:p>24,5</text:p>
          </table:table-cell>
          <table:table-cell office:value-type="float" office:value="27.8580760955811" calcext:value-type="float">
            <text:p>27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20.9346160888672" calcext:value-type="float">
            <text:p>20,9</text:p>
          </table:table-cell>
          <table:table-cell office:value-type="float" office:value="24.3820381164551" calcext:value-type="float">
            <text:p>24,4</text:p>
          </table:table-cell>
          <table:table-cell office:value-type="float" office:value="27.829460144043" calcext:value-type="float">
            <text:p>27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20.6153163909912" calcext:value-type="float">
            <text:p>20,6</text:p>
          </table:table-cell>
          <table:table-cell office:value-type="float" office:value="24.2074184417725" calcext:value-type="float">
            <text:p>24,2</text:p>
          </table:table-cell>
          <table:table-cell office:value-type="float" office:value="27.7995204925537" calcext:value-type="float">
            <text:p>27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20.2233848571777" calcext:value-type="float">
            <text:p>20,2</text:p>
          </table:table-cell>
          <table:table-cell office:value-type="float" office:value="23.9841842651367" calcext:value-type="float">
            <text:p>24,0</text:p>
          </table:table-cell>
          <table:table-cell office:value-type="float" office:value="27.7449836730957" calcext:value-type="float">
            <text:p>27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19.7619972229004" calcext:value-type="float">
            <text:p>19,8</text:p>
          </table:table-cell>
          <table:table-cell office:value-type="float" office:value="23.6716976165771" calcext:value-type="float">
            <text:p>23,7</text:p>
          </table:table-cell>
          <table:table-cell office:value-type="float" office:value="27.5813980102539" calcext:value-type="float">
            <text:p>27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19.213996887207" calcext:value-type="float">
            <text:p>19,2</text:p>
          </table:table-cell>
          <table:table-cell office:value-type="float" office:value="23.243236541748" calcext:value-type="float">
            <text:p>23,2</text:p>
          </table:table-cell>
          <table:table-cell office:value-type="float" office:value="27.2724761962891" calcext:value-type="float">
            <text:p>27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18.5782489776611" calcext:value-type="float">
            <text:p>18,6</text:p>
          </table:table-cell>
          <table:table-cell office:value-type="float" office:value="22.6815013885498" calcext:value-type="float">
            <text:p>22,7</text:p>
          </table:table-cell>
          <table:table-cell office:value-type="float" office:value="26.7847537994385" calcext:value-type="float">
            <text:p>26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7.8508796691895" calcext:value-type="float">
            <text:p>17,9</text:p>
          </table:table-cell>
          <table:table-cell office:value-type="float" office:value="21.9937553405762" calcext:value-type="float">
            <text:p>22,0</text:p>
          </table:table-cell>
          <table:table-cell office:value-type="float" office:value="26.1366310119629" calcext:value-type="float">
            <text:p>26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7.0348968505859" calcext:value-type="float">
            <text:p>17,0</text:p>
          </table:table-cell>
          <table:table-cell office:value-type="float" office:value="21.1873474121094" calcext:value-type="float">
            <text:p>21,2</text:p>
          </table:table-cell>
          <table:table-cell office:value-type="float" office:value="25.3397979736328" calcext:value-type="float">
            <text:p>25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6.1271591186523" calcext:value-type="float">
            <text:p>16,1</text:p>
          </table:table-cell>
          <table:table-cell office:value-type="float" office:value="20.2739543914795" calcext:value-type="float">
            <text:p>20,3</text:p>
          </table:table-cell>
          <table:table-cell office:value-type="float" office:value="24.4207496643066" calcext:value-type="float">
            <text:p>24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5.148211479187" calcext:value-type="float">
            <text:p>15,1</text:p>
          </table:table-cell>
          <table:table-cell office:value-type="float" office:value="19.2744998931885" calcext:value-type="float">
            <text:p>19,3</text:p>
          </table:table-cell>
          <table:table-cell office:value-type="float" office:value="23.4007873535156" calcext:value-type="float">
            <text:p>23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4.0986366271973" calcext:value-type="float">
            <text:p>14,1</text:p>
          </table:table-cell>
          <table:table-cell office:value-type="float" office:value="18.2064571380615" calcext:value-type="float">
            <text:p>18,2</text:p>
          </table:table-cell>
          <table:table-cell office:value-type="float" office:value="22.3142776489258" calcext:value-type="float">
            <text:p>22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2.9947547912598" calcext:value-type="float">
            <text:p>13,0</text:p>
          </table:table-cell>
          <table:table-cell office:value-type="float" office:value="17.0790100097656" calcext:value-type="float">
            <text:p>17,1</text:p>
          </table:table-cell>
          <table:table-cell office:value-type="float" office:value="21.1632652282715" calcext:value-type="float">
            <text:p>21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11.8525810241699" calcext:value-type="float">
            <text:p>11,9</text:p>
          </table:table-cell>
          <table:table-cell office:value-type="float" office:value="15.9103927612305" calcext:value-type="float">
            <text:p>15,9</text:p>
          </table:table-cell>
          <table:table-cell office:value-type="float" office:value="19.968204498291" calcext:value-type="float">
            <text:p>20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10.6859245300293" calcext:value-type="float">
            <text:p>10,7</text:p>
          </table:table-cell>
          <table:table-cell office:value-type="float" office:value="14.7040977478027" calcext:value-type="float">
            <text:p>14,7</text:p>
          </table:table-cell>
          <table:table-cell office:value-type="float" office:value="18.7222709655762" calcext:value-type="float">
            <text:p>18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9.51032733917236" calcext:value-type="float">
            <text:p>9,5</text:p>
          </table:table-cell>
          <table:table-cell office:value-type="float" office:value="13.4772844314575" calcext:value-type="float">
            <text:p>13,5</text:p>
          </table:table-cell>
          <table:table-cell office:value-type="float" office:value="17.4442405700684" calcext:value-type="float">
            <text:p>17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8.332594871521" calcext:value-type="float">
            <text:p>8,3</text:p>
          </table:table-cell>
          <table:table-cell office:value-type="float" office:value="12.2385787963867" calcext:value-type="float">
            <text:p>12,2</text:p>
          </table:table-cell>
          <table:table-cell office:value-type="float" office:value="16.1445617675781" calcext:value-type="float">
            <text:p>16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7.15921020507813" calcext:value-type="float">
            <text:p>7,2</text:p>
          </table:table-cell>
          <table:table-cell office:value-type="float" office:value="10.9993543624878" calcext:value-type="float">
            <text:p>11,0</text:p>
          </table:table-cell>
          <table:table-cell office:value-type="float" office:value="14.8394985198975" calcext:value-type="float">
            <text:p>14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5.99749374389648" calcext:value-type="float">
            <text:p>6,0</text:p>
          </table:table-cell>
          <table:table-cell office:value-type="float" office:value="9.76841831207275" calcext:value-type="float">
            <text:p>9,8</text:p>
          </table:table-cell>
          <table:table-cell office:value-type="float" office:value="13.539342880249" calcext:value-type="float">
            <text:p>13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4.84480714797974" calcext:value-type="float">
            <text:p>4,8</text:p>
          </table:table-cell>
          <table:table-cell office:value-type="float" office:value="8.54731941223145" calcext:value-type="float">
            <text:p>8,5</text:p>
          </table:table-cell>
          <table:table-cell office:value-type="float" office:value="12.2498321533203" calcext:value-type="float">
            <text:p>12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3.70192337036133" calcext:value-type="float">
            <text:p>3,7</text:p>
          </table:table-cell>
          <table:table-cell office:value-type="float" office:value="7.33789300918579" calcext:value-type="float">
            <text:p>7,3</text:p>
          </table:table-cell>
          <table:table-cell office:value-type="float" office:value="10.9738626480103" calcext:value-type="float">
            <text:p>11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2.56988620758057" calcext:value-type="float">
            <text:p>2,6</text:p>
          </table:table-cell>
          <table:table-cell office:value-type="float" office:value="6.13971138000488" calcext:value-type="float">
            <text:p>6,1</text:p>
          </table:table-cell>
          <table:table-cell office:value-type="float" office:value="9.7095365524292" calcext:value-type="float">
            <text:p>9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.44468712806702" calcext:value-type="float">
            <text:p>1,4</text:p>
          </table:table-cell>
          <table:table-cell office:value-type="float" office:value="4.94925355911255" calcext:value-type="float">
            <text:p>4,9</text:p>
          </table:table-cell>
          <table:table-cell office:value-type="float" office:value="8.45382022857666" calcext:value-type="float">
            <text:p>8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0.329886913299561" calcext:value-type="float">
            <text:p>0,3</text:p>
          </table:table-cell>
          <table:table-cell office:value-type="float" office:value="3.76856923103333" calcext:value-type="float">
            <text:p>3,8</text:p>
          </table:table-cell>
          <table:table-cell office:value-type="float" office:value="7.20725154876709" calcext:value-type="float">
            <text:p>7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0.785624265670776" calcext:value-type="float">
            <text:p>-0,8</text:p>
          </table:table-cell>
          <table:table-cell office:value-type="float" office:value="2.59504890441895" calcext:value-type="float">
            <text:p>2,6</text:p>
          </table:table-cell>
          <table:table-cell office:value-type="float" office:value="5.97572231292725" calcext:value-type="float">
            <text:p>6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1.89514458179474" calcext:value-type="float">
            <text:p>-1,9</text:p>
          </table:table-cell>
          <table:table-cell office:value-type="float" office:value="1.43180429935455" calcext:value-type="float">
            <text:p>1,4</text:p>
          </table:table-cell>
          <table:table-cell office:value-type="float" office:value="4.75875329971314" calcext:value-type="float">
            <text:p>4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3.00564122200012" calcext:value-type="float">
            <text:p>-3,0</text:p>
          </table:table-cell>
          <table:table-cell office:value-type="float" office:value="0.277058273553848" calcext:value-type="float">
            <text:p>0,3</text:p>
          </table:table-cell>
          <table:table-cell office:value-type="float" office:value="3.55975794792175" calcext:value-type="float">
            <text:p>3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4.10618686676025" calcext:value-type="float">
            <text:p>-4,1</text:p>
          </table:table-cell>
          <table:table-cell office:value-type="float" office:value="-0.864387989044189" calcext:value-type="float">
            <text:p>-0,9</text:p>
          </table:table-cell>
          <table:table-cell office:value-type="float" office:value="2.37741088867187" calcext:value-type="float">
            <text:p>2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5.2011456489563" calcext:value-type="float">
            <text:p>-5,2</text:p>
          </table:table-cell>
          <table:table-cell office:value-type="float" office:value="-1.99221813678741" calcext:value-type="float">
            <text:p>-2,0</text:p>
          </table:table-cell>
          <table:table-cell office:value-type="float" office:value="1.21670925617218" calcext:value-type="float">
            <text:p>1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6.27829360961914" calcext:value-type="float">
            <text:p>-6,3</text:p>
          </table:table-cell>
          <table:table-cell office:value-type="float" office:value="-3.09785652160645" calcext:value-type="float">
            <text:p>-3,1</text:p>
          </table:table-cell>
          <table:table-cell office:value-type="float" office:value="0.0825803279876709" calcext:value-type="float">
            <text:p>0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7.33401679992676" calcext:value-type="float">
            <text:p>-7,3</text:p>
          </table:table-cell>
          <table:table-cell office:value-type="float" office:value="-4.17937231063843" calcext:value-type="float">
            <text:p>-4,2</text:p>
          </table:table-cell>
          <table:table-cell office:value-type="float" office:value="-1.0247278213501" calcext:value-type="float">
            <text:p>-1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8.35288047790527" calcext:value-type="float">
            <text:p>-8,4</text:p>
          </table:table-cell>
          <table:table-cell office:value-type="float" office:value="-5.22712182998657" calcext:value-type="float">
            <text:p>-5,2</text:p>
          </table:table-cell>
          <table:table-cell office:value-type="float" office:value="-2.10136294364929" calcext:value-type="float">
            <text:p>-2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9.33205223083496" calcext:value-type="float">
            <text:p>-9,3</text:p>
          </table:table-cell>
          <table:table-cell office:value-type="float" office:value="-6.24095296859741" calcext:value-type="float">
            <text:p>-6,2</text:p>
          </table:table-cell>
          <table:table-cell office:value-type="float" office:value="-3.14985346794128" calcext:value-type="float">
            <text:p>-3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10.2629852294922" calcext:value-type="float">
            <text:p>-10,3</text:p>
          </table:table-cell>
          <table:table-cell office:value-type="float" office:value="-7.21383237838745" calcext:value-type="float">
            <text:p>-7,2</text:p>
          </table:table-cell>
          <table:table-cell office:value-type="float" office:value="-4.16467952728272" calcext:value-type="float">
            <text:p>-4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11.1542510986328" calcext:value-type="float">
            <text:p>-11,2</text:p>
          </table:table-cell>
          <table:table-cell office:value-type="float" office:value="-8.15275382995606" calcext:value-type="float">
            <text:p>-8,2</text:p>
          </table:table-cell>
          <table:table-cell office:value-type="float" office:value="-5.15125608444214" calcext:value-type="float">
            <text:p>-5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11.9985218048096" calcext:value-type="float">
            <text:p>-12,0</text:p>
          </table:table-cell>
          <table:table-cell office:value-type="float" office:value="-9.05109977722168" calcext:value-type="float">
            <text:p>-9,1</text:p>
          </table:table-cell>
          <table:table-cell office:value-type="float" office:value="-6.10367774963379" calcext:value-type="float">
            <text:p>-6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12.8001575469971" calcext:value-type="float">
            <text:p>-12,8</text:p>
          </table:table-cell>
          <table:table-cell office:value-type="float" office:value="-9.91162300109863" calcext:value-type="float">
            <text:p>-9,9</text:p>
          </table:table-cell>
          <table:table-cell office:value-type="float" office:value="-7.02308893203735" calcext:value-type="float">
            <text:p>-7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13.5547399520874" calcext:value-type="float">
            <text:p>-13,6</text:p>
          </table:table-cell>
          <table:table-cell office:value-type="float" office:value="-10.7305393218994" calcext:value-type="float">
            <text:p>-10,7</text:p>
          </table:table-cell>
          <table:table-cell office:value-type="float" office:value="-7.90633869171143" calcext:value-type="float">
            <text:p>-7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14.2732906341553" calcext:value-type="float">
            <text:p>-14,3</text:p>
          </table:table-cell>
          <table:table-cell office:value-type="float" office:value="-11.5099697113037" calcext:value-type="float">
            <text:p>-11,5</text:p>
          </table:table-cell>
          <table:table-cell office:value-type="float" office:value="-8.74664878845215" calcext:value-type="float">
            <text:p>-8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14.9525861740112" calcext:value-type="float">
            <text:p>-15,0</text:p>
          </table:table-cell>
          <table:table-cell office:value-type="float" office:value="-12.2461757659912" calcext:value-type="float">
            <text:p>-12,2</text:p>
          </table:table-cell>
          <table:table-cell office:value-type="float" office:value="-9.53976535797119" calcext:value-type="float">
            <text:p>-9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15.5950393676758" calcext:value-type="float">
            <text:p>-15,6</text:p>
          </table:table-cell>
          <table:table-cell office:value-type="float" office:value="-12.9358434677124" calcext:value-type="float">
            <text:p>-12,9</text:p>
          </table:table-cell>
          <table:table-cell office:value-type="float" office:value="-10.276647567749" calcext:value-type="float">
            <text:p>-10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16.1996173858643" calcext:value-type="float">
            <text:p>-16,2</text:p>
          </table:table-cell>
          <table:table-cell office:value-type="float" office:value="-13.5764627456665" calcext:value-type="float">
            <text:p>-13,6</text:p>
          </table:table-cell>
          <table:table-cell office:value-type="float" office:value="-10.9533081054688" calcext:value-type="float">
            <text:p>-11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16.765007019043" calcext:value-type="float">
            <text:p>-16,8</text:p>
          </table:table-cell>
          <table:table-cell office:value-type="float" office:value="-14.1643304824829" calcext:value-type="float">
            <text:p>-14,2</text:p>
          </table:table-cell>
          <table:table-cell office:value-type="float" office:value="-11.5636529922485" calcext:value-type="float">
            <text:p>-11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17.288200378418" calcext:value-type="float">
            <text:p>-17,3</text:p>
          </table:table-cell>
          <table:table-cell office:value-type="float" office:value="-14.6937007904053" calcext:value-type="float">
            <text:p>-14,7</text:p>
          </table:table-cell>
          <table:table-cell office:value-type="float" office:value="-12.0992021560669" calcext:value-type="float">
            <text:p>-12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17.7493915557861" calcext:value-type="float">
            <text:p>-17,7</text:p>
          </table:table-cell>
          <table:table-cell office:value-type="float" office:value="-15.1537656784058" calcext:value-type="float">
            <text:p>-15,2</text:p>
          </table:table-cell>
          <table:table-cell office:value-type="float" office:value="-12.5581398010254" calcext:value-type="float">
            <text:p>-12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18.1422939300537" calcext:value-type="float">
            <text:p>-18,1</text:p>
          </table:table-cell>
          <table:table-cell office:value-type="float" office:value="-15.5340213775635" calcext:value-type="float">
            <text:p>-15,5</text:p>
          </table:table-cell>
          <table:table-cell office:value-type="float" office:value="-12.9257478713989" calcext:value-type="float">
            <text:p>-12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18.44162940979" calcext:value-type="float">
            <text:p>-18,4</text:p>
          </table:table-cell>
          <table:table-cell office:value-type="float" office:value="-15.8200082778931" calcext:value-type="float">
            <text:p>-15,8</text:p>
          </table:table-cell>
          <table:table-cell office:value-type="float" office:value="-13.1983861923218" calcext:value-type="float">
            <text:p>-13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18.6436386108398" calcext:value-type="float">
            <text:p>-18,6</text:p>
          </table:table-cell>
          <table:table-cell office:value-type="float" office:value="-15.9963941574097" calcext:value-type="float">
            <text:p>-16,0</text:p>
          </table:table-cell>
          <table:table-cell office:value-type="float" office:value="-13.3491497039795" calcext:value-type="float">
            <text:p>-13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18.6920280456543" calcext:value-type="float">
            <text:p>-18,7</text:p>
          </table:table-cell>
          <table:table-cell office:value-type="float" office:value="-16.0251941680908" calcext:value-type="float">
            <text:p>-16,0</text:p>
          </table:table-cell>
          <table:table-cell office:value-type="float" office:value="-13.358359336853" calcext:value-type="float">
            <text:p>-13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18.5998992919922" calcext:value-type="float">
            <text:p>-18,6</text:p>
          </table:table-cell>
          <table:table-cell office:value-type="float" office:value="-15.8977117538452" calcext:value-type="float">
            <text:p>-15,9</text:p>
          </table:table-cell>
          <table:table-cell office:value-type="float" office:value="-13.1955242156982" calcext:value-type="float">
            <text:p>-13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18.3313789367676" calcext:value-type="float">
            <text:p>-18,3</text:p>
          </table:table-cell>
          <table:table-cell office:value-type="float" office:value="-15.5932331085205" calcext:value-type="float">
            <text:p>-15,6</text:p>
          </table:table-cell>
          <table:table-cell office:value-type="float" office:value="-12.8550882339478" calcext:value-type="float">
            <text:p>-12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17.8754615783691" calcext:value-type="float">
            <text:p>-17,9</text:p>
          </table:table-cell>
          <table:table-cell office:value-type="float" office:value="-15.0879993438721" calcext:value-type="float">
            <text:p>-15,1</text:p>
          </table:table-cell>
          <table:table-cell office:value-type="float" office:value="-12.3005380630493" calcext:value-type="float">
            <text:p>-12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17.2209339141846" calcext:value-type="float">
            <text:p>-17,2</text:p>
          </table:table-cell>
          <table:table-cell office:value-type="float" office:value="-14.3748397827148" calcext:value-type="float">
            <text:p>-14,4</text:p>
          </table:table-cell>
          <table:table-cell office:value-type="float" office:value="-11.5287456512451" calcext:value-type="float">
            <text:p>-11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16.3581695556641" calcext:value-type="float">
            <text:p>-16,4</text:p>
          </table:table-cell>
          <table:table-cell office:value-type="float" office:value="-13.4415826797485" calcext:value-type="float">
            <text:p>-13,4</text:p>
          </table:table-cell>
          <table:table-cell office:value-type="float" office:value="-10.524995803833" calcext:value-type="float">
            <text:p>-10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15.3002815246582" calcext:value-type="float">
            <text:p>-15,3</text:p>
          </table:table-cell>
          <table:table-cell office:value-type="float" office:value="-12.3050355911255" calcext:value-type="float">
            <text:p>-12,3</text:p>
          </table:table-cell>
          <table:table-cell office:value-type="float" office:value="-9.30978965759277" calcext:value-type="float">
            <text:p>-9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14.0430107116699" calcext:value-type="float">
            <text:p>-14,0</text:p>
          </table:table-cell>
          <table:table-cell office:value-type="float" office:value="-10.9605827331543" calcext:value-type="float">
            <text:p>-11,0</text:p>
          </table:table-cell>
          <table:table-cell office:value-type="float" office:value="-7.87815427780151" calcext:value-type="float">
            <text:p>-7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12.6034107208252" calcext:value-type="float">
            <text:p>-12,6</text:p>
          </table:table-cell>
          <table:table-cell office:value-type="float" office:value="-9.43927669525147" calcext:value-type="float">
            <text:p>-9,4</text:p>
          </table:table-cell>
          <table:table-cell office:value-type="float" office:value="-6.27514266967773" calcext:value-type="float">
            <text:p>-6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11.0036754608154" calcext:value-type="float">
            <text:p>-11,0</text:p>
          </table:table-cell>
          <table:table-cell office:value-type="float" office:value="-7.75718593597412" calcext:value-type="float">
            <text:p>-7,8</text:p>
          </table:table-cell>
          <table:table-cell office:value-type="float" office:value="-4.51069641113281" calcext:value-type="float">
            <text:p>-4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9.25803470611572" calcext:value-type="float">
            <text:p>-9,3</text:p>
          </table:table-cell>
          <table:table-cell office:value-type="float" office:value="-5.9436297416687" calcext:value-type="float">
            <text:p>-5,9</text:p>
          </table:table-cell>
          <table:table-cell office:value-type="float" office:value="-2.62922501564026" calcext:value-type="float">
            <text:p>-2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7.40080118179321" calcext:value-type="float">
            <text:p>-7,4</text:p>
          </table:table-cell>
          <table:table-cell office:value-type="float" office:value="-4.02477741241455" calcext:value-type="float">
            <text:p>-4,0</text:p>
          </table:table-cell>
          <table:table-cell office:value-type="float" office:value="-0.648753643035889" calcext:value-type="float">
            <text:p>-0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5.46656227111816" calcext:value-type="float">
            <text:p>-5,5</text:p>
          </table:table-cell>
          <table:table-cell office:value-type="float" office:value="-2.04034686088562" calcext:value-type="float">
            <text:p>-2,0</text:p>
          </table:table-cell>
          <table:table-cell office:value-type="float" office:value="1.38586831092834" calcext:value-type="float">
            <text:p>1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3.48006343841553" calcext:value-type="float">
            <text:p>-3,5</text:p>
          </table:table-cell>
          <table:table-cell office:value-type="float" office:value="-0.0183272082358599" calcext:value-type="float">
            <text:p>0,0</text:p>
          </table:table-cell>
          <table:table-cell office:value-type="float" office:value="3.44340896606445" calcext:value-type="float">
            <text:p>3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1.47774815559387" calcext:value-type="float">
            <text:p>-1,5</text:p>
          </table:table-cell>
          <table:table-cell office:value-type="float" office:value="2.00566983222961" calcext:value-type="float">
            <text:p>2,0</text:p>
          </table:table-cell>
          <table:table-cell office:value-type="float" office:value="5.48908805847168" calcext:value-type="float">
            <text:p>5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0.526583433151245" calcext:value-type="float">
            <text:p>0,5</text:p>
          </table:table-cell>
          <table:table-cell office:value-type="float" office:value="4.01350450515747" calcext:value-type="float">
            <text:p>4,0</text:p>
          </table:table-cell>
          <table:table-cell office:value-type="float" office:value="7.50042533874512" calcext:value-type="float">
            <text:p>7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2.50277137756348" calcext:value-type="float">
            <text:p>2,5</text:p>
          </table:table-cell>
          <table:table-cell office:value-type="float" office:value="5.98661613464356" calcext:value-type="float">
            <text:p>6,0</text:p>
          </table:table-cell>
          <table:table-cell office:value-type="float" office:value="9.47046089172363" calcext:value-type="float">
            <text:p>9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4.44111299514771" calcext:value-type="float">
            <text:p>4,4</text:p>
          </table:table-cell>
          <table:table-cell office:value-type="float" office:value="7.915611743927" calcext:value-type="float">
            <text:p>7,9</text:p>
          </table:table-cell>
          <table:table-cell office:value-type="float" office:value="11.3901100158691" calcext:value-type="float">
            <text:p>11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6.32585334777832" calcext:value-type="float">
            <text:p>6,3</text:p>
          </table:table-cell>
          <table:table-cell office:value-type="float" office:value="9.79234600067139" calcext:value-type="float">
            <text:p>9,8</text:p>
          </table:table-cell>
          <table:table-cell office:value-type="float" office:value="13.2588386535645" calcext:value-type="float">
            <text:p>13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8.14827919006348" calcext:value-type="float">
            <text:p>8,1</text:p>
          </table:table-cell>
          <table:table-cell office:value-type="float" office:value="11.605393409729" calcext:value-type="float">
            <text:p>11,6</text:p>
          </table:table-cell>
          <table:table-cell office:value-type="float" office:value="15.0625076293945" calcext:value-type="float">
            <text:p>15,1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9.89956951141357" calcext:value-type="float">
            <text:p>9,9</text:p>
          </table:table-cell>
          <table:table-cell office:value-type="float" office:value="13.3472204208374" calcext:value-type="float">
            <text:p>13,3</text:p>
          </table:table-cell>
          <table:table-cell office:value-type="float" office:value="16.7948703765869" calcext:value-type="float">
            <text:p>16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11.5764923095703" calcext:value-type="float">
            <text:p>11,6</text:p>
          </table:table-cell>
          <table:table-cell office:value-type="float" office:value="15.0102920532227" calcext:value-type="float">
            <text:p>15,0</text:p>
          </table:table-cell>
          <table:table-cell office:value-type="float" office:value="18.444091796875" calcext:value-type="float">
            <text:p>18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13.1730337142944" calcext:value-type="float">
            <text:p>13,2</text:p>
          </table:table-cell>
          <table:table-cell office:value-type="float" office:value="16.5899219512939" calcext:value-type="float">
            <text:p>16,6</text:p>
          </table:table-cell>
          <table:table-cell office:value-type="float" office:value="20.0068092346191" calcext:value-type="float">
            <text:p>20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14.6829223632813" calcext:value-type="float">
            <text:p>14,7</text:p>
          </table:table-cell>
          <table:table-cell office:value-type="float" office:value="18.0819873809814" calcext:value-type="float">
            <text:p>18,1</text:p>
          </table:table-cell>
          <table:table-cell office:value-type="float" office:value="21.4810523986816" calcext:value-type="float">
            <text:p>21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16.1100177764893" calcext:value-type="float">
            <text:p>16,1</text:p>
          </table:table-cell>
          <table:table-cell office:value-type="float" office:value="19.4859523773193" calcext:value-type="float">
            <text:p>19,5</text:p>
          </table:table-cell>
          <table:table-cell office:value-type="float" office:value="22.8618869781494" calcext:value-type="float">
            <text:p>22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17.4247131347656" calcext:value-type="float">
            <text:p>17,4</text:p>
          </table:table-cell>
          <table:table-cell office:value-type="float" office:value="20.7879371643066" calcext:value-type="float">
            <text:p>20,8</text:p>
          </table:table-cell>
          <table:table-cell office:value-type="float" office:value="24.1511611938477" calcext:value-type="float">
            <text:p>24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18.6451320648193" calcext:value-type="float">
            <text:p>18,6</text:p>
          </table:table-cell>
          <table:table-cell office:value-type="float" office:value="21.9888191223145" calcext:value-type="float">
            <text:p>22,0</text:p>
          </table:table-cell>
          <table:table-cell office:value-type="float" office:value="25.3325061798096" calcext:value-type="float">
            <text:p>25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19.7417831420898" calcext:value-type="float">
            <text:p>19,7</text:p>
          </table:table-cell>
          <table:table-cell office:value-type="float" office:value="23.0781726837158" calcext:value-type="float">
            <text:p>23,1</text:p>
          </table:table-cell>
          <table:table-cell office:value-type="float" office:value="26.4145622253418" calcext:value-type="float">
            <text:p>26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0.7118492126465" calcext:value-type="float">
            <text:p>20,7</text:p>
          </table:table-cell>
          <table:table-cell office:value-type="float" office:value="24.0418815612793" calcext:value-type="float">
            <text:p>24,0</text:p>
          </table:table-cell>
          <table:table-cell office:value-type="float" office:value="27.3719139099121" calcext:value-type="float">
            <text:p>27,4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1.5510845184326" calcext:value-type="float">
            <text:p>21,6</text:p>
          </table:table-cell>
          <table:table-cell office:value-type="float" office:value="24.8856430053711" calcext:value-type="float">
            <text:p>24,9</text:p>
          </table:table-cell>
          <table:table-cell office:value-type="float" office:value="28.2202014923096" calcext:value-type="float">
            <text:p>28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2.243221282959" calcext:value-type="float">
            <text:p>22,2</text:p>
          </table:table-cell>
          <table:table-cell office:value-type="float" office:value="25.5878162384033" calcext:value-type="float">
            <text:p>25,6</text:p>
          </table:table-cell>
          <table:table-cell office:value-type="float" office:value="28.9324111938477" calcext:value-type="float">
            <text:p>28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22.797908782959" calcext:value-type="float">
            <text:p>22,8</text:p>
          </table:table-cell>
          <table:table-cell office:value-type="float" office:value="26.1630668640137" calcext:value-type="float">
            <text:p>26,2</text:p>
          </table:table-cell>
          <table:table-cell office:value-type="float" office:value="29.5282249450684" calcext:value-type="float">
            <text:p>29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23.2005233764648" calcext:value-type="float">
            <text:p>23,2</text:p>
          </table:table-cell>
          <table:table-cell office:value-type="float" office:value="26.5921421051025" calcext:value-type="float">
            <text:p>26,6</text:p>
          </table:table-cell>
          <table:table-cell office:value-type="float" office:value="29.9837608337402" calcext:value-type="float">
            <text:p>30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23.4816665649414" calcext:value-type="float">
            <text:p>23,5</text:p>
          </table:table-cell>
          <table:table-cell office:value-type="float" office:value="26.9036769866943" calcext:value-type="float">
            <text:p>26,9</text:p>
          </table:table-cell>
          <table:table-cell office:value-type="float" office:value="30.3256874084473" calcext:value-type="float">
            <text:p>30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23.6946144104004" calcext:value-type="float">
            <text:p>23,7</text:p>
          </table:table-cell>
          <table:table-cell office:value-type="float" office:value="27.1280193328857" calcext:value-type="float">
            <text:p>27,1</text:p>
          </table:table-cell>
          <table:table-cell office:value-type="float" office:value="30.5614242553711" calcext:value-type="float">
            <text:p>30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23.7326126098633" calcext:value-type="float">
            <text:p>23,7</text:p>
          </table:table-cell>
          <table:table-cell office:value-type="float" office:value="27.1943817138672" calcext:value-type="float">
            <text:p>27,2</text:p>
          </table:table-cell>
          <table:table-cell office:value-type="float" office:value="30.6561508178711" calcext:value-type="float">
            <text:p>30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23.6694316864014" calcext:value-type="float">
            <text:p>23,7</text:p>
          </table:table-cell>
          <table:table-cell office:value-type="float" office:value="27.1534366607666" calcext:value-type="float">
            <text:p>27,2</text:p>
          </table:table-cell>
          <table:table-cell office:value-type="float" office:value="30.6374416351318" calcext:value-type="float">
            <text:p>30,6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23.5385894775391" calcext:value-type="float">
            <text:p>23,5</text:p>
          </table:table-cell>
          <table:table-cell office:value-type="float" office:value="27.0248641967773" calcext:value-type="float">
            <text:p>27,0</text:p>
          </table:table-cell>
          <table:table-cell office:value-type="float" office:value="30.5111389160156" calcext:value-type="float">
            <text:p>30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23.3493118286133" calcext:value-type="float">
            <text:p>23,3</text:p>
          </table:table-cell>
          <table:table-cell office:value-type="float" office:value="26.8229885101318" calcext:value-type="float">
            <text:p>26,8</text:p>
          </table:table-cell>
          <table:table-cell office:value-type="float" office:value="30.2966651916504" calcext:value-type="float">
            <text:p>30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23.1532287597656" calcext:value-type="float">
            <text:p>23,2</text:p>
          </table:table-cell>
          <table:table-cell office:value-type="float" office:value="26.5897312164307" calcext:value-type="float">
            <text:p>26,6</text:p>
          </table:table-cell>
          <table:table-cell office:value-type="float" office:value="30.0262336730957" calcext:value-type="float">
            <text:p>30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22.9000701904297" calcext:value-type="float">
            <text:p>22,9</text:p>
          </table:table-cell>
          <table:table-cell office:value-type="float" office:value="26.2846126556396" calcext:value-type="float">
            <text:p>26,3</text:p>
          </table:table-cell>
          <table:table-cell office:value-type="float" office:value="29.6691551208496" calcext:value-type="float">
            <text:p>29,7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22.6403045654297" calcext:value-type="float">
            <text:p>22,6</text:p>
          </table:table-cell>
          <table:table-cell office:value-type="float" office:value="25.9544715881348" calcext:value-type="float">
            <text:p>26,0</text:p>
          </table:table-cell>
          <table:table-cell office:value-type="float" office:value="29.2686386108398" calcext:value-type="float">
            <text:p>29,3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22.3857898712158" calcext:value-type="float">
            <text:p>22,4</text:p>
          </table:table-cell>
          <table:table-cell office:value-type="float" office:value="25.6303901672363" calcext:value-type="float">
            <text:p>25,6</text:p>
          </table:table-cell>
          <table:table-cell office:value-type="float" office:value="28.8749904632568" calcext:value-type="float">
            <text:p>28,9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22.1345748901367" calcext:value-type="float">
            <text:p>22,1</text:p>
          </table:table-cell>
          <table:table-cell office:value-type="float" office:value="25.3254165649414" calcext:value-type="float">
            <text:p>25,3</text:p>
          </table:table-cell>
          <table:table-cell office:value-type="float" office:value="28.5162582397461" calcext:value-type="float">
            <text:p>28,5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21.9223098754883" calcext:value-type="float">
            <text:p>21,9</text:p>
          </table:table-cell>
          <table:table-cell office:value-type="float" office:value="25.0631256103516" calcext:value-type="float">
            <text:p>25,1</text:p>
          </table:table-cell>
          <table:table-cell office:value-type="float" office:value="28.2039413452148" calcext:value-type="float">
            <text:p>28,2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21.7398529052734" calcext:value-type="float">
            <text:p>21,7</text:p>
          </table:table-cell>
          <table:table-cell office:value-type="float" office:value="24.8637714385986" calcext:value-type="float">
            <text:p>24,9</text:p>
          </table:table-cell>
          <table:table-cell office:value-type="float" office:value="27.9876899719238" calcext:value-type="float">
            <text:p>28,0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21.5944347381592" calcext:value-type="float">
            <text:p>21,6</text:p>
          </table:table-cell>
          <table:table-cell office:value-type="float" office:value="24.7174282073975" calcext:value-type="float">
            <text:p>24,7</text:p>
          </table:table-cell>
          <table:table-cell office:value-type="float" office:value="27.8404216766357" calcext:value-type="float">
            <text:p>27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21.4782638549805" calcext:value-type="float">
            <text:p>21,5</text:p>
          </table:table-cell>
          <table:table-cell office:value-type="float" office:value="24.6193161010742" calcext:value-type="float">
            <text:p>24,6</text:p>
          </table:table-cell>
          <table:table-cell office:value-type="float" office:value="27.760368347168" calcext:value-type="float">
            <text:p>27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21.4298248291016" calcext:value-type="float">
            <text:p>21,4</text:p>
          </table:table-cell>
          <table:table-cell office:value-type="float" office:value="24.6016407012939" calcext:value-type="float">
            <text:p>24,6</text:p>
          </table:table-cell>
          <table:table-cell office:value-type="float" office:value="27.7734565734863" calcext:value-type="float">
            <text:p>27,8</text:p>
          </table:table-cell>
        </table:table-row>
        <table:table-row table:style-name="ro1">
          <table:table-cell table:style-name="ce3" office:value-type="string" calcext:value-type="string">
            <text:p>Thigh Flex/Extens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21.3915386199951" calcext:value-type="float">
            <text:p>21,4</text:p>
          </table:table-cell>
          <table:table-cell office:value-type="float" office:value="24.6073226928711" calcext:value-type="float">
            <text:p>24,6</text:p>
          </table:table-cell>
          <table:table-cell office:value-type="float" office:value="27.8231067657471" calcext:value-type="float">
            <text:p>27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1.41011345386505" calcext:value-type="float">
            <text:p>-1,4</text:p>
          </table:table-cell>
          <table:table-cell office:value-type="float" office:value="1.8774539232254" calcext:value-type="float">
            <text:p>1,9</text:p>
          </table:table-cell>
          <table:table-cell office:value-type="float" office:value="5.16502141952515" calcext:value-type="float">
            <text:p>5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1.17260837554932" calcext:value-type="float">
            <text:p>-1,2</text:p>
          </table:table-cell>
          <table:table-cell office:value-type="float" office:value="2.12971901893616" calcext:value-type="float">
            <text:p>2,1</text:p>
          </table:table-cell>
          <table:table-cell office:value-type="float" office:value="5.43204641342163" calcext:value-type="float">
            <text:p>5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0.924031734466553" calcext:value-type="float">
            <text:p>-0,9</text:p>
          </table:table-cell>
          <table:table-cell office:value-type="float" office:value="2.38414597511291" calcext:value-type="float">
            <text:p>2,4</text:p>
          </table:table-cell>
          <table:table-cell office:value-type="float" office:value="5.69232368469238" calcext:value-type="float">
            <text:p>5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0.65481972694397" calcext:value-type="float">
            <text:p>-0,7</text:p>
          </table:table-cell>
          <table:table-cell office:value-type="float" office:value="2.65036821365356" calcext:value-type="float">
            <text:p>2,7</text:p>
          </table:table-cell>
          <table:table-cell office:value-type="float" office:value="5.95555591583252" calcext:value-type="float">
            <text:p>6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0.378588438034058" calcext:value-type="float">
            <text:p>-0,4</text:p>
          </table:table-cell>
          <table:table-cell office:value-type="float" office:value="2.92331266403198" calcext:value-type="float">
            <text:p>2,9</text:p>
          </table:table-cell>
          <table:table-cell office:value-type="float" office:value="6.2252140045166" calcext:value-type="float">
            <text:p>6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0.1029212474823" calcext:value-type="float">
            <text:p>-0,1</text:p>
          </table:table-cell>
          <table:table-cell office:value-type="float" office:value="3.20844793319702" calcext:value-type="float">
            <text:p>3,2</text:p>
          </table:table-cell>
          <table:table-cell office:value-type="float" office:value="6.51981735229492" calcext:value-type="float">
            <text:p>6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0.168222665786743" calcext:value-type="float">
            <text:p>0,2</text:p>
          </table:table-cell>
          <table:table-cell office:value-type="float" office:value="3.5064001083374" calcext:value-type="float">
            <text:p>3,5</text:p>
          </table:table-cell>
          <table:table-cell office:value-type="float" office:value="6.84457778930664" calcext:value-type="float">
            <text:p>6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0.425562143325806" calcext:value-type="float">
            <text:p>0,4</text:p>
          </table:table-cell>
          <table:table-cell office:value-type="float" office:value="3.80298566818237" calcext:value-type="float">
            <text:p>3,8</text:p>
          </table:table-cell>
          <table:table-cell office:value-type="float" office:value="7.18040943145752" calcext:value-type="float">
            <text:p>7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0.666290521621704" calcext:value-type="float">
            <text:p>0,7</text:p>
          </table:table-cell>
          <table:table-cell office:value-type="float" office:value="4.08029317855835" calcext:value-type="float">
            <text:p>4,1</text:p>
          </table:table-cell>
          <table:table-cell office:value-type="float" office:value="7.49429607391357" calcext:value-type="float">
            <text:p>7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0.877163648605347" calcext:value-type="float">
            <text:p>0,9</text:p>
          </table:table-cell>
          <table:table-cell office:value-type="float" office:value="4.31639766693115" calcext:value-type="float">
            <text:p>4,3</text:p>
          </table:table-cell>
          <table:table-cell office:value-type="float" office:value="7.75563144683838" calcext:value-type="float">
            <text:p>7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.06126546859741" calcext:value-type="float">
            <text:p>1,1</text:p>
          </table:table-cell>
          <table:table-cell office:value-type="float" office:value="4.50530290603638" calcext:value-type="float">
            <text:p>4,5</text:p>
          </table:table-cell>
          <table:table-cell office:value-type="float" office:value="7.94934034347534" calcext:value-type="float">
            <text:p>7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.21352124214172" calcext:value-type="float">
            <text:p>1,2</text:p>
          </table:table-cell>
          <table:table-cell office:value-type="float" office:value="4.64730167388916" calcext:value-type="float">
            <text:p>4,6</text:p>
          </table:table-cell>
          <table:table-cell office:value-type="float" office:value="8.08108234405518" calcext:value-type="float">
            <text:p>8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1.33048987388611" calcext:value-type="float">
            <text:p>1,3</text:p>
          </table:table-cell>
          <table:table-cell office:value-type="float" office:value="4.74351787567139" calcext:value-type="float">
            <text:p>4,7</text:p>
          </table:table-cell>
          <table:table-cell office:value-type="float" office:value="8.15654563903809" calcext:value-type="float">
            <text:p>8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.41926956176758" calcext:value-type="float">
            <text:p>1,4</text:p>
          </table:table-cell>
          <table:table-cell office:value-type="float" office:value="4.80439376831055" calcext:value-type="float">
            <text:p>4,8</text:p>
          </table:table-cell>
          <table:table-cell office:value-type="float" office:value="8.18951797485352" calcext:value-type="float">
            <text:p>8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1.48208570480347" calcext:value-type="float">
            <text:p>1,5</text:p>
          </table:table-cell>
          <table:table-cell office:value-type="float" office:value="4.83593273162842" calcext:value-type="float">
            <text:p>4,8</text:p>
          </table:table-cell>
          <table:table-cell office:value-type="float" office:value="8.18977928161621" calcext:value-type="float">
            <text:p>8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.52084422111511" calcext:value-type="float">
            <text:p>1,5</text:p>
          </table:table-cell>
          <table:table-cell office:value-type="float" office:value="4.84158229827881" calcext:value-type="float">
            <text:p>4,8</text:p>
          </table:table-cell>
          <table:table-cell office:value-type="float" office:value="8.16232013702393" calcext:value-type="float">
            <text:p>8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1.54413557052612" calcext:value-type="float">
            <text:p>1,5</text:p>
          </table:table-cell>
          <table:table-cell office:value-type="float" office:value="4.83223390579224" calcext:value-type="float">
            <text:p>4,8</text:p>
          </table:table-cell>
          <table:table-cell office:value-type="float" office:value="8.12033271789551" calcext:value-type="float">
            <text:p>8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1.55155634880066" calcext:value-type="float">
            <text:p>1,6</text:p>
          </table:table-cell>
          <table:table-cell office:value-type="float" office:value="4.80589628219605" calcext:value-type="float">
            <text:p>4,8</text:p>
          </table:table-cell>
          <table:table-cell office:value-type="float" office:value="8.06023597717285" calcext:value-type="float">
            <text:p>8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1.54899096488953" calcext:value-type="float">
            <text:p>1,5</text:p>
          </table:table-cell>
          <table:table-cell office:value-type="float" office:value="4.76988172531128" calcext:value-type="float">
            <text:p>4,8</text:p>
          </table:table-cell>
          <table:table-cell office:value-type="float" office:value="7.99077224731445" calcext:value-type="float">
            <text:p>8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1.53693795204163" calcext:value-type="float">
            <text:p>1,5</text:p>
          </table:table-cell>
          <table:table-cell office:value-type="float" office:value="4.72354412078857" calcext:value-type="float">
            <text:p>4,7</text:p>
          </table:table-cell>
          <table:table-cell office:value-type="float" office:value="7.9101505279541" calcext:value-type="float">
            <text:p>7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.52001261711121" calcext:value-type="float">
            <text:p>1,5</text:p>
          </table:table-cell>
          <table:table-cell office:value-type="float" office:value="4.67437076568604" calcext:value-type="float">
            <text:p>4,7</text:p>
          </table:table-cell>
          <table:table-cell office:value-type="float" office:value="7.82872867584229" calcext:value-type="float">
            <text:p>7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1.50109553337097" calcext:value-type="float">
            <text:p>1,5</text:p>
          </table:table-cell>
          <table:table-cell office:value-type="float" office:value="4.62807512283325" calcext:value-type="float">
            <text:p>4,6</text:p>
          </table:table-cell>
          <table:table-cell office:value-type="float" office:value="7.75505447387695" calcext:value-type="float">
            <text:p>7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1.48245692253113" calcext:value-type="float">
            <text:p>1,5</text:p>
          </table:table-cell>
          <table:table-cell office:value-type="float" office:value="4.58880233764648" calcext:value-type="float">
            <text:p>4,6</text:p>
          </table:table-cell>
          <table:table-cell office:value-type="float" office:value="7.69514751434326" calcext:value-type="float">
            <text:p>7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1.46518993377686" calcext:value-type="float">
            <text:p>1,5</text:p>
          </table:table-cell>
          <table:table-cell office:value-type="float" office:value="4.55666637420654" calcext:value-type="float">
            <text:p>4,6</text:p>
          </table:table-cell>
          <table:table-cell office:value-type="float" office:value="7.64814281463623" calcext:value-type="float">
            <text:p>7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1.44789171218872" calcext:value-type="float">
            <text:p>1,4</text:p>
          </table:table-cell>
          <table:table-cell office:value-type="float" office:value="4.52880573272705" calcext:value-type="float">
            <text:p>4,5</text:p>
          </table:table-cell>
          <table:table-cell office:value-type="float" office:value="7.60971975326538" calcext:value-type="float">
            <text:p>7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.43267273902893" calcext:value-type="float">
            <text:p>1,4</text:p>
          </table:table-cell>
          <table:table-cell office:value-type="float" office:value="4.50333833694458" calcext:value-type="float">
            <text:p>4,5</text:p>
          </table:table-cell>
          <table:table-cell office:value-type="float" office:value="7.57400417327881" calcext:value-type="float">
            <text:p>7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1.41848754882813" calcext:value-type="float">
            <text:p>1,4</text:p>
          </table:table-cell>
          <table:table-cell office:value-type="float" office:value="4.47927713394165" calcext:value-type="float">
            <text:p>4,5</text:p>
          </table:table-cell>
          <table:table-cell office:value-type="float" office:value="7.54006671905518" calcext:value-type="float">
            <text:p>7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1.40540432929993" calcext:value-type="float">
            <text:p>1,4</text:p>
          </table:table-cell>
          <table:table-cell office:value-type="float" office:value="4.4561562538147" calcext:value-type="float">
            <text:p>4,5</text:p>
          </table:table-cell>
          <table:table-cell office:value-type="float" office:value="7.50690841674805" calcext:value-type="float">
            <text:p>7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1.39332222938538" calcext:value-type="float">
            <text:p>1,4</text:p>
          </table:table-cell>
          <table:table-cell office:value-type="float" office:value="4.43387126922607" calcext:value-type="float">
            <text:p>4,4</text:p>
          </table:table-cell>
          <table:table-cell office:value-type="float" office:value="7.47442054748535" calcext:value-type="float">
            <text:p>7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1.38260555267334" calcext:value-type="float">
            <text:p>1,4</text:p>
          </table:table-cell>
          <table:table-cell office:value-type="float" office:value="4.41309404373169" calcext:value-type="float">
            <text:p>4,4</text:p>
          </table:table-cell>
          <table:table-cell office:value-type="float" office:value="7.44358253479004" calcext:value-type="float">
            <text:p>7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1.37224912643433" calcext:value-type="float">
            <text:p>1,4</text:p>
          </table:table-cell>
          <table:table-cell office:value-type="float" office:value="4.39294528961182" calcext:value-type="float">
            <text:p>4,4</text:p>
          </table:table-cell>
          <table:table-cell office:value-type="float" office:value="7.41364145278931" calcext:value-type="float">
            <text:p>7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1.3622350692749" calcext:value-type="float">
            <text:p>1,4</text:p>
          </table:table-cell>
          <table:table-cell office:value-type="float" office:value="4.37449264526367" calcext:value-type="float">
            <text:p>4,4</text:p>
          </table:table-cell>
          <table:table-cell office:value-type="float" office:value="7.38675022125244" calcext:value-type="float">
            <text:p>7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1.35099148750305" calcext:value-type="float">
            <text:p>1,4</text:p>
          </table:table-cell>
          <table:table-cell office:value-type="float" office:value="4.35693693161011" calcext:value-type="float">
            <text:p>4,4</text:p>
          </table:table-cell>
          <table:table-cell office:value-type="float" office:value="7.36288261413574" calcext:value-type="float">
            <text:p>7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1.33856964111328" calcext:value-type="float">
            <text:p>1,3</text:p>
          </table:table-cell>
          <table:table-cell office:value-type="float" office:value="4.34062910079956" calcext:value-type="float">
            <text:p>4,3</text:p>
          </table:table-cell>
          <table:table-cell office:value-type="float" office:value="7.34268856048584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1.32511043548584" calcext:value-type="float">
            <text:p>1,3</text:p>
          </table:table-cell>
          <table:table-cell office:value-type="float" office:value="4.32605266571045" calcext:value-type="float">
            <text:p>4,3</text:p>
          </table:table-cell>
          <table:table-cell office:value-type="float" office:value="7.32699489593506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1.31259369850159" calcext:value-type="float">
            <text:p>1,3</text:p>
          </table:table-cell>
          <table:table-cell office:value-type="float" office:value="4.31360721588135" calcext:value-type="float">
            <text:p>4,3</text:p>
          </table:table-cell>
          <table:table-cell office:value-type="float" office:value="7.31462097167969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1.30226349830627" calcext:value-type="float">
            <text:p>1,3</text:p>
          </table:table-cell>
          <table:table-cell office:value-type="float" office:value="4.30266523361206" calcext:value-type="float">
            <text:p>4,3</text:p>
          </table:table-cell>
          <table:table-cell office:value-type="float" office:value="7.30306720733643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1.29444336891174" calcext:value-type="float">
            <text:p>1,3</text:p>
          </table:table-cell>
          <table:table-cell office:value-type="float" office:value="4.29179954528809" calcext:value-type="float">
            <text:p>4,3</text:p>
          </table:table-cell>
          <table:table-cell office:value-type="float" office:value="7.28915596008301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1.29012274742126" calcext:value-type="float">
            <text:p>1,3</text:p>
          </table:table-cell>
          <table:table-cell office:value-type="float" office:value="4.28017473220825" calcext:value-type="float">
            <text:p>4,3</text:p>
          </table:table-cell>
          <table:table-cell office:value-type="float" office:value="7.27022647857666" calcext:value-type="float">
            <text:p>7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1.28610444068909" calcext:value-type="float">
            <text:p>1,3</text:p>
          </table:table-cell>
          <table:table-cell office:value-type="float" office:value="4.26726770401001" calcext:value-type="float">
            <text:p>4,3</text:p>
          </table:table-cell>
          <table:table-cell office:value-type="float" office:value="7.24843120574951" calcext:value-type="float">
            <text:p>7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1.28269982337952" calcext:value-type="float">
            <text:p>1,3</text:p>
          </table:table-cell>
          <table:table-cell office:value-type="float" office:value="4.25200748443604" calcext:value-type="float">
            <text:p>4,3</text:p>
          </table:table-cell>
          <table:table-cell office:value-type="float" office:value="7.22131538391113" calcext:value-type="float">
            <text:p>7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1.27663421630859" calcext:value-type="float">
            <text:p>1,3</text:p>
          </table:table-cell>
          <table:table-cell office:value-type="float" office:value="4.23130083084106" calcext:value-type="float">
            <text:p>4,2</text:p>
          </table:table-cell>
          <table:table-cell office:value-type="float" office:value="7.18596744537354" calcext:value-type="float">
            <text:p>7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1.26221656799316" calcext:value-type="float">
            <text:p>1,3</text:p>
          </table:table-cell>
          <table:table-cell office:value-type="float" office:value="4.19994592666626" calcext:value-type="float">
            <text:p>4,2</text:p>
          </table:table-cell>
          <table:table-cell office:value-type="float" office:value="7.13767528533936" calcext:value-type="float">
            <text:p>7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1.23616433143616" calcext:value-type="float">
            <text:p>1,2</text:p>
          </table:table-cell>
          <table:table-cell office:value-type="float" office:value="4.15484857559204" calcext:value-type="float">
            <text:p>4,2</text:p>
          </table:table-cell>
          <table:table-cell office:value-type="float" office:value="7.0735330581665" calcext:value-type="float">
            <text:p>7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1.18860816955566" calcext:value-type="float">
            <text:p>1,2</text:p>
          </table:table-cell>
          <table:table-cell office:value-type="float" office:value="4.08864545822144" calcext:value-type="float">
            <text:p>4,1</text:p>
          </table:table-cell>
          <table:table-cell office:value-type="float" office:value="6.98868274688721" calcext:value-type="float">
            <text:p>7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1.11568140983582" calcext:value-type="float">
            <text:p>1,1</text:p>
          </table:table-cell>
          <table:table-cell office:value-type="float" office:value="3.99963808059692" calcext:value-type="float">
            <text:p>4,0</text:p>
          </table:table-cell>
          <table:table-cell office:value-type="float" office:value="6.88359451293945" calcext:value-type="float">
            <text:p>6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1.00907158851624" calcext:value-type="float">
            <text:p>1,0</text:p>
          </table:table-cell>
          <table:table-cell office:value-type="float" office:value="3.88000321388245" calcext:value-type="float">
            <text:p>3,9</text:p>
          </table:table-cell>
          <table:table-cell office:value-type="float" office:value="6.75093460083008" calcext:value-type="float">
            <text:p>6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0.858629941940308" calcext:value-type="float">
            <text:p>0,9</text:p>
          </table:table-cell>
          <table:table-cell office:value-type="float" office:value="3.72405505180359" calcext:value-type="float">
            <text:p>3,7</text:p>
          </table:table-cell>
          <table:table-cell office:value-type="float" office:value="6.58948040008545" calcext:value-type="float">
            <text:p>6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0.660613298416138" calcext:value-type="float">
            <text:p>0,7</text:p>
          </table:table-cell>
          <table:table-cell office:value-type="float" office:value="3.52572965621948" calcext:value-type="float">
            <text:p>3,5</text:p>
          </table:table-cell>
          <table:table-cell office:value-type="float" office:value="6.39084625244141" calcext:value-type="float">
            <text:p>6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0.408926010131836" calcext:value-type="float">
            <text:p>0,4</text:p>
          </table:table-cell>
          <table:table-cell office:value-type="float" office:value="3.28123092651367" calcext:value-type="float">
            <text:p>3,3</text:p>
          </table:table-cell>
          <table:table-cell office:value-type="float" office:value="6.15353584289551" calcext:value-type="float">
            <text:p>6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0.10622501373291" calcext:value-type="float">
            <text:p>0,1</text:p>
          </table:table-cell>
          <table:table-cell office:value-type="float" office:value="2.99107241630554" calcext:value-type="float">
            <text:p>3,0</text:p>
          </table:table-cell>
          <table:table-cell office:value-type="float" office:value="5.87591981887817" calcext:value-type="float">
            <text:p>5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0.259973049163818" calcext:value-type="float">
            <text:p>-0,3</text:p>
          </table:table-cell>
          <table:table-cell office:value-type="float" office:value="2.64983463287354" calcext:value-type="float">
            <text:p>2,6</text:p>
          </table:table-cell>
          <table:table-cell office:value-type="float" office:value="5.55964231491089" calcext:value-type="float">
            <text:p>5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0.67173957824707" calcext:value-type="float">
            <text:p>-0,7</text:p>
          </table:table-cell>
          <table:table-cell office:value-type="float" office:value="2.2701404094696" calcext:value-type="float">
            <text:p>2,3</text:p>
          </table:table-cell>
          <table:table-cell office:value-type="float" office:value="5.21202039718628" calcext:value-type="float">
            <text:p>5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1.13005900382996" calcext:value-type="float">
            <text:p>-1,1</text:p>
          </table:table-cell>
          <table:table-cell office:value-type="float" office:value="1.85311722755432" calcext:value-type="float">
            <text:p>1,9</text:p>
          </table:table-cell>
          <table:table-cell office:value-type="float" office:value="4.83629322052002" calcext:value-type="float">
            <text:p>4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1.62466824054718" calcext:value-type="float">
            <text:p>-1,6</text:p>
          </table:table-cell>
          <table:table-cell office:value-type="float" office:value="1.40093886852264" calcext:value-type="float">
            <text:p>1,4</text:p>
          </table:table-cell>
          <table:table-cell office:value-type="float" office:value="4.42654609680176" calcext:value-type="float">
            <text:p>4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2.14624357223511" calcext:value-type="float">
            <text:p>-2,1</text:p>
          </table:table-cell>
          <table:table-cell office:value-type="float" office:value="0.917091131210327" calcext:value-type="float">
            <text:p>0,9</text:p>
          </table:table-cell>
          <table:table-cell office:value-type="float" office:value="3.98042583465576" calcext:value-type="float">
            <text:p>4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2.67594385147095" calcext:value-type="float">
            <text:p>-2,7</text:p>
          </table:table-cell>
          <table:table-cell office:value-type="float" office:value="0.41079792380333" calcext:value-type="float">
            <text:p>0,4</text:p>
          </table:table-cell>
          <table:table-cell office:value-type="float" office:value="3.49753952026367" calcext:value-type="float">
            <text:p>3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3.20323133468628" calcext:value-type="float">
            <text:p>-3,2</text:p>
          </table:table-cell>
          <table:table-cell office:value-type="float" office:value="-0.101310797035694" calcext:value-type="float">
            <text:p>-0,1</text:p>
          </table:table-cell>
          <table:table-cell office:value-type="float" office:value="3.00060987472534" calcext:value-type="float">
            <text:p>3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3.70082092285156" calcext:value-type="float">
            <text:p>-3,7</text:p>
          </table:table-cell>
          <table:table-cell office:value-type="float" office:value="-0.594314932823181" calcext:value-type="float">
            <text:p>-0,6</text:p>
          </table:table-cell>
          <table:table-cell office:value-type="float" office:value="2.51219129562378" calcext:value-type="float">
            <text:p>2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4.16021871566772" calcext:value-type="float">
            <text:p>-4,2</text:p>
          </table:table-cell>
          <table:table-cell office:value-type="float" office:value="-1.04955279827118" calcext:value-type="float">
            <text:p>-1,0</text:p>
          </table:table-cell>
          <table:table-cell office:value-type="float" office:value="2.06111288070679" calcext:value-type="float">
            <text:p>2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4.56480503082275" calcext:value-type="float">
            <text:p>-4,6</text:p>
          </table:table-cell>
          <table:table-cell office:value-type="float" office:value="-1.45280694961548" calcext:value-type="float">
            <text:p>-1,5</text:p>
          </table:table-cell>
          <table:table-cell office:value-type="float" office:value="1.6591911315918" calcext:value-type="float">
            <text:p>1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4.91131401062012" calcext:value-type="float">
            <text:p>-4,9</text:p>
          </table:table-cell>
          <table:table-cell office:value-type="float" office:value="-1.79968237876892" calcext:value-type="float">
            <text:p>-1,8</text:p>
          </table:table-cell>
          <table:table-cell office:value-type="float" office:value="1.31194925308228" calcext:value-type="float">
            <text:p>1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5.18842697143555" calcext:value-type="float">
            <text:p>-5,2</text:p>
          </table:table-cell>
          <table:table-cell office:value-type="float" office:value="-2.08578562736511" calcext:value-type="float">
            <text:p>-2,1</text:p>
          </table:table-cell>
          <table:table-cell office:value-type="float" office:value="1.0168559551239" calcext:value-type="float">
            <text:p>1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5.40464639663696" calcext:value-type="float">
            <text:p>-5,4</text:p>
          </table:table-cell>
          <table:table-cell office:value-type="float" office:value="-2.31775093078613" calcext:value-type="float">
            <text:p>-2,3</text:p>
          </table:table-cell>
          <table:table-cell office:value-type="float" office:value="0.769144535064697" calcext:value-type="float">
            <text:p>0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5.5576286315918" calcext:value-type="float">
            <text:p>-5,6</text:p>
          </table:table-cell>
          <table:table-cell office:value-type="float" office:value="-2.49181532859802" calcext:value-type="float">
            <text:p>-2,5</text:p>
          </table:table-cell>
          <table:table-cell office:value-type="float" office:value="0.573998212814331" calcext:value-type="float">
            <text:p>0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5.65740156173706" calcext:value-type="float">
            <text:p>-5,7</text:p>
          </table:table-cell>
          <table:table-cell office:value-type="float" office:value="-2.61729454994202" calcext:value-type="float">
            <text:p>-2,6</text:p>
          </table:table-cell>
          <table:table-cell office:value-type="float" office:value="0.422812461853027" calcext:value-type="float">
            <text:p>0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5.71110248565674" calcext:value-type="float">
            <text:p>-5,7</text:p>
          </table:table-cell>
          <table:table-cell office:value-type="float" office:value="-2.69287276268005" calcext:value-type="float">
            <text:p>-2,7</text:p>
          </table:table-cell>
          <table:table-cell office:value-type="float" office:value="0.325356960296631" calcext:value-type="float">
            <text:p>0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5.72844409942627" calcext:value-type="float">
            <text:p>-5,7</text:p>
          </table:table-cell>
          <table:table-cell office:value-type="float" office:value="-2.73047661781311" calcext:value-type="float">
            <text:p>-2,7</text:p>
          </table:table-cell>
          <table:table-cell office:value-type="float" office:value="0.267490863800049" calcext:value-type="float">
            <text:p>0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5.7150993347168" calcext:value-type="float">
            <text:p>-5,7</text:p>
          </table:table-cell>
          <table:table-cell office:value-type="float" office:value="-2.73324608802795" calcext:value-type="float">
            <text:p>-2,7</text:p>
          </table:table-cell>
          <table:table-cell office:value-type="float" office:value="0.248607397079468" calcext:value-type="float">
            <text:p>0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5.68191719055176" calcext:value-type="float">
            <text:p>-5,7</text:p>
          </table:table-cell>
          <table:table-cell office:value-type="float" office:value="-2.7117166519165" calcext:value-type="float">
            <text:p>-2,7</text:p>
          </table:table-cell>
          <table:table-cell office:value-type="float" office:value="0.258484125137329" calcext:value-type="float">
            <text:p>0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5.63594245910645" calcext:value-type="float">
            <text:p>-5,6</text:p>
          </table:table-cell>
          <table:table-cell office:value-type="float" office:value="-2.67212462425232" calcext:value-type="float">
            <text:p>-2,7</text:p>
          </table:table-cell>
          <table:table-cell office:value-type="float" office:value="0.291693449020386" calcext:value-type="float">
            <text:p>0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5.58060359954834" calcext:value-type="float">
            <text:p>-5,6</text:p>
          </table:table-cell>
          <table:table-cell office:value-type="float" office:value="-2.6186785697937" calcext:value-type="float">
            <text:p>-2,6</text:p>
          </table:table-cell>
          <table:table-cell office:value-type="float" office:value="0.343246221542358" calcext:value-type="float">
            <text:p>0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5.51889038085938" calcext:value-type="float">
            <text:p>-5,5</text:p>
          </table:table-cell>
          <table:table-cell office:value-type="float" office:value="-2.55536532402039" calcext:value-type="float">
            <text:p>-2,6</text:p>
          </table:table-cell>
          <table:table-cell office:value-type="float" office:value="0.408159732818604" calcext:value-type="float">
            <text:p>0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5.44918394088745" calcext:value-type="float">
            <text:p>-5,4</text:p>
          </table:table-cell>
          <table:table-cell office:value-type="float" office:value="-2.48220062255859" calcext:value-type="float">
            <text:p>-2,5</text:p>
          </table:table-cell>
          <table:table-cell office:value-type="float" office:value="0.484782695770264" calcext:value-type="float">
            <text:p>0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5.36754655838013" calcext:value-type="float">
            <text:p>-5,4</text:p>
          </table:table-cell>
          <table:table-cell office:value-type="float" office:value="-2.39658403396606" calcext:value-type="float">
            <text:p>-2,4</text:p>
          </table:table-cell>
          <table:table-cell office:value-type="float" office:value="0.574378490447998" calcext:value-type="float">
            <text:p>0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5.27182340621948" calcext:value-type="float">
            <text:p>-5,3</text:p>
          </table:table-cell>
          <table:table-cell office:value-type="float" office:value="-2.29794812202454" calcext:value-type="float">
            <text:p>-2,3</text:p>
          </table:table-cell>
          <table:table-cell office:value-type="float" office:value="0.67592716217041" calcext:value-type="float">
            <text:p>0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5.15614461898804" calcext:value-type="float">
            <text:p>-5,2</text:p>
          </table:table-cell>
          <table:table-cell office:value-type="float" office:value="-2.18212723731995" calcext:value-type="float">
            <text:p>-2,2</text:p>
          </table:table-cell>
          <table:table-cell office:value-type="float" office:value="0.791890144348145" calcext:value-type="float">
            <text:p>0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5.02476930618286" calcext:value-type="float">
            <text:p>-5,0</text:p>
          </table:table-cell>
          <table:table-cell office:value-type="float" office:value="-2.05226111412048" calcext:value-type="float">
            <text:p>-2,1</text:p>
          </table:table-cell>
          <table:table-cell office:value-type="float" office:value="0.920247077941895" calcext:value-type="float">
            <text:p>0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4.87603139877319" calcext:value-type="float">
            <text:p>-4,9</text:p>
          </table:table-cell>
          <table:table-cell office:value-type="float" office:value="-1.90799295902252" calcext:value-type="float">
            <text:p>-1,9</text:p>
          </table:table-cell>
          <table:table-cell office:value-type="float" office:value="1.06004559993744" calcext:value-type="float">
            <text:p>1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4.71368169784546" calcext:value-type="float">
            <text:p>-4,7</text:p>
          </table:table-cell>
          <table:table-cell office:value-type="float" office:value="-1.75119853019714" calcext:value-type="float">
            <text:p>-1,8</text:p>
          </table:table-cell>
          <table:table-cell office:value-type="float" office:value="1.21128463745117" calcext:value-type="float">
            <text:p>1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4.53976917266846" calcext:value-type="float">
            <text:p>-4,5</text:p>
          </table:table-cell>
          <table:table-cell office:value-type="float" office:value="-1.58474087715149" calcext:value-type="float">
            <text:p>-1,6</text:p>
          </table:table-cell>
          <table:table-cell office:value-type="float" office:value="1.37028765678406" calcext:value-type="float">
            <text:p>1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4.35484981536865" calcext:value-type="float">
            <text:p>-4,4</text:p>
          </table:table-cell>
          <table:table-cell office:value-type="float" office:value="-1.40676057338715" calcext:value-type="float">
            <text:p>-1,4</text:p>
          </table:table-cell>
          <table:table-cell office:value-type="float" office:value="1.54132878780365" calcext:value-type="float">
            <text:p>1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4.16414356231689" calcext:value-type="float">
            <text:p>-4,2</text:p>
          </table:table-cell>
          <table:table-cell office:value-type="float" office:value="-1.22157788276672" calcext:value-type="float">
            <text:p>-1,2</text:p>
          </table:table-cell>
          <table:table-cell office:value-type="float" office:value="1.72098803520203" calcext:value-type="float">
            <text:p>1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3.96640825271606" calcext:value-type="float">
            <text:p>-4,0</text:p>
          </table:table-cell>
          <table:table-cell office:value-type="float" office:value="-1.02847921848297" calcext:value-type="float">
            <text:p>-1,0</text:p>
          </table:table-cell>
          <table:table-cell office:value-type="float" office:value="1.90944969654083" calcext:value-type="float">
            <text:p>1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3.76877021789551" calcext:value-type="float">
            <text:p>-3,8</text:p>
          </table:table-cell>
          <table:table-cell office:value-type="float" office:value="-0.833663523197174" calcext:value-type="float">
            <text:p>-0,8</text:p>
          </table:table-cell>
          <table:table-cell office:value-type="float" office:value="2.10144329071045" calcext:value-type="float">
            <text:p>2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3.55063128471375" calcext:value-type="float">
            <text:p>-3,6</text:p>
          </table:table-cell>
          <table:table-cell office:value-type="float" office:value="-0.616916477680206" calcext:value-type="float">
            <text:p>-0,6</text:p>
          </table:table-cell>
          <table:table-cell office:value-type="float" office:value="2.31679844856262" calcext:value-type="float">
            <text:p>2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3.35512208938599" calcext:value-type="float">
            <text:p>-3,4</text:p>
          </table:table-cell>
          <table:table-cell office:value-type="float" office:value="-0.427324861288071" calcext:value-type="float">
            <text:p>-0,4</text:p>
          </table:table-cell>
          <table:table-cell office:value-type="float" office:value="2.50047254562378" calcext:value-type="float">
            <text:p>2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3.16735863685608" calcext:value-type="float">
            <text:p>-3,2</text:p>
          </table:table-cell>
          <table:table-cell office:value-type="float" office:value="-0.24698369204998" calcext:value-type="float">
            <text:p>-0,2</text:p>
          </table:table-cell>
          <table:table-cell office:value-type="float" office:value="2.67339110374451" calcext:value-type="float">
            <text:p>2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2.98764324188232" calcext:value-type="float">
            <text:p>-3,0</text:p>
          </table:table-cell>
          <table:table-cell office:value-type="float" office:value="-0.0767043828964233" calcext:value-type="float">
            <text:p>-0,1</text:p>
          </table:table-cell>
          <table:table-cell office:value-type="float" office:value="2.83423471450806" calcext:value-type="float">
            <text:p>2,8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2.81881046295166" calcext:value-type="float">
            <text:p>-2,8</text:p>
          </table:table-cell>
          <table:table-cell office:value-type="float" office:value="0.0818460583686829" calcext:value-type="float">
            <text:p>0,1</text:p>
          </table:table-cell>
          <table:table-cell office:value-type="float" office:value="2.98250246047974" calcext:value-type="float">
            <text:p>3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2.69025659561157" calcext:value-type="float">
            <text:p>-2,7</text:p>
          </table:table-cell>
          <table:table-cell office:value-type="float" office:value="0.205869972705841" calcext:value-type="float">
            <text:p>0,2</text:p>
          </table:table-cell>
          <table:table-cell office:value-type="float" office:value="3.10199642181396" calcext:value-type="float">
            <text:p>3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2.54696249961853" calcext:value-type="float">
            <text:p>-2,5</text:p>
          </table:table-cell>
          <table:table-cell office:value-type="float" office:value="0.343916922807693" calcext:value-type="float">
            <text:p>0,3</text:p>
          </table:table-cell>
          <table:table-cell office:value-type="float" office:value="3.23479628562927" calcext:value-type="float">
            <text:p>3,2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2.41390490531921" calcext:value-type="float">
            <text:p>-2,4</text:p>
          </table:table-cell>
          <table:table-cell office:value-type="float" office:value="0.475087583065033" calcext:value-type="float">
            <text:p>0,5</text:p>
          </table:table-cell>
          <table:table-cell office:value-type="float" office:value="3.36408019065857" calcext:value-type="float">
            <text:p>3,4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2.28843951225281" calcext:value-type="float">
            <text:p>-2,3</text:p>
          </table:table-cell>
          <table:table-cell office:value-type="float" office:value="0.602831423282623" calcext:value-type="float">
            <text:p>0,6</text:p>
          </table:table-cell>
          <table:table-cell office:value-type="float" office:value="3.49410223960876" calcext:value-type="float">
            <text:p>3,5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2.17434310913086" calcext:value-type="float">
            <text:p>-2,2</text:p>
          </table:table-cell>
          <table:table-cell office:value-type="float" office:value="0.729229986667633" calcext:value-type="float">
            <text:p>0,7</text:p>
          </table:table-cell>
          <table:table-cell office:value-type="float" office:value="3.63280296325684" calcext:value-type="float">
            <text:p>3,6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2.05196142196655" calcext:value-type="float">
            <text:p>-2,1</text:p>
          </table:table-cell>
          <table:table-cell office:value-type="float" office:value="0.846258282661438" calcext:value-type="float">
            <text:p>0,8</text:p>
          </table:table-cell>
          <table:table-cell office:value-type="float" office:value="3.74447774887085" calcext:value-type="float">
            <text:p>3,7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1.91536819934845" calcext:value-type="float">
            <text:p>-1,9</text:p>
          </table:table-cell>
          <table:table-cell office:value-type="float" office:value="0.978284955024719" calcext:value-type="float">
            <text:p>1,0</text:p>
          </table:table-cell>
          <table:table-cell office:value-type="float" office:value="3.87193822860718" calcext:value-type="float">
            <text:p>3,9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1.76937890052795" calcext:value-type="float">
            <text:p>-1,8</text:p>
          </table:table-cell>
          <table:table-cell office:value-type="float" office:value="1.10376858711243" calcext:value-type="float">
            <text:p>1,1</text:p>
          </table:table-cell>
          <table:table-cell office:value-type="float" office:value="3.97691607475281" calcext:value-type="float">
            <text:p>4,0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1.60306465625763" calcext:value-type="float">
            <text:p>-1,6</text:p>
          </table:table-cell>
          <table:table-cell office:value-type="float" office:value="1.24703466892242" calcext:value-type="float">
            <text:p>1,2</text:p>
          </table:table-cell>
          <table:table-cell office:value-type="float" office:value="4.09713411331177" calcext:value-type="float">
            <text:p>4,1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1.40466701984406" calcext:value-type="float">
            <text:p>-1,4</text:p>
          </table:table-cell>
          <table:table-cell office:value-type="float" office:value="1.42992675304413" calcext:value-type="float">
            <text:p>1,4</text:p>
          </table:table-cell>
          <table:table-cell office:value-type="float" office:value="4.2645206451416" calcext:value-type="float">
            <text:p>4,3</text:p>
          </table:table-cell>
        </table:table-row>
        <table:table-row table:style-name="ro1">
          <table:table-cell office:value-type="string" calcext:value-type="string">
            <text:p>Thigh Ad/Abduc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1.19489812850952" calcext:value-type="float">
            <text:p>-1,2</text:p>
          </table:table-cell>
          <table:table-cell office:value-type="float" office:value="1.63432884216309" calcext:value-type="float">
            <text:p>1,6</text:p>
          </table:table-cell>
          <table:table-cell office:value-type="float" office:value="4.46355581283569" calcext:value-type="float">
            <text:p>4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13.3990650177002" calcext:value-type="float">
            <text:p>13,4</text:p>
          </table:table-cell>
          <table:table-cell office:value-type="float" office:value="16.0353622436523" calcext:value-type="float">
            <text:p>16,0</text:p>
          </table:table-cell>
          <table:table-cell office:value-type="float" office:value="18.6716594696045" calcext:value-type="float">
            <text:p>18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12.0793285369873" calcext:value-type="float">
            <text:p>12,1</text:p>
          </table:table-cell>
          <table:table-cell office:value-type="float" office:value="14.609866142273" calcext:value-type="float">
            <text:p>14,6</text:p>
          </table:table-cell>
          <table:table-cell office:value-type="float" office:value="17.1404037475586" calcext:value-type="float">
            <text:p>17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10.6691226959229" calcext:value-type="float">
            <text:p>10,7</text:p>
          </table:table-cell>
          <table:table-cell office:value-type="float" office:value="13.1686687469482" calcext:value-type="float">
            <text:p>13,2</text:p>
          </table:table-cell>
          <table:table-cell office:value-type="float" office:value="15.6682147979736" calcext:value-type="float">
            <text:p>15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9.09256458282471" calcext:value-type="float">
            <text:p>9,1</text:p>
          </table:table-cell>
          <table:table-cell office:value-type="float" office:value="11.5739307403564" calcext:value-type="float">
            <text:p>11,6</text:p>
          </table:table-cell>
          <table:table-cell office:value-type="float" office:value="14.0552968978882" calcext:value-type="float">
            <text:p>14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7.46543979644775" calcext:value-type="float">
            <text:p>7,5</text:p>
          </table:table-cell>
          <table:table-cell office:value-type="float" office:value="9.89925193786621" calcext:value-type="float">
            <text:p>9,9</text:p>
          </table:table-cell>
          <table:table-cell office:value-type="float" office:value="12.3330640792847" calcext:value-type="float">
            <text:p>12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5.81125259399414" calcext:value-type="float">
            <text:p>5,8</text:p>
          </table:table-cell>
          <table:table-cell office:value-type="float" office:value="8.13143920898438" calcext:value-type="float">
            <text:p>8,1</text:p>
          </table:table-cell>
          <table:table-cell office:value-type="float" office:value="10.4516258239746" calcext:value-type="float">
            <text:p>10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4.15463161468506" calcext:value-type="float">
            <text:p>4,2</text:p>
          </table:table-cell>
          <table:table-cell office:value-type="float" office:value="6.35472345352173" calcext:value-type="float">
            <text:p>6,4</text:p>
          </table:table-cell>
          <table:table-cell office:value-type="float" office:value="8.5548152923584" calcext:value-type="float">
            <text:p>8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2.50104284286499" calcext:value-type="float">
            <text:p>2,5</text:p>
          </table:table-cell>
          <table:table-cell office:value-type="float" office:value="4.65012407302856" calcext:value-type="float">
            <text:p>4,7</text:p>
          </table:table-cell>
          <table:table-cell office:value-type="float" office:value="6.79920530319214" calcext:value-type="float">
            <text:p>6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0.921878576278687" calcext:value-type="float">
            <text:p>0,9</text:p>
          </table:table-cell>
          <table:table-cell office:value-type="float" office:value="3.0788562297821" calcext:value-type="float">
            <text:p>3,1</text:p>
          </table:table-cell>
          <table:table-cell office:value-type="float" office:value="5.2358341217041" calcext:value-type="float">
            <text:p>5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0.54629921913147" calcext:value-type="float">
            <text:p>-0,5</text:p>
          </table:table-cell>
          <table:table-cell office:value-type="float" office:value="1.65703439712524" calcext:value-type="float">
            <text:p>1,7</text:p>
          </table:table-cell>
          <table:table-cell office:value-type="float" office:value="3.86036801338196" calcext:value-type="float">
            <text:p>3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1.86095321178436" calcext:value-type="float">
            <text:p>-1,9</text:p>
          </table:table-cell>
          <table:table-cell office:value-type="float" office:value="0.370388835668564" calcext:value-type="float">
            <text:p>0,4</text:p>
          </table:table-cell>
          <table:table-cell office:value-type="float" office:value="2.60173082351685" calcext:value-type="float">
            <text:p>2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3.06127595901489" calcext:value-type="float">
            <text:p>-3,1</text:p>
          </table:table-cell>
          <table:table-cell office:value-type="float" office:value="-0.796023368835449" calcext:value-type="float">
            <text:p>-0,8</text:p>
          </table:table-cell>
          <table:table-cell office:value-type="float" office:value="1.46922922134399" calcext:value-type="float">
            <text:p>1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4.12160873413086" calcext:value-type="float">
            <text:p>-4,1</text:p>
          </table:table-cell>
          <table:table-cell office:value-type="float" office:value="-1.84675431251526" calcext:value-type="float">
            <text:p>-1,8</text:p>
          </table:table-cell>
          <table:table-cell office:value-type="float" office:value="0.428099870681763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5.08410930633545" calcext:value-type="float">
            <text:p>-5,1</text:p>
          </table:table-cell>
          <table:table-cell office:value-type="float" office:value="-2.79678988456726" calcext:value-type="float">
            <text:p>-2,8</text:p>
          </table:table-cell>
          <table:table-cell office:value-type="float" office:value="-0.509470224380493" calcext:value-type="float">
            <text:p>-0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5.94878387451172" calcext:value-type="float">
            <text:p>-5,9</text:p>
          </table:table-cell>
          <table:table-cell office:value-type="float" office:value="-3.65585327148437" calcext:value-type="float">
            <text:p>-3,7</text:p>
          </table:table-cell>
          <table:table-cell office:value-type="float" office:value="-1.36292290687561" calcext:value-type="float">
            <text:p>-1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6.71950912475586" calcext:value-type="float">
            <text:p>-6,7</text:p>
          </table:table-cell>
          <table:table-cell office:value-type="float" office:value="-4.42616891860962" calcext:value-type="float">
            <text:p>-4,4</text:p>
          </table:table-cell>
          <table:table-cell office:value-type="float" office:value="-2.13282895088196" calcext:value-type="float">
            <text:p>-2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7.4293155670166" calcext:value-type="float">
            <text:p>-7,4</text:p>
          </table:table-cell>
          <table:table-cell office:value-type="float" office:value="-5.13720369338989" calcext:value-type="float">
            <text:p>-5,1</text:p>
          </table:table-cell>
          <table:table-cell office:value-type="float" office:value="-2.84509181976318" calcext:value-type="float">
            <text:p>-2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8.0762825012207" calcext:value-type="float">
            <text:p>-8,1</text:p>
          </table:table-cell>
          <table:table-cell office:value-type="float" office:value="-5.79009103775024" calcext:value-type="float">
            <text:p>-5,8</text:p>
          </table:table-cell>
          <table:table-cell office:value-type="float" office:value="-3.50389933586121" calcext:value-type="float">
            <text:p>-3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8.68753147125244" calcext:value-type="float">
            <text:p>-8,7</text:p>
          </table:table-cell>
          <table:table-cell office:value-type="float" office:value="-6.40727281570435" calcext:value-type="float">
            <text:p>-6,4</text:p>
          </table:table-cell>
          <table:table-cell office:value-type="float" office:value="-4.12701416015625" calcext:value-type="float">
            <text:p>-4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9.26892471313477" calcext:value-type="float">
            <text:p>-9,3</text:p>
          </table:table-cell>
          <table:table-cell office:value-type="float" office:value="-6.99572610855103" calcext:value-type="float">
            <text:p>-7,0</text:p>
          </table:table-cell>
          <table:table-cell office:value-type="float" office:value="-4.72252750396729" calcext:value-type="float">
            <text:p>-4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9.83616065979004" calcext:value-type="float">
            <text:p>-9,8</text:p>
          </table:table-cell>
          <table:table-cell office:value-type="float" office:value="-7.56832933425903" calcext:value-type="float">
            <text:p>-7,6</text:p>
          </table:table-cell>
          <table:table-cell office:value-type="float" office:value="-5.30049800872803" calcext:value-type="float">
            <text:p>-5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10.3919639587402" calcext:value-type="float">
            <text:p>-10,4</text:p>
          </table:table-cell>
          <table:table-cell office:value-type="float" office:value="-8.13041877746582" calcext:value-type="float">
            <text:p>-8,1</text:p>
          </table:table-cell>
          <table:table-cell office:value-type="float" office:value="-5.86887311935425" calcext:value-type="float">
            <text:p>-5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10.9425191879272" calcext:value-type="float">
            <text:p>-10,9</text:p>
          </table:table-cell>
          <table:table-cell office:value-type="float" office:value="-8.68617343902588" calcext:value-type="float">
            <text:p>-8,7</text:p>
          </table:table-cell>
          <table:table-cell office:value-type="float" office:value="-6.42982769012451" calcext:value-type="float">
            <text:p>-6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11.4895477294922" calcext:value-type="float">
            <text:p>-11,5</text:p>
          </table:table-cell>
          <table:table-cell office:value-type="float" office:value="-9.23814868927002" calcext:value-type="float">
            <text:p>-9,2</text:p>
          </table:table-cell>
          <table:table-cell office:value-type="float" office:value="-6.98674964904785" calcext:value-type="float">
            <text:p>-7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12.0357751846313" calcext:value-type="float">
            <text:p>-12,0</text:p>
          </table:table-cell>
          <table:table-cell office:value-type="float" office:value="-9.78711986541748" calcext:value-type="float">
            <text:p>-9,8</text:p>
          </table:table-cell>
          <table:table-cell office:value-type="float" office:value="-7.53846454620361" calcext:value-type="float">
            <text:p>-7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2.5791597366333" calcext:value-type="float">
            <text:p>-12,6</text:p>
          </table:table-cell>
          <table:table-cell office:value-type="float" office:value="-10.3352012634277" calcext:value-type="float">
            <text:p>-10,3</text:p>
          </table:table-cell>
          <table:table-cell office:value-type="float" office:value="-8.09124279022217" calcext:value-type="float">
            <text:p>-8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13.1193208694458" calcext:value-type="float">
            <text:p>-13,1</text:p>
          </table:table-cell>
          <table:table-cell office:value-type="float" office:value="-10.8842449188232" calcext:value-type="float">
            <text:p>-10,9</text:p>
          </table:table-cell>
          <table:table-cell office:value-type="float" office:value="-8.64916896820068" calcext:value-type="float">
            <text:p>-8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13.6625671386719" calcext:value-type="float">
            <text:p>-13,7</text:p>
          </table:table-cell>
          <table:table-cell office:value-type="float" office:value="-11.4362840652466" calcext:value-type="float">
            <text:p>-11,4</text:p>
          </table:table-cell>
          <table:table-cell office:value-type="float" office:value="-9.21000099182129" calcext:value-type="float">
            <text:p>-9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14.2145156860352" calcext:value-type="float">
            <text:p>-14,2</text:p>
          </table:table-cell>
          <table:table-cell office:value-type="float" office:value="-11.993691444397" calcext:value-type="float">
            <text:p>-12,0</text:p>
          </table:table-cell>
          <table:table-cell office:value-type="float" office:value="-9.77286720275879" calcext:value-type="float">
            <text:p>-9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14.7778415679932" calcext:value-type="float">
            <text:p>-14,8</text:p>
          </table:table-cell>
          <table:table-cell office:value-type="float" office:value="-12.5578966140747" calcext:value-type="float">
            <text:p>-12,6</text:p>
          </table:table-cell>
          <table:table-cell office:value-type="float" office:value="-10.3379516601563" calcext:value-type="float">
            <text:p>-10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5.3628425598145" calcext:value-type="float">
            <text:p>-15,4</text:p>
          </table:table-cell>
          <table:table-cell office:value-type="float" office:value="-13.1365995407105" calcext:value-type="float">
            <text:p>-13,1</text:p>
          </table:table-cell>
          <table:table-cell office:value-type="float" office:value="-10.9103565216064" calcext:value-type="float">
            <text:p>-10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15.9735774993896" calcext:value-type="float">
            <text:p>-16,0</text:p>
          </table:table-cell>
          <table:table-cell office:value-type="float" office:value="-13.7344741821289" calcext:value-type="float">
            <text:p>-13,7</text:p>
          </table:table-cell>
          <table:table-cell office:value-type="float" office:value="-11.4953708648682" calcext:value-type="float">
            <text:p>-11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16.6183433532715" calcext:value-type="float">
            <text:p>-16,6</text:p>
          </table:table-cell>
          <table:table-cell office:value-type="float" office:value="-14.3574094772339" calcext:value-type="float">
            <text:p>-14,4</text:p>
          </table:table-cell>
          <table:table-cell office:value-type="float" office:value="-12.0964756011963" calcext:value-type="float">
            <text:p>-12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17.297119140625" calcext:value-type="float">
            <text:p>-17,3</text:p>
          </table:table-cell>
          <table:table-cell office:value-type="float" office:value="-15.0069637298584" calcext:value-type="float">
            <text:p>-15,0</text:p>
          </table:table-cell>
          <table:table-cell office:value-type="float" office:value="-12.7168083190918" calcext:value-type="float">
            <text:p>-12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18.0142230987549" calcext:value-type="float">
            <text:p>-18,0</text:p>
          </table:table-cell>
          <table:table-cell office:value-type="float" office:value="-15.6896600723267" calcext:value-type="float">
            <text:p>-15,7</text:p>
          </table:table-cell>
          <table:table-cell office:value-type="float" office:value="-13.3650970458984" calcext:value-type="float">
            <text:p>-13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18.7775440216064" calcext:value-type="float">
            <text:p>-18,8</text:p>
          </table:table-cell>
          <table:table-cell office:value-type="float" office:value="-16.4099159240723" calcext:value-type="float">
            <text:p>-16,4</text:p>
          </table:table-cell>
          <table:table-cell office:value-type="float" office:value="-14.0422878265381" calcext:value-type="float">
            <text:p>-14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19.5987758636475" calcext:value-type="float">
            <text:p>-19,6</text:p>
          </table:table-cell>
          <table:table-cell office:value-type="float" office:value="-17.1809730529785" calcext:value-type="float">
            <text:p>-17,2</text:p>
          </table:table-cell>
          <table:table-cell office:value-type="float" office:value="-14.7631711959839" calcext:value-type="float">
            <text:p>-14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20.4774494171143" calcext:value-type="float">
            <text:p>-20,5</text:p>
          </table:table-cell>
          <table:table-cell office:value-type="float" office:value="-18.0027751922607" calcext:value-type="float">
            <text:p>-18,0</text:p>
          </table:table-cell>
          <table:table-cell office:value-type="float" office:value="-15.5281009674072" calcext:value-type="float">
            <text:p>-15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21.4281578063965" calcext:value-type="float">
            <text:p>-21,4</text:p>
          </table:table-cell>
          <table:table-cell office:value-type="float" office:value="-18.8878803253174" calcext:value-type="float">
            <text:p>-18,9</text:p>
          </table:table-cell>
          <table:table-cell office:value-type="float" office:value="-16.3476028442383" calcext:value-type="float">
            <text:p>-16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22.44287109375" calcext:value-type="float">
            <text:p>-22,4</text:p>
          </table:table-cell>
          <table:table-cell office:value-type="float" office:value="-19.8336906433105" calcext:value-type="float">
            <text:p>-19,8</text:p>
          </table:table-cell>
          <table:table-cell office:value-type="float" office:value="-17.2245101928711" calcext:value-type="float">
            <text:p>-17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23.5333614349365" calcext:value-type="float">
            <text:p>-23,5</text:p>
          </table:table-cell>
          <table:table-cell office:value-type="float" office:value="-20.8467426300049" calcext:value-type="float">
            <text:p>-20,8</text:p>
          </table:table-cell>
          <table:table-cell office:value-type="float" office:value="-18.1601238250732" calcext:value-type="float">
            <text:p>-18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24.6950531005859" calcext:value-type="float">
            <text:p>-24,7</text:p>
          </table:table-cell>
          <table:table-cell office:value-type="float" office:value="-21.9222927093506" calcext:value-type="float">
            <text:p>-21,9</text:p>
          </table:table-cell>
          <table:table-cell office:value-type="float" office:value="-19.1495323181152" calcext:value-type="float">
            <text:p>-19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25.9369258880615" calcext:value-type="float">
            <text:p>-25,9</text:p>
          </table:table-cell>
          <table:table-cell office:value-type="float" office:value="-23.0694465637207" calcext:value-type="float">
            <text:p>-23,1</text:p>
          </table:table-cell>
          <table:table-cell office:value-type="float" office:value="-20.2019672393799" calcext:value-type="float">
            <text:p>-20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27.2519378662109" calcext:value-type="float">
            <text:p>-27,3</text:p>
          </table:table-cell>
          <table:table-cell office:value-type="float" office:value="-24.288143157959" calcext:value-type="float">
            <text:p>-24,3</text:p>
          </table:table-cell>
          <table:table-cell office:value-type="float" office:value="-21.324348449707" calcext:value-type="float">
            <text:p>-21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28.6447029113769" calcext:value-type="float">
            <text:p>-28,6</text:p>
          </table:table-cell>
          <table:table-cell office:value-type="float" office:value="-25.5834503173828" calcext:value-type="float">
            <text:p>-25,6</text:p>
          </table:table-cell>
          <table:table-cell office:value-type="float" office:value="-22.5221977233887" calcext:value-type="float">
            <text:p>-22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30.1021194458008" calcext:value-type="float">
            <text:p>-30,1</text:p>
          </table:table-cell>
          <table:table-cell office:value-type="float" office:value="-26.9466724395752" calcext:value-type="float">
            <text:p>-26,9</text:p>
          </table:table-cell>
          <table:table-cell office:value-type="float" office:value="-23.7912254333496" calcext:value-type="float">
            <text:p>-23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31.624002456665" calcext:value-type="float">
            <text:p>-31,6</text:p>
          </table:table-cell>
          <table:table-cell office:value-type="float" office:value="-28.3765621185303" calcext:value-type="float">
            <text:p>-28,4</text:p>
          </table:table-cell>
          <table:table-cell office:value-type="float" office:value="-25.1291217803955" calcext:value-type="float">
            <text:p>-25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33.203987121582" calcext:value-type="float">
            <text:p>-33,2</text:p>
          </table:table-cell>
          <table:table-cell office:value-type="float" office:value="-29.8677787780762" calcext:value-type="float">
            <text:p>-29,9</text:p>
          </table:table-cell>
          <table:table-cell office:value-type="float" office:value="-26.5315723419189" calcext:value-type="float">
            <text:p>-26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34.8455581665039" calcext:value-type="float">
            <text:p>-34,8</text:p>
          </table:table-cell>
          <table:table-cell office:value-type="float" office:value="-31.418571472168" calcext:value-type="float">
            <text:p>-31,4</text:p>
          </table:table-cell>
          <table:table-cell office:value-type="float" office:value="-27.9915866851807" calcext:value-type="float">
            <text:p>-28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36.5424041748047" calcext:value-type="float">
            <text:p>-36,5</text:p>
          </table:table-cell>
          <table:table-cell office:value-type="float" office:value="-33.027515411377" calcext:value-type="float">
            <text:p>-33,0</text:p>
          </table:table-cell>
          <table:table-cell office:value-type="float" office:value="-29.5126266479492" calcext:value-type="float">
            <text:p>-29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38.2924499511719" calcext:value-type="float">
            <text:p>-38,3</text:p>
          </table:table-cell>
          <table:table-cell office:value-type="float" office:value="-34.6867790222168" calcext:value-type="float">
            <text:p>-34,7</text:p>
          </table:table-cell>
          <table:table-cell office:value-type="float" office:value="-31.0811100006104" calcext:value-type="float">
            <text:p>-31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40.086353302002" calcext:value-type="float">
            <text:p>-40,1</text:p>
          </table:table-cell>
          <table:table-cell office:value-type="float" office:value="-36.40185546875" calcext:value-type="float">
            <text:p>-36,4</text:p>
          </table:table-cell>
          <table:table-cell office:value-type="float" office:value="-32.717357635498" calcext:value-type="float">
            <text:p>-32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41.9146118164062" calcext:value-type="float">
            <text:p>-41,9</text:p>
          </table:table-cell>
          <table:table-cell office:value-type="float" office:value="-38.1582374572754" calcext:value-type="float">
            <text:p>-38,2</text:p>
          </table:table-cell>
          <table:table-cell office:value-type="float" office:value="-34.4018630981445" calcext:value-type="float">
            <text:p>-34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43.7629470825195" calcext:value-type="float">
            <text:p>-43,8</text:p>
          </table:table-cell>
          <table:table-cell office:value-type="float" office:value="-39.9497108459473" calcext:value-type="float">
            <text:p>-39,9</text:p>
          </table:table-cell>
          <table:table-cell office:value-type="float" office:value="-36.136474609375" calcext:value-type="float">
            <text:p>-36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45.623420715332" calcext:value-type="float">
            <text:p>-45,6</text:p>
          </table:table-cell>
          <table:table-cell office:value-type="float" office:value="-41.7642784118652" calcext:value-type="float">
            <text:p>-41,8</text:p>
          </table:table-cell>
          <table:table-cell office:value-type="float" office:value="-37.9051361083984" calcext:value-type="float">
            <text:p>-37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47.4769172668457" calcext:value-type="float">
            <text:p>-47,5</text:p>
          </table:table-cell>
          <table:table-cell office:value-type="float" office:value="-43.5863189697266" calcext:value-type="float">
            <text:p>-43,6</text:p>
          </table:table-cell>
          <table:table-cell office:value-type="float" office:value="-39.6957206726074" calcext:value-type="float">
            <text:p>-39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49.2976226806641" calcext:value-type="float">
            <text:p>-49,3</text:p>
          </table:table-cell>
          <table:table-cell office:value-type="float" office:value="-45.3948516845703" calcext:value-type="float">
            <text:p>-45,4</text:p>
          </table:table-cell>
          <table:table-cell office:value-type="float" office:value="-41.4920806884766" calcext:value-type="float">
            <text:p>-41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51.07080078125" calcext:value-type="float">
            <text:p>-51,1</text:p>
          </table:table-cell>
          <table:table-cell office:value-type="float" office:value="-47.1737213134766" calcext:value-type="float">
            <text:p>-47,2</text:p>
          </table:table-cell>
          <table:table-cell office:value-type="float" office:value="-43.2766418457031" calcext:value-type="float">
            <text:p>-43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52.7518844604492" calcext:value-type="float">
            <text:p>-52,8</text:p>
          </table:table-cell>
          <table:table-cell office:value-type="float" office:value="-48.892993927002" calcext:value-type="float">
            <text:p>-48,9</text:p>
          </table:table-cell>
          <table:table-cell office:value-type="float" office:value="-45.0341033935547" calcext:value-type="float">
            <text:p>-45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54.3407135009766" calcext:value-type="float">
            <text:p>-54,3</text:p>
          </table:table-cell>
          <table:table-cell office:value-type="float" office:value="-50.5407676696777" calcext:value-type="float">
            <text:p>-50,5</text:p>
          </table:table-cell>
          <table:table-cell office:value-type="float" office:value="-46.7408218383789" calcext:value-type="float">
            <text:p>-46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55.7953987121582" calcext:value-type="float">
            <text:p>-55,8</text:p>
          </table:table-cell>
          <table:table-cell office:value-type="float" office:value="-52.084644317627" calcext:value-type="float">
            <text:p>-52,1</text:p>
          </table:table-cell>
          <table:table-cell office:value-type="float" office:value="-48.3738899230957" calcext:value-type="float">
            <text:p>-48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57.1188163757324" calcext:value-type="float">
            <text:p>-57,1</text:p>
          </table:table-cell>
          <table:table-cell office:value-type="float" office:value="-53.5045433044434" calcext:value-type="float">
            <text:p>-53,5</text:p>
          </table:table-cell>
          <table:table-cell office:value-type="float" office:value="-49.8902702331543" calcext:value-type="float">
            <text:p>-49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58.2562637329102" calcext:value-type="float">
            <text:p>-58,3</text:p>
          </table:table-cell>
          <table:table-cell office:value-type="float" office:value="-54.7455291748047" calcext:value-type="float">
            <text:p>-54,7</text:p>
          </table:table-cell>
          <table:table-cell office:value-type="float" office:value="-51.2347946166992" calcext:value-type="float">
            <text:p>-51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59.2211227416992" calcext:value-type="float">
            <text:p>-59,2</text:p>
          </table:table-cell>
          <table:table-cell office:value-type="float" office:value="-55.7738151550293" calcext:value-type="float">
            <text:p>-55,8</text:p>
          </table:table-cell>
          <table:table-cell office:value-type="float" office:value="-52.3265075683594" calcext:value-type="float">
            <text:p>-52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59.911003112793" calcext:value-type="float">
            <text:p>-59,9</text:p>
          </table:table-cell>
          <table:table-cell office:value-type="float" office:value="-56.5143890380859" calcext:value-type="float">
            <text:p>-56,5</text:p>
          </table:table-cell>
          <table:table-cell office:value-type="float" office:value="-53.1177749633789" calcext:value-type="float">
            <text:p>-53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60.3614654541016" calcext:value-type="float">
            <text:p>-60,4</text:p>
          </table:table-cell>
          <table:table-cell office:value-type="float" office:value="-56.9514846801758" calcext:value-type="float">
            <text:p>-57,0</text:p>
          </table:table-cell>
          <table:table-cell office:value-type="float" office:value="-53.54150390625" calcext:value-type="float">
            <text:p>-53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60.4924392700195" calcext:value-type="float">
            <text:p>-60,5</text:p>
          </table:table-cell>
          <table:table-cell office:value-type="float" office:value="-57.0331954956055" calcext:value-type="float">
            <text:p>-57,0</text:p>
          </table:table-cell>
          <table:table-cell office:value-type="float" office:value="-53.5739517211914" calcext:value-type="float">
            <text:p>-53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60.3349647521973" calcext:value-type="float">
            <text:p>-60,3</text:p>
          </table:table-cell>
          <table:table-cell office:value-type="float" office:value="-56.7834815979004" calcext:value-type="float">
            <text:p>-56,8</text:p>
          </table:table-cell>
          <table:table-cell office:value-type="float" office:value="-53.2319984436035" calcext:value-type="float">
            <text:p>-53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59.8776817321777" calcext:value-type="float">
            <text:p>-59,9</text:p>
          </table:table-cell>
          <table:table-cell office:value-type="float" office:value="-56.1790161132813" calcext:value-type="float">
            <text:p>-56,2</text:p>
          </table:table-cell>
          <table:table-cell office:value-type="float" office:value="-52.4803504943848" calcext:value-type="float">
            <text:p>-52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59.1400108337402" calcext:value-type="float">
            <text:p>-59,1</text:p>
          </table:table-cell>
          <table:table-cell office:value-type="float" office:value="-55.2552070617676" calcext:value-type="float">
            <text:p>-55,3</text:p>
          </table:table-cell>
          <table:table-cell office:value-type="float" office:value="-51.3704032897949" calcext:value-type="float">
            <text:p>-51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58.1054153442383" calcext:value-type="float">
            <text:p>-58,1</text:p>
          </table:table-cell>
          <table:table-cell office:value-type="float" office:value="-54.0045127868652" calcext:value-type="float">
            <text:p>-54,0</text:p>
          </table:table-cell>
          <table:table-cell office:value-type="float" office:value="-49.9036102294922" calcext:value-type="float">
            <text:p>-49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56.7989387512207" calcext:value-type="float">
            <text:p>-56,8</text:p>
          </table:table-cell>
          <table:table-cell office:value-type="float" office:value="-52.4585113525391" calcext:value-type="float">
            <text:p>-52,5</text:p>
          </table:table-cell>
          <table:table-cell office:value-type="float" office:value="-48.1180839538574" calcext:value-type="float">
            <text:p>-48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55.2163696289063" calcext:value-type="float">
            <text:p>-55,2</text:p>
          </table:table-cell>
          <table:table-cell office:value-type="float" office:value="-50.629566192627" calcext:value-type="float">
            <text:p>-50,6</text:p>
          </table:table-cell>
          <table:table-cell office:value-type="float" office:value="-46.0427627563477" calcext:value-type="float">
            <text:p>-46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53.3767127990723" calcext:value-type="float">
            <text:p>-53,4</text:p>
          </table:table-cell>
          <table:table-cell office:value-type="float" office:value="-48.5380706787109" calcext:value-type="float">
            <text:p>-48,5</text:p>
          </table:table-cell>
          <table:table-cell office:value-type="float" office:value="-43.6994285583496" calcext:value-type="float">
            <text:p>-43,7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51.2986183166504" calcext:value-type="float">
            <text:p>-51,3</text:p>
          </table:table-cell>
          <table:table-cell office:value-type="float" office:value="-46.2105331420898" calcext:value-type="float">
            <text:p>-46,2</text:p>
          </table:table-cell>
          <table:table-cell office:value-type="float" office:value="-41.1224479675293" calcext:value-type="float">
            <text:p>-41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49.0052947998047" calcext:value-type="float">
            <text:p>-49,0</text:p>
          </table:table-cell>
          <table:table-cell office:value-type="float" office:value="-43.6762466430664" calcext:value-type="float">
            <text:p>-43,7</text:p>
          </table:table-cell>
          <table:table-cell office:value-type="float" office:value="-38.3471984863281" calcext:value-type="float">
            <text:p>-38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46.5038871765137" calcext:value-type="float">
            <text:p>-46,5</text:p>
          </table:table-cell>
          <table:table-cell office:value-type="float" office:value="-40.941764831543" calcext:value-type="float">
            <text:p>-40,9</text:p>
          </table:table-cell>
          <table:table-cell office:value-type="float" office:value="-35.3796424865723" calcext:value-type="float">
            <text:p>-35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43.8194160461426" calcext:value-type="float">
            <text:p>-43,8</text:p>
          </table:table-cell>
          <table:table-cell office:value-type="float" office:value="-38.0439453125" calcext:value-type="float">
            <text:p>-38,0</text:p>
          </table:table-cell>
          <table:table-cell office:value-type="float" office:value="-32.2684745788574" calcext:value-type="float">
            <text:p>-32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40.9715232849121" calcext:value-type="float">
            <text:p>-41,0</text:p>
          </table:table-cell>
          <table:table-cell office:value-type="float" office:value="-34.9918556213379" calcext:value-type="float">
            <text:p>-35,0</text:p>
          </table:table-cell>
          <table:table-cell office:value-type="float" office:value="-29.0121879577637" calcext:value-type="float">
            <text:p>-29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37.950798034668" calcext:value-type="float">
            <text:p>-38,0</text:p>
          </table:table-cell>
          <table:table-cell office:value-type="float" office:value="-31.7921047210693" calcext:value-type="float">
            <text:p>-31,8</text:p>
          </table:table-cell>
          <table:table-cell office:value-type="float" office:value="-25.6334114074707" calcext:value-type="float">
            <text:p>-25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34.8059120178223" calcext:value-type="float">
            <text:p>-34,8</text:p>
          </table:table-cell>
          <table:table-cell office:value-type="float" office:value="-28.4782886505127" calcext:value-type="float">
            <text:p>-28,5</text:p>
          </table:table-cell>
          <table:table-cell office:value-type="float" office:value="-22.1506652832031" calcext:value-type="float">
            <text:p>-22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31.5071105957031" calcext:value-type="float">
            <text:p>-31,5</text:p>
          </table:table-cell>
          <table:table-cell office:value-type="float" office:value="-25.0410327911377" calcext:value-type="float">
            <text:p>-25,0</text:p>
          </table:table-cell>
          <table:table-cell office:value-type="float" office:value="-18.5749549865723" calcext:value-type="float">
            <text:p>-18,6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28.1045265197754" calcext:value-type="float">
            <text:p>-28,1</text:p>
          </table:table-cell>
          <table:table-cell office:value-type="float" office:value="-21.5153198242187" calcext:value-type="float">
            <text:p>-21,5</text:p>
          </table:table-cell>
          <table:table-cell office:value-type="float" office:value="-14.9261121749878" calcext:value-type="float">
            <text:p>-14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24.5830097198486" calcext:value-type="float">
            <text:p>-24,6</text:p>
          </table:table-cell>
          <table:table-cell office:value-type="float" office:value="-17.9004669189453" calcext:value-type="float">
            <text:p>-17,9</text:p>
          </table:table-cell>
          <table:table-cell office:value-type="float" office:value="-11.217924118042" calcext:value-type="float">
            <text:p>-11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20.9729022979736" calcext:value-type="float">
            <text:p>-21,0</text:p>
          </table:table-cell>
          <table:table-cell office:value-type="float" office:value="-14.2276134490967" calcext:value-type="float">
            <text:p>-14,2</text:p>
          </table:table-cell>
          <table:table-cell office:value-type="float" office:value="-7.48232412338257" calcext:value-type="float">
            <text:p>-7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17.3249187469482" calcext:value-type="float">
            <text:p>-17,3</text:p>
          </table:table-cell>
          <table:table-cell office:value-type="float" office:value="-10.5802936553955" calcext:value-type="float">
            <text:p>-10,6</text:p>
          </table:table-cell>
          <table:table-cell office:value-type="float" office:value="-3.83566808700562" calcext:value-type="float">
            <text:p>-3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13.5441703796387" calcext:value-type="float">
            <text:p>-13,5</text:p>
          </table:table-cell>
          <table:table-cell office:value-type="float" office:value="-6.84493541717529" calcext:value-type="float">
            <text:p>-6,8</text:p>
          </table:table-cell>
          <table:table-cell office:value-type="float" office:value="-0.145700931549072" calcext:value-type="float">
            <text:p>-0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9.73254776000977" calcext:value-type="float">
            <text:p>-9,7</text:p>
          </table:table-cell>
          <table:table-cell office:value-type="float" office:value="-3.14792346954346" calcext:value-type="float">
            <text:p>-3,1</text:p>
          </table:table-cell>
          <table:table-cell office:value-type="float" office:value="3.43670034408569" calcext:value-type="float">
            <text:p>3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5.93584966659546" calcext:value-type="float">
            <text:p>-5,9</text:p>
          </table:table-cell>
          <table:table-cell office:value-type="float" office:value="0.466026574373245" calcext:value-type="float">
            <text:p>0,5</text:p>
          </table:table-cell>
          <table:table-cell office:value-type="float" office:value="6.86790323257446" calcext:value-type="float">
            <text:p>6,9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2.22127914428711" calcext:value-type="float">
            <text:p>-2,2</text:p>
          </table:table-cell>
          <table:table-cell office:value-type="float" office:value="3.94587993621826" calcext:value-type="float">
            <text:p>3,9</text:p>
          </table:table-cell>
          <table:table-cell office:value-type="float" office:value="10.1130390167236" calcext:value-type="float">
            <text:p>10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.49618244171143" calcext:value-type="float">
            <text:p>1,5</text:p>
          </table:table-cell>
          <table:table-cell office:value-type="float" office:value="7.30490159988403" calcext:value-type="float">
            <text:p>7,3</text:p>
          </table:table-cell>
          <table:table-cell office:value-type="float" office:value="13.1136207580566" calcext:value-type="float">
            <text:p>13,1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4.80175352096558" calcext:value-type="float">
            <text:p>4,8</text:p>
          </table:table-cell>
          <table:table-cell office:value-type="float" office:value="10.3159599304199" calcext:value-type="float">
            <text:p>10,3</text:p>
          </table:table-cell>
          <table:table-cell office:value-type="float" office:value="15.8301658630371" calcext:value-type="float">
            <text:p>15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7.81640291213989" calcext:value-type="float">
            <text:p>7,8</text:p>
          </table:table-cell>
          <table:table-cell office:value-type="float" office:value="12.9904737472534" calcext:value-type="float">
            <text:p>13,0</text:p>
          </table:table-cell>
          <table:table-cell office:value-type="float" office:value="18.1645450592041" calcext:value-type="float">
            <text:p>18,2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10.433253288269" calcext:value-type="float">
            <text:p>10,4</text:p>
          </table:table-cell>
          <table:table-cell office:value-type="float" office:value="15.2359027862549" calcext:value-type="float">
            <text:p>15,2</text:p>
          </table:table-cell>
          <table:table-cell office:value-type="float" office:value="20.0385513305664" calcext:value-type="float">
            <text:p>20,0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12.6575298309326" calcext:value-type="float">
            <text:p>12,7</text:p>
          </table:table-cell>
          <table:table-cell office:value-type="float" office:value="17.0384960174561" calcext:value-type="float">
            <text:p>17,0</text:p>
          </table:table-cell>
          <table:table-cell office:value-type="float" office:value="21.4194622039795" calcext:value-type="float">
            <text:p>21,4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14.309814453125" calcext:value-type="float">
            <text:p>14,3</text:p>
          </table:table-cell>
          <table:table-cell office:value-type="float" office:value="18.2972316741943" calcext:value-type="float">
            <text:p>18,3</text:p>
          </table:table-cell>
          <table:table-cell office:value-type="float" office:value="22.2846488952637" calcext:value-type="float">
            <text:p>22,3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15.3500356674194" calcext:value-type="float">
            <text:p>15,4</text:p>
          </table:table-cell>
          <table:table-cell office:value-type="float" office:value="19.0657157897949" calcext:value-type="float">
            <text:p>19,1</text:p>
          </table:table-cell>
          <table:table-cell office:value-type="float" office:value="22.7813968658447" calcext:value-type="float">
            <text:p>22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15.7475004196167" calcext:value-type="float">
            <text:p>15,7</text:p>
          </table:table-cell>
          <table:table-cell office:value-type="float" office:value="19.2843246459961" calcext:value-type="float">
            <text:p>19,3</text:p>
          </table:table-cell>
          <table:table-cell office:value-type="float" office:value="22.8211479187012" calcext:value-type="float">
            <text:p>22,8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15.6323156356812" calcext:value-type="float">
            <text:p>15,6</text:p>
          </table:table-cell>
          <table:table-cell office:value-type="float" office:value="19.0522079467773" calcext:value-type="float">
            <text:p>19,1</text:p>
          </table:table-cell>
          <table:table-cell office:value-type="float" office:value="22.4720993041992" calcext:value-type="float">
            <text:p>22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14.936577796936" calcext:value-type="float">
            <text:p>14,9</text:p>
          </table:table-cell>
          <table:table-cell office:value-type="float" office:value="18.2405738830566" calcext:value-type="float">
            <text:p>18,2</text:p>
          </table:table-cell>
          <table:table-cell office:value-type="float" office:value="21.5445690155029" calcext:value-type="float">
            <text:p>21,5</text:p>
          </table:table-cell>
        </table:table-row>
        <table:table-row table:style-name="ro1">
          <table:table-cell table:style-name="ce3" office:value-type="string" calcext:value-type="string">
            <text:p>Shank <text:s/>Flex/Extens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3.9879703521729" calcext:value-type="float">
            <text:p>14,0</text:p>
          </table:table-cell>
          <table:table-cell office:value-type="float" office:value="17.2003841400146" calcext:value-type="float">
            <text:p>17,2</text:p>
          </table:table-cell>
          <table:table-cell office:value-type="float" office:value="20.4127979278564" calcext:value-type="float">
            <text:p>20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1.06326901912689" calcext:value-type="float">
            <text:p>-1,1</text:p>
          </table:table-cell>
          <table:table-cell office:value-type="float" office:value="1.24842894077301" calcext:value-type="float">
            <text:p>1,2</text:p>
          </table:table-cell>
          <table:table-cell office:value-type="float" office:value="3.56012678146362" calcext:value-type="float">
            <text:p>3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0.976230025291443" calcext:value-type="float">
            <text:p>-1,0</text:p>
          </table:table-cell>
          <table:table-cell office:value-type="float" office:value="1.33165037631989" calcext:value-type="float">
            <text:p>1,3</text:p>
          </table:table-cell>
          <table:table-cell office:value-type="float" office:value="3.63953065872192" calcext:value-type="float">
            <text:p>3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0.891831994056702" calcext:value-type="float">
            <text:p>-0,9</text:p>
          </table:table-cell>
          <table:table-cell office:value-type="float" office:value="1.4041188955307" calcext:value-type="float">
            <text:p>1,4</text:p>
          </table:table-cell>
          <table:table-cell office:value-type="float" office:value="3.70006990432739" calcext:value-type="float">
            <text:p>3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0.812745690345764" calcext:value-type="float">
            <text:p>-0,8</text:p>
          </table:table-cell>
          <table:table-cell office:value-type="float" office:value="1.46303832530975" calcext:value-type="float">
            <text:p>1,5</text:p>
          </table:table-cell>
          <table:table-cell office:value-type="float" office:value="3.73882246017456" calcext:value-type="float">
            <text:p>3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0.738302826881409" calcext:value-type="float">
            <text:p>-0,7</text:p>
          </table:table-cell>
          <table:table-cell office:value-type="float" office:value="1.5145012140274" calcext:value-type="float">
            <text:p>1,5</text:p>
          </table:table-cell>
          <table:table-cell office:value-type="float" office:value="3.76730537414551" calcext:value-type="float">
            <text:p>3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0.67822003364563" calcext:value-type="float">
            <text:p>-0,7</text:p>
          </table:table-cell>
          <table:table-cell office:value-type="float" office:value="1.54997611045837" calcext:value-type="float">
            <text:p>1,5</text:p>
          </table:table-cell>
          <table:table-cell office:value-type="float" office:value="3.77817225456238" calcext:value-type="float">
            <text:p>3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0.635550737380981" calcext:value-type="float">
            <text:p>-0,6</text:p>
          </table:table-cell>
          <table:table-cell office:value-type="float" office:value="1.56570744514465" calcext:value-type="float">
            <text:p>1,6</text:p>
          </table:table-cell>
          <table:table-cell office:value-type="float" office:value="3.76696562767029" calcext:value-type="float">
            <text:p>3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0.604330062866211" calcext:value-type="float">
            <text:p>-0,6</text:p>
          </table:table-cell>
          <table:table-cell office:value-type="float" office:value="1.57035136222839" calcext:value-type="float">
            <text:p>1,6</text:p>
          </table:table-cell>
          <table:table-cell office:value-type="float" office:value="3.745032787323" calcext:value-type="float">
            <text:p>3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0.579311966896057" calcext:value-type="float">
            <text:p>-0,6</text:p>
          </table:table-cell>
          <table:table-cell office:value-type="float" office:value="1.57810699939728" calcext:value-type="float">
            <text:p>1,6</text:p>
          </table:table-cell>
          <table:table-cell office:value-type="float" office:value="3.7355260848999" calcext:value-type="float">
            <text:p>3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0.543207287788391" calcext:value-type="float">
            <text:p>-0,5</text:p>
          </table:table-cell>
          <table:table-cell office:value-type="float" office:value="1.60892045497894" calcext:value-type="float">
            <text:p>1,6</text:p>
          </table:table-cell>
          <table:table-cell office:value-type="float" office:value="3.76104831695557" calcext:value-type="float">
            <text:p>3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0.495500087738037" calcext:value-type="float">
            <text:p>-0,5</text:p>
          </table:table-cell>
          <table:table-cell office:value-type="float" office:value="1.66385960578918" calcext:value-type="float">
            <text:p>1,7</text:p>
          </table:table-cell>
          <table:table-cell office:value-type="float" office:value="3.82321929931641" calcext:value-type="float">
            <text:p>3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0.434381604194641" calcext:value-type="float">
            <text:p>-0,4</text:p>
          </table:table-cell>
          <table:table-cell office:value-type="float" office:value="1.73713743686676" calcext:value-type="float">
            <text:p>1,7</text:p>
          </table:table-cell>
          <table:table-cell office:value-type="float" office:value="3.90865659713745" calcext:value-type="float">
            <text:p>3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0.366150259971619" calcext:value-type="float">
            <text:p>-0,4</text:p>
          </table:table-cell>
          <table:table-cell office:value-type="float" office:value="1.81851303577423" calcext:value-type="float">
            <text:p>1,8</text:p>
          </table:table-cell>
          <table:table-cell office:value-type="float" office:value="4.00317621231079" calcext:value-type="float">
            <text:p>4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0.290472388267517" calcext:value-type="float">
            <text:p>-0,3</text:p>
          </table:table-cell>
          <table:table-cell office:value-type="float" office:value="1.90199553966522" calcext:value-type="float">
            <text:p>1,9</text:p>
          </table:table-cell>
          <table:table-cell office:value-type="float" office:value="4.09446334838867" calcext:value-type="float">
            <text:p>4,1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0.209341526031494" calcext:value-type="float">
            <text:p>-0,2</text:p>
          </table:table-cell>
          <table:table-cell office:value-type="float" office:value="1.98437428474426" calcext:value-type="float">
            <text:p>2,0</text:p>
          </table:table-cell>
          <table:table-cell office:value-type="float" office:value="4.17809009552002" calcext:value-type="float">
            <text:p>4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0.108059406280518" calcext:value-type="float">
            <text:p>-0,1</text:p>
          </table:table-cell>
          <table:table-cell office:value-type="float" office:value="2.08270788192749" calcext:value-type="float">
            <text:p>2,1</text:p>
          </table:table-cell>
          <table:table-cell office:value-type="float" office:value="4.2734751701355" calcext:value-type="float">
            <text:p>4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0.010869026184082" calcext:value-type="float">
            <text:p>0,0</text:p>
          </table:table-cell>
          <table:table-cell office:value-type="float" office:value="2.16867685317993" calcext:value-type="float">
            <text:p>2,2</text:p>
          </table:table-cell>
          <table:table-cell office:value-type="float" office:value="4.34822273254395" calcext:value-type="float">
            <text:p>4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0.0858385562896729" calcext:value-type="float">
            <text:p>0,1</text:p>
          </table:table-cell>
          <table:table-cell office:value-type="float" office:value="2.25246810913086" calcext:value-type="float">
            <text:p>2,3</text:p>
          </table:table-cell>
          <table:table-cell office:value-type="float" office:value="4.41909790039063" calcext:value-type="float">
            <text:p>4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0.178118705749512" calcext:value-type="float">
            <text:p>0,2</text:p>
          </table:table-cell>
          <table:table-cell office:value-type="float" office:value="2.33417725563049" calcext:value-type="float">
            <text:p>2,3</text:p>
          </table:table-cell>
          <table:table-cell office:value-type="float" office:value="4.49023580551147" calcext:value-type="float">
            <text:p>4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0.267343282699585" calcext:value-type="float">
            <text:p>0,3</text:p>
          </table:table-cell>
          <table:table-cell office:value-type="float" office:value="2.41552066802979" calcext:value-type="float">
            <text:p>2,4</text:p>
          </table:table-cell>
          <table:table-cell office:value-type="float" office:value="4.56369781494141" calcext:value-type="float">
            <text:p>4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0.354438304901123" calcext:value-type="float">
            <text:p>0,4</text:p>
          </table:table-cell>
          <table:table-cell office:value-type="float" office:value="2.49577927589416" calcext:value-type="float">
            <text:p>2,5</text:p>
          </table:table-cell>
          <table:table-cell office:value-type="float" office:value="4.63712024688721" calcext:value-type="float">
            <text:p>4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0.442835569381714" calcext:value-type="float">
            <text:p>0,4</text:p>
          </table:table-cell>
          <table:table-cell office:value-type="float" office:value="2.57388925552368" calcext:value-type="float">
            <text:p>2,6</text:p>
          </table:table-cell>
          <table:table-cell office:value-type="float" office:value="4.70494270324707" calcext:value-type="float">
            <text:p>4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0.532221078872681" calcext:value-type="float">
            <text:p>0,5</text:p>
          </table:table-cell>
          <table:table-cell office:value-type="float" office:value="2.64839744567871" calcext:value-type="float">
            <text:p>2,6</text:p>
          </table:table-cell>
          <table:table-cell office:value-type="float" office:value="4.76457405090332" calcext:value-type="float">
            <text:p>4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0.619080781936646" calcext:value-type="float">
            <text:p>0,6</text:p>
          </table:table-cell>
          <table:table-cell office:value-type="float" office:value="2.71934413909912" calcext:value-type="float">
            <text:p>2,7</text:p>
          </table:table-cell>
          <table:table-cell office:value-type="float" office:value="4.81960773468018" calcext:value-type="float">
            <text:p>4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0.701414346694946" calcext:value-type="float">
            <text:p>0,7</text:p>
          </table:table-cell>
          <table:table-cell office:value-type="float" office:value="2.78838109970093" calcext:value-type="float">
            <text:p>2,8</text:p>
          </table:table-cell>
          <table:table-cell office:value-type="float" office:value="4.87534809112549" calcext:value-type="float">
            <text:p>4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0.778680562973022" calcext:value-type="float">
            <text:p>0,8</text:p>
          </table:table-cell>
          <table:table-cell office:value-type="float" office:value="2.85818934440613" calcext:value-type="float">
            <text:p>2,9</text:p>
          </table:table-cell>
          <table:table-cell office:value-type="float" office:value="4.93769836425781" calcext:value-type="float">
            <text:p>4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0.852618455886841" calcext:value-type="float">
            <text:p>0,9</text:p>
          </table:table-cell>
          <table:table-cell office:value-type="float" office:value="2.92924904823303" calcext:value-type="float">
            <text:p>2,9</text:p>
          </table:table-cell>
          <table:table-cell office:value-type="float" office:value="5.00587940216064" calcext:value-type="float">
            <text:p>5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0.924364566802979" calcext:value-type="float">
            <text:p>0,9</text:p>
          </table:table-cell>
          <table:table-cell office:value-type="float" office:value="3.00089049339294" calcext:value-type="float">
            <text:p>3,0</text:p>
          </table:table-cell>
          <table:table-cell office:value-type="float" office:value="5.07741641998291" calcext:value-type="float">
            <text:p>5,1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0.99355959892273" calcext:value-type="float">
            <text:p>1,0</text:p>
          </table:table-cell>
          <table:table-cell office:value-type="float" office:value="3.07112741470337" calcext:value-type="float">
            <text:p>3,1</text:p>
          </table:table-cell>
          <table:table-cell office:value-type="float" office:value="5.14869499206543" calcext:value-type="float">
            <text:p>5,1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1.05930542945862" calcext:value-type="float">
            <text:p>1,1</text:p>
          </table:table-cell>
          <table:table-cell office:value-type="float" office:value="3.13969135284424" calcext:value-type="float">
            <text:p>3,1</text:p>
          </table:table-cell>
          <table:table-cell office:value-type="float" office:value="5.22007751464844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1.1219642162323" calcext:value-type="float">
            <text:p>1,1</text:p>
          </table:table-cell>
          <table:table-cell office:value-type="float" office:value="3.20063495635986" calcext:value-type="float">
            <text:p>3,2</text:p>
          </table:table-cell>
          <table:table-cell office:value-type="float" office:value="5.27930545806885" calcext:value-type="float">
            <text:p>5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1.1871063709259" calcext:value-type="float">
            <text:p>1,2</text:p>
          </table:table-cell>
          <table:table-cell office:value-type="float" office:value="3.26270294189453" calcext:value-type="float">
            <text:p>3,3</text:p>
          </table:table-cell>
          <table:table-cell office:value-type="float" office:value="5.33829975128174" calcext:value-type="float">
            <text:p>5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1.25443124771118" calcext:value-type="float">
            <text:p>1,3</text:p>
          </table:table-cell>
          <table:table-cell office:value-type="float" office:value="3.32575702667236" calcext:value-type="float">
            <text:p>3,3</text:p>
          </table:table-cell>
          <table:table-cell office:value-type="float" office:value="5.39708280563355" calcext:value-type="float">
            <text:p>5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1.324467420578" calcext:value-type="float">
            <text:p>1,3</text:p>
          </table:table-cell>
          <table:table-cell office:value-type="float" office:value="3.39233827590942" calcext:value-type="float">
            <text:p>3,4</text:p>
          </table:table-cell>
          <table:table-cell office:value-type="float" office:value="5.46020889282227" calcext:value-type="float">
            <text:p>5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1.39584231376648" calcext:value-type="float">
            <text:p>1,4</text:p>
          </table:table-cell>
          <table:table-cell office:value-type="float" office:value="3.46364378929138" calcext:value-type="float">
            <text:p>3,5</text:p>
          </table:table-cell>
          <table:table-cell office:value-type="float" office:value="5.53144550323486" calcext:value-type="float">
            <text:p>5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1.46122598648071" calcext:value-type="float">
            <text:p>1,5</text:p>
          </table:table-cell>
          <table:table-cell office:value-type="float" office:value="3.53342461585999" calcext:value-type="float">
            <text:p>3,5</text:p>
          </table:table-cell>
          <table:table-cell office:value-type="float" office:value="5.60562324523926" calcext:value-type="float">
            <text:p>5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1.52068519592285" calcext:value-type="float">
            <text:p>1,5</text:p>
          </table:table-cell>
          <table:table-cell office:value-type="float" office:value="3.5994188785553" calcext:value-type="float">
            <text:p>3,6</text:p>
          </table:table-cell>
          <table:table-cell office:value-type="float" office:value="5.67815256118774" calcext:value-type="float">
            <text:p>5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1.57626533508301" calcext:value-type="float">
            <text:p>1,6</text:p>
          </table:table-cell>
          <table:table-cell office:value-type="float" office:value="3.66029906272888" calcext:value-type="float">
            <text:p>3,7</text:p>
          </table:table-cell>
          <table:table-cell office:value-type="float" office:value="5.74433279037476" calcext:value-type="float">
            <text:p>5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1.6293466091156" calcext:value-type="float">
            <text:p>1,6</text:p>
          </table:table-cell>
          <table:table-cell office:value-type="float" office:value="3.71474957466125" calcext:value-type="float">
            <text:p>3,7</text:p>
          </table:table-cell>
          <table:table-cell office:value-type="float" office:value="5.80015277862549" calcext:value-type="float">
            <text:p>5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1.67751049995422" calcext:value-type="float">
            <text:p>1,7</text:p>
          </table:table-cell>
          <table:table-cell office:value-type="float" office:value="3.76221179962158" calcext:value-type="float">
            <text:p>3,8</text:p>
          </table:table-cell>
          <table:table-cell office:value-type="float" office:value="5.84691333770752" calcext:value-type="float">
            <text:p>5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1.71804690361023" calcext:value-type="float">
            <text:p>1,7</text:p>
          </table:table-cell>
          <table:table-cell office:value-type="float" office:value="3.80180239677429" calcext:value-type="float">
            <text:p>3,8</text:p>
          </table:table-cell>
          <table:table-cell office:value-type="float" office:value="5.88555812835693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1.74676775932312" calcext:value-type="float">
            <text:p>1,7</text:p>
          </table:table-cell>
          <table:table-cell office:value-type="float" office:value="3.83209490776062" calcext:value-type="float">
            <text:p>3,8</text:p>
          </table:table-cell>
          <table:table-cell office:value-type="float" office:value="5.9174222946167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1.76073479652405" calcext:value-type="float">
            <text:p>1,8</text:p>
          </table:table-cell>
          <table:table-cell office:value-type="float" office:value="3.8488667011261" calcext:value-type="float">
            <text:p>3,8</text:p>
          </table:table-cell>
          <table:table-cell office:value-type="float" office:value="5.93699836730957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1.75761318206787" calcext:value-type="float">
            <text:p>1,8</text:p>
          </table:table-cell>
          <table:table-cell office:value-type="float" office:value="3.84898900985718" calcext:value-type="float">
            <text:p>3,8</text:p>
          </table:table-cell>
          <table:table-cell office:value-type="float" office:value="5.94036483764648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1.73520159721375" calcext:value-type="float">
            <text:p>1,7</text:p>
          </table:table-cell>
          <table:table-cell office:value-type="float" office:value="3.82971954345703" calcext:value-type="float">
            <text:p>3,8</text:p>
          </table:table-cell>
          <table:table-cell office:value-type="float" office:value="5.92423725128174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1.69282174110413" calcext:value-type="float">
            <text:p>1,7</text:p>
          </table:table-cell>
          <table:table-cell office:value-type="float" office:value="3.79347896575928" calcext:value-type="float">
            <text:p>3,8</text:p>
          </table:table-cell>
          <table:table-cell office:value-type="float" office:value="5.89413642883301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1.63290905952454" calcext:value-type="float">
            <text:p>1,6</text:p>
          </table:table-cell>
          <table:table-cell office:value-type="float" office:value="3.74124431610107" calcext:value-type="float">
            <text:p>3,7</text:p>
          </table:table-cell>
          <table:table-cell office:value-type="float" office:value="5.84957981109619" calcext:value-type="float">
            <text:p>5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1.55973982810974" calcext:value-type="float">
            <text:p>1,6</text:p>
          </table:table-cell>
          <table:table-cell office:value-type="float" office:value="3.67474603652954" calcext:value-type="float">
            <text:p>3,7</text:p>
          </table:table-cell>
          <table:table-cell office:value-type="float" office:value="5.78975200653076" calcext:value-type="float">
            <text:p>5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1.47930145263672" calcext:value-type="float">
            <text:p>1,5</text:p>
          </table:table-cell>
          <table:table-cell office:value-type="float" office:value="3.59464263916016" calcext:value-type="float">
            <text:p>3,6</text:p>
          </table:table-cell>
          <table:table-cell office:value-type="float" office:value="5.70998382568359" calcext:value-type="float">
            <text:p>5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1.39458870887756" calcext:value-type="float">
            <text:p>1,4</text:p>
          </table:table-cell>
          <table:table-cell office:value-type="float" office:value="3.50613021850586" calcext:value-type="float">
            <text:p>3,5</text:p>
          </table:table-cell>
          <table:table-cell office:value-type="float" office:value="5.61767196655273" calcext:value-type="float">
            <text:p>5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1.30826187133789" calcext:value-type="float">
            <text:p>1,3</text:p>
          </table:table-cell>
          <table:table-cell office:value-type="float" office:value="3.41553354263306" calcext:value-type="float">
            <text:p>3,4</text:p>
          </table:table-cell>
          <table:table-cell office:value-type="float" office:value="5.52280521392822" calcext:value-type="float">
            <text:p>5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1.22156476974487" calcext:value-type="float">
            <text:p>1,2</text:p>
          </table:table-cell>
          <table:table-cell office:value-type="float" office:value="3.32902765274048" calcext:value-type="float">
            <text:p>3,3</text:p>
          </table:table-cell>
          <table:table-cell office:value-type="float" office:value="5.43649053573608" calcext:value-type="float">
            <text:p>5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1.14163780212402" calcext:value-type="float">
            <text:p>1,1</text:p>
          </table:table-cell>
          <table:table-cell office:value-type="float" office:value="3.2509708404541" calcext:value-type="float">
            <text:p>3,3</text:p>
          </table:table-cell>
          <table:table-cell office:value-type="float" office:value="5.36030387878418" calcext:value-type="float">
            <text:p>5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1.07046341896057" calcext:value-type="float">
            <text:p>1,1</text:p>
          </table:table-cell>
          <table:table-cell office:value-type="float" office:value="3.18302321434021" calcext:value-type="float">
            <text:p>3,2</text:p>
          </table:table-cell>
          <table:table-cell office:value-type="float" office:value="5.29558277130127" calcext:value-type="float">
            <text:p>5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1.00752592086792" calcext:value-type="float">
            <text:p>1,0</text:p>
          </table:table-cell>
          <table:table-cell office:value-type="float" office:value="3.12738156318665" calcext:value-type="float">
            <text:p>3,1</text:p>
          </table:table-cell>
          <table:table-cell office:value-type="float" office:value="5.24723720550537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0.955137968063355" calcext:value-type="float">
            <text:p>1,0</text:p>
          </table:table-cell>
          <table:table-cell office:value-type="float" office:value="3.08825516700745" calcext:value-type="float">
            <text:p>3,1</text:p>
          </table:table-cell>
          <table:table-cell office:value-type="float" office:value="5.22137260437012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0.911845922470093" calcext:value-type="float">
            <text:p>0,9</text:p>
          </table:table-cell>
          <table:table-cell office:value-type="float" office:value="3.06494998931885" calcext:value-type="float">
            <text:p>3,1</text:p>
          </table:table-cell>
          <table:table-cell office:value-type="float" office:value="5.21805381774902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0.884560108184814" calcext:value-type="float">
            <text:p>0,9</text:p>
          </table:table-cell>
          <table:table-cell office:value-type="float" office:value="3.05328226089478" calcext:value-type="float">
            <text:p>3,1</text:p>
          </table:table-cell>
          <table:table-cell office:value-type="float" office:value="5.22200441360474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0.870502471923828" calcext:value-type="float">
            <text:p>0,9</text:p>
          </table:table-cell>
          <table:table-cell office:value-type="float" office:value="3.04847836494446" calcext:value-type="float">
            <text:p>3,0</text:p>
          </table:table-cell>
          <table:table-cell office:value-type="float" office:value="5.22645425796509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0.869321584701538" calcext:value-type="float">
            <text:p>0,9</text:p>
          </table:table-cell>
          <table:table-cell office:value-type="float" office:value="3.04878544807434" calcext:value-type="float">
            <text:p>3,0</text:p>
          </table:table-cell>
          <table:table-cell office:value-type="float" office:value="5.22824954986572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0.868841648101807" calcext:value-type="float">
            <text:p>0,9</text:p>
          </table:table-cell>
          <table:table-cell office:value-type="float" office:value="3.05923223495483" calcext:value-type="float">
            <text:p>3,1</text:p>
          </table:table-cell>
          <table:table-cell office:value-type="float" office:value="5.24962282180786" calcext:value-type="float">
            <text:p>5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0.865330934524536" calcext:value-type="float">
            <text:p>0,9</text:p>
          </table:table-cell>
          <table:table-cell office:value-type="float" office:value="3.08320331573486" calcext:value-type="float">
            <text:p>3,1</text:p>
          </table:table-cell>
          <table:table-cell office:value-type="float" office:value="5.30107593536377" calcext:value-type="float">
            <text:p>5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0.863151073455811" calcext:value-type="float">
            <text:p>0,9</text:p>
          </table:table-cell>
          <table:table-cell office:value-type="float" office:value="3.12182068824768" calcext:value-type="float">
            <text:p>3,1</text:p>
          </table:table-cell>
          <table:table-cell office:value-type="float" office:value="5.38049030303955" calcext:value-type="float">
            <text:p>5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0.864563941955566" calcext:value-type="float">
            <text:p>0,9</text:p>
          </table:table-cell>
          <table:table-cell office:value-type="float" office:value="3.17088270187378" calcext:value-type="float">
            <text:p>3,2</text:p>
          </table:table-cell>
          <table:table-cell office:value-type="float" office:value="5.47720146179199" calcext:value-type="float">
            <text:p>5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0.867624282836914" calcext:value-type="float">
            <text:p>0,9</text:p>
          </table:table-cell>
          <table:table-cell office:value-type="float" office:value="3.22806787490845" calcext:value-type="float">
            <text:p>3,2</text:p>
          </table:table-cell>
          <table:table-cell office:value-type="float" office:value="5.58851146697998" calcext:value-type="float">
            <text:p>5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0.865220308303833" calcext:value-type="float">
            <text:p>0,9</text:p>
          </table:table-cell>
          <table:table-cell office:value-type="float" office:value="3.29223895072937" calcext:value-type="float">
            <text:p>3,3</text:p>
          </table:table-cell>
          <table:table-cell office:value-type="float" office:value="5.71925735473633" calcext:value-type="float">
            <text:p>5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0.85472559928894" calcext:value-type="float">
            <text:p>0,9</text:p>
          </table:table-cell>
          <table:table-cell office:value-type="float" office:value="3.35966181755066" calcext:value-type="float">
            <text:p>3,4</text:p>
          </table:table-cell>
          <table:table-cell office:value-type="float" office:value="5.86459827423096" calcext:value-type="float">
            <text:p>5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0.834917545318604" calcext:value-type="float">
            <text:p>0,8</text:p>
          </table:table-cell>
          <table:table-cell office:value-type="float" office:value="3.42620015144348" calcext:value-type="float">
            <text:p>3,4</text:p>
          </table:table-cell>
          <table:table-cell office:value-type="float" office:value="6.01748275756836" calcext:value-type="float">
            <text:p>6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0.809775114059448" calcext:value-type="float">
            <text:p>0,8</text:p>
          </table:table-cell>
          <table:table-cell office:value-type="float" office:value="3.48639297485352" calcext:value-type="float">
            <text:p>3,5</text:p>
          </table:table-cell>
          <table:table-cell office:value-type="float" office:value="6.163010597229" calcext:value-type="float">
            <text:p>6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0.780541896820068" calcext:value-type="float">
            <text:p>0,8</text:p>
          </table:table-cell>
          <table:table-cell office:value-type="float" office:value="3.53612899780273" calcext:value-type="float">
            <text:p>3,5</text:p>
          </table:table-cell>
          <table:table-cell office:value-type="float" office:value="6.2917160987854" calcext:value-type="float">
            <text:p>6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0.753739595413208" calcext:value-type="float">
            <text:p>0,8</text:p>
          </table:table-cell>
          <table:table-cell office:value-type="float" office:value="3.57600092887878" calcext:value-type="float">
            <text:p>3,6</text:p>
          </table:table-cell>
          <table:table-cell office:value-type="float" office:value="6.39826202392578" calcext:value-type="float">
            <text:p>6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0.720813035964966" calcext:value-type="float">
            <text:p>0,7</text:p>
          </table:table-cell>
          <table:table-cell office:value-type="float" office:value="3.59940433502197" calcext:value-type="float">
            <text:p>3,6</text:p>
          </table:table-cell>
          <table:table-cell office:value-type="float" office:value="6.47799587249756" calcext:value-type="float">
            <text:p>6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0.687134027481079" calcext:value-type="float">
            <text:p>0,7</text:p>
          </table:table-cell>
          <table:table-cell office:value-type="float" office:value="3.60879230499268" calcext:value-type="float">
            <text:p>3,6</text:p>
          </table:table-cell>
          <table:table-cell office:value-type="float" office:value="6.53045082092285" calcext:value-type="float">
            <text:p>6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0.647836685180664" calcext:value-type="float">
            <text:p>0,6</text:p>
          </table:table-cell>
          <table:table-cell office:value-type="float" office:value="3.59900498390198" calcext:value-type="float">
            <text:p>3,6</text:p>
          </table:table-cell>
          <table:table-cell office:value-type="float" office:value="6.55017328262329" calcext:value-type="float">
            <text:p>6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0.608413934707642" calcext:value-type="float">
            <text:p>0,6</text:p>
          </table:table-cell>
          <table:table-cell office:value-type="float" office:value="3.56544232368469" calcext:value-type="float">
            <text:p>3,6</text:p>
          </table:table-cell>
          <table:table-cell office:value-type="float" office:value="6.52247047424316" calcext:value-type="float">
            <text:p>6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0.553926944732666" calcext:value-type="float">
            <text:p>0,6</text:p>
          </table:table-cell>
          <table:table-cell office:value-type="float" office:value="3.50814390182495" calcext:value-type="float">
            <text:p>3,5</text:p>
          </table:table-cell>
          <table:table-cell office:value-type="float" office:value="6.46236085891724" calcext:value-type="float">
            <text:p>6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0.499467849731445" calcext:value-type="float">
            <text:p>0,5</text:p>
          </table:table-cell>
          <table:table-cell office:value-type="float" office:value="3.42368102073669" calcext:value-type="float">
            <text:p>3,4</text:p>
          </table:table-cell>
          <table:table-cell office:value-type="float" office:value="6.34789419174194" calcext:value-type="float">
            <text:p>6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0.425877332687378" calcext:value-type="float">
            <text:p>0,4</text:p>
          </table:table-cell>
          <table:table-cell office:value-type="float" office:value="3.31690239906311" calcext:value-type="float">
            <text:p>3,3</text:p>
          </table:table-cell>
          <table:table-cell office:value-type="float" office:value="6.20792770385742" calcext:value-type="float">
            <text:p>6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0.347964525222778" calcext:value-type="float">
            <text:p>0,3</text:p>
          </table:table-cell>
          <table:table-cell office:value-type="float" office:value="3.1866626739502" calcext:value-type="float">
            <text:p>3,2</text:p>
          </table:table-cell>
          <table:table-cell office:value-type="float" office:value="6.02536106109619" calcext:value-type="float">
            <text:p>6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0.248217582702637" calcext:value-type="float">
            <text:p>0,2</text:p>
          </table:table-cell>
          <table:table-cell office:value-type="float" office:value="3.03012037277222" calcext:value-type="float">
            <text:p>3,0</text:p>
          </table:table-cell>
          <table:table-cell office:value-type="float" office:value="5.8120231628418" calcext:value-type="float">
            <text:p>5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0.137597322463989" calcext:value-type="float">
            <text:p>0,1</text:p>
          </table:table-cell>
          <table:table-cell office:value-type="float" office:value="2.85165500640869" calcext:value-type="float">
            <text:p>2,9</text:p>
          </table:table-cell>
          <table:table-cell office:value-type="float" office:value="5.56571292877197" calcext:value-type="float">
            <text:p>5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0.00967240333557129" calcext:value-type="float">
            <text:p>0,0</text:p>
          </table:table-cell>
          <table:table-cell office:value-type="float" office:value="2.64691829681396" calcext:value-type="float">
            <text:p>2,6</text:p>
          </table:table-cell>
          <table:table-cell office:value-type="float" office:value="5.28416442871094" calcext:value-type="float">
            <text:p>5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0.129305124282837" calcext:value-type="float">
            <text:p>-0,1</text:p>
          </table:table-cell>
          <table:table-cell office:value-type="float" office:value="2.42648530006409" calcext:value-type="float">
            <text:p>2,4</text:p>
          </table:table-cell>
          <table:table-cell office:value-type="float" office:value="4.98227596282959" calcext:value-type="float">
            <text:p>5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0.278080224990845" calcext:value-type="float">
            <text:p>-0,3</text:p>
          </table:table-cell>
          <table:table-cell office:value-type="float" office:value="2.18663597106934" calcext:value-type="float">
            <text:p>2,2</text:p>
          </table:table-cell>
          <table:table-cell office:value-type="float" office:value="4.65135192871094" calcext:value-type="float">
            <text:p>4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0.440290570259094" calcext:value-type="float">
            <text:p>-0,4</text:p>
          </table:table-cell>
          <table:table-cell office:value-type="float" office:value="1.93454611301422" calcext:value-type="float">
            <text:p>1,9</text:p>
          </table:table-cell>
          <table:table-cell office:value-type="float" office:value="4.30938291549683" calcext:value-type="float">
            <text:p>4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0.626896619796753" calcext:value-type="float">
            <text:p>-0,6</text:p>
          </table:table-cell>
          <table:table-cell office:value-type="float" office:value="1.66162037849426" calcext:value-type="float">
            <text:p>1,7</text:p>
          </table:table-cell>
          <table:table-cell office:value-type="float" office:value="3.95013737678528" calcext:value-type="float">
            <text:p>4,0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0.805842995643616" calcext:value-type="float">
            <text:p>-0,8</text:p>
          </table:table-cell>
          <table:table-cell office:value-type="float" office:value="1.39224708080292" calcext:value-type="float">
            <text:p>1,4</text:p>
          </table:table-cell>
          <table:table-cell office:value-type="float" office:value="3.59033727645874" calcext:value-type="float">
            <text:p>3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0.975500464439392" calcext:value-type="float">
            <text:p>-1,0</text:p>
          </table:table-cell>
          <table:table-cell office:value-type="float" office:value="1.13654053211212" calcext:value-type="float">
            <text:p>1,1</text:p>
          </table:table-cell>
          <table:table-cell office:value-type="float" office:value="3.24858140945435" calcext:value-type="float">
            <text:p>3,2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1.12801671028137" calcext:value-type="float">
            <text:p>-1,1</text:p>
          </table:table-cell>
          <table:table-cell office:value-type="float" office:value="0.904580175876617" calcext:value-type="float">
            <text:p>0,9</text:p>
          </table:table-cell>
          <table:table-cell office:value-type="float" office:value="2.93717694282532" calcext:value-type="float">
            <text:p>2,9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1.25814175605774" calcext:value-type="float">
            <text:p>-1,3</text:p>
          </table:table-cell>
          <table:table-cell office:value-type="float" office:value="0.707440793514252" calcext:value-type="float">
            <text:p>0,7</text:p>
          </table:table-cell>
          <table:table-cell office:value-type="float" office:value="2.67302322387695" calcext:value-type="float">
            <text:p>2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1.37118268013" calcext:value-type="float">
            <text:p>-1,4</text:p>
          </table:table-cell>
          <table:table-cell office:value-type="float" office:value="0.526184380054474" calcext:value-type="float">
            <text:p>0,5</text:p>
          </table:table-cell>
          <table:table-cell office:value-type="float" office:value="2.42355155944824" calcext:value-type="float">
            <text:p>2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1.46138048171997" calcext:value-type="float">
            <text:p>-1,5</text:p>
          </table:table-cell>
          <table:table-cell office:value-type="float" office:value="0.423267841339111" calcext:value-type="float">
            <text:p>0,4</text:p>
          </table:table-cell>
          <table:table-cell office:value-type="float" office:value="2.30791616439819" calcext:value-type="float">
            <text:p>2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1.51797580718994" calcext:value-type="float">
            <text:p>-1,5</text:p>
          </table:table-cell>
          <table:table-cell office:value-type="float" office:value="0.37041974067688" calcext:value-type="float">
            <text:p>0,4</text:p>
          </table:table-cell>
          <table:table-cell office:value-type="float" office:value="2.2588152885437" calcext:value-type="float">
            <text:p>2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1.55313014984131" calcext:value-type="float">
            <text:p>-1,6</text:p>
          </table:table-cell>
          <table:table-cell office:value-type="float" office:value="0.360334903001785" calcext:value-type="float">
            <text:p>0,4</text:p>
          </table:table-cell>
          <table:table-cell office:value-type="float" office:value="2.27379989624023" calcext:value-type="float">
            <text:p>2,3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1.55046963691711" calcext:value-type="float">
            <text:p>-1,6</text:p>
          </table:table-cell>
          <table:table-cell office:value-type="float" office:value="0.400732725858688" calcext:value-type="float">
            <text:p>0,4</text:p>
          </table:table-cell>
          <table:table-cell office:value-type="float" office:value="2.35193514823914" calcext:value-type="float">
            <text:p>2,4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1.51129460334778" calcext:value-type="float">
            <text:p>-1,5</text:p>
          </table:table-cell>
          <table:table-cell office:value-type="float" office:value="0.471378028392792" calcext:value-type="float">
            <text:p>0,5</text:p>
          </table:table-cell>
          <table:table-cell office:value-type="float" office:value="2.45405077934265" calcext:value-type="float">
            <text:p>2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1.42654418945313" calcext:value-type="float">
            <text:p>-1,4</text:p>
          </table:table-cell>
          <table:table-cell office:value-type="float" office:value="0.521235227584839" calcext:value-type="float">
            <text:p>0,5</text:p>
          </table:table-cell>
          <table:table-cell office:value-type="float" office:value="2.4690146446228" calcext:value-type="float">
            <text:p>2,5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1.31938922405243" calcext:value-type="float">
            <text:p>-1,3</text:p>
          </table:table-cell>
          <table:table-cell office:value-type="float" office:value="0.640517830848694" calcext:value-type="float">
            <text:p>0,6</text:p>
          </table:table-cell>
          <table:table-cell office:value-type="float" office:value="2.60042476654053" calcext:value-type="float">
            <text:p>2,6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1.19668579101563" calcext:value-type="float">
            <text:p>-1,2</text:p>
          </table:table-cell>
          <table:table-cell office:value-type="float" office:value="0.766346752643585" calcext:value-type="float">
            <text:p>0,8</text:p>
          </table:table-cell>
          <table:table-cell office:value-type="float" office:value="2.72937941551208" calcext:value-type="float">
            <text:p>2,7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1.06640529632568" calcext:value-type="float">
            <text:p>-1,1</text:p>
          </table:table-cell>
          <table:table-cell office:value-type="float" office:value="0.885878622531891" calcext:value-type="float">
            <text:p>0,9</text:p>
          </table:table-cell>
          <table:table-cell office:value-type="float" office:value="2.83816242218018" calcext:value-type="float">
            <text:p>2,8</text:p>
          </table:table-cell>
        </table:table-row>
        <table:table-row table:style-name="ro1">
          <table:table-cell office:value-type="string" calcext:value-type="string">
            <text:p>Shank <text:s/>Ad/Abduc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0.948396801948547" calcext:value-type="float">
            <text:p>-0,9</text:p>
          </table:table-cell>
          <table:table-cell office:value-type="float" office:value="0.993550539016724" calcext:value-type="float">
            <text:p>1,0</text:p>
          </table:table-cell>
          <table:table-cell office:value-type="float" office:value="2.93549776077271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6.98267030715942" calcext:value-type="float">
            <text:p>-7,0</text:p>
          </table:table-cell>
          <table:table-cell office:value-type="float" office:value="-2.24656248092651" calcext:value-type="float">
            <text:p>-2,2</text:p>
          </table:table-cell>
          <table:table-cell office:value-type="float" office:value="2.4895453453064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9.13531112670898" calcext:value-type="float">
            <text:p>-9,1</text:p>
          </table:table-cell>
          <table:table-cell office:value-type="float" office:value="-4.56289625167847" calcext:value-type="float">
            <text:p>-4,6</text:p>
          </table:table-cell>
          <table:table-cell office:value-type="float" office:value="0.00951814651489258" calcext:value-type="float">
            <text:p>0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11.5136127471924" calcext:value-type="float">
            <text:p>-11,5</text:p>
          </table:table-cell>
          <table:table-cell office:value-type="float" office:value="-6.90428400039673" calcext:value-type="float">
            <text:p>-6,9</text:p>
          </table:table-cell>
          <table:table-cell office:value-type="float" office:value="-2.29495525360107" calcext:value-type="float">
            <text:p>-2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14.0004196166992" calcext:value-type="float">
            <text:p>-14,0</text:p>
          </table:table-cell>
          <table:table-cell office:value-type="float" office:value="-9.32753658294678" calcext:value-type="float">
            <text:p>-9,3</text:p>
          </table:table-cell>
          <table:table-cell office:value-type="float" office:value="-4.65465307235718" calcext:value-type="float">
            <text:p>-4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16.3122291564941" calcext:value-type="float">
            <text:p>-16,3</text:p>
          </table:table-cell>
          <table:table-cell office:value-type="float" office:value="-11.6068239212036" calcext:value-type="float">
            <text:p>-11,6</text:p>
          </table:table-cell>
          <table:table-cell office:value-type="float" office:value="-6.90141773223877" calcext:value-type="float">
            <text:p>-6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18.2876129150391" calcext:value-type="float">
            <text:p>-18,3</text:p>
          </table:table-cell>
          <table:table-cell office:value-type="float" office:value="-13.6695604324341" calcext:value-type="float">
            <text:p>-13,7</text:p>
          </table:table-cell>
          <table:table-cell office:value-type="float" office:value="-9.05150890350342" calcext:value-type="float">
            <text:p>-9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19.9311332702637" calcext:value-type="float">
            <text:p>-19,9</text:p>
          </table:table-cell>
          <table:table-cell office:value-type="float" office:value="-15.4510669708252" calcext:value-type="float">
            <text:p>-15,5</text:p>
          </table:table-cell>
          <table:table-cell office:value-type="float" office:value="-10.9710006713867" calcext:value-type="float">
            <text:p>-11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21.2201995849609" calcext:value-type="float">
            <text:p>-21,2</text:p>
          </table:table-cell>
          <table:table-cell office:value-type="float" office:value="-16.9314517974854" calcext:value-type="float">
            <text:p>-16,9</text:p>
          </table:table-cell>
          <table:table-cell office:value-type="float" office:value="-12.6427030563355" calcext:value-type="float">
            <text:p>-12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22.2476577758789" calcext:value-type="float">
            <text:p>-22,2</text:p>
          </table:table-cell>
          <table:table-cell office:value-type="float" office:value="-18.0990581512451" calcext:value-type="float">
            <text:p>-18,1</text:p>
          </table:table-cell>
          <table:table-cell office:value-type="float" office:value="-13.9504585266113" calcext:value-type="float">
            <text:p>-14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22.9365501403809" calcext:value-type="float">
            <text:p>-22,9</text:p>
          </table:table-cell>
          <table:table-cell office:value-type="float" office:value="-18.9459056854248" calcext:value-type="float">
            <text:p>-18,9</text:p>
          </table:table-cell>
          <table:table-cell office:value-type="float" office:value="-14.9552612304688" calcext:value-type="float">
            <text:p>-15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23.4222602844238" calcext:value-type="float">
            <text:p>-23,4</text:p>
          </table:table-cell>
          <table:table-cell office:value-type="float" office:value="-19.5205669403076" calcext:value-type="float">
            <text:p>-19,5</text:p>
          </table:table-cell>
          <table:table-cell office:value-type="float" office:value="-15.6188745498657" calcext:value-type="float">
            <text:p>-15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23.6815490722656" calcext:value-type="float">
            <text:p>-23,7</text:p>
          </table:table-cell>
          <table:table-cell office:value-type="float" office:value="-19.868070602417" calcext:value-type="float">
            <text:p>-19,9</text:p>
          </table:table-cell>
          <table:table-cell office:value-type="float" office:value="-16.0545921325684" calcext:value-type="float">
            <text:p>-16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23.8095798492432" calcext:value-type="float">
            <text:p>-23,8</text:p>
          </table:table-cell>
          <table:table-cell office:value-type="float" office:value="-20.0446395874023" calcext:value-type="float">
            <text:p>-20,0</text:p>
          </table:table-cell>
          <table:table-cell office:value-type="float" office:value="-16.2796993255615" calcext:value-type="float">
            <text:p>-16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23.8439865112305" calcext:value-type="float">
            <text:p>-23,8</text:p>
          </table:table-cell>
          <table:table-cell office:value-type="float" office:value="-20.0948448181152" calcext:value-type="float">
            <text:p>-20,1</text:p>
          </table:table-cell>
          <table:table-cell office:value-type="float" office:value="-16.345703125" calcext:value-type="float">
            <text:p>-16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23.8443241119385" calcext:value-type="float">
            <text:p>-23,8</text:p>
          </table:table-cell>
          <table:table-cell office:value-type="float" office:value="-20.0665187835693" calcext:value-type="float">
            <text:p>-20,1</text:p>
          </table:table-cell>
          <table:table-cell office:value-type="float" office:value="-16.2887134552002" calcext:value-type="float">
            <text:p>-16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23.8011512756348" calcext:value-type="float">
            <text:p>-23,8</text:p>
          </table:table-cell>
          <table:table-cell office:value-type="float" office:value="-19.9731750488281" calcext:value-type="float">
            <text:p>-20,0</text:p>
          </table:table-cell>
          <table:table-cell office:value-type="float" office:value="-16.1451988220215" calcext:value-type="float">
            <text:p>-16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23.7670783996582" calcext:value-type="float">
            <text:p>-23,8</text:p>
          </table:table-cell>
          <table:table-cell office:value-type="float" office:value="-19.8809909820557" calcext:value-type="float">
            <text:p>-19,9</text:p>
          </table:table-cell>
          <table:table-cell office:value-type="float" office:value="-15.9949035644531" calcext:value-type="float">
            <text:p>-16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23.746711730957" calcext:value-type="float">
            <text:p>-23,7</text:p>
          </table:table-cell>
          <table:table-cell office:value-type="float" office:value="-19.804027557373" calcext:value-type="float">
            <text:p>-19,8</text:p>
          </table:table-cell>
          <table:table-cell office:value-type="float" office:value="-15.8613424301147" calcext:value-type="float">
            <text:p>-15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23.7469577789307" calcext:value-type="float">
            <text:p>-23,7</text:p>
          </table:table-cell>
          <table:table-cell office:value-type="float" office:value="-19.7571182250977" calcext:value-type="float">
            <text:p>-19,8</text:p>
          </table:table-cell>
          <table:table-cell office:value-type="float" office:value="-15.7672786712646" calcext:value-type="float">
            <text:p>-15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23.7807235717773" calcext:value-type="float">
            <text:p>-23,8</text:p>
          </table:table-cell>
          <table:table-cell office:value-type="float" office:value="-19.7531929016113" calcext:value-type="float">
            <text:p>-19,8</text:p>
          </table:table-cell>
          <table:table-cell office:value-type="float" office:value="-15.7256622314453" calcext:value-type="float">
            <text:p>-15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23.8497219085693" calcext:value-type="float">
            <text:p>-23,8</text:p>
          </table:table-cell>
          <table:table-cell office:value-type="float" office:value="-19.792760848999" calcext:value-type="float">
            <text:p>-19,8</text:p>
          </table:table-cell>
          <table:table-cell office:value-type="float" office:value="-15.7357997894287" calcext:value-type="float">
            <text:p>-15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23.9610500335693" calcext:value-type="float">
            <text:p>-24,0</text:p>
          </table:table-cell>
          <table:table-cell office:value-type="float" office:value="-19.8801326751709" calcext:value-type="float">
            <text:p>-19,9</text:p>
          </table:table-cell>
          <table:table-cell office:value-type="float" office:value="-15.7992153167725" calcext:value-type="float">
            <text:p>-15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24.0978183746338" calcext:value-type="float">
            <text:p>-24,1</text:p>
          </table:table-cell>
          <table:table-cell office:value-type="float" office:value="-20.0009460449219" calcext:value-type="float">
            <text:p>-20,0</text:p>
          </table:table-cell>
          <table:table-cell office:value-type="float" office:value="-15.90407371521" calcext:value-type="float">
            <text:p>-15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24.2546730041504" calcext:value-type="float">
            <text:p>-24,3</text:p>
          </table:table-cell>
          <table:table-cell office:value-type="float" office:value="-20.1463832855225" calcext:value-type="float">
            <text:p>-20,1</text:p>
          </table:table-cell>
          <table:table-cell office:value-type="float" office:value="-16.0380935668945" calcext:value-type="float">
            <text:p>-16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24.4147872924805" calcext:value-type="float">
            <text:p>-24,4</text:p>
          </table:table-cell>
          <table:table-cell office:value-type="float" office:value="-20.3030433654785" calcext:value-type="float">
            <text:p>-20,3</text:p>
          </table:table-cell>
          <table:table-cell office:value-type="float" office:value="-16.1912994384766" calcext:value-type="float">
            <text:p>-16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24.5826606750488" calcext:value-type="float">
            <text:p>-24,6</text:p>
          </table:table-cell>
          <table:table-cell office:value-type="float" office:value="-20.4659290313721" calcext:value-type="float">
            <text:p>-20,5</text:p>
          </table:table-cell>
          <table:table-cell office:value-type="float" office:value="-16.3491973876953" calcext:value-type="float">
            <text:p>-16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24.7543678283691" calcext:value-type="float">
            <text:p>-24,8</text:p>
          </table:table-cell>
          <table:table-cell office:value-type="float" office:value="-20.6307468414307" calcext:value-type="float">
            <text:p>-20,6</text:p>
          </table:table-cell>
          <table:table-cell office:value-type="float" office:value="-16.5071258544922" calcext:value-type="float">
            <text:p>-16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24.9389343261719" calcext:value-type="float">
            <text:p>-24,9</text:p>
          </table:table-cell>
          <table:table-cell office:value-type="float" office:value="-20.7971725463867" calcext:value-type="float">
            <text:p>-20,8</text:p>
          </table:table-cell>
          <table:table-cell office:value-type="float" office:value="-16.6554107666016" calcext:value-type="float">
            <text:p>-16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25.1391868591309" calcext:value-type="float">
            <text:p>-25,1</text:p>
          </table:table-cell>
          <table:table-cell office:value-type="float" office:value="-20.9688949584961" calcext:value-type="float">
            <text:p>-21,0</text:p>
          </table:table-cell>
          <table:table-cell office:value-type="float" office:value="-16.7986030578613" calcext:value-type="float">
            <text:p>-16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25.354808807373" calcext:value-type="float">
            <text:p>-25,4</text:p>
          </table:table-cell>
          <table:table-cell office:value-type="float" office:value="-21.1444911956787" calcext:value-type="float">
            <text:p>-21,1</text:p>
          </table:table-cell>
          <table:table-cell office:value-type="float" office:value="-16.9341735839844" calcext:value-type="float">
            <text:p>-16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25.5520324707031" calcext:value-type="float">
            <text:p>-25,6</text:p>
          </table:table-cell>
          <table:table-cell office:value-type="float" office:value="-21.3447113037109" calcext:value-type="float">
            <text:p>-21,3</text:p>
          </table:table-cell>
          <table:table-cell office:value-type="float" office:value="-17.1373901367188" calcext:value-type="float">
            <text:p>-17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25.7391929626465" calcext:value-type="float">
            <text:p>-25,7</text:p>
          </table:table-cell>
          <table:table-cell office:value-type="float" office:value="-21.5431652069092" calcext:value-type="float">
            <text:p>-21,5</text:p>
          </table:table-cell>
          <table:table-cell office:value-type="float" office:value="-17.3471374511719" calcext:value-type="float">
            <text:p>-17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25.9194831848145" calcext:value-type="float">
            <text:p>-25,9</text:p>
          </table:table-cell>
          <table:table-cell office:value-type="float" office:value="-21.7455062866211" calcext:value-type="float">
            <text:p>-21,7</text:p>
          </table:table-cell>
          <table:table-cell office:value-type="float" office:value="-17.5715293884277" calcext:value-type="float">
            <text:p>-17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26.1196269989014" calcext:value-type="float">
            <text:p>-26,1</text:p>
          </table:table-cell>
          <table:table-cell office:value-type="float" office:value="-21.9594688415527" calcext:value-type="float">
            <text:p>-22,0</text:p>
          </table:table-cell>
          <table:table-cell office:value-type="float" office:value="-17.7993106842041" calcext:value-type="float">
            <text:p>-17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26.3605041503906" calcext:value-type="float">
            <text:p>-26,4</text:p>
          </table:table-cell>
          <table:table-cell office:value-type="float" office:value="-22.1959037780762" calcext:value-type="float">
            <text:p>-22,2</text:p>
          </table:table-cell>
          <table:table-cell office:value-type="float" office:value="-18.0313034057617" calcext:value-type="float">
            <text:p>-18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26.6535415649414" calcext:value-type="float">
            <text:p>-26,7</text:p>
          </table:table-cell>
          <table:table-cell office:value-type="float" office:value="-22.4780178070068" calcext:value-type="float">
            <text:p>-22,5</text:p>
          </table:table-cell>
          <table:table-cell office:value-type="float" office:value="-18.3024940490723" calcext:value-type="float">
            <text:p>-18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27.0235462188721" calcext:value-type="float">
            <text:p>-27,0</text:p>
          </table:table-cell>
          <table:table-cell office:value-type="float" office:value="-22.8207473754883" calcext:value-type="float">
            <text:p>-22,8</text:p>
          </table:table-cell>
          <table:table-cell office:value-type="float" office:value="-18.6179485321045" calcext:value-type="float">
            <text:p>-18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27.4627208709717" calcext:value-type="float">
            <text:p>-27,5</text:p>
          </table:table-cell>
          <table:table-cell office:value-type="float" office:value="-23.2208614349365" calcext:value-type="float">
            <text:p>-23,2</text:p>
          </table:table-cell>
          <table:table-cell office:value-type="float" office:value="-18.9790019989014" calcext:value-type="float">
            <text:p>-19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27.9917888641357" calcext:value-type="float">
            <text:p>-28,0</text:p>
          </table:table-cell>
          <table:table-cell office:value-type="float" office:value="-23.6938304901123" calcext:value-type="float">
            <text:p>-23,7</text:p>
          </table:table-cell>
          <table:table-cell office:value-type="float" office:value="-19.3958721160889" calcext:value-type="float">
            <text:p>-19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28.6268444061279" calcext:value-type="float">
            <text:p>-28,6</text:p>
          </table:table-cell>
          <table:table-cell office:value-type="float" office:value="-24.2506542205811" calcext:value-type="float">
            <text:p>-24,3</text:p>
          </table:table-cell>
          <table:table-cell office:value-type="float" office:value="-19.8744640350342" calcext:value-type="float">
            <text:p>-19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29.397253036499" calcext:value-type="float">
            <text:p>-29,4</text:p>
          </table:table-cell>
          <table:table-cell office:value-type="float" office:value="-24.9240646362305" calcext:value-type="float">
            <text:p>-24,9</text:p>
          </table:table-cell>
          <table:table-cell office:value-type="float" office:value="-20.4508762359619" calcext:value-type="float">
            <text:p>-20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30.3287334442139" calcext:value-type="float">
            <text:p>-30,3</text:p>
          </table:table-cell>
          <table:table-cell office:value-type="float" office:value="-25.7292919158936" calcext:value-type="float">
            <text:p>-25,7</text:p>
          </table:table-cell>
          <table:table-cell office:value-type="float" office:value="-21.1298503875732" calcext:value-type="float">
            <text:p>-21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31.442943572998" calcext:value-type="float">
            <text:p>-31,4</text:p>
          </table:table-cell>
          <table:table-cell office:value-type="float" office:value="-26.6972503662109" calcext:value-type="float">
            <text:p>-26,7</text:p>
          </table:table-cell>
          <table:table-cell office:value-type="float" office:value="-21.9515571594238" calcext:value-type="float">
            <text:p>-22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32.7875709533691" calcext:value-type="float">
            <text:p>-32,8</text:p>
          </table:table-cell>
          <table:table-cell office:value-type="float" office:value="-27.8445377349853" calcext:value-type="float">
            <text:p>-27,8</text:p>
          </table:table-cell>
          <table:table-cell office:value-type="float" office:value="-22.9015045166016" calcext:value-type="float">
            <text:p>-22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34.3910140991211" calcext:value-type="float">
            <text:p>-34,4</text:p>
          </table:table-cell>
          <table:table-cell office:value-type="float" office:value="-29.2198734283447" calcext:value-type="float">
            <text:p>-29,2</text:p>
          </table:table-cell>
          <table:table-cell office:value-type="float" office:value="-24.0487308502197" calcext:value-type="float">
            <text:p>-24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36.285285949707" calcext:value-type="float">
            <text:p>-36,3</text:p>
          </table:table-cell>
          <table:table-cell office:value-type="float" office:value="-30.8321323394775" calcext:value-type="float">
            <text:p>-30,8</text:p>
          </table:table-cell>
          <table:table-cell office:value-type="float" office:value="-25.378978729248" calcext:value-type="float">
            <text:p>-25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38.4684448242187" calcext:value-type="float">
            <text:p>-38,5</text:p>
          </table:table-cell>
          <table:table-cell office:value-type="float" office:value="-32.7203979492187" calcext:value-type="float">
            <text:p>-32,7</text:p>
          </table:table-cell>
          <table:table-cell office:value-type="float" office:value="-26.9723510742187" calcext:value-type="float">
            <text:p>-27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40.9967956542969" calcext:value-type="float">
            <text:p>-41,0</text:p>
          </table:table-cell>
          <table:table-cell office:value-type="float" office:value="-34.902172088623" calcext:value-type="float">
            <text:p>-34,9</text:p>
          </table:table-cell>
          <table:table-cell office:value-type="float" office:value="-28.8075485229492" calcext:value-type="float">
            <text:p>-28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43.875904083252" calcext:value-type="float">
            <text:p>-43,9</text:p>
          </table:table-cell>
          <table:table-cell office:value-type="float" office:value="-37.4046401977539" calcext:value-type="float">
            <text:p>-37,4</text:p>
          </table:table-cell>
          <table:table-cell office:value-type="float" office:value="-30.9333763122559" calcext:value-type="float">
            <text:p>-30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47.1084480285645" calcext:value-type="float">
            <text:p>-47,1</text:p>
          </table:table-cell>
          <table:table-cell office:value-type="float" office:value="-40.2355537414551" calcext:value-type="float">
            <text:p>-40,2</text:p>
          </table:table-cell>
          <table:table-cell office:value-type="float" office:value="-33.3626594543457" calcext:value-type="float">
            <text:p>-33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50.7019805908203" calcext:value-type="float">
            <text:p>-50,7</text:p>
          </table:table-cell>
          <table:table-cell office:value-type="float" office:value="-43.3858261108398" calcext:value-type="float">
            <text:p>-43,4</text:p>
          </table:table-cell>
          <table:table-cell office:value-type="float" office:value="-36.0696716308594" calcext:value-type="float">
            <text:p>-36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54.6194801330566" calcext:value-type="float">
            <text:p>-54,6</text:p>
          </table:table-cell>
          <table:table-cell office:value-type="float" office:value="-46.8934059143066" calcext:value-type="float">
            <text:p>-46,9</text:p>
          </table:table-cell>
          <table:table-cell office:value-type="float" office:value="-39.1673316955566" calcext:value-type="float">
            <text:p>-39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58.8123931884766" calcext:value-type="float">
            <text:p>-58,8</text:p>
          </table:table-cell>
          <table:table-cell office:value-type="float" office:value="-50.6857223510742" calcext:value-type="float">
            <text:p>-50,7</text:p>
          </table:table-cell>
          <table:table-cell office:value-type="float" office:value="-42.5590515136719" calcext:value-type="float">
            <text:p>-42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63.2078170776367" calcext:value-type="float">
            <text:p>-63,2</text:p>
          </table:table-cell>
          <table:table-cell office:value-type="float" office:value="-54.7457427978516" calcext:value-type="float">
            <text:p>-54,7</text:p>
          </table:table-cell>
          <table:table-cell office:value-type="float" office:value="-46.2836685180664" calcext:value-type="float">
            <text:p>-46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67.7450790405274" calcext:value-type="float">
            <text:p>-67,7</text:p>
          </table:table-cell>
          <table:table-cell office:value-type="float" office:value="-59.0234642028809" calcext:value-type="float">
            <text:p>-59,0</text:p>
          </table:table-cell>
          <table:table-cell office:value-type="float" office:value="-50.3018493652344" calcext:value-type="float">
            <text:p>-50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72.304069519043" calcext:value-type="float">
            <text:p>-72,3</text:p>
          </table:table-cell>
          <table:table-cell office:value-type="float" office:value="-63.4460678100586" calcext:value-type="float">
            <text:p>-63,4</text:p>
          </table:table-cell>
          <table:table-cell office:value-type="float" office:value="-54.5880699157715" calcext:value-type="float">
            <text:p>-54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76.7868118286133" calcext:value-type="float">
            <text:p>-76,8</text:p>
          </table:table-cell>
          <table:table-cell office:value-type="float" office:value="-67.9152221679688" calcext:value-type="float">
            <text:p>-67,9</text:p>
          </table:table-cell>
          <table:table-cell office:value-type="float" office:value="-59.0436325073242" calcext:value-type="float">
            <text:p>-59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81.074104309082" calcext:value-type="float">
            <text:p>-81,1</text:p>
          </table:table-cell>
          <table:table-cell office:value-type="float" office:value="-72.3218612670898" calcext:value-type="float">
            <text:p>-72,3</text:p>
          </table:table-cell>
          <table:table-cell office:value-type="float" office:value="-63.5696144104004" calcext:value-type="float">
            <text:p>-63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85.0351943969727" calcext:value-type="float">
            <text:p>-85,0</text:p>
          </table:table-cell>
          <table:table-cell office:value-type="float" office:value="-76.4939346313477" calcext:value-type="float">
            <text:p>-76,5</text:p>
          </table:table-cell>
          <table:table-cell office:value-type="float" office:value="-67.9526748657227" calcext:value-type="float">
            <text:p>-68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88.5803833007813" calcext:value-type="float">
            <text:p>-88,6</text:p>
          </table:table-cell>
          <table:table-cell office:value-type="float" office:value="-80.2861175537109" calcext:value-type="float">
            <text:p>-80,3</text:p>
          </table:table-cell>
          <table:table-cell office:value-type="float" office:value="-71.9918518066406" calcext:value-type="float">
            <text:p>-72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91.5797119140625" calcext:value-type="float">
            <text:p>-91,6</text:p>
          </table:table-cell>
          <table:table-cell office:value-type="float" office:value="-83.509651184082" calcext:value-type="float">
            <text:p>-83,5</text:p>
          </table:table-cell>
          <table:table-cell office:value-type="float" office:value="-75.4395904541016" calcext:value-type="float">
            <text:p>-75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93.8727264404297" calcext:value-type="float">
            <text:p>-93,9</text:p>
          </table:table-cell>
          <table:table-cell office:value-type="float" office:value="-86.0437698364258" calcext:value-type="float">
            <text:p>-86,0</text:p>
          </table:table-cell>
          <table:table-cell office:value-type="float" office:value="-78.2148132324219" calcext:value-type="float">
            <text:p>-78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95.4407730102539" calcext:value-type="float">
            <text:p>-95,4</text:p>
          </table:table-cell>
          <table:table-cell office:value-type="float" office:value="-87.8121643066406" calcext:value-type="float">
            <text:p>-87,8</text:p>
          </table:table-cell>
          <table:table-cell office:value-type="float" office:value="-80.1835556030273" calcext:value-type="float">
            <text:p>-80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96.3313522338867" calcext:value-type="float">
            <text:p>-96,3</text:p>
          </table:table-cell>
          <table:table-cell office:value-type="float" office:value="-88.847770690918" calcext:value-type="float">
            <text:p>-88,8</text:p>
          </table:table-cell>
          <table:table-cell office:value-type="float" office:value="-81.3641891479492" calcext:value-type="float">
            <text:p>-81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96.6179428100586" calcext:value-type="float">
            <text:p>-96,6</text:p>
          </table:table-cell>
          <table:table-cell office:value-type="float" office:value="-89.1387176513672" calcext:value-type="float">
            <text:p>-89,1</text:p>
          </table:table-cell>
          <table:table-cell office:value-type="float" office:value="-81.6594924926758" calcext:value-type="float">
            <text:p>-81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96.3353729248047" calcext:value-type="float">
            <text:p>-96,3</text:p>
          </table:table-cell>
          <table:table-cell office:value-type="float" office:value="-88.7446212768555" calcext:value-type="float">
            <text:p>-88,7</text:p>
          </table:table-cell>
          <table:table-cell office:value-type="float" office:value="-81.1538696289063" calcext:value-type="float">
            <text:p>-81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95.415885925293" calcext:value-type="float">
            <text:p>-95,4</text:p>
          </table:table-cell>
          <table:table-cell office:value-type="float" office:value="-87.6543426513672" calcext:value-type="float">
            <text:p>-87,7</text:p>
          </table:table-cell>
          <table:table-cell office:value-type="float" office:value="-79.8927993774414" calcext:value-type="float">
            <text:p>-79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93.9061050415039" calcext:value-type="float">
            <text:p>-93,9</text:p>
          </table:table-cell>
          <table:table-cell office:value-type="float" office:value="-85.97314453125" calcext:value-type="float">
            <text:p>-86,0</text:p>
          </table:table-cell>
          <table:table-cell office:value-type="float" office:value="-78.0401840209961" calcext:value-type="float">
            <text:p>-78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91.8289260864258" calcext:value-type="float">
            <text:p>-91,8</text:p>
          </table:table-cell>
          <table:table-cell office:value-type="float" office:value="-83.7367401123047" calcext:value-type="float">
            <text:p>-83,7</text:p>
          </table:table-cell>
          <table:table-cell office:value-type="float" office:value="-75.6445541381836" calcext:value-type="float">
            <text:p>-75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89.2976760864258" calcext:value-type="float">
            <text:p>-89,3</text:p>
          </table:table-cell>
          <table:table-cell office:value-type="float" office:value="-81.0835571289062" calcext:value-type="float">
            <text:p>-81,1</text:p>
          </table:table-cell>
          <table:table-cell office:value-type="float" office:value="-72.8694381713867" calcext:value-type="float">
            <text:p>-72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86.4269409179687" calcext:value-type="float">
            <text:p>-86,4</text:p>
          </table:table-cell>
          <table:table-cell office:value-type="float" office:value="-78.0983963012695" calcext:value-type="float">
            <text:p>-78,1</text:p>
          </table:table-cell>
          <table:table-cell office:value-type="float" office:value="-69.7698516845703" calcext:value-type="float">
            <text:p>-69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83.2502822875977" calcext:value-type="float">
            <text:p>-83,3</text:p>
          </table:table-cell>
          <table:table-cell office:value-type="float" office:value="-74.8649520874023" calcext:value-type="float">
            <text:p>-74,9</text:p>
          </table:table-cell>
          <table:table-cell office:value-type="float" office:value="-66.479621887207" calcext:value-type="float">
            <text:p>-66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79.8499145507813" calcext:value-type="float">
            <text:p>-79,8</text:p>
          </table:table-cell>
          <table:table-cell office:value-type="float" office:value="-71.4508361816406" calcext:value-type="float">
            <text:p>-71,5</text:p>
          </table:table-cell>
          <table:table-cell office:value-type="float" office:value="-63.0517578125" calcext:value-type="float">
            <text:p>-63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76.2865371704102" calcext:value-type="float">
            <text:p>-76,3</text:p>
          </table:table-cell>
          <table:table-cell office:value-type="float" office:value="-67.9205017089844" calcext:value-type="float">
            <text:p>-67,9</text:p>
          </table:table-cell>
          <table:table-cell office:value-type="float" office:value="-59.5544662475586" calcext:value-type="float">
            <text:p>-59,6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72.6336441040039" calcext:value-type="float">
            <text:p>-72,6</text:p>
          </table:table-cell>
          <table:table-cell office:value-type="float" office:value="-64.3190078735352" calcext:value-type="float">
            <text:p>-64,3</text:p>
          </table:table-cell>
          <table:table-cell office:value-type="float" office:value="-56.0043716430664" calcext:value-type="float">
            <text:p>-56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68.9148712158203" calcext:value-type="float">
            <text:p>-68,9</text:p>
          </table:table-cell>
          <table:table-cell office:value-type="float" office:value="-60.671012878418" calcext:value-type="float">
            <text:p>-60,7</text:p>
          </table:table-cell>
          <table:table-cell office:value-type="float" office:value="-52.4271545410156" calcext:value-type="float">
            <text:p>-52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65.1851272583008" calcext:value-type="float">
            <text:p>-65,2</text:p>
          </table:table-cell>
          <table:table-cell office:value-type="float" office:value="-57.0033531188965" calcext:value-type="float">
            <text:p>-57,0</text:p>
          </table:table-cell>
          <table:table-cell office:value-type="float" office:value="-48.8215789794922" calcext:value-type="float">
            <text:p>-48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61.4398231506348" calcext:value-type="float">
            <text:p>-61,4</text:p>
          </table:table-cell>
          <table:table-cell office:value-type="float" office:value="-53.3108596801758" calcext:value-type="float">
            <text:p>-53,3</text:p>
          </table:table-cell>
          <table:table-cell office:value-type="float" office:value="-45.1818962097168" calcext:value-type="float">
            <text:p>-45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57.6955032348633" calcext:value-type="float">
            <text:p>-57,7</text:p>
          </table:table-cell>
          <table:table-cell office:value-type="float" office:value="-49.6033668518066" calcext:value-type="float">
            <text:p>-49,6</text:p>
          </table:table-cell>
          <table:table-cell office:value-type="float" office:value="-41.51123046875" calcext:value-type="float">
            <text:p>-41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53.9349212646484" calcext:value-type="float">
            <text:p>-53,9</text:p>
          </table:table-cell>
          <table:table-cell office:value-type="float" office:value="-45.8667030334473" calcext:value-type="float">
            <text:p>-45,9</text:p>
          </table:table-cell>
          <table:table-cell office:value-type="float" office:value="-37.7984848022461" calcext:value-type="float">
            <text:p>-37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50.1543273925781" calcext:value-type="float">
            <text:p>-50,2</text:p>
          </table:table-cell>
          <table:table-cell office:value-type="float" office:value="-42.1002731323242" calcext:value-type="float">
            <text:p>-42,1</text:p>
          </table:table-cell>
          <table:table-cell office:value-type="float" office:value="-34.0462188720703" calcext:value-type="float">
            <text:p>-34,0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46.3429107666016" calcext:value-type="float">
            <text:p>-46,3</text:p>
          </table:table-cell>
          <table:table-cell office:value-type="float" office:value="-38.3099784851074" calcext:value-type="float">
            <text:p>-38,3</text:p>
          </table:table-cell>
          <table:table-cell office:value-type="float" office:value="-30.2770442962646" calcext:value-type="float">
            <text:p>-30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42.5195007324219" calcext:value-type="float">
            <text:p>-42,5</text:p>
          </table:table-cell>
          <table:table-cell office:value-type="float" office:value="-34.5152015686035" calcext:value-type="float">
            <text:p>-34,5</text:p>
          </table:table-cell>
          <table:table-cell office:value-type="float" office:value="-26.5109024047852" calcext:value-type="float">
            <text:p>-26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38.7074356079102" calcext:value-type="float">
            <text:p>-38,7</text:p>
          </table:table-cell>
          <table:table-cell office:value-type="float" office:value="-30.7432174682617" calcext:value-type="float">
            <text:p>-30,7</text:p>
          </table:table-cell>
          <table:table-cell office:value-type="float" office:value="-22.7789993286133" calcext:value-type="float">
            <text:p>-22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34.9423522949219" calcext:value-type="float">
            <text:p>-34,9</text:p>
          </table:table-cell>
          <table:table-cell office:value-type="float" office:value="-27.0138778686523" calcext:value-type="float">
            <text:p>-27,0</text:p>
          </table:table-cell>
          <table:table-cell office:value-type="float" office:value="-19.0854034423828" calcext:value-type="float">
            <text:p>-19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31.1956272125244" calcext:value-type="float">
            <text:p>-31,2</text:p>
          </table:table-cell>
          <table:table-cell office:value-type="float" office:value="-23.3335418701172" calcext:value-type="float">
            <text:p>-23,3</text:p>
          </table:table-cell>
          <table:table-cell office:value-type="float" office:value="-15.47145652771" calcext:value-type="float">
            <text:p>-15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27.4838752746582" calcext:value-type="float">
            <text:p>-27,5</text:p>
          </table:table-cell>
          <table:table-cell office:value-type="float" office:value="-19.7071075439453" calcext:value-type="float">
            <text:p>-19,7</text:p>
          </table:table-cell>
          <table:table-cell office:value-type="float" office:value="-11.9303398132324" calcext:value-type="float">
            <text:p>-11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23.8106422424316" calcext:value-type="float">
            <text:p>-23,8</text:p>
          </table:table-cell>
          <table:table-cell office:value-type="float" office:value="-16.1665115356445" calcext:value-type="float">
            <text:p>-16,2</text:p>
          </table:table-cell>
          <table:table-cell office:value-type="float" office:value="-8.52238082885742" calcext:value-type="float">
            <text:p>-8,5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20.24827003479" calcext:value-type="float">
            <text:p>-20,2</text:p>
          </table:table-cell>
          <table:table-cell office:value-type="float" office:value="-12.743748664856" calcext:value-type="float">
            <text:p>-12,7</text:p>
          </table:table-cell>
          <table:table-cell office:value-type="float" office:value="-5.23922729492188" calcext:value-type="float">
            <text:p>-5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16.8797855377197" calcext:value-type="float">
            <text:p>-16,9</text:p>
          </table:table-cell>
          <table:table-cell office:value-type="float" office:value="-9.52630615234375" calcext:value-type="float">
            <text:p>-9,5</text:p>
          </table:table-cell>
          <table:table-cell office:value-type="float" office:value="-2.17282629013062" calcext:value-type="float">
            <text:p>-2,2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13.7802906036377" calcext:value-type="float">
            <text:p>-13,8</text:p>
          </table:table-cell>
          <table:table-cell office:value-type="float" office:value="-6.54233741760254" calcext:value-type="float">
            <text:p>-6,5</text:p>
          </table:table-cell>
          <table:table-cell office:value-type="float" office:value="0.695615291595459" calcext:value-type="float">
            <text:p>0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10.9984273910522" calcext:value-type="float">
            <text:p>-11,0</text:p>
          </table:table-cell>
          <table:table-cell office:value-type="float" office:value="-3.81020641326904" calcext:value-type="float">
            <text:p>-3,8</text:p>
          </table:table-cell>
          <table:table-cell office:value-type="float" office:value="3.37801456451416" calcext:value-type="float">
            <text:p>3,4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8.48618125915527" calcext:value-type="float">
            <text:p>-8,5</text:p>
          </table:table-cell>
          <table:table-cell office:value-type="float" office:value="-1.37557864189148" calcext:value-type="float">
            <text:p>-1,4</text:p>
          </table:table-cell>
          <table:table-cell office:value-type="float" office:value="5.73502349853516" calcext:value-type="float">
            <text:p>5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6.36824512481689" calcext:value-type="float">
            <text:p>-6,4</text:p>
          </table:table-cell>
          <table:table-cell office:value-type="float" office:value="0.658367276191711" calcext:value-type="float">
            <text:p>0,7</text:p>
          </table:table-cell>
          <table:table-cell office:value-type="float" office:value="7.68497943878174" calcext:value-type="float">
            <text:p>7,7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4.64702796936035" calcext:value-type="float">
            <text:p>-4,6</text:p>
          </table:table-cell>
          <table:table-cell office:value-type="float" office:value="2.21064472198486" calcext:value-type="float">
            <text:p>2,2</text:p>
          </table:table-cell>
          <table:table-cell office:value-type="float" office:value="9.06831741333008" calcext:value-type="float">
            <text:p>9,1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3.46981978416443" calcext:value-type="float">
            <text:p>-3,5</text:p>
          </table:table-cell>
          <table:table-cell office:value-type="float" office:value="3.1541268825531" calcext:value-type="float">
            <text:p>3,2</text:p>
          </table:table-cell>
          <table:table-cell office:value-type="float" office:value="9.77807331085205" calcext:value-type="float">
            <text:p>9,8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2.88085055351257" calcext:value-type="float">
            <text:p>-2,9</text:p>
          </table:table-cell>
          <table:table-cell office:value-type="float" office:value="3.49916386604309" calcext:value-type="float">
            <text:p>3,5</text:p>
          </table:table-cell>
          <table:table-cell office:value-type="float" office:value="9.87917804718018" calcext:value-type="float">
            <text:p>9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3.02846264839172" calcext:value-type="float">
            <text:p>-3,0</text:p>
          </table:table-cell>
          <table:table-cell office:value-type="float" office:value="3.14394021034241" calcext:value-type="float">
            <text:p>3,1</text:p>
          </table:table-cell>
          <table:table-cell office:value-type="float" office:value="9.31634330749512" calcext:value-type="float">
            <text:p>9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3.69134044647217" calcext:value-type="float">
            <text:p>-3,7</text:p>
          </table:table-cell>
          <table:table-cell office:value-type="float" office:value="2.31775712966919" calcext:value-type="float">
            <text:p>2,3</text:p>
          </table:table-cell>
          <table:table-cell office:value-type="float" office:value="8.32685470581055" calcext:value-type="float">
            <text:p>8,3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4.86838340759277" calcext:value-type="float">
            <text:p>-4,9</text:p>
          </table:table-cell>
          <table:table-cell office:value-type="float" office:value="0.995429694652557" calcext:value-type="float">
            <text:p>1,0</text:p>
          </table:table-cell>
          <table:table-cell office:value-type="float" office:value="6.85924243927002" calcext:value-type="float">
            <text:p>6,9</text:p>
          </table:table-cell>
        </table:table-row>
        <table:table-row table:style-name="ro1">
          <table:table-cell table:style-name="ce3" office:value-type="string" calcext:value-type="string">
            <text:p>Foot Flex/Extens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6.47838592529297" calcext:value-type="float">
            <text:p>-6,5</text:p>
          </table:table-cell>
          <table:table-cell office:value-type="float" office:value="-0.643320202827454" calcext:value-type="float">
            <text:p>-0,6</text:p>
          </table:table-cell>
          <table:table-cell office:value-type="float" office:value="5.19174575805664" calcext:value-type="float">
            <text:p>5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17.4268760681152" calcext:value-type="float">
            <text:p>-17,4</text:p>
          </table:table-cell>
          <table:table-cell office:value-type="float" office:value="-11.1248254776001" calcext:value-type="float">
            <text:p>-11,1</text:p>
          </table:table-cell>
          <table:table-cell office:value-type="float" office:value="-4.82277584075928" calcext:value-type="float">
            <text:p>-4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-16.6895217895508" calcext:value-type="float">
            <text:p>-16,7</text:p>
          </table:table-cell>
          <table:table-cell office:value-type="float" office:value="-10.5451698303223" calcext:value-type="float">
            <text:p>-10,5</text:p>
          </table:table-cell>
          <table:table-cell office:value-type="float" office:value="-4.40081787109375" calcext:value-type="float">
            <text:p>-4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-16.0499725341797" calcext:value-type="float">
            <text:p>-16,0</text:p>
          </table:table-cell>
          <table:table-cell office:value-type="float" office:value="-9.96346664428711" calcext:value-type="float">
            <text:p>-10,0</text:p>
          </table:table-cell>
          <table:table-cell office:value-type="float" office:value="-3.87696123123169" calcext:value-type="float">
            <text:p>-3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3" calcext:value-type="percentage">
            <text:p>3%</text:p>
          </table:table-cell>
          <table:table-cell office:value-type="float" office:value="-15.3628978729248" calcext:value-type="float">
            <text:p>-15,4</text:p>
          </table:table-cell>
          <table:table-cell office:value-type="float" office:value="-9.24914455413818" calcext:value-type="float">
            <text:p>-9,2</text:p>
          </table:table-cell>
          <table:table-cell office:value-type="float" office:value="-3.13539123535156" calcext:value-type="float">
            <text:p>-3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4" calcext:value-type="percentage">
            <text:p>4%</text:p>
          </table:table-cell>
          <table:table-cell office:value-type="float" office:value="-14.6859798431396" calcext:value-type="float">
            <text:p>-14,7</text:p>
          </table:table-cell>
          <table:table-cell office:value-type="float" office:value="-8.45570850372314" calcext:value-type="float">
            <text:p>-8,5</text:p>
          </table:table-cell>
          <table:table-cell office:value-type="float" office:value="-2.2254376411438" calcext:value-type="float">
            <text:p>-2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14.0740394592285" calcext:value-type="float">
            <text:p>-14,1</text:p>
          </table:table-cell>
          <table:table-cell office:value-type="float" office:value="-7.63787841796875" calcext:value-type="float">
            <text:p>-7,6</text:p>
          </table:table-cell>
          <table:table-cell office:value-type="float" office:value="-1.20171689987183" calcext:value-type="float">
            <text:p>-1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-13.5395603179932" calcext:value-type="float">
            <text:p>-13,5</text:p>
          </table:table-cell>
          <table:table-cell office:value-type="float" office:value="-6.86289882659912" calcext:value-type="float">
            <text:p>-6,9</text:p>
          </table:table-cell>
          <table:table-cell office:value-type="float" office:value="-0.186237335205078" calcext:value-type="float">
            <text:p>-0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-13.075403213501" calcext:value-type="float">
            <text:p>-13,1</text:p>
          </table:table-cell>
          <table:table-cell office:value-type="float" office:value="-6.21234464645386" calcext:value-type="float">
            <text:p>-6,2</text:p>
          </table:table-cell>
          <table:table-cell office:value-type="float" office:value="0.65071439743042" calcext:value-type="float">
            <text:p>0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-12.6789512634277" calcext:value-type="float">
            <text:p>-12,7</text:p>
          </table:table-cell>
          <table:table-cell office:value-type="float" office:value="-5.74190807342529" calcext:value-type="float">
            <text:p>-5,7</text:p>
          </table:table-cell>
          <table:table-cell office:value-type="float" office:value="1.19513511657715" calcext:value-type="float">
            <text:p>1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-12.3471240997314" calcext:value-type="float">
            <text:p>-12,3</text:p>
          </table:table-cell>
          <table:table-cell office:value-type="float" office:value="-5.46495008468628" calcext:value-type="float">
            <text:p>-5,5</text:p>
          </table:table-cell>
          <table:table-cell office:value-type="float" office:value="1.41722345352173" calcext:value-type="float">
            <text:p>1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12.1252288818359" calcext:value-type="float">
            <text:p>-12,1</text:p>
          </table:table-cell>
          <table:table-cell office:value-type="float" office:value="-5.35604381561279" calcext:value-type="float">
            <text:p>-5,4</text:p>
          </table:table-cell>
          <table:table-cell office:value-type="float" office:value="1.41314125061035" calcext:value-type="float">
            <text:p>1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-12.0204696655273" calcext:value-type="float">
            <text:p>-12,0</text:p>
          </table:table-cell>
          <table:table-cell office:value-type="float" office:value="-5.36567831039429" calcext:value-type="float">
            <text:p>-5,4</text:p>
          </table:table-cell>
          <table:table-cell office:value-type="float" office:value="1.28911304473877" calcext:value-type="float">
            <text:p>1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2" calcext:value-type="percentage">
            <text:p>12%</text:p>
          </table:table-cell>
          <table:table-cell office:value-type="float" office:value="-12.0487308502197" calcext:value-type="float">
            <text:p>-12,0</text:p>
          </table:table-cell>
          <table:table-cell office:value-type="float" office:value="-5.47252511978149" calcext:value-type="float">
            <text:p>-5,5</text:p>
          </table:table-cell>
          <table:table-cell office:value-type="float" office:value="1.1036810874939" calcext:value-type="float">
            <text:p>1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-12.1805696487427" calcext:value-type="float">
            <text:p>-12,2</text:p>
          </table:table-cell>
          <table:table-cell office:value-type="float" office:value="-5.65415906906128" calcext:value-type="float">
            <text:p>-5,7</text:p>
          </table:table-cell>
          <table:table-cell office:value-type="float" office:value="0.872251510620117" calcext:value-type="float">
            <text:p>0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-12.3954219818115" calcext:value-type="float">
            <text:p>-12,4</text:p>
          </table:table-cell>
          <table:table-cell office:value-type="float" office:value="-5.90655994415283" calcext:value-type="float">
            <text:p>-5,9</text:p>
          </table:table-cell>
          <table:table-cell office:value-type="float" office:value="0.582302093505859" calcext:value-type="float">
            <text:p>0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-12.6677846908569" calcext:value-type="float">
            <text:p>-12,7</text:p>
          </table:table-cell>
          <table:table-cell office:value-type="float" office:value="-6.2435564994812" calcext:value-type="float">
            <text:p>-6,2</text:p>
          </table:table-cell>
          <table:table-cell office:value-type="float" office:value="0.180671691894531" calcext:value-type="float">
            <text:p>0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6" calcext:value-type="percentage">
            <text:p>16%</text:p>
          </table:table-cell>
          <table:table-cell office:value-type="float" office:value="-12.9761028289795" calcext:value-type="float">
            <text:p>-13,0</text:p>
          </table:table-cell>
          <table:table-cell office:value-type="float" office:value="-6.60165596008301" calcext:value-type="float">
            <text:p>-6,6</text:p>
          </table:table-cell>
          <table:table-cell office:value-type="float" office:value="-0.227209568023682" calcext:value-type="float">
            <text:p>-0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-13.3094091415405" calcext:value-type="float">
            <text:p>-13,3</text:p>
          </table:table-cell>
          <table:table-cell office:value-type="float" office:value="-6.9564323425293" calcext:value-type="float">
            <text:p>-7,0</text:p>
          </table:table-cell>
          <table:table-cell office:value-type="float" office:value="-0.603455543518066" calcext:value-type="float">
            <text:p>-0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-13.6491737365723" calcext:value-type="float">
            <text:p>-13,6</text:p>
          </table:table-cell>
          <table:table-cell office:value-type="float" office:value="-7.27251148223877" calcext:value-type="float">
            <text:p>-7,3</text:p>
          </table:table-cell>
          <table:table-cell office:value-type="float" office:value="-0.895849227905273" calcext:value-type="float">
            <text:p>-0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-13.9822301864624" calcext:value-type="float">
            <text:p>-14,0</text:p>
          </table:table-cell>
          <table:table-cell office:value-type="float" office:value="-7.5436282157898" calcext:value-type="float">
            <text:p>-7,5</text:p>
          </table:table-cell>
          <table:table-cell office:value-type="float" office:value="-1.10502624511719" calcext:value-type="float">
            <text:p>-1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14.2879505157471" calcext:value-type="float">
            <text:p>-14,3</text:p>
          </table:table-cell>
          <table:table-cell office:value-type="float" office:value="-7.77040863037109" calcext:value-type="float">
            <text:p>-7,8</text:p>
          </table:table-cell>
          <table:table-cell office:value-type="float" office:value="-1.25286626815796" calcext:value-type="float">
            <text:p>-1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-14.5521697998047" calcext:value-type="float">
            <text:p>-14,6</text:p>
          </table:table-cell>
          <table:table-cell office:value-type="float" office:value="-7.96677732467651" calcext:value-type="float">
            <text:p>-8,0</text:p>
          </table:table-cell>
          <table:table-cell office:value-type="float" office:value="-1.38138437271118" calcext:value-type="float">
            <text:p>-1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2" calcext:value-type="percentage">
            <text:p>22%</text:p>
          </table:table-cell>
          <table:table-cell office:value-type="float" office:value="-14.7816390991211" calcext:value-type="float">
            <text:p>-14,8</text:p>
          </table:table-cell>
          <table:table-cell office:value-type="float" office:value="-8.14344310760498" calcext:value-type="float">
            <text:p>-8,1</text:p>
          </table:table-cell>
          <table:table-cell office:value-type="float" office:value="-1.50524759292603" calcext:value-type="float">
            <text:p>-1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-14.9872493743896" calcext:value-type="float">
            <text:p>-15,0</text:p>
          </table:table-cell>
          <table:table-cell office:value-type="float" office:value="-8.30275440216064" calcext:value-type="float">
            <text:p>-8,3</text:p>
          </table:table-cell>
          <table:table-cell office:value-type="float" office:value="-1.61825895309448" calcext:value-type="float">
            <text:p>-1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-15.2014122009277" calcext:value-type="float">
            <text:p>-15,2</text:p>
          </table:table-cell>
          <table:table-cell office:value-type="float" office:value="-8.46166324615479" calcext:value-type="float">
            <text:p>-8,5</text:p>
          </table:table-cell>
          <table:table-cell office:value-type="float" office:value="-1.72191381454468" calcext:value-type="float">
            <text:p>-1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-15.4088573455811" calcext:value-type="float">
            <text:p>-15,4</text:p>
          </table:table-cell>
          <table:table-cell office:value-type="float" office:value="-8.61816215515137" calcext:value-type="float">
            <text:p>-8,6</text:p>
          </table:table-cell>
          <table:table-cell office:value-type="float" office:value="-1.82746648788452" calcext:value-type="float">
            <text:p>-1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6" calcext:value-type="percentage">
            <text:p>26%</text:p>
          </table:table-cell>
          <table:table-cell office:value-type="float" office:value="-15.6079635620117" calcext:value-type="float">
            <text:p>-15,6</text:p>
          </table:table-cell>
          <table:table-cell office:value-type="float" office:value="-8.7941837310791" calcext:value-type="float">
            <text:p>-8,8</text:p>
          </table:table-cell>
          <table:table-cell office:value-type="float" office:value="-1.98040390014648" calcext:value-type="float">
            <text:p>-2,0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-15.7892084121704" calcext:value-type="float">
            <text:p>-15,8</text:p>
          </table:table-cell>
          <table:table-cell office:value-type="float" office:value="-8.98612403869629" calcext:value-type="float">
            <text:p>-9,0</text:p>
          </table:table-cell>
          <table:table-cell office:value-type="float" office:value="-2.18303966522217" calcext:value-type="float">
            <text:p>-2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8" calcext:value-type="percentage">
            <text:p>28%</text:p>
          </table:table-cell>
          <table:table-cell office:value-type="float" office:value="-15.9834203720093" calcext:value-type="float">
            <text:p>-16,0</text:p>
          </table:table-cell>
          <table:table-cell office:value-type="float" office:value="-9.19918918609619" calcext:value-type="float">
            <text:p>-9,2</text:p>
          </table:table-cell>
          <table:table-cell office:value-type="float" office:value="-2.41495800018311" calcext:value-type="float">
            <text:p>-2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-16.2162857055664" calcext:value-type="float">
            <text:p>-16,2</text:p>
          </table:table-cell>
          <table:table-cell office:value-type="float" office:value="-9.42663192749023" calcext:value-type="float">
            <text:p>-9,4</text:p>
          </table:table-cell>
          <table:table-cell office:value-type="float" office:value="-2.63697862625122" calcext:value-type="float">
            <text:p>-2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6.4125347137451" calcext:value-type="float">
            <text:p>-16,4</text:p>
          </table:table-cell>
          <table:table-cell office:value-type="float" office:value="-9.64949131011963" calcext:value-type="float">
            <text:p>-9,6</text:p>
          </table:table-cell>
          <table:table-cell office:value-type="float" office:value="-2.88644742965698" calcext:value-type="float">
            <text:p>-2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-16.6271114349365" calcext:value-type="float">
            <text:p>-16,6</text:p>
          </table:table-cell>
          <table:table-cell office:value-type="float" office:value="-9.89404582977295" calcext:value-type="float">
            <text:p>-9,9</text:p>
          </table:table-cell>
          <table:table-cell office:value-type="float" office:value="-3.16098070144653" calcext:value-type="float">
            <text:p>-3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2" calcext:value-type="percentage">
            <text:p>32%</text:p>
          </table:table-cell>
          <table:table-cell office:value-type="float" office:value="-16.859058380127" calcext:value-type="float">
            <text:p>-16,9</text:p>
          </table:table-cell>
          <table:table-cell office:value-type="float" office:value="-10.1611795425415" calcext:value-type="float">
            <text:p>-10,2</text:p>
          </table:table-cell>
          <table:table-cell office:value-type="float" office:value="-3.46329975128174" calcext:value-type="float">
            <text:p>-3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3" calcext:value-type="percentage">
            <text:p>33%</text:p>
          </table:table-cell>
          <table:table-cell office:value-type="float" office:value="-17.1335029602051" calcext:value-type="float">
            <text:p>-17,1</text:p>
          </table:table-cell>
          <table:table-cell office:value-type="float" office:value="-10.4493646621704" calcext:value-type="float">
            <text:p>-10,4</text:p>
          </table:table-cell>
          <table:table-cell office:value-type="float" office:value="-3.76522588729858" calcext:value-type="float">
            <text:p>-3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-17.4624500274658" calcext:value-type="float">
            <text:p>-17,5</text:p>
          </table:table-cell>
          <table:table-cell office:value-type="float" office:value="-10.7560873031616" calcext:value-type="float">
            <text:p>-10,8</text:p>
          </table:table-cell>
          <table:table-cell office:value-type="float" office:value="-4.04972457885742" calcext:value-type="float">
            <text:p>-4,0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5" calcext:value-type="percentage">
            <text:p>35%</text:p>
          </table:table-cell>
          <table:table-cell office:value-type="float" office:value="-17.8092727661133" calcext:value-type="float">
            <text:p>-17,8</text:p>
          </table:table-cell>
          <table:table-cell office:value-type="float" office:value="-11.0658111572266" calcext:value-type="float">
            <text:p>-11,1</text:p>
          </table:table-cell>
          <table:table-cell office:value-type="float" office:value="-4.32234954833984" calcext:value-type="float">
            <text:p>-4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6" calcext:value-type="percentage">
            <text:p>36%</text:p>
          </table:table-cell>
          <table:table-cell office:value-type="float" office:value="-18.1638298034668" calcext:value-type="float">
            <text:p>-18,2</text:p>
          </table:table-cell>
          <table:table-cell office:value-type="float" office:value="-11.379168510437" calcext:value-type="float">
            <text:p>-11,4</text:p>
          </table:table-cell>
          <table:table-cell office:value-type="float" office:value="-4.59450721740723" calcext:value-type="float">
            <text:p>-4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-18.5112133026123" calcext:value-type="float">
            <text:p>-18,5</text:p>
          </table:table-cell>
          <table:table-cell office:value-type="float" office:value="-11.6939859390259" calcext:value-type="float">
            <text:p>-11,7</text:p>
          </table:table-cell>
          <table:table-cell office:value-type="float" office:value="-4.87675857543945" calcext:value-type="float">
            <text:p>-4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-18.8496589660645" calcext:value-type="float">
            <text:p>-18,8</text:p>
          </table:table-cell>
          <table:table-cell office:value-type="float" office:value="-12.0067338943481" calcext:value-type="float">
            <text:p>-12,0</text:p>
          </table:table-cell>
          <table:table-cell office:value-type="float" office:value="-5.16380929946899" calcext:value-type="float">
            <text:p>-5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39" calcext:value-type="percentage">
            <text:p>39%</text:p>
          </table:table-cell>
          <table:table-cell office:value-type="float" office:value="-19.1696090698242" calcext:value-type="float">
            <text:p>-19,2</text:p>
          </table:table-cell>
          <table:table-cell office:value-type="float" office:value="-12.3074359893799" calcext:value-type="float">
            <text:p>-12,3</text:p>
          </table:table-cell>
          <table:table-cell office:value-type="float" office:value="-5.44526338577271" calcext:value-type="float">
            <text:p>-5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19.4615726470947" calcext:value-type="float">
            <text:p>-19,5</text:p>
          </table:table-cell>
          <table:table-cell office:value-type="float" office:value="-12.5904750823975" calcext:value-type="float">
            <text:p>-12,6</text:p>
          </table:table-cell>
          <table:table-cell office:value-type="float" office:value="-5.7193775177002" calcext:value-type="float">
            <text:p>-5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1" calcext:value-type="percentage">
            <text:p>41%</text:p>
          </table:table-cell>
          <table:table-cell office:value-type="float" office:value="-19.7190036773682" calcext:value-type="float">
            <text:p>-19,7</text:p>
          </table:table-cell>
          <table:table-cell office:value-type="float" office:value="-12.848051071167" calcext:value-type="float">
            <text:p>-12,8</text:p>
          </table:table-cell>
          <table:table-cell office:value-type="float" office:value="-5.97709894180298" calcext:value-type="float">
            <text:p>-6,0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2" calcext:value-type="percentage">
            <text:p>42%</text:p>
          </table:table-cell>
          <table:table-cell office:value-type="float" office:value="-19.934024810791" calcext:value-type="float">
            <text:p>-19,9</text:p>
          </table:table-cell>
          <table:table-cell office:value-type="float" office:value="-13.0771236419678" calcext:value-type="float">
            <text:p>-13,1</text:p>
          </table:table-cell>
          <table:table-cell office:value-type="float" office:value="-6.22022247314453" calcext:value-type="float">
            <text:p>-6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3" calcext:value-type="percentage">
            <text:p>43%</text:p>
          </table:table-cell>
          <table:table-cell office:value-type="float" office:value="-20.114429473877" calcext:value-type="float">
            <text:p>-20,1</text:p>
          </table:table-cell>
          <table:table-cell office:value-type="float" office:value="-13.2629919052124" calcext:value-type="float">
            <text:p>-13,3</text:p>
          </table:table-cell>
          <table:table-cell office:value-type="float" office:value="-6.41155385971069" calcext:value-type="float">
            <text:p>-6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4" calcext:value-type="percentage">
            <text:p>44%</text:p>
          </table:table-cell>
          <table:table-cell office:value-type="float" office:value="-20.2664184570312" calcext:value-type="float">
            <text:p>-20,3</text:p>
          </table:table-cell>
          <table:table-cell office:value-type="float" office:value="-13.4013729095459" calcext:value-type="float">
            <text:p>-13,4</text:p>
          </table:table-cell>
          <table:table-cell office:value-type="float" office:value="-6.53632640838623" calcext:value-type="float">
            <text:p>-6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5" calcext:value-type="percentage">
            <text:p>45%</text:p>
          </table:table-cell>
          <table:table-cell office:value-type="float" office:value="-20.3973979949951" calcext:value-type="float">
            <text:p>-20,4</text:p>
          </table:table-cell>
          <table:table-cell office:value-type="float" office:value="-13.4877376556396" calcext:value-type="float">
            <text:p>-13,5</text:p>
          </table:table-cell>
          <table:table-cell office:value-type="float" office:value="-6.57807683944702" calcext:value-type="float">
            <text:p>-6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6" calcext:value-type="percentage">
            <text:p>46%</text:p>
          </table:table-cell>
          <table:table-cell office:value-type="float" office:value="-20.5055656433105" calcext:value-type="float">
            <text:p>-20,5</text:p>
          </table:table-cell>
          <table:table-cell office:value-type="float" office:value="-13.5321702957153" calcext:value-type="float">
            <text:p>-13,5</text:p>
          </table:table-cell>
          <table:table-cell office:value-type="float" office:value="-6.55877494812012" calcext:value-type="float">
            <text:p>-6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7" calcext:value-type="percentage">
            <text:p>47%</text:p>
          </table:table-cell>
          <table:table-cell office:value-type="float" office:value="-20.5994415283203" calcext:value-type="float">
            <text:p>-20,6</text:p>
          </table:table-cell>
          <table:table-cell office:value-type="float" office:value="-13.5439510345459" calcext:value-type="float">
            <text:p>-13,5</text:p>
          </table:table-cell>
          <table:table-cell office:value-type="float" office:value="-6.48846006393433" calcext:value-type="float">
            <text:p>-6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8" calcext:value-type="percentage">
            <text:p>48%</text:p>
          </table:table-cell>
          <table:table-cell office:value-type="float" office:value="-20.6812553405762" calcext:value-type="float">
            <text:p>-20,7</text:p>
          </table:table-cell>
          <table:table-cell office:value-type="float" office:value="-13.5438585281372" calcext:value-type="float">
            <text:p>-13,5</text:p>
          </table:table-cell>
          <table:table-cell office:value-type="float" office:value="-6.40646266937256" calcext:value-type="float">
            <text:p>-6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-20.746826171875" calcext:value-type="float">
            <text:p>-20,7</text:p>
          </table:table-cell>
          <table:table-cell office:value-type="float" office:value="-13.5407524108887" calcext:value-type="float">
            <text:p>-13,5</text:p>
          </table:table-cell>
          <table:table-cell office:value-type="float" office:value="-6.33467817306519" calcext:value-type="float">
            <text:p>-6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20.7983741760254" calcext:value-type="float">
            <text:p>-20,8</text:p>
          </table:table-cell>
          <table:table-cell office:value-type="float" office:value="-13.5498132705688" calcext:value-type="float">
            <text:p>-13,5</text:p>
          </table:table-cell>
          <table:table-cell office:value-type="float" office:value="-6.30125188827515" calcext:value-type="float">
            <text:p>-6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-20.8142566680908" calcext:value-type="float">
            <text:p>-20,8</text:p>
          </table:table-cell>
          <table:table-cell office:value-type="float" office:value="-13.5559663772583" calcext:value-type="float">
            <text:p>-13,6</text:p>
          </table:table-cell>
          <table:table-cell office:value-type="float" office:value="-6.29767608642578" calcext:value-type="float">
            <text:p>-6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2" calcext:value-type="percentage">
            <text:p>52%</text:p>
          </table:table-cell>
          <table:table-cell office:value-type="float" office:value="-20.7827377319336" calcext:value-type="float">
            <text:p>-20,8</text:p>
          </table:table-cell>
          <table:table-cell office:value-type="float" office:value="-13.5354137420654" calcext:value-type="float">
            <text:p>-13,5</text:p>
          </table:table-cell>
          <table:table-cell office:value-type="float" office:value="-6.28809070587158" calcext:value-type="float">
            <text:p>-6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3" calcext:value-type="percentage">
            <text:p>53%</text:p>
          </table:table-cell>
          <table:table-cell office:value-type="float" office:value="-20.6965923309326" calcext:value-type="float">
            <text:p>-20,7</text:p>
          </table:table-cell>
          <table:table-cell office:value-type="float" office:value="-13.4857444763184" calcext:value-type="float">
            <text:p>-13,5</text:p>
          </table:table-cell>
          <table:table-cell office:value-type="float" office:value="-6.2748966217041" calcext:value-type="float">
            <text:p>-6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4" calcext:value-type="percentage">
            <text:p>54%</text:p>
          </table:table-cell>
          <table:table-cell office:value-type="float" office:value="-20.5445384979248" calcext:value-type="float">
            <text:p>-20,5</text:p>
          </table:table-cell>
          <table:table-cell office:value-type="float" office:value="-13.3897733688355" calcext:value-type="float">
            <text:p>-13,4</text:p>
          </table:table-cell>
          <table:table-cell office:value-type="float" office:value="-6.23500871658325" calcext:value-type="float">
            <text:p>-6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5" calcext:value-type="percentage">
            <text:p>55%</text:p>
          </table:table-cell>
          <table:table-cell office:value-type="float" office:value="-20.3236961364746" calcext:value-type="float">
            <text:p>-20,3</text:p>
          </table:table-cell>
          <table:table-cell office:value-type="float" office:value="-13.2447843551636" calcext:value-type="float">
            <text:p>-13,2</text:p>
          </table:table-cell>
          <table:table-cell office:value-type="float" office:value="-6.16587162017822" calcext:value-type="float">
            <text:p>-6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-20.0448112487793" calcext:value-type="float">
            <text:p>-20,0</text:p>
          </table:table-cell>
          <table:table-cell office:value-type="float" office:value="-13.0573530197144" calcext:value-type="float">
            <text:p>-13,1</text:p>
          </table:table-cell>
          <table:table-cell office:value-type="float" office:value="-6.06989479064941" calcext:value-type="float">
            <text:p>-6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7" calcext:value-type="percentage">
            <text:p>57%</text:p>
          </table:table-cell>
          <table:table-cell office:value-type="float" office:value="-19.7296714782715" calcext:value-type="float">
            <text:p>-19,7</text:p>
          </table:table-cell>
          <table:table-cell office:value-type="float" office:value="-12.8289995193481" calcext:value-type="float">
            <text:p>-12,8</text:p>
          </table:table-cell>
          <table:table-cell office:value-type="float" office:value="-5.92832708358765" calcext:value-type="float">
            <text:p>-5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-19.4007339477539" calcext:value-type="float">
            <text:p>-19,4</text:p>
          </table:table-cell>
          <table:table-cell office:value-type="float" office:value="-12.5694561004639" calcext:value-type="float">
            <text:p>-12,6</text:p>
          </table:table-cell>
          <table:table-cell office:value-type="float" office:value="-5.73817729949951" calcext:value-type="float">
            <text:p>-5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59" calcext:value-type="percentage">
            <text:p>59%</text:p>
          </table:table-cell>
          <table:table-cell office:value-type="float" office:value="-19.0965518951416" calcext:value-type="float">
            <text:p>-19,1</text:p>
          </table:table-cell>
          <table:table-cell office:value-type="float" office:value="-12.2893543243408" calcext:value-type="float">
            <text:p>-12,3</text:p>
          </table:table-cell>
          <table:table-cell office:value-type="float" office:value="-5.48215675354004" calcext:value-type="float">
            <text:p>-5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-18.8148803710937" calcext:value-type="float">
            <text:p>-18,8</text:p>
          </table:table-cell>
          <table:table-cell office:value-type="float" office:value="-11.9950742721558" calcext:value-type="float">
            <text:p>-12,0</text:p>
          </table:table-cell>
          <table:table-cell office:value-type="float" office:value="-5.17526769638062" calcext:value-type="float">
            <text:p>-5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1" calcext:value-type="percentage">
            <text:p>61%</text:p>
          </table:table-cell>
          <table:table-cell office:value-type="float" office:value="-18.6113777160645" calcext:value-type="float">
            <text:p>-18,6</text:p>
          </table:table-cell>
          <table:table-cell office:value-type="float" office:value="-11.7245235443115" calcext:value-type="float">
            <text:p>-11,7</text:p>
          </table:table-cell>
          <table:table-cell office:value-type="float" office:value="-4.83766889572144" calcext:value-type="float">
            <text:p>-4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-18.506462097168" calcext:value-type="float">
            <text:p>-18,5</text:p>
          </table:table-cell>
          <table:table-cell office:value-type="float" office:value="-11.5023536682129" calcext:value-type="float">
            <text:p>-11,5</text:p>
          </table:table-cell>
          <table:table-cell office:value-type="float" office:value="-4.4982442855835" calcext:value-type="float">
            <text:p>-4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3" calcext:value-type="percentage">
            <text:p>63%</text:p>
          </table:table-cell>
          <table:table-cell office:value-type="float" office:value="-18.5593509674072" calcext:value-type="float">
            <text:p>-18,6</text:p>
          </table:table-cell>
          <table:table-cell office:value-type="float" office:value="-11.3875246047974" calcext:value-type="float">
            <text:p>-11,4</text:p>
          </table:table-cell>
          <table:table-cell office:value-type="float" office:value="-4.21569776535034" calcext:value-type="float">
            <text:p>-4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4" calcext:value-type="percentage">
            <text:p>64%</text:p>
          </table:table-cell>
          <table:table-cell office:value-type="float" office:value="-18.7451419830322" calcext:value-type="float">
            <text:p>-18,7</text:p>
          </table:table-cell>
          <table:table-cell office:value-type="float" office:value="-11.4046440124512" calcext:value-type="float">
            <text:p>-11,4</text:p>
          </table:table-cell>
          <table:table-cell office:value-type="float" office:value="-4.06414651870728" calcext:value-type="float">
            <text:p>-4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5" calcext:value-type="percentage">
            <text:p>65%</text:p>
          </table:table-cell>
          <table:table-cell office:value-type="float" office:value="-19.0678310394287" calcext:value-type="float">
            <text:p>-19,1</text:p>
          </table:table-cell>
          <table:table-cell office:value-type="float" office:value="-11.5769557952881" calcext:value-type="float">
            <text:p>-11,6</text:p>
          </table:table-cell>
          <table:table-cell office:value-type="float" office:value="-4.08608102798462" calcext:value-type="float">
            <text:p>-4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6" calcext:value-type="percentage">
            <text:p>66%</text:p>
          </table:table-cell>
          <table:table-cell office:value-type="float" office:value="-19.4909210205078" calcext:value-type="float">
            <text:p>-19,5</text:p>
          </table:table-cell>
          <table:table-cell office:value-type="float" office:value="-11.9055013656616" calcext:value-type="float">
            <text:p>-11,9</text:p>
          </table:table-cell>
          <table:table-cell office:value-type="float" office:value="-4.32008266448975" calcext:value-type="float">
            <text:p>-4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7" calcext:value-type="percentage">
            <text:p>67%</text:p>
          </table:table-cell>
          <table:table-cell office:value-type="float" office:value="-20.000171661377" calcext:value-type="float">
            <text:p>-20,0</text:p>
          </table:table-cell>
          <table:table-cell office:value-type="float" office:value="-12.3674602508545" calcext:value-type="float">
            <text:p>-12,4</text:p>
          </table:table-cell>
          <table:table-cell office:value-type="float" office:value="-4.73474836349487" calcext:value-type="float">
            <text:p>-4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-20.575325012207" calcext:value-type="float">
            <text:p>-20,6</text:p>
          </table:table-cell>
          <table:table-cell office:value-type="float" office:value="-12.9305458068848" calcext:value-type="float">
            <text:p>-12,9</text:p>
          </table:table-cell>
          <table:table-cell office:value-type="float" office:value="-5.28576755523682" calcext:value-type="float">
            <text:p>-5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69" calcext:value-type="percentage">
            <text:p>69%</text:p>
          </table:table-cell>
          <table:table-cell office:value-type="float" office:value="-21.1883754730225" calcext:value-type="float">
            <text:p>-21,2</text:p>
          </table:table-cell>
          <table:table-cell office:value-type="float" office:value="-13.5543413162231" calcext:value-type="float">
            <text:p>-13,6</text:p>
          </table:table-cell>
          <table:table-cell office:value-type="float" office:value="-5.92030715942383" calcext:value-type="float">
            <text:p>-5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-21.8270893096924" calcext:value-type="float">
            <text:p>-21,8</text:p>
          </table:table-cell>
          <table:table-cell office:value-type="float" office:value="-14.2088613510132" calcext:value-type="float">
            <text:p>-14,2</text:p>
          </table:table-cell>
          <table:table-cell office:value-type="float" office:value="-6.59063291549683" calcext:value-type="float">
            <text:p>-6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-22.446081161499" calcext:value-type="float">
            <text:p>-22,4</text:p>
          </table:table-cell>
          <table:table-cell office:value-type="float" office:value="-14.8567085266113" calcext:value-type="float">
            <text:p>-14,9</text:p>
          </table:table-cell>
          <table:table-cell office:value-type="float" office:value="-7.26733636856079" calcext:value-type="float">
            <text:p>-7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2" calcext:value-type="percentage">
            <text:p>72%</text:p>
          </table:table-cell>
          <table:table-cell office:value-type="float" office:value="-23.0477523803711" calcext:value-type="float">
            <text:p>-23,0</text:p>
          </table:table-cell>
          <table:table-cell office:value-type="float" office:value="-15.4975643157959" calcext:value-type="float">
            <text:p>-15,5</text:p>
          </table:table-cell>
          <table:table-cell office:value-type="float" office:value="-7.9473762512207" calcext:value-type="float">
            <text:p>-7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-23.6000232696533" calcext:value-type="float">
            <text:p>-23,6</text:p>
          </table:table-cell>
          <table:table-cell office:value-type="float" office:value="-16.114294052124" calcext:value-type="float">
            <text:p>-16,1</text:p>
          </table:table-cell>
          <table:table-cell office:value-type="float" office:value="-8.62856483459473" calcext:value-type="float">
            <text:p>-8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4" calcext:value-type="percentage">
            <text:p>74%</text:p>
          </table:table-cell>
          <table:table-cell office:value-type="float" office:value="-24.1032943725586" calcext:value-type="float">
            <text:p>-24,1</text:p>
          </table:table-cell>
          <table:table-cell office:value-type="float" office:value="-16.6791248321533" calcext:value-type="float">
            <text:p>-16,7</text:p>
          </table:table-cell>
          <table:table-cell office:value-type="float" office:value="-9.25495529174805" calcext:value-type="float">
            <text:p>-9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24.5600032806396" calcext:value-type="float">
            <text:p>-24,6</text:p>
          </table:table-cell>
          <table:table-cell office:value-type="float" office:value="-17.1756362915039" calcext:value-type="float">
            <text:p>-17,2</text:p>
          </table:table-cell>
          <table:table-cell office:value-type="float" office:value="-9.79126930236816" calcext:value-type="float">
            <text:p>-9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-24.9405193328857" calcext:value-type="float">
            <text:p>-24,9</text:p>
          </table:table-cell>
          <table:table-cell office:value-type="float" office:value="-17.5838813781738" calcext:value-type="float">
            <text:p>-17,6</text:p>
          </table:table-cell>
          <table:table-cell office:value-type="float" office:value="-10.2272434234619" calcext:value-type="float">
            <text:p>-10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-25.2619190216064" calcext:value-type="float">
            <text:p>-25,3</text:p>
          </table:table-cell>
          <table:table-cell office:value-type="float" office:value="-17.9264907836914" calcext:value-type="float">
            <text:p>-17,9</text:p>
          </table:table-cell>
          <table:table-cell office:value-type="float" office:value="-10.5910625457764" calcext:value-type="float">
            <text:p>-10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-25.4916439056396" calcext:value-type="float">
            <text:p>-25,5</text:p>
          </table:table-cell>
          <table:table-cell office:value-type="float" office:value="-18.2026767730713" calcext:value-type="float">
            <text:p>-18,2</text:p>
          </table:table-cell>
          <table:table-cell office:value-type="float" office:value="-10.9137096405029" calcext:value-type="float">
            <text:p>-10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-25.6342468261719" calcext:value-type="float">
            <text:p>-25,6</text:p>
          </table:table-cell>
          <table:table-cell office:value-type="float" office:value="-18.410099029541" calcext:value-type="float">
            <text:p>-18,4</text:p>
          </table:table-cell>
          <table:table-cell office:value-type="float" office:value="-11.1859512329102" calcext:value-type="float">
            <text:p>-11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-25.7103843688965" calcext:value-type="float">
            <text:p>-25,7</text:p>
          </table:table-cell>
          <table:table-cell office:value-type="float" office:value="-18.543478012085" calcext:value-type="float">
            <text:p>-18,5</text:p>
          </table:table-cell>
          <table:table-cell office:value-type="float" office:value="-11.3765716552734" calcext:value-type="float">
            <text:p>-11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-25.6730079650879" calcext:value-type="float">
            <text:p>-25,7</text:p>
          </table:table-cell>
          <table:table-cell office:value-type="float" office:value="-18.5715351104736" calcext:value-type="float">
            <text:p>-18,6</text:p>
          </table:table-cell>
          <table:table-cell office:value-type="float" office:value="-11.4700622558594" calcext:value-type="float">
            <text:p>-11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-25.5745391845703" calcext:value-type="float">
            <text:p>-25,6</text:p>
          </table:table-cell>
          <table:table-cell office:value-type="float" office:value="-18.5187397003174" calcext:value-type="float">
            <text:p>-18,5</text:p>
          </table:table-cell>
          <table:table-cell office:value-type="float" office:value="-11.4629402160645" calcext:value-type="float">
            <text:p>-11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-25.3692665100098" calcext:value-type="float">
            <text:p>-25,4</text:p>
          </table:table-cell>
          <table:table-cell office:value-type="float" office:value="-18.3684482574463" calcext:value-type="float">
            <text:p>-18,4</text:p>
          </table:table-cell>
          <table:table-cell office:value-type="float" office:value="-11.3676300048828" calcext:value-type="float">
            <text:p>-11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4" calcext:value-type="percentage">
            <text:p>84%</text:p>
          </table:table-cell>
          <table:table-cell office:value-type="float" office:value="-25.1078033447266" calcext:value-type="float">
            <text:p>-25,1</text:p>
          </table:table-cell>
          <table:table-cell office:value-type="float" office:value="-18.1316070556641" calcext:value-type="float">
            <text:p>-18,1</text:p>
          </table:table-cell>
          <table:table-cell office:value-type="float" office:value="-11.1554107666016" calcext:value-type="float">
            <text:p>-11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-24.7822513580322" calcext:value-type="float">
            <text:p>-24,8</text:p>
          </table:table-cell>
          <table:table-cell office:value-type="float" office:value="-17.8028717041016" calcext:value-type="float">
            <text:p>-17,8</text:p>
          </table:table-cell>
          <table:table-cell office:value-type="float" office:value="-10.8234920501709" calcext:value-type="float">
            <text:p>-10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6" calcext:value-type="percentage">
            <text:p>86%</text:p>
          </table:table-cell>
          <table:table-cell office:value-type="float" office:value="-24.4401531219482" calcext:value-type="float">
            <text:p>-24,4</text:p>
          </table:table-cell>
          <table:table-cell office:value-type="float" office:value="-17.3946857452393" calcext:value-type="float">
            <text:p>-17,4</text:p>
          </table:table-cell>
          <table:table-cell office:value-type="float" office:value="-10.3492183685303" calcext:value-type="float">
            <text:p>-10,3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-24.0782642364502" calcext:value-type="float">
            <text:p>-24,1</text:p>
          </table:table-cell>
          <table:table-cell office:value-type="float" office:value="-16.9362735748291" calcext:value-type="float">
            <text:p>-16,9</text:p>
          </table:table-cell>
          <table:table-cell office:value-type="float" office:value="-9.79428291320801" calcext:value-type="float">
            <text:p>-9,8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-23.7208824157715" calcext:value-type="float">
            <text:p>-23,7</text:p>
          </table:table-cell>
          <table:table-cell office:value-type="float" office:value="-16.4506015777588" calcext:value-type="float">
            <text:p>-16,5</text:p>
          </table:table-cell>
          <table:table-cell office:value-type="float" office:value="-9.18032073974609" calcext:value-type="float">
            <text:p>-9,2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89" calcext:value-type="percentage">
            <text:p>89%</text:p>
          </table:table-cell>
          <table:table-cell office:value-type="float" office:value="-23.3476867675781" calcext:value-type="float">
            <text:p>-23,3</text:p>
          </table:table-cell>
          <table:table-cell office:value-type="float" office:value="-15.9589033126831" calcext:value-type="float">
            <text:p>-16,0</text:p>
          </table:table-cell>
          <table:table-cell office:value-type="float" office:value="-8.57011985778809" calcext:value-type="float">
            <text:p>-8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-22.9943675994873" calcext:value-type="float">
            <text:p>-23,0</text:p>
          </table:table-cell>
          <table:table-cell office:value-type="float" office:value="-15.4826412200928" calcext:value-type="float">
            <text:p>-15,5</text:p>
          </table:table-cell>
          <table:table-cell office:value-type="float" office:value="-7.9709153175354" calcext:value-type="float">
            <text:p>-8,0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-22.6389503479004" calcext:value-type="float">
            <text:p>-22,6</text:p>
          </table:table-cell>
          <table:table-cell office:value-type="float" office:value="-15.0250883102417" calcext:value-type="float">
            <text:p>-15,0</text:p>
          </table:table-cell>
          <table:table-cell office:value-type="float" office:value="-7.41122531890869" calcext:value-type="float">
            <text:p>-7,4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-22.310188293457" calcext:value-type="float">
            <text:p>-22,3</text:p>
          </table:table-cell>
          <table:table-cell office:value-type="float" office:value="-14.6135540008545" calcext:value-type="float">
            <text:p>-14,6</text:p>
          </table:table-cell>
          <table:table-cell office:value-type="float" office:value="-6.91691970825195" calcext:value-type="float">
            <text:p>-6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3" calcext:value-type="percentage">
            <text:p>93%</text:p>
          </table:table-cell>
          <table:table-cell office:value-type="float" office:value="-22.0231189727783" calcext:value-type="float">
            <text:p>-22,0</text:p>
          </table:table-cell>
          <table:table-cell office:value-type="float" office:value="-14.2498197555542" calcext:value-type="float">
            <text:p>-14,2</text:p>
          </table:table-cell>
          <table:table-cell office:value-type="float" office:value="-6.47652006149292" calcext:value-type="float">
            <text:p>-6,5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4" calcext:value-type="percentage">
            <text:p>94%</text:p>
          </table:table-cell>
          <table:table-cell office:value-type="float" office:value="-21.7495498657227" calcext:value-type="float">
            <text:p>-21,7</text:p>
          </table:table-cell>
          <table:table-cell office:value-type="float" office:value="-13.945273399353" calcext:value-type="float">
            <text:p>-13,9</text:p>
          </table:table-cell>
          <table:table-cell office:value-type="float" office:value="-6.14099740982056" calcext:value-type="float">
            <text:p>-6,1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5" calcext:value-type="percentage">
            <text:p>95%</text:p>
          </table:table-cell>
          <table:table-cell office:value-type="float" office:value="-21.4710083007812" calcext:value-type="float">
            <text:p>-21,5</text:p>
          </table:table-cell>
          <table:table-cell office:value-type="float" office:value="-13.6684970855713" calcext:value-type="float">
            <text:p>-13,7</text:p>
          </table:table-cell>
          <table:table-cell office:value-type="float" office:value="-5.86598491668701" calcext:value-type="float">
            <text:p>-5,9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-21.1301651000977" calcext:value-type="float">
            <text:p>-21,1</text:p>
          </table:table-cell>
          <table:table-cell office:value-type="float" office:value="-13.4188165664673" calcext:value-type="float">
            <text:p>-13,4</text:p>
          </table:table-cell>
          <table:table-cell office:value-type="float" office:value="-5.70746803283691" calcext:value-type="float">
            <text:p>-5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-20.6683387756348" calcext:value-type="float">
            <text:p>-20,7</text:p>
          </table:table-cell>
          <table:table-cell office:value-type="float" office:value="-13.1466302871704" calcext:value-type="float">
            <text:p>-13,1</text:p>
          </table:table-cell>
          <table:table-cell office:value-type="float" office:value="-5.62492275238037" calcext:value-type="float">
            <text:p>-5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-20.074182510376" calcext:value-type="float">
            <text:p>-20,1</text:p>
          </table:table-cell>
          <table:table-cell office:value-type="float" office:value="-12.8729019165039" calcext:value-type="float">
            <text:p>-12,9</text:p>
          </table:table-cell>
          <table:table-cell office:value-type="float" office:value="-5.67162179946899" calcext:value-type="float">
            <text:p>-5,7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-19.4088840484619" calcext:value-type="float">
            <text:p>-19,4</text:p>
          </table:table-cell>
          <table:table-cell office:value-type="float" office:value="-12.5104007720947" calcext:value-type="float">
            <text:p>-12,5</text:p>
          </table:table-cell>
          <table:table-cell office:value-type="float" office:value="-5.61191749572754" calcext:value-type="float">
            <text:p>-5,6</text:p>
          </table:table-cell>
        </table:table-row>
        <table:table-row table:style-name="ro1">
          <table:table-cell office:value-type="string" calcext:value-type="string">
            <text:p>Foot Int/External Rotatio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-18.7435493469238" calcext:value-type="float">
            <text:p>-18,7</text:p>
          </table:table-cell>
          <table:table-cell office:value-type="float" office:value="-12.0991020202637" calcext:value-type="float">
            <text:p>-12,1</text:p>
          </table:table-cell>
          <table:table-cell office:value-type="float" office:value="-5.45465421676636" calcext:value-type="float">
            <text:p>-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€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text>'%'</number:text>
    </number:number-style>
    <number:number-style style:name="N125">
      <number:number number:decimal-places="0" loext:min-decimal-places="0" number:min-integer-digits="1"/>
      <number:text>'%'</number:text>
    </number:number-style>
    <number:number-style style:name="N126">
      <number:number number:decimal-places="0" loext:min-decimal-places="0" number:min-integer-digits="1"/>
      <number:text>%</number:text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12:06.713172490</meta:creation-date>
    <dc:date>2018-05-22T10:38:28.281107562</dc:date>
    <meta:editing-duration>PT16M9S</meta:editing-duration>
    <meta:editing-cycles>1</meta:editing-cycles>
    <meta:document-statistic meta:table-count="1" meta:cell-count="70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2:Sheet1.B102" svg:x="0.32cm" svg:y="0.18cm" svg:width="12.508cm" svg:height="8.64cm">
          <chartooo:coordinate-region svg:x="1.259cm" svg:y="0.301cm" svg:width="11.243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